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Example_20_Header">
      <style:text-properties officeooo:paragraph-rsid="0ce95318"/>
    </style:style>
    <style:style style:name="P173" style:family="paragraph" style:parent-style-name="Example_20_Header">
      <style:text-properties fo:font-style="italic" style:font-style-asian="italic" style:font-style-complex="italic"/>
    </style:style>
    <style:style style:name="P174" style:family="paragraph" style:parent-style-name="Example_20_Header">
      <style:text-properties fo:font-style="italic" officeooo:paragraph-rsid="22e0370d" style:font-style-asian="italic" style:font-style-complex="italic"/>
    </style:style>
    <style:style style:name="P175" style:family="paragraph" style:parent-style-name="Text_20_Body_20_Full_20_Page">
      <style:text-properties officeooo:paragraph-rsid="17205437"/>
    </style:style>
    <style:style style:name="P176" style:family="paragraph" style:parent-style-name="Table_20_Contents">
      <style:text-properties fo:font-style="normal" officeooo:rsid="24596855" officeooo:paragraph-rsid="24596855" style:font-style-asian="normal" style:font-style-complex="normal"/>
    </style:style>
    <style:style style:name="P177" style:family="paragraph" style:parent-style-name="Table_20_Contents">
      <style:text-properties fo:font-style="normal" officeooo:rsid="24596855" officeooo:paragraph-rsid="25307186" style:font-style-asian="normal" style:font-style-complex="normal"/>
    </style:style>
    <style:style style:name="P178"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9" style:family="paragraph" style:parent-style-name="Table_20_Contents">
      <style:text-properties fo:font-style="normal" officeooo:rsid="1ff80449" officeooo:paragraph-rsid="1ffa3fc7" style:font-style-asian="normal" style:font-style-complex="normal"/>
    </style:style>
    <style:style style:name="P180" style:family="paragraph" style:parent-style-name="Table_20_Contents">
      <style:text-properties fo:font-style="normal" officeooo:rsid="24580707" officeooo:paragraph-rsid="24580707" style:font-style-asian="normal" style:font-style-complex="normal"/>
    </style:style>
    <style:style style:name="P181"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82" style:family="paragraph" style:parent-style-name="Table_20_Contents">
      <style:text-properties fo:font-style="normal" officeooo:rsid="254595b0" officeooo:paragraph-rsid="254595b0" style:font-style-asian="normal" style:font-style-complex="normal"/>
    </style:style>
    <style:style style:name="P183"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4" style:family="paragraph" style:parent-style-name="Table_20_Contents">
      <style:text-properties fo:font-style="normal" officeooo:rsid="2548e0e4" officeooo:paragraph-rsid="2548e0e4" style:font-style-asian="normal" style:font-style-complex="normal"/>
    </style:style>
    <style:style style:name="P185" style:family="paragraph" style:parent-style-name="Table_20_Contents">
      <style:text-properties fo:font-style="normal" officeooo:rsid="254f25e9" officeooo:paragraph-rsid="254f25e9" style:font-style-asian="normal" style:font-style-complex="normal"/>
    </style:style>
    <style:style style:name="P186" style:family="paragraph" style:parent-style-name="Table_20_Contents">
      <style:text-properties fo:font-style="normal" officeooo:rsid="2553481e" officeooo:paragraph-rsid="2553481e" style:font-style-asian="normal" style:font-style-complex="normal"/>
    </style:style>
    <style:style style:name="P187"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8" style:family="paragraph" style:parent-style-name="Table_20_Contents">
      <style:text-properties fo:font-weight="normal" style:font-weight-asian="normal" style:font-weight-complex="normal"/>
    </style:style>
    <style:style style:name="P189"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90" style:family="paragraph" style:parent-style-name="Table_20_Contents">
      <style:text-properties fo:font-weight="normal" officeooo:rsid="254755a5" officeooo:paragraph-rsid="254755a5" style:font-weight-asian="normal" style:font-weight-complex="normal"/>
    </style:style>
    <style:style style:name="P191" style:family="paragraph" style:parent-style-name="Table_20_Contents">
      <style:text-properties fo:font-weight="normal" officeooo:rsid="254ef978" officeooo:paragraph-rsid="254ef978" style:font-weight-asian="normal" style:font-weight-complex="normal"/>
    </style:style>
    <style:style style:name="P192"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93" style:family="paragraph" style:parent-style-name="Table_20_Contents">
      <style:text-properties fo:font-weight="normal" officeooo:rsid="254f8fe8" officeooo:paragraph-rsid="254f8fe8" style:font-weight-asian="normal" style:font-weight-complex="normal"/>
    </style:style>
    <style:style style:name="P194"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5" style:family="paragraph" style:parent-style-name="Table_20_Contents">
      <style:text-properties fo:font-weight="normal" officeooo:rsid="2550cbf2" officeooo:paragraph-rsid="2550cbf2" style:font-weight-asian="normal" style:font-weight-complex="normal"/>
    </style:style>
    <style:style style:name="P196"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7" style:family="paragraph" style:parent-style-name="Table_20_Contents">
      <style:text-properties fo:font-weight="normal" officeooo:rsid="2551b634" officeooo:paragraph-rsid="2551b634" style:font-weight-asian="normal" style:font-weight-complex="normal"/>
    </style:style>
    <style:style style:name="P198"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9" style:family="paragraph" style:parent-style-name="Table_20_Contents">
      <style:paragraph-properties fo:text-align="center" style:justify-single-word="false"/>
      <style:text-properties fo:language="en" fo:country="US" officeooo:rsid="20207a9f" officeooo:paragraph-rsid="20207a9f"/>
    </style:style>
    <style:style style:name="P200" style:family="paragraph" style:parent-style-name="Table_20_Contents">
      <style:paragraph-properties fo:text-align="center" style:justify-single-word="false"/>
      <style:text-properties fo:language="en" fo:country="US" officeooo:rsid="201faea2" officeooo:paragraph-rsid="201faea2"/>
    </style:style>
    <style:style style:name="P201" style:family="paragraph" style:parent-style-name="Table_20_Contents">
      <style:paragraph-properties fo:text-align="center" style:justify-single-word="false"/>
      <style:text-properties fo:language="en" fo:country="US" officeooo:rsid="2026f42c" officeooo:paragraph-rsid="2026f42c"/>
    </style:style>
    <style:style style:name="P202" style:family="paragraph" style:parent-style-name="Table_20_Contents">
      <style:paragraph-properties fo:text-align="center" style:justify-single-word="false"/>
      <style:text-properties fo:language="en" fo:country="US" officeooo:rsid="201ff5b0" officeooo:paragraph-rsid="201ff5b0"/>
    </style:style>
    <style:style style:name="P203" style:family="paragraph" style:parent-style-name="Table_20_Contents">
      <style:paragraph-properties fo:text-align="center" style:justify-single-word="false"/>
      <style:text-properties fo:language="en" fo:country="US" officeooo:rsid="201be08f" officeooo:paragraph-rsid="201be08f"/>
    </style:style>
    <style:style style:name="P204" style:family="paragraph" style:parent-style-name="Table_20_Contents">
      <style:paragraph-properties fo:text-align="center" style:justify-single-word="false"/>
      <style:text-properties fo:language="en" fo:country="US" officeooo:rsid="201a2cb0" officeooo:paragraph-rsid="201a2cb0"/>
    </style:style>
    <style:style style:name="P205" style:family="paragraph" style:parent-style-name="Table_20_Contents">
      <style:paragraph-properties fo:text-align="center" style:justify-single-word="false"/>
      <style:text-properties fo:language="en" fo:country="US" officeooo:rsid="201d1026" officeooo:paragraph-rsid="201d1026"/>
    </style:style>
    <style:style style:name="P206" style:family="paragraph" style:parent-style-name="Table_20_Contents">
      <style:paragraph-properties fo:text-align="center" style:justify-single-word="false"/>
      <style:text-properties fo:language="en" fo:country="US" officeooo:rsid="2019174a" officeooo:paragraph-rsid="2019174a"/>
    </style:style>
    <style:style style:name="P207" style:family="paragraph" style:parent-style-name="Table_20_Contents">
      <style:paragraph-properties fo:text-align="center" style:justify-single-word="false"/>
      <style:text-properties fo:language="en" fo:country="US" officeooo:rsid="20242577" officeooo:paragraph-rsid="20242577"/>
    </style:style>
    <style:style style:name="P208" style:family="paragraph" style:parent-style-name="Table_20_Contents">
      <style:paragraph-properties fo:text-align="center" style:justify-single-word="false"/>
      <style:text-properties fo:language="en" fo:country="US" officeooo:rsid="20249fc0" officeooo:paragraph-rsid="20249fc0"/>
    </style:style>
    <style:style style:name="P209" style:family="paragraph" style:parent-style-name="Table_20_Contents">
      <style:paragraph-properties fo:text-align="center" style:justify-single-word="false"/>
    </style:style>
    <style:style style:name="P210" style:family="paragraph" style:parent-style-name="Table_20_Contents">
      <style:paragraph-properties fo:text-align="center" style:justify-single-word="false"/>
      <style:text-properties officeooo:rsid="200644d6" officeooo:paragraph-rsid="200644d6"/>
    </style:style>
    <style:style style:name="P211" style:family="paragraph" style:parent-style-name="Table_20_Contents">
      <style:paragraph-properties fo:text-align="center" style:justify-single-word="false"/>
      <style:text-properties officeooo:rsid="2006169d" officeooo:paragraph-rsid="2006169d"/>
    </style:style>
    <style:style style:name="P212" style:family="paragraph" style:parent-style-name="Table_20_Contents">
      <style:paragraph-properties fo:text-align="center" style:justify-single-word="false"/>
      <style:text-properties officeooo:rsid="200e0280" officeooo:paragraph-rsid="200e0280"/>
    </style:style>
    <style:style style:name="P213" style:family="paragraph" style:parent-style-name="Table_20_Contents">
      <style:paragraph-properties fo:text-align="center" style:justify-single-word="false"/>
      <style:text-properties officeooo:rsid="1ffb9ff7" officeooo:paragraph-rsid="1ffb9ff7"/>
    </style:style>
    <style:style style:name="P214" style:family="paragraph" style:parent-style-name="Table_20_Contents">
      <style:paragraph-properties fo:text-align="center" style:justify-single-word="false"/>
      <style:text-properties officeooo:rsid="2002d8d3" officeooo:paragraph-rsid="2002d8d3"/>
    </style:style>
    <style:style style:name="P215" style:family="paragraph" style:parent-style-name="Table_20_Contents">
      <style:paragraph-properties fo:text-align="center" style:justify-single-word="false"/>
      <style:text-properties officeooo:rsid="1ffce479" officeooo:paragraph-rsid="1ffce479"/>
    </style:style>
    <style:style style:name="P216" style:family="paragraph" style:parent-style-name="Table_20_Contents">
      <style:paragraph-properties fo:text-align="center" style:justify-single-word="false"/>
      <style:text-properties officeooo:rsid="20004e49" officeooo:paragraph-rsid="20004e49"/>
    </style:style>
    <style:style style:name="P217" style:family="paragraph" style:parent-style-name="Table_20_Contents">
      <style:paragraph-properties fo:text-align="center" style:justify-single-word="false"/>
      <style:text-properties officeooo:rsid="2004a8e4" officeooo:paragraph-rsid="2004a8e4"/>
    </style:style>
    <style:style style:name="P218" style:family="paragraph" style:parent-style-name="Table_20_Contents">
      <style:paragraph-properties fo:text-align="center" style:justify-single-word="false"/>
      <style:text-properties officeooo:rsid="1ffa3fc7" officeooo:paragraph-rsid="1ffa3fc7"/>
    </style:style>
    <style:style style:name="P219" style:family="paragraph" style:parent-style-name="Table_20_Contents">
      <style:paragraph-properties fo:text-align="center" style:justify-single-word="false"/>
      <style:text-properties officeooo:rsid="200a9156" officeooo:paragraph-rsid="200a9156"/>
    </style:style>
    <style:style style:name="P220" style:family="paragraph" style:parent-style-name="Table_20_Contents">
      <style:paragraph-properties fo:text-align="center" style:justify-single-word="false"/>
      <style:text-properties officeooo:rsid="1ffbbadf" officeooo:paragraph-rsid="1ffbbadf"/>
    </style:style>
    <style:style style:name="P221" style:family="paragraph" style:parent-style-name="Table_20_Contents">
      <style:paragraph-properties fo:text-align="center" style:justify-single-word="false"/>
      <style:text-properties officeooo:rsid="2008c822" officeooo:paragraph-rsid="2008c822"/>
    </style:style>
    <style:style style:name="P222" style:family="paragraph" style:parent-style-name="Table_20_Contents">
      <style:paragraph-properties fo:text-align="center" style:justify-single-word="false"/>
      <style:text-properties officeooo:rsid="2003ce8f" officeooo:paragraph-rsid="2003ce8f"/>
    </style:style>
    <style:style style:name="P223" style:family="paragraph" style:parent-style-name="Table_20_Contents">
      <style:paragraph-properties fo:text-align="center" style:justify-single-word="false"/>
      <style:text-properties officeooo:rsid="1ffda665" officeooo:paragraph-rsid="1ffda665"/>
    </style:style>
    <style:style style:name="P224" style:family="paragraph" style:parent-style-name="Table_20_Contents">
      <style:paragraph-properties fo:text-align="center" style:justify-single-word="false"/>
      <style:text-properties officeooo:rsid="2007af55" officeooo:paragraph-rsid="2007af55"/>
    </style:style>
    <style:style style:name="P225" style:family="paragraph" style:parent-style-name="Table_20_Contents">
      <style:paragraph-properties fo:text-align="center" style:justify-single-word="false"/>
      <style:text-properties officeooo:rsid="200c7bd7" officeooo:paragraph-rsid="200c7bd7"/>
    </style:style>
    <style:style style:name="P226" style:family="paragraph" style:parent-style-name="Table_20_Contents">
      <style:paragraph-properties fo:text-align="center" style:justify-single-word="false"/>
      <style:text-properties officeooo:rsid="200f5d25" officeooo:paragraph-rsid="200f5d25"/>
    </style:style>
    <style:style style:name="P227" style:family="paragraph" style:parent-style-name="Table_20_Contents">
      <style:paragraph-properties fo:text-align="center" style:justify-single-word="false"/>
      <style:text-properties officeooo:rsid="20027fda" officeooo:paragraph-rsid="20027fda"/>
    </style:style>
    <style:style style:name="P228" style:family="paragraph" style:parent-style-name="Table_20_Contents">
      <style:paragraph-properties fo:text-align="center" style:justify-single-word="false"/>
      <style:text-properties officeooo:rsid="1fff41cd" officeooo:paragraph-rsid="1fff41cd"/>
    </style:style>
    <style:style style:name="P229" style:family="paragraph" style:parent-style-name="Table_20_Contents">
      <style:paragraph-properties fo:text-align="center" style:justify-single-word="false"/>
      <style:text-properties officeooo:rsid="2531cc25" officeooo:paragraph-rsid="2531cc25"/>
    </style:style>
    <style:style style:name="P230" style:family="paragraph" style:parent-style-name="Table_20_Contents">
      <style:paragraph-properties fo:text-align="center" style:justify-single-word="false"/>
      <style:text-properties officeooo:rsid="253282c8" officeooo:paragraph-rsid="253282c8"/>
    </style:style>
    <style:style style:name="P231" style:family="paragraph" style:parent-style-name="Table_20_Contents">
      <style:paragraph-properties fo:text-align="center" style:justify-single-word="false"/>
      <style:text-properties officeooo:rsid="2532e3cf" officeooo:paragraph-rsid="2532e3cf"/>
    </style:style>
    <style:style style:name="P232" style:family="paragraph" style:parent-style-name="Table_20_Contents">
      <style:paragraph-properties fo:text-align="center" style:justify-single-word="false"/>
      <style:text-properties officeooo:rsid="253467f0" officeooo:paragraph-rsid="253467f0"/>
    </style:style>
    <style:style style:name="P233" style:family="paragraph" style:parent-style-name="Table_20_Contents">
      <style:paragraph-properties fo:text-align="center" style:justify-single-word="false"/>
      <style:text-properties officeooo:rsid="25363e2d" officeooo:paragraph-rsid="25363e2d"/>
    </style:style>
    <style:style style:name="P234" style:family="paragraph" style:parent-style-name="Table_20_Contents">
      <style:paragraph-properties fo:text-align="center" style:justify-single-word="false"/>
      <style:text-properties officeooo:rsid="2538f9a2" officeooo:paragraph-rsid="2538f9a2"/>
    </style:style>
    <style:style style:name="P235" style:family="paragraph" style:parent-style-name="Table_20_Contents">
      <style:paragraph-properties fo:text-align="center" style:justify-single-word="false"/>
      <style:text-properties officeooo:rsid="254755a5" officeooo:paragraph-rsid="254755a5"/>
    </style:style>
    <style:style style:name="P236" style:family="paragraph" style:parent-style-name="Table_20_Contents">
      <style:paragraph-properties fo:text-align="center" style:justify-single-word="false"/>
      <style:text-properties fo:language="cs" fo:country="CZ" officeooo:rsid="254755a5" officeooo:paragraph-rsid="254755a5"/>
    </style:style>
    <style:style style:name="P237" style:family="paragraph" style:parent-style-name="Table_20_Contents">
      <style:text-properties officeooo:rsid="2548e0e4" officeooo:paragraph-rsid="2548e0e4"/>
    </style:style>
    <style:style style:name="P238" style:family="paragraph" style:parent-style-name="Table_20_Contents">
      <style:paragraph-properties fo:text-align="center" style:justify-single-word="false"/>
      <style:text-properties officeooo:rsid="2548e0e4" officeooo:paragraph-rsid="2548e0e4"/>
    </style:style>
    <style:style style:name="P239" style:family="paragraph" style:parent-style-name="Table_20_Contents">
      <style:text-properties officeooo:rsid="254ad7b5" officeooo:paragraph-rsid="254ad7b5"/>
    </style:style>
    <style:style style:name="P240" style:family="paragraph" style:parent-style-name="Table_20_Contents">
      <style:paragraph-properties fo:text-align="center" style:justify-single-word="false"/>
      <style:text-properties officeooo:rsid="254ad7b5" officeooo:paragraph-rsid="254ad7b5"/>
    </style:style>
    <style:style style:name="P241" style:family="paragraph" style:parent-style-name="Table_20_Contents">
      <style:text-properties officeooo:rsid="254beaf1" officeooo:paragraph-rsid="254beaf1"/>
    </style:style>
    <style:style style:name="P242" style:family="paragraph" style:parent-style-name="Table_20_Contents">
      <style:paragraph-properties fo:text-align="center" style:justify-single-word="false"/>
      <style:text-properties officeooo:rsid="254beaf1" officeooo:paragraph-rsid="254beaf1"/>
    </style:style>
    <style:style style:name="P243" style:family="paragraph" style:parent-style-name="Table_20_Contents">
      <style:text-properties officeooo:rsid="254ddab3" officeooo:paragraph-rsid="254ddab3"/>
    </style:style>
    <style:style style:name="P244" style:family="paragraph" style:parent-style-name="Table_20_Contents">
      <style:paragraph-properties fo:text-align="center" style:justify-single-word="false"/>
      <style:text-properties officeooo:rsid="254ddab3" officeooo:paragraph-rsid="254ddab3"/>
    </style:style>
    <style:style style:name="P245" style:family="paragraph" style:parent-style-name="Table_20_Contents">
      <style:paragraph-properties fo:text-align="center" style:justify-single-word="false"/>
      <style:text-properties officeooo:rsid="254f25e9" officeooo:paragraph-rsid="254f25e9"/>
    </style:style>
    <style:style style:name="P246" style:family="paragraph" style:parent-style-name="Table_20_Contents">
      <style:paragraph-properties fo:text-align="center" style:justify-single-word="false"/>
      <style:text-properties officeooo:rsid="2553481e" officeooo:paragraph-rsid="2553481e"/>
    </style:style>
    <style:style style:name="P247" style:family="paragraph" style:parent-style-name="Table_20_Contents">
      <style:text-properties fo:font-style="italic" fo:font-weight="normal" style:font-style-asian="italic" style:font-weight-asian="normal" style:font-style-complex="italic" style:font-weight-complex="normal"/>
    </style:style>
    <style:style style:name="P248"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51"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52" style:family="paragraph" style:parent-style-name="Standard">
      <style:paragraph-properties fo:text-align="center" style:justify-single-word="false"/>
      <style:text-properties style:font-name="Georgia3" officeooo:rsid="057aae1d" officeooo:paragraph-rsid="057aae1d"/>
    </style:style>
    <style:style style:name="P253"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54" style:family="paragraph" style:parent-style-name="Text_20_body">
      <style:paragraph-properties fo:margin-left="1.251cm" fo:margin-right="0cm" fo:text-indent="0cm" style:auto-text-indent="false"/>
      <style:text-properties officeooo:rsid="189c7ad6" officeooo:paragraph-rsid="226129cb"/>
    </style:style>
    <style:style style:name="P255"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6"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7" style:family="paragraph" style:parent-style-name="Text_20_body">
      <style:paragraph-properties fo:margin-left="0cm" fo:margin-right="0cm" fo:text-indent="0cm" style:auto-text-indent="false"/>
      <style:text-properties officeooo:rsid="160397eb" officeooo:paragraph-rsid="22a55d57"/>
    </style:style>
    <style:style style:name="P258" style:family="paragraph" style:parent-style-name="Contents_20_1">
      <style:paragraph-properties>
        <style:tab-stops>
          <style:tab-stop style:position="14.801cm" style:type="right" style:leader-style="dotted" style:leader-text="."/>
        </style:tab-stops>
      </style:paragraph-properties>
    </style:style>
    <style:style style:name="P259" style:family="paragraph" style:parent-style-name="Contents_20_2">
      <style:paragraph-properties>
        <style:tab-stops>
          <style:tab-stop style:position="14.801cm" style:type="right" style:leader-style="dotted" style:leader-text="."/>
        </style:tab-stops>
      </style:paragraph-properties>
    </style:style>
    <style:style style:name="P260"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61" style:family="paragraph" style:parent-style-name="Text_20_body" style:list-style-name="L1">
      <style:text-properties officeooo:rsid="25d0c8bf" officeooo:paragraph-rsid="25d0c8bf"/>
    </style:style>
    <style:style style:name="P262" style:family="paragraph" style:parent-style-name="Text_20_body" style:list-style-name="L2">
      <style:text-properties officeooo:rsid="25865f94" officeooo:paragraph-rsid="25865f94"/>
    </style:style>
    <style:style style:name="P263" style:family="paragraph" style:parent-style-name="Text_20_body" style:list-style-name="L2">
      <style:text-properties officeooo:rsid="25865f94" officeooo:paragraph-rsid="2588ac46"/>
    </style:style>
    <style:style style:name="P264" style:family="paragraph" style:parent-style-name="Text_20_body" style:list-style-name="L2">
      <style:text-properties officeooo:rsid="2590097d" officeooo:paragraph-rsid="2592f7f5"/>
    </style:style>
    <style:style style:name="P265" style:family="paragraph" style:parent-style-name="Text_20_body" style:list-style-name="L2">
      <style:text-properties officeooo:rsid="258814b5" officeooo:paragraph-rsid="258814b5"/>
    </style:style>
    <style:style style:name="P266" style:family="paragraph" style:parent-style-name="Text_20_body" style:list-style-name="L2">
      <style:text-properties officeooo:rsid="257d445a" officeooo:paragraph-rsid="257d445a"/>
    </style:style>
    <style:style style:name="P267" style:family="paragraph" style:parent-style-name="Text_20_body" style:list-style-name="L2">
      <style:text-properties officeooo:rsid="25839afd" officeooo:paragraph-rsid="25839afd"/>
    </style:style>
    <style:style style:name="P268" style:family="paragraph" style:parent-style-name="Text_20_body" style:list-style-name="L3">
      <style:text-properties officeooo:rsid="256f641d" officeooo:paragraph-rsid="256f641d"/>
    </style:style>
    <style:style style:name="P269" style:family="paragraph" style:parent-style-name="Text_20_body" style:list-style-name="L3">
      <style:text-properties officeooo:rsid="2563c458" officeooo:paragraph-rsid="2563c458"/>
    </style:style>
    <style:style style:name="P270" style:family="paragraph" style:parent-style-name="Text_20_body" style:list-style-name="L3">
      <style:text-properties officeooo:rsid="2568c76b" officeooo:paragraph-rsid="2568c76b"/>
    </style:style>
    <style:style style:name="P271" style:family="paragraph" style:parent-style-name="Text_20_body" style:list-style-name="L3">
      <style:text-properties officeooo:rsid="2569f6f2" officeooo:paragraph-rsid="2569f6f2"/>
    </style:style>
    <style:style style:name="P272" style:family="paragraph" style:parent-style-name="Text_20_body" style:list-style-name="L3">
      <style:text-properties officeooo:rsid="256a4421" officeooo:paragraph-rsid="256a4421"/>
    </style:style>
    <style:style style:name="P273" style:family="paragraph" style:parent-style-name="Text_20_body" style:list-style-name="L4">
      <style:text-properties officeooo:rsid="14585935" officeooo:paragraph-rsid="17205437"/>
    </style:style>
    <style:style style:name="P274" style:family="paragraph" style:parent-style-name="Text_20_body" style:list-style-name="L5">
      <style:text-properties officeooo:rsid="14585935" officeooo:paragraph-rsid="259ebf17"/>
    </style:style>
    <style:style style:name="P275" style:family="paragraph" style:parent-style-name="Text_20_body" style:list-style-name="L5">
      <style:text-properties officeooo:rsid="1455f337" officeooo:paragraph-rsid="17205437"/>
    </style:style>
    <style:style style:name="P276" style:family="paragraph" style:parent-style-name="Text_20_body" style:list-style-name="L5">
      <style:text-properties officeooo:rsid="145c504d" officeooo:paragraph-rsid="17205437"/>
    </style:style>
    <style:style style:name="P277" style:family="paragraph" style:parent-style-name="Text_20_body" style:list-style-name="L5">
      <style:text-properties officeooo:rsid="14d526cd" officeooo:paragraph-rsid="1e5d0c9f"/>
    </style:style>
    <style:style style:name="P278" style:family="paragraph" style:parent-style-name="Text_20_body" style:list-style-name="L5">
      <style:text-properties officeooo:rsid="145722f9" officeooo:paragraph-rsid="17205437"/>
    </style:style>
    <style:style style:name="P279" style:family="paragraph" style:parent-style-name="Text_20_body" style:list-style-name="L5">
      <style:text-properties officeooo:rsid="14d3e335" officeooo:paragraph-rsid="17205437"/>
    </style:style>
    <style:style style:name="P280" style:family="paragraph" style:parent-style-name="Text_20_body" style:list-style-name="L5">
      <style:text-properties officeooo:rsid="14641de2" officeooo:paragraph-rsid="17205437"/>
    </style:style>
    <style:style style:name="P281" style:family="paragraph" style:parent-style-name="Text_20_body" style:list-style-name="L6">
      <style:text-properties officeooo:rsid="25b23a01" officeooo:paragraph-rsid="25b23a01"/>
    </style:style>
    <style:style style:name="P282" style:family="paragraph" style:parent-style-name="Text_20_body" style:list-style-name="L7">
      <style:text-properties officeooo:rsid="21499c1b" officeooo:paragraph-rsid="218a0d09"/>
    </style:style>
    <style:style style:name="P283" style:family="paragraph" style:parent-style-name="Text_20_body" style:list-style-name="L8">
      <style:text-properties officeooo:rsid="218de9e7" officeooo:paragraph-rsid="218de9e7"/>
    </style:style>
    <style:style style:name="P284" style:family="paragraph" style:parent-style-name="Text_20_body" style:list-style-name="L9">
      <style:text-properties officeooo:rsid="1e650113" officeooo:paragraph-rsid="1e650113"/>
    </style:style>
    <style:style style:name="P285" style:family="paragraph" style:parent-style-name="Text_20_body" style:list-style-name="L9">
      <style:text-properties officeooo:rsid="25b78c76" officeooo:paragraph-rsid="25bd75a1"/>
    </style:style>
    <style:style style:name="P286" style:family="paragraph" style:parent-style-name="Text_20_body" style:list-style-name="L9">
      <style:text-properties officeooo:rsid="25b8e817" officeooo:paragraph-rsid="25b8e817"/>
    </style:style>
    <style:style style:name="P287" style:family="paragraph" style:parent-style-name="Text_20_body" style:list-style-name="L9">
      <style:text-properties officeooo:rsid="25bbdb0e" officeooo:paragraph-rsid="25bd75a1"/>
    </style:style>
    <style:style style:name="P288" style:family="paragraph" style:parent-style-name="Text_20_body" style:list-style-name="L9">
      <style:text-properties officeooo:rsid="25ba81c7" officeooo:paragraph-rsid="25ba81c7"/>
    </style:style>
    <style:style style:name="P289" style:family="paragraph" style:parent-style-name="Text_20_body" style:list-style-name="L10">
      <style:text-properties officeooo:rsid="1ac3a729" officeooo:paragraph-rsid="1eb1ccb8"/>
    </style:style>
    <style:style style:name="P290" style:family="paragraph" style:parent-style-name="Text_20_body" style:list-style-name="L10">
      <style:text-properties officeooo:rsid="1ac3a729" officeooo:paragraph-rsid="1eae0bfd"/>
    </style:style>
    <style:style style:name="P291" style:family="paragraph" style:parent-style-name="Text_20_body" style:list-style-name="L10">
      <style:text-properties officeooo:rsid="1eaf2fd7" officeooo:paragraph-rsid="1eaf2fd7"/>
    </style:style>
    <style:style style:name="P292" style:family="paragraph" style:parent-style-name="Text_20_body" style:list-style-name="L10">
      <style:text-properties officeooo:rsid="214bec0f" officeooo:paragraph-rsid="214bec0f"/>
    </style:style>
    <style:style style:name="P293" style:family="paragraph" style:parent-style-name="Text_20_body" style:list-style-name="L10">
      <style:text-properties fo:language="cs" fo:country="CZ" officeooo:rsid="215f927b" officeooo:paragraph-rsid="215f927b"/>
    </style:style>
    <style:style style:name="P294" style:family="paragraph" style:parent-style-name="Text_20_body" style:list-style-name="L10">
      <style:text-properties fo:language="cs" fo:country="CZ" officeooo:rsid="214bec0f" officeooo:paragraph-rsid="214bec0f"/>
    </style:style>
    <style:style style:name="P295" style:family="paragraph" style:parent-style-name="Text_20_body" style:list-style-name="L57">
      <style:text-properties fo:language="cs" fo:country="CZ" fo:font-style="normal" officeooo:rsid="174f078d" officeooo:paragraph-rsid="1f3a304a" style:font-style-asian="normal" style:font-style-complex="normal"/>
    </style:style>
    <style:style style:name="P296" style:family="paragraph" style:parent-style-name="Text_20_body" style:list-style-name="L63">
      <style:text-properties fo:language="cs" fo:country="CZ" fo:font-style="normal" officeooo:rsid="151696fd" officeooo:paragraph-rsid="1f482e4a" style:font-style-asian="normal" style:font-style-complex="normal"/>
    </style:style>
    <style:style style:name="P297" style:family="paragraph" style:parent-style-name="Text_20_body" style:list-style-name="L64">
      <style:text-properties fo:language="cs" fo:country="CZ" fo:font-style="normal" officeooo:rsid="17e650e7" officeooo:paragraph-rsid="1f482e4a" style:font-style-asian="normal" style:font-style-complex="normal"/>
    </style:style>
    <style:style style:name="P298"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299"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00"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01"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02" style:family="paragraph" style:parent-style-name="Text_20_body" style:list-style-name="L65">
      <style:text-properties fo:language="cs" fo:country="CZ" officeooo:rsid="19498945" officeooo:paragraph-rsid="236d9f31"/>
    </style:style>
    <style:style style:name="P303" style:family="paragraph" style:parent-style-name="Text_20_body" style:list-style-name="L11">
      <style:text-properties officeooo:rsid="21ccc7c3" officeooo:paragraph-rsid="216180ca"/>
    </style:style>
    <style:style style:name="P304" style:family="paragraph" style:parent-style-name="Text_20_body" style:list-style-name="L11">
      <style:text-properties officeooo:rsid="21ccc7c3" officeooo:paragraph-rsid="220cf1ba"/>
    </style:style>
    <style:style style:name="P305" style:family="paragraph" style:parent-style-name="Text_20_body" style:list-style-name="L12">
      <style:text-properties officeooo:paragraph-rsid="21ccc7c3"/>
    </style:style>
    <style:style style:name="P306" style:family="paragraph" style:parent-style-name="Text_20_body" style:list-style-name="L13">
      <style:text-properties fo:font-style="normal" officeooo:rsid="15c3be93" officeooo:paragraph-rsid="19dd4a30" style:font-style-asian="normal" style:font-style-complex="normal"/>
    </style:style>
    <style:style style:name="P307" style:family="paragraph" style:parent-style-name="Text_20_body" style:list-style-name="L13">
      <style:text-properties fo:font-style="normal" officeooo:rsid="15c64218" officeooo:paragraph-rsid="19dd4a30" style:font-style-asian="normal" style:font-style-complex="normal"/>
    </style:style>
    <style:style style:name="P308" style:family="paragraph" style:parent-style-name="Text_20_body" style:list-style-name="L13">
      <style:text-properties fo:font-style="normal" officeooo:rsid="2473116f" officeooo:paragraph-rsid="2473116f" style:font-style-asian="normal" style:font-style-complex="normal"/>
    </style:style>
    <style:style style:name="P309" style:family="paragraph" style:parent-style-name="Text_20_body" style:list-style-name="L13">
      <style:text-properties fo:font-style="normal" officeooo:rsid="2213b7d1" officeooo:paragraph-rsid="2213b7d1" style:font-style-asian="normal" style:font-style-complex="normal"/>
    </style:style>
    <style:style style:name="P310" style:family="paragraph" style:parent-style-name="Text_20_body" style:list-style-name="L14">
      <style:text-properties fo:font-style="normal" officeooo:rsid="25cc2abb" officeooo:paragraph-rsid="25cc2abb" style:font-style-asian="normal" style:font-style-complex="normal"/>
    </style:style>
    <style:style style:name="P311" style:family="paragraph" style:parent-style-name="Text_20_body" style:list-style-name="L14">
      <style:text-properties fo:font-style="normal" officeooo:rsid="198998f7" officeooo:paragraph-rsid="25cc2abb" style:font-style-asian="normal" style:font-style-complex="normal"/>
    </style:style>
    <style:style style:name="P312" style:family="paragraph" style:parent-style-name="Text_20_body" style:list-style-name="L14">
      <style:text-properties fo:font-style="normal" officeooo:rsid="19856c73" officeooo:paragraph-rsid="19d69cdb" style:font-style-asian="normal" style:font-style-complex="normal"/>
    </style:style>
    <style:style style:name="P313" style:family="paragraph" style:parent-style-name="Text_20_body" style:list-style-name="L14">
      <style:text-properties fo:font-style="normal" officeooo:rsid="19856c73" officeooo:paragraph-rsid="2390bdfe" style:font-style-asian="normal" style:font-style-complex="normal"/>
    </style:style>
    <style:style style:name="P314" style:family="paragraph" style:parent-style-name="Text_20_body" style:list-style-name="L15">
      <style:text-properties fo:font-style="normal" officeooo:rsid="19870822" officeooo:paragraph-rsid="19870822" style:font-style-asian="normal" style:font-style-complex="normal"/>
    </style:style>
    <style:style style:name="P315" style:family="paragraph" style:parent-style-name="Text_20_body" style:list-style-name="L15">
      <style:text-properties fo:font-style="normal" officeooo:rsid="19910f6e" officeooo:paragraph-rsid="22c00e24" style:font-style-asian="normal" style:font-style-complex="normal"/>
    </style:style>
    <style:style style:name="P316" style:family="paragraph" style:parent-style-name="Text_20_body" style:list-style-name="L15">
      <style:text-properties fo:font-style="normal" officeooo:rsid="19910f6e" officeooo:paragraph-rsid="19d5448a" style:font-style-asian="normal" style:font-style-complex="normal"/>
    </style:style>
    <style:style style:name="P317" style:family="paragraph" style:parent-style-name="Text_20_body" style:list-style-name="L20">
      <style:text-properties fo:font-style="normal" officeooo:rsid="1b903f5a" officeooo:paragraph-rsid="1bb576b5" style:font-style-asian="normal" style:font-style-complex="normal"/>
    </style:style>
    <style:style style:name="P318" style:family="paragraph" style:parent-style-name="Text_20_body" style:list-style-name="L23">
      <style:text-properties fo:font-style="normal" officeooo:rsid="18bc925c" officeooo:paragraph-rsid="1cba1e95" style:font-style-asian="normal" style:font-style-complex="normal"/>
    </style:style>
    <style:style style:name="P319" style:family="paragraph" style:parent-style-name="Text_20_body" style:list-style-name="L23">
      <style:text-properties fo:font-style="normal" officeooo:rsid="18db3469" officeooo:paragraph-rsid="224ac421" style:font-style-asian="normal" style:font-style-complex="normal"/>
    </style:style>
    <style:style style:name="P320" style:family="paragraph" style:parent-style-name="Text_20_body" style:list-style-name="L23">
      <style:text-properties fo:font-style="normal" officeooo:rsid="224ad583" officeooo:paragraph-rsid="224ad583" style:font-style-asian="normal" style:font-style-complex="normal"/>
    </style:style>
    <style:style style:name="P321" style:family="paragraph" style:parent-style-name="Text_20_body" style:list-style-name="L24">
      <style:text-properties fo:font-style="normal" officeooo:rsid="127cc581" officeooo:paragraph-rsid="249d9de9" style:font-style-asian="normal" style:font-style-complex="normal"/>
    </style:style>
    <style:style style:name="P322" style:family="paragraph" style:parent-style-name="Text_20_body" style:list-style-name="L24">
      <style:text-properties fo:font-style="normal" officeooo:rsid="127cc581" officeooo:paragraph-rsid="249ec84e" style:font-style-asian="normal" style:font-style-complex="normal"/>
    </style:style>
    <style:style style:name="P323" style:family="paragraph" style:parent-style-name="Text_20_body" style:list-style-name="L24">
      <style:text-properties fo:font-style="normal" officeooo:rsid="127cc581" officeooo:paragraph-rsid="249f3598" style:font-style-asian="normal" style:font-style-complex="normal"/>
    </style:style>
    <style:style style:name="P324" style:family="paragraph" style:parent-style-name="Text_20_body" style:list-style-name="L24">
      <style:text-properties fo:font-style="normal" officeooo:rsid="127cc581" officeooo:paragraph-rsid="1d721808" style:font-style-asian="normal" style:font-style-complex="normal"/>
    </style:style>
    <style:style style:name="P325" style:family="paragraph" style:parent-style-name="Text_20_body" style:list-style-name="L24">
      <style:text-properties fo:font-style="normal" officeooo:rsid="127cc581" officeooo:paragraph-rsid="249d7ef7" style:font-style-asian="normal" style:font-style-complex="normal"/>
    </style:style>
    <style:style style:name="P326" style:family="paragraph" style:parent-style-name="Text_20_body" style:list-style-name="L99">
      <style:text-properties fo:font-style="normal" officeooo:rsid="127cc581" officeooo:paragraph-rsid="249d7ef7" style:font-style-asian="normal" style:font-style-complex="normal"/>
    </style:style>
    <style:style style:name="P327" style:family="paragraph" style:parent-style-name="Text_20_body" style:list-style-name="L23">
      <style:text-properties fo:font-style="normal" officeooo:rsid="1db71e7f" officeooo:paragraph-rsid="2247e1ed" style:font-style-asian="normal" style:font-style-complex="normal"/>
    </style:style>
    <style:style style:name="P328" style:family="paragraph" style:parent-style-name="Text_20_body" style:list-style-name="L26">
      <style:text-properties fo:font-style="normal" officeooo:rsid="1cba1e95" officeooo:paragraph-rsid="2265474c" style:font-style-asian="normal" style:font-style-complex="normal"/>
    </style:style>
    <style:style style:name="P329" style:family="paragraph" style:parent-style-name="Text_20_body" style:list-style-name="L26">
      <style:text-properties fo:font-style="normal" officeooo:rsid="18d199ee" officeooo:paragraph-rsid="2265474c" style:font-style-asian="normal" style:font-style-complex="normal"/>
    </style:style>
    <style:style style:name="P330" style:family="paragraph" style:parent-style-name="Text_20_body" style:list-style-name="L26">
      <style:text-properties fo:font-style="normal" officeooo:rsid="18cf0f68" officeooo:paragraph-rsid="2265474c" style:font-style-asian="normal" style:font-style-complex="normal"/>
    </style:style>
    <style:style style:name="P331" style:family="paragraph" style:parent-style-name="Text_20_body" style:list-style-name="L26">
      <style:text-properties fo:font-style="normal" officeooo:rsid="22729f49" officeooo:paragraph-rsid="22729f49" style:font-style-asian="normal" style:font-style-complex="normal"/>
    </style:style>
    <style:style style:name="P332" style:family="paragraph" style:parent-style-name="Text_20_body" style:list-style-name="L27">
      <style:text-properties fo:font-style="normal" officeooo:rsid="1de227ab" officeooo:paragraph-rsid="1de227ab" style:font-style-asian="normal" style:font-style-complex="normal"/>
    </style:style>
    <style:style style:name="P333" style:family="paragraph" style:parent-style-name="Text_20_body" style:list-style-name="L24">
      <style:text-properties fo:font-style="normal" officeooo:rsid="1d734c79" officeooo:paragraph-rsid="1d734c79" style:font-style-asian="normal" style:font-style-complex="normal"/>
    </style:style>
    <style:style style:name="P334" style:family="paragraph" style:parent-style-name="Text_20_body" style:list-style-name="L32">
      <style:text-properties fo:font-style="normal" officeooo:rsid="1d13a54a" officeooo:paragraph-rsid="1d1a6e80" style:font-style-asian="normal" style:font-style-complex="normal"/>
    </style:style>
    <style:style style:name="P335" style:family="paragraph" style:parent-style-name="Text_20_body" style:list-style-name="L33">
      <style:text-properties fo:font-style="normal" officeooo:paragraph-rsid="1ec97f10" style:font-style-asian="normal" style:font-style-complex="normal"/>
    </style:style>
    <style:style style:name="P336" style:family="paragraph" style:parent-style-name="Text_20_body" style:list-style-name="L24">
      <style:text-properties fo:font-style="normal" officeooo:rsid="18f8f928" officeooo:paragraph-rsid="1d721808" style:font-style-asian="normal" style:font-style-complex="normal"/>
    </style:style>
    <style:style style:name="P337" style:family="paragraph" style:parent-style-name="Text_20_body" style:list-style-name="L24">
      <style:text-properties fo:font-style="normal" officeooo:rsid="1eec2ec2" officeooo:paragraph-rsid="1f88d5b8" style:font-style-asian="normal" style:font-style-complex="normal"/>
    </style:style>
    <style:style style:name="P338" style:family="paragraph" style:parent-style-name="Text_20_body" style:list-style-name="L37">
      <style:text-properties fo:font-style="normal" officeooo:rsid="1538965f" officeooo:paragraph-rsid="17205437" style:font-style-asian="normal" style:font-style-complex="normal"/>
    </style:style>
    <style:style style:name="P339" style:family="paragraph" style:parent-style-name="Text_20_body" style:list-style-name="L37">
      <style:text-properties fo:font-style="normal" officeooo:rsid="15399d64" officeooo:paragraph-rsid="17205437" style:font-style-asian="normal" style:font-style-complex="normal"/>
    </style:style>
    <style:style style:name="P340" style:family="paragraph" style:parent-style-name="Text_20_body" style:list-style-name="L38">
      <style:text-properties fo:font-style="normal" officeooo:rsid="1d977631" officeooo:paragraph-rsid="1d977631" style:font-style-asian="normal" style:font-style-complex="normal"/>
    </style:style>
    <style:style style:name="P341" style:family="paragraph" style:parent-style-name="Text_20_body" style:list-style-name="L38">
      <style:text-properties fo:font-style="normal" officeooo:rsid="1533db2f" officeooo:paragraph-rsid="22abde92" style:font-style-asian="normal" style:font-style-complex="normal"/>
    </style:style>
    <style:style style:name="P342" style:family="paragraph" style:parent-style-name="Text_20_body" style:list-style-name="L39">
      <style:text-properties fo:font-style="normal" officeooo:rsid="1d85c671" officeooo:paragraph-rsid="22d5cebb" style:font-style-asian="normal" style:font-style-complex="normal"/>
    </style:style>
    <style:style style:name="P343" style:family="paragraph" style:parent-style-name="Text_20_body" style:list-style-name="L39">
      <style:text-properties fo:font-style="normal" officeooo:rsid="1dcd09fb" officeooo:paragraph-rsid="1f15a314" style:font-style-asian="normal" style:font-style-complex="normal"/>
    </style:style>
    <style:style style:name="P344" style:family="paragraph" style:parent-style-name="Text_20_body" style:list-style-name="L39">
      <style:text-properties fo:font-style="normal" officeooo:rsid="1dcd3388" officeooo:paragraph-rsid="1dcd3388" style:font-style-asian="normal" style:font-style-complex="normal"/>
    </style:style>
    <style:style style:name="P345" style:family="paragraph" style:parent-style-name="Text_20_body" style:list-style-name="L39">
      <style:text-properties fo:font-style="normal" officeooo:rsid="1dd04c24" officeooo:paragraph-rsid="1dd04c24" style:font-style-asian="normal" style:font-style-complex="normal"/>
    </style:style>
    <style:style style:name="P346" style:family="paragraph" style:parent-style-name="Text_20_body" style:list-style-name="L39">
      <style:text-properties fo:font-style="normal" officeooo:rsid="1fa44ad3" officeooo:paragraph-rsid="1fa44ad3" style:font-style-asian="normal" style:font-style-complex="normal"/>
    </style:style>
    <style:style style:name="P347" style:family="paragraph" style:parent-style-name="Text_20_body" style:list-style-name="L40">
      <style:text-properties fo:font-style="normal" officeooo:rsid="1dc770a7" officeooo:paragraph-rsid="2046eee1" style:font-style-asian="normal" style:font-style-complex="normal"/>
    </style:style>
    <style:style style:name="P348" style:family="paragraph" style:parent-style-name="Text_20_body" style:list-style-name="L42">
      <style:text-properties fo:font-style="normal" officeooo:paragraph-rsid="22fed6ea" style:font-style-asian="normal" style:font-style-complex="normal"/>
    </style:style>
    <style:style style:name="P349" style:family="paragraph" style:parent-style-name="Text_20_body" style:list-style-name="L48">
      <style:text-properties fo:font-style="normal" officeooo:rsid="1d89163c" officeooo:paragraph-rsid="1d89163c" style:font-style-asian="normal" style:font-style-complex="normal"/>
    </style:style>
    <style:style style:name="P350" style:family="paragraph" style:parent-style-name="Text_20_body" style:list-style-name="L48">
      <style:text-properties fo:font-style="normal" officeooo:rsid="1d89163c" officeooo:paragraph-rsid="1d892528" style:font-style-asian="normal" style:font-style-complex="normal"/>
    </style:style>
    <style:style style:name="P351" style:family="paragraph" style:parent-style-name="Text_20_body" style:list-style-name="L49">
      <style:text-properties fo:font-style="normal" officeooo:rsid="1caa881e" officeooo:paragraph-rsid="1caca17b" style:font-style-asian="normal" style:font-style-complex="normal"/>
    </style:style>
    <style:style style:name="P352" style:family="paragraph" style:parent-style-name="Text_20_body" style:list-style-name="L49">
      <style:text-properties fo:font-style="normal" officeooo:rsid="1caa881e" officeooo:paragraph-rsid="1caa881e" style:font-style-asian="normal" style:font-style-complex="normal"/>
    </style:style>
    <style:style style:name="P353" style:family="paragraph" style:parent-style-name="Text_20_body" style:list-style-name="L50">
      <style:text-properties fo:font-style="normal" officeooo:rsid="160397eb" officeooo:paragraph-rsid="1e1b5da9" style:font-style-asian="normal" style:font-style-complex="normal"/>
    </style:style>
    <style:style style:name="P354" style:family="paragraph" style:parent-style-name="Text_20_body" style:list-style-name="L14">
      <style:text-properties fo:font-style="normal" officeooo:rsid="1af5d4e9" officeooo:paragraph-rsid="25cc2abb" style:font-style-asian="normal" style:font-style-complex="normal"/>
    </style:style>
    <style:style style:name="P355" style:family="paragraph" style:parent-style-name="Text_20_body" style:list-style-name="L14">
      <style:text-properties fo:font-style="normal" officeooo:rsid="1525a965" officeooo:paragraph-rsid="23849229" style:font-style-asian="normal" style:font-style-complex="normal"/>
    </style:style>
    <style:style style:name="P356" style:family="paragraph" style:parent-style-name="Text_20_body" style:list-style-name="L69">
      <style:text-properties fo:font-style="normal" officeooo:rsid="20b9279a" officeooo:paragraph-rsid="20b1c869" style:font-style-asian="normal" style:font-style-complex="normal"/>
    </style:style>
    <style:style style:name="P357" style:family="paragraph" style:parent-style-name="Text_20_body" style:list-style-name="L69">
      <style:text-properties fo:font-style="normal" officeooo:rsid="179f3282" officeooo:paragraph-rsid="20b1c869" style:font-style-asian="normal" style:font-style-complex="normal"/>
    </style:style>
    <style:style style:name="P358" style:family="paragraph" style:parent-style-name="Text_20_body" style:list-style-name="L77">
      <style:text-properties fo:font-style="normal" officeooo:rsid="179f3282" officeooo:paragraph-rsid="20b57a92" style:font-style-asian="normal" style:font-style-complex="normal"/>
    </style:style>
    <style:style style:name="P359" style:family="paragraph" style:parent-style-name="Text_20_body" style:list-style-name="L70">
      <style:text-properties fo:font-style="normal" officeooo:rsid="20b3bca1" officeooo:paragraph-rsid="20b3c77a" style:font-style-asian="normal" style:font-style-complex="normal"/>
    </style:style>
    <style:style style:name="P360" style:family="paragraph" style:parent-style-name="Text_20_body" style:list-style-name="L75">
      <style:text-properties fo:font-style="normal" officeooo:rsid="1b51e26a" officeooo:paragraph-rsid="1b51e26a" style:font-style-asian="normal" style:font-style-complex="normal"/>
    </style:style>
    <style:style style:name="P361" style:family="paragraph" style:parent-style-name="Text_20_body" style:list-style-name="L77">
      <style:text-properties fo:font-style="normal" officeooo:rsid="1543b540" officeooo:paragraph-rsid="20b57a92" style:font-style-asian="normal" style:font-style-complex="normal"/>
    </style:style>
    <style:style style:name="P362" style:family="paragraph" style:parent-style-name="Text_20_body" style:list-style-name="L78">
      <style:text-properties fo:font-style="normal" officeooo:rsid="209eba3a" officeooo:paragraph-rsid="209eba3a" style:font-style-asian="normal" style:font-style-complex="normal"/>
    </style:style>
    <style:style style:name="P363" style:family="paragraph" style:parent-style-name="Text_20_body" style:list-style-name="L80">
      <style:text-properties fo:font-style="normal" officeooo:rsid="17b228f5" officeooo:paragraph-rsid="1aac0adc" style:font-style-asian="normal" style:font-style-complex="normal"/>
    </style:style>
    <style:style style:name="P364" style:family="paragraph" style:parent-style-name="Text_20_body" style:list-style-name="L83">
      <style:text-properties fo:font-style="normal" officeooo:paragraph-rsid="20ac0c9a" style:font-style-asian="normal" style:font-style-complex="normal"/>
    </style:style>
    <style:style style:name="P365" style:family="paragraph" style:parent-style-name="Text_20_body" style:list-style-name="L84">
      <style:text-properties fo:font-style="normal" officeooo:rsid="181bac4f" officeooo:paragraph-rsid="1aac0adc" style:font-style-asian="normal" style:font-style-complex="normal"/>
    </style:style>
    <style:style style:name="P366" style:family="paragraph" style:parent-style-name="Text_20_body" style:list-style-name="L84">
      <style:text-properties fo:font-style="normal" officeooo:rsid="181bac4f" officeooo:paragraph-rsid="23a3e8a5" style:font-style-asian="normal" style:font-style-complex="normal"/>
    </style:style>
    <style:style style:name="P367" style:family="paragraph" style:parent-style-name="Text_20_body" style:list-style-name="L84">
      <style:text-properties fo:font-style="normal" officeooo:rsid="18259e4c" officeooo:paragraph-rsid="1aac0adc" style:font-style-asian="normal" style:font-style-complex="normal"/>
    </style:style>
    <style:style style:name="P368" style:family="paragraph" style:parent-style-name="Text_20_body" style:list-style-name="L84">
      <style:text-properties fo:font-style="normal" officeooo:rsid="23b7bab3" officeooo:paragraph-rsid="23b7bab3" style:font-style-asian="normal" style:font-style-complex="normal"/>
    </style:style>
    <style:style style:name="P369" style:family="paragraph" style:parent-style-name="Text_20_body" style:list-style-name="L84">
      <style:text-properties fo:font-style="normal" officeooo:rsid="18247580" officeooo:paragraph-rsid="1b196b46" style:font-style-asian="normal" style:font-style-complex="normal"/>
    </style:style>
    <style:style style:name="P370" style:family="paragraph" style:parent-style-name="Text_20_body" style:list-style-name="L85">
      <style:text-properties fo:font-style="normal" officeooo:rsid="20c5a179" officeooo:paragraph-rsid="20c5a179" style:font-style-asian="normal" style:font-style-complex="normal"/>
    </style:style>
    <style:style style:name="P371" style:family="paragraph" style:parent-style-name="Text_20_body" style:list-style-name="L85">
      <style:text-properties fo:font-style="normal" officeooo:rsid="20c8833a" officeooo:paragraph-rsid="20cd57eb" style:font-style-asian="normal" style:font-style-complex="normal"/>
    </style:style>
    <style:style style:name="P372" style:family="paragraph" style:parent-style-name="Text_20_body" style:list-style-name="L85">
      <style:text-properties fo:font-style="normal" officeooo:rsid="20ced250" officeooo:paragraph-rsid="20cd57eb" style:font-style-asian="normal" style:font-style-complex="normal"/>
    </style:style>
    <style:style style:name="P373" style:family="paragraph" style:parent-style-name="Text_20_body" style:list-style-name="L87">
      <style:text-properties fo:font-style="normal" officeooo:rsid="17beb1df" officeooo:paragraph-rsid="1aac0adc" style:font-style-asian="normal" style:font-style-complex="normal"/>
    </style:style>
    <style:style style:name="P374" style:family="paragraph" style:parent-style-name="Text_20_body" style:list-style-name="L87">
      <style:text-properties fo:font-style="normal" officeooo:rsid="17c0f50a" officeooo:paragraph-rsid="1aac0adc" style:font-style-asian="normal" style:font-style-complex="normal"/>
    </style:style>
    <style:style style:name="P375" style:family="paragraph" style:parent-style-name="Text_20_body" style:list-style-name="L87">
      <style:text-properties fo:font-style="normal" officeooo:rsid="17c2b6ff" officeooo:paragraph-rsid="1aac0adc" style:font-style-asian="normal" style:font-style-complex="normal"/>
    </style:style>
    <style:style style:name="P376" style:family="paragraph" style:parent-style-name="Text_20_body" style:list-style-name="L87">
      <style:text-properties fo:font-style="normal" officeooo:rsid="17aa8f57" officeooo:paragraph-rsid="1c4b0366" style:font-style-asian="normal" style:font-style-complex="normal"/>
    </style:style>
    <style:style style:name="P377" style:family="paragraph" style:parent-style-name="Text_20_body" style:list-style-name="L87">
      <style:text-properties fo:font-style="normal" officeooo:rsid="17c5a5ad" officeooo:paragraph-rsid="209c91af" style:font-style-asian="normal" style:font-style-complex="normal"/>
    </style:style>
    <style:style style:name="P378" style:family="paragraph" style:parent-style-name="Text_20_body" style:list-style-name="L89">
      <style:text-properties fo:font-style="normal" officeooo:rsid="192ade04" officeooo:paragraph-rsid="1b62eac8" style:font-style-asian="normal" style:font-style-complex="normal"/>
    </style:style>
    <style:style style:name="P379" style:family="paragraph" style:parent-style-name="Text_20_body" style:list-style-name="L91">
      <style:text-properties fo:font-style="normal" officeooo:rsid="1f6efd45" officeooo:paragraph-rsid="1f6efd45" style:font-style-asian="normal" style:font-style-complex="normal"/>
    </style:style>
    <style:style style:name="P380" style:family="paragraph" style:parent-style-name="Text_20_body" style:list-style-name="L91">
      <style:text-properties fo:font-style="normal" officeooo:rsid="191e0ba0" officeooo:paragraph-rsid="1b6d2e97" style:font-style-asian="normal" style:font-style-complex="normal"/>
    </style:style>
    <style:style style:name="P381" style:family="paragraph" style:parent-style-name="Text_20_body" style:list-style-name="L95">
      <style:text-properties fo:font-style="normal" officeooo:rsid="1f700409" officeooo:paragraph-rsid="1f7f789a" style:font-style-asian="normal" style:font-style-complex="normal"/>
    </style:style>
    <style:style style:name="P382" style:family="paragraph" style:parent-style-name="Text_20_body" style:list-style-name="L95">
      <style:text-properties fo:font-style="normal" officeooo:rsid="19168136" officeooo:paragraph-rsid="23db23da" style:font-style-asian="normal" style:font-style-complex="normal"/>
    </style:style>
    <style:style style:name="P383" style:family="paragraph" style:parent-style-name="Text_20_body" style:list-style-name="L29">
      <style:text-properties fo:font-style="normal" officeooo:rsid="207cef49" officeooo:paragraph-rsid="231752cf" style:font-style-asian="normal" style:font-style-complex="normal"/>
    </style:style>
    <style:style style:name="P384" style:family="paragraph" style:parent-style-name="Text_20_body" style:list-style-name="L29">
      <style:text-properties fo:font-style="normal" officeooo:rsid="207cef49" officeooo:paragraph-rsid="23192e8c" style:font-style-asian="normal" style:font-style-complex="normal"/>
    </style:style>
    <style:style style:name="P385" style:family="paragraph" style:parent-style-name="Text_20_body" style:list-style-name="L96">
      <style:text-properties fo:font-style="normal" officeooo:rsid="1d69db0a" officeooo:paragraph-rsid="208f8933" style:font-style-asian="normal" style:font-style-complex="normal"/>
    </style:style>
    <style:style style:name="P386" style:family="paragraph" style:parent-style-name="Text_20_body" style:list-style-name="L99">
      <style:text-properties fo:font-style="normal" officeooo:rsid="208f684b" officeooo:paragraph-rsid="208f684b" style:font-style-asian="normal" style:font-style-complex="normal"/>
    </style:style>
    <style:style style:name="P387" style:family="paragraph" style:parent-style-name="Text_20_body" style:list-style-name="L99">
      <style:text-properties fo:font-style="normal" officeooo:rsid="208f684b" officeooo:paragraph-rsid="23ed4657" style:font-style-asian="normal" style:font-style-complex="normal"/>
    </style:style>
    <style:style style:name="P388" style:family="paragraph" style:parent-style-name="Text_20_body" style:list-style-name="L111">
      <style:text-properties fo:font-style="normal" officeooo:rsid="1bfffc6a" officeooo:paragraph-rsid="1bfffc6a" style:font-style-asian="normal" style:font-style-complex="normal"/>
    </style:style>
    <style:style style:name="P389" style:family="paragraph" style:parent-style-name="Text_20_body" style:list-style-name="L111">
      <style:text-properties fo:font-style="normal" officeooo:rsid="1bfb018b" officeooo:paragraph-rsid="1bfffc6a" style:font-style-asian="normal" style:font-style-complex="normal"/>
    </style:style>
    <style:style style:name="P390" style:family="paragraph" style:parent-style-name="Text_20_body" style:list-style-name="L116">
      <style:text-properties fo:font-style="normal" officeooo:rsid="1b3aa9da" officeooo:paragraph-rsid="1b3aa9da" style:font-style-asian="normal" style:font-style-complex="normal"/>
    </style:style>
    <style:style style:name="P391" style:family="paragraph" style:parent-style-name="Text_20_body" style:list-style-name="L117">
      <style:text-properties fo:font-style="normal" officeooo:rsid="2063dbc4" officeooo:paragraph-rsid="2426212f" style:font-style-asian="normal" style:font-style-complex="normal"/>
    </style:style>
    <style:style style:name="P392" style:family="paragraph" style:parent-style-name="Text_20_body" style:list-style-name="L117">
      <style:text-properties fo:font-style="normal" officeooo:rsid="1b3e0f8c" officeooo:paragraph-rsid="1b3e0f8c" style:font-style-asian="normal" style:font-style-complex="normal"/>
    </style:style>
    <style:style style:name="P393" style:family="paragraph" style:parent-style-name="Text_20_body" style:list-style-name="L117">
      <style:text-properties fo:font-style="normal" officeooo:rsid="1fb16c04" officeooo:paragraph-rsid="1fb16c04" style:font-style-asian="normal" style:font-style-complex="normal"/>
    </style:style>
    <style:style style:name="P394"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395"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396"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397"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398"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399"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00"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01" style:family="paragraph" style:parent-style-name="Text_20_body" style:list-style-name="L13">
      <style:text-properties officeooo:rsid="15c9b72a" officeooo:paragraph-rsid="19dd4a30"/>
    </style:style>
    <style:style style:name="P402" style:family="paragraph" style:parent-style-name="Text_20_body" style:list-style-name="L13">
      <style:text-properties officeooo:rsid="13e91469" officeooo:paragraph-rsid="19dd4a30"/>
    </style:style>
    <style:style style:name="P403" style:family="paragraph" style:parent-style-name="Text_20_body" style:list-style-name="L13">
      <style:text-properties officeooo:rsid="2215eb3a" officeooo:paragraph-rsid="2215eb3a"/>
    </style:style>
    <style:style style:name="P404" style:family="paragraph" style:parent-style-name="Text_20_body" style:list-style-name="L13">
      <style:text-properties officeooo:rsid="19e265e8" officeooo:paragraph-rsid="247b566a"/>
    </style:style>
    <style:style style:name="P405" style:family="paragraph" style:parent-style-name="Text_20_body" style:list-style-name="L13">
      <style:text-properties officeooo:rsid="15cc79cb" officeooo:paragraph-rsid="19e68ce2"/>
    </style:style>
    <style:style style:name="P406" style:family="paragraph" style:parent-style-name="Text_20_body" style:list-style-name="L14">
      <style:text-properties officeooo:paragraph-rsid="23849229"/>
    </style:style>
    <style:style style:name="P407" style:family="paragraph" style:parent-style-name="Text_20_body" style:list-style-name="L15">
      <style:text-properties officeooo:rsid="1998598a" officeooo:paragraph-rsid="24763692"/>
    </style:style>
    <style:style style:name="P408" style:family="paragraph" style:parent-style-name="Text_20_body" style:list-style-name="L15">
      <style:text-properties officeooo:rsid="19b7a33a" officeooo:paragraph-rsid="19bc978f"/>
    </style:style>
    <style:style style:name="P409" style:family="paragraph" style:parent-style-name="Text_20_body" style:list-style-name="L15">
      <style:text-properties officeooo:rsid="19a4955f" officeooo:paragraph-rsid="2222afba"/>
    </style:style>
    <style:style style:name="P410" style:family="paragraph" style:parent-style-name="Text_20_body" style:list-style-name="L15">
      <style:text-properties officeooo:rsid="19a4955f" officeooo:paragraph-rsid="19a4955f"/>
    </style:style>
    <style:style style:name="P411" style:family="paragraph" style:parent-style-name="Text_20_body" style:list-style-name="L15">
      <style:text-properties fo:font-weight="bold" officeooo:rsid="1ec1b859" officeooo:paragraph-rsid="217393d7" style:font-weight-asian="bold" style:font-weight-complex="bold"/>
    </style:style>
    <style:style style:name="P412" style:family="paragraph" style:parent-style-name="Text_20_body" style:list-style-name="L15">
      <style:text-properties officeooo:rsid="19a8efca" officeooo:paragraph-rsid="19ca2dd9"/>
    </style:style>
    <style:style style:name="P413" style:family="paragraph" style:parent-style-name="Text_20_body" style:list-style-name="L16">
      <style:text-properties officeooo:paragraph-rsid="1a69b621"/>
    </style:style>
    <style:style style:name="P414" style:family="paragraph" style:parent-style-name="Text_20_body" style:list-style-name="L17">
      <style:text-properties officeooo:paragraph-rsid="17205437"/>
    </style:style>
    <style:style style:name="P415" style:family="paragraph" style:parent-style-name="Text_20_body" style:list-style-name="L17">
      <style:text-properties officeooo:rsid="159eb076" officeooo:paragraph-rsid="17205437"/>
    </style:style>
    <style:style style:name="P416" style:family="paragraph" style:parent-style-name="Text_20_body" style:list-style-name="L17">
      <style:text-properties officeooo:rsid="1accddd3" officeooo:paragraph-rsid="1accddd3"/>
    </style:style>
    <style:style style:name="P417" style:family="paragraph" style:parent-style-name="Text_20_body" style:list-style-name="L17">
      <style:text-properties officeooo:rsid="1a6e7b0f" officeooo:paragraph-rsid="1a70b518"/>
    </style:style>
    <style:style style:name="P418" style:family="paragraph" style:parent-style-name="Text_20_body" style:list-style-name="L17">
      <style:text-properties officeooo:rsid="1579f5c3" officeooo:paragraph-rsid="17205437"/>
    </style:style>
    <style:style style:name="P419" style:family="paragraph" style:parent-style-name="Text_20_body" style:list-style-name="L17">
      <style:text-properties officeooo:rsid="1a6edc2a" officeooo:paragraph-rsid="1a72118f"/>
    </style:style>
    <style:style style:name="P420" style:family="paragraph" style:parent-style-name="Text_20_body" style:list-style-name="L18">
      <style:text-properties officeooo:paragraph-rsid="1a23b97d"/>
    </style:style>
    <style:style style:name="P421" style:family="paragraph" style:parent-style-name="Text_20_body" style:list-style-name="L18">
      <style:text-properties officeooo:paragraph-rsid="23c5247a"/>
    </style:style>
    <style:style style:name="P422" style:family="paragraph" style:parent-style-name="Text_20_body" style:list-style-name="L18">
      <style:text-properties officeooo:paragraph-rsid="17205437"/>
    </style:style>
    <style:style style:name="P423" style:family="paragraph" style:parent-style-name="Text_20_body" style:list-style-name="L18">
      <style:text-properties officeooo:paragraph-rsid="1a75920c"/>
    </style:style>
    <style:style style:name="P424" style:family="paragraph" style:parent-style-name="Text_20_body" style:list-style-name="L19">
      <style:text-properties officeooo:paragraph-rsid="222ed222"/>
    </style:style>
    <style:style style:name="P425" style:family="paragraph" style:parent-style-name="Text_20_body" style:list-style-name="L20">
      <style:text-properties officeooo:paragraph-rsid="1ed2af3d"/>
    </style:style>
    <style:style style:name="P426" style:family="paragraph" style:parent-style-name="Text_20_body" style:list-style-name="L20">
      <style:text-properties officeooo:rsid="1dc34ca7" officeooo:paragraph-rsid="1dc34ca7"/>
    </style:style>
    <style:style style:name="P427" style:family="paragraph" style:parent-style-name="Text_20_body" style:list-style-name="L20">
      <style:text-properties officeooo:rsid="1dcb8979" officeooo:paragraph-rsid="1dcb8979"/>
    </style:style>
    <style:style style:name="P428" style:family="paragraph" style:parent-style-name="Text_20_body" style:list-style-name="L20">
      <style:text-properties fo:font-style="italic" officeooo:rsid="20440fb0" officeooo:paragraph-rsid="20440fb0" style:font-style-asian="italic" style:font-style-complex="italic"/>
    </style:style>
    <style:style style:name="P429" style:family="paragraph" style:parent-style-name="Text_20_body" style:list-style-name="L26">
      <style:text-properties fo:font-style="italic" officeooo:rsid="18e0c1bb" officeooo:paragraph-rsid="2265474c" style:font-style-asian="italic" style:font-style-complex="italic"/>
    </style:style>
    <style:style style:name="P430" style:family="paragraph" style:parent-style-name="Text_20_body" style:list-style-name="L26">
      <style:text-properties fo:font-style="italic" officeooo:rsid="18e7f060" officeooo:paragraph-rsid="2265474c" style:font-style-asian="italic" style:font-style-complex="italic"/>
    </style:style>
    <style:style style:name="P431" style:family="paragraph" style:parent-style-name="Text_20_body" style:list-style-name="L26">
      <style:text-properties fo:font-style="italic" officeooo:rsid="1fccba84" officeooo:paragraph-rsid="248ed1d1" style:font-style-asian="italic" style:font-style-complex="italic"/>
    </style:style>
    <style:style style:name="P432" style:family="paragraph" style:parent-style-name="Text_20_body" style:list-style-name="L39">
      <style:text-properties fo:font-style="italic" officeooo:rsid="1dbb95e8" officeooo:paragraph-rsid="22da86ee" style:font-style-asian="italic" style:font-style-complex="italic"/>
    </style:style>
    <style:style style:name="P433" style:family="paragraph" style:parent-style-name="Text_20_body" style:list-style-name="L54">
      <style:text-properties fo:font-style="italic" officeooo:paragraph-rsid="2337940f" style:font-style-asian="italic" style:font-style-complex="italic"/>
    </style:style>
    <style:style style:name="P434" style:family="paragraph" style:parent-style-name="Text_20_body" style:list-style-name="L70">
      <style:text-properties fo:font-style="italic" officeooo:rsid="20b97fcf" officeooo:paragraph-rsid="20b97fcf" style:font-style-asian="italic" style:font-style-complex="italic"/>
    </style:style>
    <style:style style:name="P435" style:family="paragraph" style:parent-style-name="Text_20_body" style:list-style-name="L111">
      <style:text-properties fo:font-style="italic" officeooo:rsid="1bfb018b" officeooo:paragraph-rsid="1bfffc6a" style:font-style-asian="italic" style:font-style-complex="italic"/>
    </style:style>
    <style:style style:name="P436" style:family="paragraph" style:parent-style-name="Text_20_body" style:list-style-name="L20">
      <style:text-properties officeooo:rsid="1bb712fc" officeooo:paragraph-rsid="1bb712fc"/>
    </style:style>
    <style:style style:name="P437" style:family="paragraph" style:parent-style-name="Text_20_body" style:list-style-name="L21">
      <style:text-properties officeooo:rsid="12bd1159" officeooo:paragraph-rsid="17205437"/>
    </style:style>
    <style:style style:name="P438" style:family="paragraph" style:parent-style-name="Text_20_body" style:list-style-name="L21">
      <style:text-properties officeooo:rsid="15957b2a" officeooo:paragraph-rsid="17205437"/>
    </style:style>
    <style:style style:name="P439" style:family="paragraph" style:parent-style-name="Text_20_body" style:list-style-name="L21">
      <style:text-properties officeooo:rsid="12c83cea" officeooo:paragraph-rsid="17205437"/>
    </style:style>
    <style:style style:name="P440" style:family="paragraph" style:parent-style-name="Text_20_body" style:list-style-name="L21">
      <style:text-properties officeooo:rsid="12c8c6da" officeooo:paragraph-rsid="17205437"/>
    </style:style>
    <style:style style:name="P441" style:family="paragraph" style:parent-style-name="Text_20_body" style:list-style-name="L22">
      <style:text-properties officeooo:rsid="15947fdc" officeooo:paragraph-rsid="17205437"/>
    </style:style>
    <style:style style:name="P442" style:family="paragraph" style:parent-style-name="Text_20_body" style:list-style-name="L24">
      <style:text-properties officeooo:paragraph-rsid="1f821cc4"/>
    </style:style>
    <style:style style:name="P443" style:family="paragraph" style:parent-style-name="Text_20_body" style:list-style-name="L25">
      <style:text-properties officeooo:paragraph-rsid="2564454c"/>
    </style:style>
    <style:style style:name="P444" style:family="paragraph" style:parent-style-name="Text_20_body" style:list-style-name="L26">
      <style:text-properties officeooo:paragraph-rsid="2265474c"/>
    </style:style>
    <style:style style:name="P445" style:family="paragraph" style:parent-style-name="Text_20_body" style:list-style-name="L26">
      <style:text-properties officeooo:rsid="18d00879" officeooo:paragraph-rsid="2265474c"/>
    </style:style>
    <style:style style:name="P446" style:family="paragraph" style:parent-style-name="Text_20_body" style:list-style-name="L26">
      <style:text-properties officeooo:rsid="18d25fda" officeooo:paragraph-rsid="2265474c"/>
    </style:style>
    <style:style style:name="P447" style:family="paragraph" style:parent-style-name="Text_20_body" style:list-style-name="L26">
      <style:text-properties officeooo:rsid="18df89f8" officeooo:paragraph-rsid="2265474c"/>
    </style:style>
    <style:style style:name="P448" style:family="paragraph" style:parent-style-name="Text_20_body" style:list-style-name="L26">
      <style:text-properties officeooo:rsid="186b3e8b" officeooo:paragraph-rsid="2265474c"/>
    </style:style>
    <style:style style:name="P449" style:family="paragraph" style:parent-style-name="Text_20_body" style:list-style-name="L27">
      <style:text-properties officeooo:paragraph-rsid="1de1c071"/>
    </style:style>
    <style:style style:name="P450" style:family="paragraph" style:parent-style-name="Text_20_body" style:list-style-name="L27">
      <style:text-properties officeooo:paragraph-rsid="1908efad"/>
    </style:style>
    <style:style style:name="P451" style:family="paragraph" style:parent-style-name="Text_20_body" style:list-style-name="L28">
      <style:text-properties officeooo:paragraph-rsid="18a8ff71"/>
    </style:style>
    <style:style style:name="P452" style:family="paragraph" style:parent-style-name="Text_20_body" style:list-style-name="L29">
      <style:text-properties officeooo:paragraph-rsid="231752cf"/>
    </style:style>
    <style:style style:name="P453" style:family="paragraph" style:parent-style-name="Text_20_body" style:list-style-name="L29">
      <style:text-properties officeooo:paragraph-rsid="207da7e6"/>
    </style:style>
    <style:style style:name="P454" style:family="paragraph" style:parent-style-name="Text_20_body" style:list-style-name="L30">
      <style:text-properties officeooo:paragraph-rsid="2493d017"/>
    </style:style>
    <style:style style:name="P455" style:family="paragraph" style:parent-style-name="Text_20_body" style:list-style-name="L24">
      <style:text-properties officeooo:rsid="18f8f928" officeooo:paragraph-rsid="18f8f928"/>
    </style:style>
    <style:style style:name="P456" style:family="paragraph" style:parent-style-name="Text_20_body" style:list-style-name="L31">
      <style:text-properties officeooo:paragraph-rsid="2496d6a4"/>
    </style:style>
    <style:style style:name="P457" style:family="paragraph" style:parent-style-name="Text_20_body" style:list-style-name="L33">
      <style:text-properties officeooo:paragraph-rsid="1d1b1210"/>
    </style:style>
    <style:style style:name="P458" style:family="paragraph" style:parent-style-name="Text_20_body" style:list-style-name="L33">
      <style:text-properties officeooo:paragraph-rsid="229c3c92"/>
    </style:style>
    <style:style style:name="P459" style:family="paragraph" style:parent-style-name="Text_20_body" style:list-style-name="L24">
      <style:text-properties officeooo:rsid="1eec2ec2" officeooo:paragraph-rsid="22aa4c13"/>
    </style:style>
    <style:style style:name="P460" style:family="paragraph" style:parent-style-name="Text_20_body" style:list-style-name="L35">
      <style:text-properties officeooo:rsid="160397eb" officeooo:paragraph-rsid="1d384bdc"/>
    </style:style>
    <style:style style:name="P461" style:family="paragraph" style:parent-style-name="Text_20_body" style:list-style-name="L36">
      <style:text-properties officeooo:paragraph-rsid="1d2fdeb8"/>
    </style:style>
    <style:style style:name="P462" style:family="paragraph" style:parent-style-name="Text_20_body" style:list-style-name="L39">
      <style:text-properties officeooo:paragraph-rsid="1da85e96"/>
    </style:style>
    <style:style style:name="P463" style:family="paragraph" style:parent-style-name="Text_20_body" style:list-style-name="L39">
      <style:text-properties officeooo:paragraph-rsid="1fa44ad3"/>
    </style:style>
    <style:style style:name="P464" style:family="paragraph" style:parent-style-name="Text_20_body" style:list-style-name="L39">
      <style:text-properties officeooo:rsid="1e05238b" officeooo:paragraph-rsid="22db9fb8"/>
    </style:style>
    <style:style style:name="P465" style:family="paragraph" style:parent-style-name="Text_20_body" style:list-style-name="L39">
      <style:text-properties officeooo:rsid="1d7c05dc" officeooo:paragraph-rsid="1fa44ad3"/>
    </style:style>
    <style:style style:name="P466" style:family="paragraph" style:parent-style-name="Text_20_body" style:list-style-name="L40">
      <style:text-properties officeooo:paragraph-rsid="1dd51cea"/>
    </style:style>
    <style:style style:name="P467" style:family="paragraph" style:parent-style-name="Text_20_body" style:list-style-name="L40">
      <style:text-properties officeooo:paragraph-rsid="2169e26d"/>
    </style:style>
    <style:style style:name="P468" style:family="paragraph" style:parent-style-name="Text_20_body" style:list-style-name="L40">
      <style:text-properties officeooo:rsid="2169e26d" officeooo:paragraph-rsid="2169e26d"/>
    </style:style>
    <style:style style:name="P469" style:family="paragraph" style:parent-style-name="Text_20_body" style:list-style-name="L43">
      <style:text-properties officeooo:paragraph-rsid="22fa9233"/>
    </style:style>
    <style:style style:name="P470" style:family="paragraph" style:parent-style-name="Text_20_body" style:list-style-name="L44">
      <style:text-properties officeooo:rsid="1d8eb544" officeooo:paragraph-rsid="22f3f7df"/>
    </style:style>
    <style:style style:name="P471" style:family="paragraph" style:parent-style-name="Text_20_body" style:list-style-name="L45">
      <style:text-properties officeooo:rsid="1d8a2e78" officeooo:paragraph-rsid="22f3f7df"/>
    </style:style>
    <style:style style:name="P472" style:family="paragraph" style:parent-style-name="Text_20_body" style:list-style-name="L45">
      <style:text-properties officeooo:rsid="1d8d7a2b" officeooo:paragraph-rsid="22f3f7df"/>
    </style:style>
    <style:style style:name="P473" style:family="paragraph" style:parent-style-name="Text_20_body" style:list-style-name="L46">
      <style:text-properties officeooo:paragraph-rsid="1d8fe60c"/>
    </style:style>
    <style:style style:name="P474" style:family="paragraph" style:parent-style-name="Text_20_body" style:list-style-name="L46">
      <style:text-properties officeooo:rsid="1d91cd2c" officeooo:paragraph-rsid="24a85f77"/>
    </style:style>
    <style:style style:name="P475" style:family="paragraph" style:parent-style-name="Text_20_body" style:list-style-name="L46">
      <style:text-properties officeooo:rsid="1d91cd2c" officeooo:paragraph-rsid="1d91cd2c"/>
    </style:style>
    <style:style style:name="P476" style:family="paragraph" style:parent-style-name="Text_20_body" style:list-style-name="L46">
      <style:text-properties officeooo:rsid="1fc5713b" officeooo:paragraph-rsid="1fc5713b"/>
    </style:style>
    <style:style style:name="P477" style:family="paragraph" style:parent-style-name="Text_20_body" style:list-style-name="L46">
      <style:text-properties officeooo:rsid="21bfca62" officeooo:paragraph-rsid="21bfca62"/>
    </style:style>
    <style:style style:name="P478" style:family="paragraph" style:parent-style-name="Text_20_body" style:list-style-name="L46">
      <style:text-properties officeooo:rsid="1d931637" officeooo:paragraph-rsid="1d931637"/>
    </style:style>
    <style:style style:name="P479" style:family="paragraph" style:parent-style-name="Text_20_body" style:list-style-name="L47">
      <style:text-properties officeooo:paragraph-rsid="230435b4"/>
    </style:style>
    <style:style style:name="P480" style:family="paragraph" style:parent-style-name="Text_20_body" style:list-style-name="L48">
      <style:text-properties officeooo:rsid="1d9fbd07" officeooo:paragraph-rsid="1d9fbd07"/>
    </style:style>
    <style:style style:name="P481" style:family="paragraph" style:parent-style-name="Text_20_body" style:list-style-name="L49">
      <style:text-properties officeooo:paragraph-rsid="1cab484f"/>
    </style:style>
    <style:style style:name="P482" style:family="paragraph" style:parent-style-name="Text_20_body" style:list-style-name="L50">
      <style:text-properties officeooo:paragraph-rsid="1e1dfaf6"/>
    </style:style>
    <style:style style:name="P483" style:family="paragraph" style:parent-style-name="Text_20_body" style:list-style-name="L50">
      <style:text-properties officeooo:paragraph-rsid="1e1438b4"/>
    </style:style>
    <style:style style:name="P484" style:family="paragraph" style:parent-style-name="Text_20_body" style:list-style-name="L50">
      <style:text-properties officeooo:paragraph-rsid="174ff3af"/>
    </style:style>
    <style:style style:name="P485" style:family="paragraph" style:parent-style-name="Text_20_body" style:list-style-name="L50">
      <style:text-properties officeooo:paragraph-rsid="1e1b5da9"/>
    </style:style>
    <style:style style:name="P486" style:family="paragraph" style:parent-style-name="Text_20_body" style:list-style-name="L50">
      <style:text-properties officeooo:paragraph-rsid="1e19bebe"/>
    </style:style>
    <style:style style:name="P487" style:family="paragraph" style:parent-style-name="Text_20_body" style:list-style-name="L51">
      <style:text-properties officeooo:rsid="2326216b" officeooo:paragraph-rsid="2326216b"/>
    </style:style>
    <style:style style:name="P488" style:family="paragraph" style:parent-style-name="Text_20_body" style:list-style-name="L51">
      <style:text-properties officeooo:rsid="1d09d581" officeooo:paragraph-rsid="1d09d581"/>
    </style:style>
    <style:style style:name="P489" style:family="paragraph" style:parent-style-name="Text_20_body" style:list-style-name="L51">
      <style:text-properties officeooo:rsid="1d082209" officeooo:paragraph-rsid="1d082209"/>
    </style:style>
    <style:style style:name="P490"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491"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492" style:family="paragraph" style:parent-style-name="Text_20_body" style:list-style-name="L52">
      <style:text-properties officeooo:paragraph-rsid="21b09f8b"/>
    </style:style>
    <style:style style:name="P493" style:family="paragraph" style:parent-style-name="Text_20_body" style:list-style-name="L52">
      <style:text-properties officeooo:paragraph-rsid="21b23126"/>
    </style:style>
    <style:style style:name="P494" style:family="paragraph" style:parent-style-name="Text_20_body" style:list-style-name="L52">
      <style:text-properties officeooo:paragraph-rsid="21b508ac"/>
    </style:style>
    <style:style style:name="P495" style:family="paragraph" style:parent-style-name="Text_20_body" style:list-style-name="L52">
      <style:text-properties officeooo:rsid="24cb7abc" officeooo:paragraph-rsid="24d09093"/>
    </style:style>
    <style:style style:name="P496" style:family="paragraph" style:parent-style-name="Text_20_body" style:list-style-name="L75">
      <style:text-properties officeooo:rsid="24cb7abc" officeooo:paragraph-rsid="24cb7abc"/>
    </style:style>
    <style:style style:name="P497" style:family="paragraph" style:parent-style-name="Text_20_body" style:list-style-name="L55">
      <style:text-properties officeooo:paragraph-rsid="1e0f74a1"/>
    </style:style>
    <style:style style:name="P498" style:family="paragraph" style:parent-style-name="Text_20_body" style:list-style-name="L55">
      <style:text-properties officeooo:paragraph-rsid="1e1308a6"/>
    </style:style>
    <style:style style:name="P499" style:family="paragraph" style:parent-style-name="Text_20_body" style:list-style-name="L55">
      <style:text-properties officeooo:paragraph-rsid="1e0d2c3e"/>
    </style:style>
    <style:style style:name="P500" style:family="paragraph" style:parent-style-name="Text_20_body" style:list-style-name="L55">
      <style:text-properties officeooo:paragraph-rsid="1e294604"/>
    </style:style>
    <style:style style:name="P501" style:family="paragraph" style:parent-style-name="Text_20_body" style:list-style-name="L56">
      <style:text-properties officeooo:paragraph-rsid="17205437"/>
    </style:style>
    <style:style style:name="P502" style:family="paragraph" style:parent-style-name="Text_20_body" style:list-style-name="L58">
      <style:text-properties officeooo:paragraph-rsid="17535250"/>
    </style:style>
    <style:style style:name="P503" style:family="paragraph" style:parent-style-name="Text_20_body" style:list-style-name="L58">
      <style:text-properties officeooo:paragraph-rsid="1755ab69"/>
    </style:style>
    <style:style style:name="P504" style:family="paragraph" style:parent-style-name="Text_20_body" style:list-style-name="L58">
      <style:text-properties officeooo:rsid="23417ac1" officeooo:paragraph-rsid="23417ac1"/>
    </style:style>
    <style:style style:name="P505" style:family="paragraph" style:parent-style-name="Text_20_body" style:list-style-name="L60">
      <style:text-properties officeooo:paragraph-rsid="234b21d6"/>
    </style:style>
    <style:style style:name="P506" style:family="paragraph" style:parent-style-name="Text_20_body" style:list-style-name="L60">
      <style:text-properties officeooo:paragraph-rsid="1aced976"/>
    </style:style>
    <style:style style:name="P507" style:family="paragraph" style:parent-style-name="Text_20_body" style:list-style-name="L61">
      <style:text-properties officeooo:rsid="1ad7191a" officeooo:paragraph-rsid="1ad7191a"/>
    </style:style>
    <style:style style:name="P508" style:family="paragraph" style:parent-style-name="Text_20_body" style:list-style-name="L62">
      <style:text-properties officeooo:paragraph-rsid="1f4956fd"/>
    </style:style>
    <style:style style:name="P509" style:family="paragraph" style:parent-style-name="Text_20_body" style:list-style-name="L62">
      <style:text-properties officeooo:paragraph-rsid="24b5f8ac"/>
    </style:style>
    <style:style style:name="P510" style:family="paragraph" style:parent-style-name="Text_20_body" style:list-style-name="L63">
      <style:text-properties officeooo:paragraph-rsid="1f482e4a"/>
    </style:style>
    <style:style style:name="P511" style:family="paragraph" style:parent-style-name="Text_20_body" style:list-style-name="L65">
      <style:text-properties officeooo:paragraph-rsid="1f480d51"/>
    </style:style>
    <style:style style:name="P512" style:family="paragraph" style:parent-style-name="Text_20_body" style:list-style-name="L65">
      <style:text-properties officeooo:rsid="2364fac6" officeooo:paragraph-rsid="2364fac6"/>
    </style:style>
    <style:style style:name="P513" style:family="paragraph" style:parent-style-name="Text_20_body" style:list-style-name="L65">
      <style:text-properties officeooo:rsid="237308b9" officeooo:paragraph-rsid="237308b9"/>
    </style:style>
    <style:style style:name="P514" style:family="paragraph" style:parent-style-name="Text_20_body" style:list-style-name="L66">
      <style:text-properties officeooo:paragraph-rsid="237c94c3"/>
    </style:style>
    <style:style style:name="P515" style:family="paragraph" style:parent-style-name="Text_20_body" style:list-style-name="L66">
      <style:text-properties officeooo:paragraph-rsid="24c1ced7"/>
    </style:style>
    <style:style style:name="P516" style:family="paragraph" style:parent-style-name="Text_20_body" style:list-style-name="L67">
      <style:text-properties officeooo:paragraph-rsid="1dc83763"/>
    </style:style>
    <style:style style:name="P517" style:family="paragraph" style:parent-style-name="Text_20_body" style:list-style-name="L67">
      <style:text-properties officeooo:rsid="2376f780" officeooo:paragraph-rsid="1f4ef3d0"/>
    </style:style>
    <style:style style:name="P518" style:family="paragraph" style:parent-style-name="Text_20_body" style:list-style-name="L67">
      <style:text-properties officeooo:rsid="2376f780" officeooo:paragraph-rsid="1dc83763"/>
    </style:style>
    <style:style style:name="P519" style:family="paragraph" style:parent-style-name="Text_20_body" style:list-style-name="L67">
      <style:text-properties officeooo:rsid="24c255aa" officeooo:paragraph-rsid="24c255aa"/>
    </style:style>
    <style:style style:name="P520" style:family="paragraph" style:parent-style-name="Text_20_body" style:list-style-name="L14">
      <style:text-properties officeooo:rsid="182d5c9f" officeooo:paragraph-rsid="23849229"/>
    </style:style>
    <style:style style:name="P521" style:family="paragraph" style:parent-style-name="Text_20_body" style:list-style-name="L14">
      <style:text-properties officeooo:rsid="19a2aeb2" officeooo:paragraph-rsid="23849229"/>
    </style:style>
    <style:style style:name="P522" style:family="paragraph" style:parent-style-name="Text_20_body" style:list-style-name="L14">
      <style:text-properties officeooo:rsid="1b05055c" officeooo:paragraph-rsid="23849229"/>
    </style:style>
    <style:style style:name="P523" style:family="paragraph" style:parent-style-name="Text_20_body" style:list-style-name="L14">
      <style:text-properties officeooo:rsid="1dabf4fa" officeooo:paragraph-rsid="23849229"/>
    </style:style>
    <style:style style:name="P524" style:family="paragraph" style:parent-style-name="Text_20_body" style:list-style-name="L14">
      <style:text-properties officeooo:rsid="1b06fee0" officeooo:paragraph-rsid="23849229"/>
    </style:style>
    <style:style style:name="P525" style:family="paragraph" style:parent-style-name="Text_20_body" style:list-style-name="L68">
      <style:text-properties officeooo:paragraph-rsid="1afc31a1"/>
    </style:style>
    <style:style style:name="P526" style:family="paragraph" style:parent-style-name="Text_20_body" style:list-style-name="L68">
      <style:text-properties officeooo:paragraph-rsid="1d9d7e7c"/>
    </style:style>
    <style:style style:name="P527" style:family="paragraph" style:parent-style-name="Text_20_body" style:list-style-name="L69">
      <style:text-properties officeooo:rsid="1543b540" officeooo:paragraph-rsid="20b1c869"/>
    </style:style>
    <style:style style:name="P528" style:family="paragraph" style:parent-style-name="Text_20_body" style:list-style-name="L70">
      <style:text-properties officeooo:rsid="20b3c77a" officeooo:paragraph-rsid="20b3c77a"/>
    </style:style>
    <style:style style:name="P529" style:family="paragraph" style:parent-style-name="Text_20_body" style:list-style-name="L70">
      <style:text-properties officeooo:rsid="20b3c77a" officeooo:paragraph-rsid="20b97fcf"/>
    </style:style>
    <style:style style:name="P530" style:family="paragraph" style:parent-style-name="Text_20_body" style:list-style-name="L71">
      <style:text-properties officeooo:rsid="196e73ef" officeooo:paragraph-rsid="1b2f5bad"/>
    </style:style>
    <style:style style:name="P531" style:family="paragraph" style:parent-style-name="Text_20_body" style:list-style-name="L71">
      <style:text-properties officeooo:rsid="1b2f5bad" officeooo:paragraph-rsid="1b2f5bad"/>
    </style:style>
    <style:style style:name="P532" style:family="paragraph" style:parent-style-name="Text_20_body" style:list-style-name="L71">
      <style:text-properties officeooo:rsid="1b2f5bad" officeooo:paragraph-rsid="1b32103b"/>
    </style:style>
    <style:style style:name="P533" style:family="paragraph" style:parent-style-name="Text_20_body" style:list-style-name="L71">
      <style:text-properties officeooo:rsid="1970535f" officeooo:paragraph-rsid="1aac0adc"/>
    </style:style>
    <style:style style:name="P534" style:family="paragraph" style:parent-style-name="Text_20_body" style:list-style-name="L72">
      <style:text-properties officeooo:rsid="182c35b1" officeooo:paragraph-rsid="1aac0adc"/>
    </style:style>
    <style:style style:name="P535" style:family="paragraph" style:parent-style-name="Text_20_body" style:list-style-name="L72">
      <style:text-properties officeooo:rsid="1b155c13" officeooo:paragraph-rsid="1b155c13"/>
    </style:style>
    <style:style style:name="P536" style:family="paragraph" style:parent-style-name="Text_20_body" style:list-style-name="L73">
      <style:text-properties officeooo:rsid="15426ded" officeooo:paragraph-rsid="1c2c0b62"/>
    </style:style>
    <style:style style:name="P537" style:family="paragraph" style:parent-style-name="Text_20_body" style:list-style-name="L73">
      <style:text-properties officeooo:rsid="1c2f2361" officeooo:paragraph-rsid="1c2c0b62"/>
    </style:style>
    <style:style style:name="P538" style:family="paragraph" style:parent-style-name="Text_20_body" style:list-style-name="L73">
      <style:text-properties officeooo:rsid="15458082" officeooo:paragraph-rsid="1b12493f"/>
    </style:style>
    <style:style style:name="P539" style:family="paragraph" style:parent-style-name="Text_20_body" style:list-style-name="L73">
      <style:text-properties officeooo:rsid="1546b8d6" officeooo:paragraph-rsid="1aac0adc"/>
    </style:style>
    <style:style style:name="P540" style:family="paragraph" style:parent-style-name="Text_20_body" style:list-style-name="L73">
      <style:text-properties officeooo:rsid="18247580" officeooo:paragraph-rsid="1aac0adc"/>
    </style:style>
    <style:style style:name="P541" style:family="paragraph" style:parent-style-name="Text_20_body" style:list-style-name="L74">
      <style:text-properties officeooo:rsid="18c97d53" officeooo:paragraph-rsid="1aac0adc"/>
    </style:style>
    <style:style style:name="P542" style:family="paragraph" style:parent-style-name="Text_20_body" style:list-style-name="L75">
      <style:text-properties officeooo:paragraph-rsid="1c371f82"/>
    </style:style>
    <style:style style:name="P543" style:family="paragraph" style:parent-style-name="Text_20_body" style:list-style-name="L75">
      <style:text-properties officeooo:rsid="1c1a5de7" officeooo:paragraph-rsid="1c1a5de7"/>
    </style:style>
    <style:style style:name="P544" style:family="paragraph" style:parent-style-name="Text_20_body" style:list-style-name="L75">
      <style:text-properties officeooo:rsid="1c23eac8" officeooo:paragraph-rsid="1c23eac8"/>
    </style:style>
    <style:style style:name="P545" style:family="paragraph" style:parent-style-name="Text_20_body" style:list-style-name="L76">
      <style:text-properties officeooo:paragraph-rsid="23aeadde"/>
    </style:style>
    <style:style style:name="P546" style:family="paragraph" style:parent-style-name="Text_20_body" style:list-style-name="L76">
      <style:text-properties officeooo:paragraph-rsid="202e522f"/>
    </style:style>
    <style:style style:name="P547" style:family="paragraph" style:parent-style-name="Text_20_body" style:list-style-name="L76">
      <style:text-properties officeooo:paragraph-rsid="20325278"/>
    </style:style>
    <style:style style:name="P548" style:family="paragraph" style:parent-style-name="Text_20_body" style:list-style-name="L76">
      <style:text-properties officeooo:rsid="18cd6c9e" officeooo:paragraph-rsid="1aac0adc"/>
    </style:style>
    <style:style style:name="P549" style:family="paragraph" style:parent-style-name="Text_20_body" style:list-style-name="L76">
      <style:text-properties officeooo:rsid="202d51f4" officeooo:paragraph-rsid="23aeadde"/>
    </style:style>
    <style:style style:name="P550" style:family="paragraph" style:parent-style-name="Text_20_body" style:list-style-name="L76">
      <style:text-properties officeooo:rsid="23a93cdc" officeooo:paragraph-rsid="202d51f4"/>
    </style:style>
    <style:style style:name="P551" style:family="paragraph" style:parent-style-name="Text_20_body" style:list-style-name="L76">
      <style:text-properties officeooo:rsid="202e522f" officeooo:paragraph-rsid="20325278"/>
    </style:style>
    <style:style style:name="P552" style:family="paragraph" style:parent-style-name="Text_20_body" style:list-style-name="L76">
      <style:text-properties officeooo:rsid="20325278" officeooo:paragraph-rsid="20325278"/>
    </style:style>
    <style:style style:name="P553" style:family="paragraph" style:parent-style-name="Text_20_body" style:list-style-name="L77">
      <style:text-properties officeooo:paragraph-rsid="20b57a92"/>
    </style:style>
    <style:style style:name="P554" style:family="paragraph" style:parent-style-name="Text_20_body" style:list-style-name="L78">
      <style:text-properties officeooo:rsid="209eba3a" officeooo:paragraph-rsid="209eba3a"/>
    </style:style>
    <style:style style:name="P555" style:family="paragraph" style:parent-style-name="Text_20_body" style:list-style-name="L78">
      <style:text-properties officeooo:rsid="17b228f5" officeooo:paragraph-rsid="1aac0adc"/>
    </style:style>
    <style:style style:name="P556" style:family="paragraph" style:parent-style-name="Text_20_body" style:list-style-name="L79">
      <style:text-properties officeooo:rsid="17aa8f57" officeooo:paragraph-rsid="1aac0adc"/>
    </style:style>
    <style:style style:name="P557" style:family="paragraph" style:parent-style-name="Text_20_body" style:list-style-name="L78">
      <style:text-properties officeooo:rsid="17aa8f57" officeooo:paragraph-rsid="1c497a43"/>
    </style:style>
    <style:style style:name="P558" style:family="paragraph" style:parent-style-name="Text_20_body" style:list-style-name="L81">
      <style:text-properties officeooo:rsid="23bff578" officeooo:paragraph-rsid="23bff578"/>
    </style:style>
    <style:style style:name="P559" style:family="paragraph" style:parent-style-name="Text_20_body" style:list-style-name="L81">
      <style:text-properties officeooo:rsid="20cf89bc" officeooo:paragraph-rsid="23bdc1ce"/>
    </style:style>
    <style:style style:name="P560" style:family="paragraph" style:parent-style-name="Text_20_body" style:list-style-name="L82">
      <style:text-properties officeooo:paragraph-rsid="20aa26b3"/>
    </style:style>
    <style:style style:name="P561" style:family="paragraph" style:parent-style-name="Text_20_body" style:list-style-name="L82">
      <style:text-properties officeooo:rsid="23b66973" officeooo:paragraph-rsid="23b66973"/>
    </style:style>
    <style:style style:name="P562" style:family="paragraph" style:parent-style-name="Text_20_body" style:list-style-name="L86">
      <style:text-properties officeooo:paragraph-rsid="1aac0adc"/>
    </style:style>
    <style:style style:name="P563" style:family="paragraph" style:parent-style-name="Text_20_body" style:list-style-name="L88">
      <style:text-properties officeooo:paragraph-rsid="1e32191f"/>
    </style:style>
    <style:style style:name="P564" style:family="paragraph" style:parent-style-name="Text_20_body" style:list-style-name="L90">
      <style:text-properties officeooo:rsid="18303271" officeooo:paragraph-rsid="1aac0adc"/>
    </style:style>
    <style:style style:name="P565" style:family="paragraph" style:parent-style-name="Text_20_body" style:list-style-name="L90">
      <style:text-properties officeooo:rsid="18303271" officeooo:paragraph-rsid="24e2370e"/>
    </style:style>
    <style:style style:name="P566" style:family="paragraph" style:parent-style-name="Text_20_body" style:list-style-name="L90">
      <style:text-properties officeooo:rsid="1c546527" officeooo:paragraph-rsid="1aac0adc"/>
    </style:style>
    <style:style style:name="P567" style:family="paragraph" style:parent-style-name="Text_20_body" style:list-style-name="L92">
      <style:text-properties officeooo:rsid="1927fafa" officeooo:paragraph-rsid="23cd2eb0"/>
    </style:style>
    <style:style style:name="P568" style:family="paragraph" style:parent-style-name="Text_20_body" style:list-style-name="L93">
      <style:text-properties officeooo:paragraph-rsid="1cf1f7ac"/>
    </style:style>
    <style:style style:name="P569" style:family="paragraph" style:parent-style-name="Text_20_body" style:list-style-name="L94">
      <style:text-properties officeooo:rsid="190d6d44" officeooo:paragraph-rsid="23df0c02"/>
    </style:style>
    <style:style style:name="P570" style:family="paragraph" style:parent-style-name="Text_20_body" style:list-style-name="L94">
      <style:text-properties officeooo:rsid="191bb4a6" officeooo:paragraph-rsid="23df0c02"/>
    </style:style>
    <style:style style:name="P571" style:family="paragraph" style:parent-style-name="Text_20_body" style:list-style-name="L97">
      <style:text-properties officeooo:paragraph-rsid="1f88f818"/>
    </style:style>
    <style:style style:name="P572" style:family="paragraph" style:parent-style-name="Text_20_body" style:list-style-name="L98">
      <style:text-properties officeooo:paragraph-rsid="1c9dbd6e"/>
    </style:style>
    <style:style style:name="P573" style:family="paragraph" style:parent-style-name="Text_20_body" style:list-style-name="L98">
      <style:text-properties officeooo:paragraph-rsid="23e7dff0"/>
    </style:style>
    <style:style style:name="P574" style:family="paragraph" style:parent-style-name="Text_20_body" style:list-style-name="L98">
      <style:text-properties officeooo:rsid="1f8bdeef" officeooo:paragraph-rsid="23e7dff0"/>
    </style:style>
    <style:style style:name="P575" style:family="paragraph" style:parent-style-name="Text_20_body" style:list-style-name="L100">
      <style:text-properties officeooo:paragraph-rsid="23f063d8"/>
    </style:style>
    <style:style style:name="P576" style:family="paragraph" style:parent-style-name="Text_20_body" style:list-style-name="L100">
      <style:text-properties officeooo:rsid="1d75ffc5" officeooo:paragraph-rsid="23f063d8"/>
    </style:style>
    <style:style style:name="P577" style:family="paragraph" style:parent-style-name="Text_20_body" style:list-style-name="L101">
      <style:text-properties officeooo:rsid="23f219d6" officeooo:paragraph-rsid="23f219d6"/>
    </style:style>
    <style:style style:name="P578" style:family="paragraph" style:parent-style-name="Text_20_body" style:list-style-name="L102">
      <style:text-properties officeooo:paragraph-rsid="1dbcba3f"/>
    </style:style>
    <style:style style:name="P579" style:family="paragraph" style:parent-style-name="Text_20_body" style:list-style-name="L102">
      <style:text-properties officeooo:paragraph-rsid="1d5ab5e3"/>
    </style:style>
    <style:style style:name="P580" style:family="paragraph" style:parent-style-name="Text_20_body" style:list-style-name="L102">
      <style:text-properties officeooo:paragraph-rsid="1d5cf261"/>
    </style:style>
    <style:style style:name="P581" style:family="paragraph" style:parent-style-name="Text_20_body" style:list-style-name="L102">
      <style:text-properties officeooo:paragraph-rsid="1d5f65ab"/>
    </style:style>
    <style:style style:name="P582" style:family="paragraph" style:parent-style-name="Text_20_body" style:list-style-name="L102">
      <style:text-properties officeooo:paragraph-rsid="1d5df106"/>
    </style:style>
    <style:style style:name="P583" style:family="paragraph" style:parent-style-name="Text_20_body" style:list-style-name="L102">
      <style:text-properties officeooo:paragraph-rsid="1d55c6b1"/>
    </style:style>
    <style:style style:name="P584" style:family="paragraph" style:parent-style-name="Text_20_body" style:list-style-name="L102">
      <style:text-properties officeooo:paragraph-rsid="1d610f62"/>
    </style:style>
    <style:style style:name="P585" style:family="paragraph" style:parent-style-name="Text_20_body" style:list-style-name="L102">
      <style:text-properties officeooo:paragraph-rsid="1d53e4a5"/>
    </style:style>
    <style:style style:name="P586" style:family="paragraph" style:parent-style-name="Text_20_body" style:list-style-name="L102">
      <style:text-properties officeooo:rsid="23fa170b" officeooo:paragraph-rsid="23fa170b"/>
    </style:style>
    <style:style style:name="P587" style:family="paragraph" style:parent-style-name="Text_20_body" style:list-style-name="L104">
      <style:text-properties officeooo:paragraph-rsid="1d7b3ad9"/>
    </style:style>
    <style:style style:name="P588" style:family="paragraph" style:parent-style-name="Text_20_body" style:list-style-name="L105">
      <style:text-properties officeooo:paragraph-rsid="1f8ea03e"/>
    </style:style>
    <style:style style:name="P589" style:family="paragraph" style:parent-style-name="Text_20_body" style:list-style-name="L106">
      <style:text-properties officeooo:paragraph-rsid="1bd9fc7c"/>
    </style:style>
    <style:style style:name="P590" style:family="paragraph" style:parent-style-name="Text_20_body" style:list-style-name="L106">
      <style:text-properties officeooo:paragraph-rsid="1de43098"/>
    </style:style>
    <style:style style:name="P591" style:family="paragraph" style:parent-style-name="Text_20_body" style:list-style-name="L107">
      <style:text-properties officeooo:paragraph-rsid="23fd5e13"/>
    </style:style>
    <style:style style:name="P592" style:family="paragraph" style:parent-style-name="Text_20_body" style:list-style-name="L107">
      <style:text-properties officeooo:paragraph-rsid="2409d79a"/>
    </style:style>
    <style:style style:name="P593" style:family="paragraph" style:parent-style-name="Text_20_body" style:list-style-name="L107">
      <style:text-properties officeooo:paragraph-rsid="1be5456a"/>
    </style:style>
    <style:style style:name="P594" style:family="paragraph" style:parent-style-name="Text_20_body" style:list-style-name="L107">
      <style:text-properties officeooo:paragraph-rsid="1ddf5a6c"/>
    </style:style>
    <style:style style:name="P595" style:family="paragraph" style:parent-style-name="Text_20_body" style:list-style-name="L108"/>
    <style:style style:name="P596" style:family="paragraph" style:parent-style-name="Text_20_body" style:list-style-name="L108">
      <style:text-properties officeooo:paragraph-rsid="1b9e4095"/>
    </style:style>
    <style:style style:name="P597" style:family="paragraph" style:parent-style-name="Text_20_body" style:list-style-name="L108">
      <style:text-properties officeooo:paragraph-rsid="1b9fea33"/>
    </style:style>
    <style:style style:name="P598" style:family="paragraph" style:parent-style-name="Text_20_body" style:list-style-name="L108">
      <style:text-properties officeooo:paragraph-rsid="239f8843"/>
    </style:style>
    <style:style style:name="P599" style:family="paragraph" style:parent-style-name="Text_20_body" style:list-style-name="L108">
      <style:text-properties officeooo:rsid="1b9f2b38" officeooo:paragraph-rsid="1b9f2b38"/>
    </style:style>
    <style:style style:name="P600" style:family="paragraph" style:parent-style-name="Text_20_body" style:list-style-name="L108">
      <style:text-properties officeooo:rsid="1bb2ed99" officeooo:paragraph-rsid="1bb2ed99"/>
    </style:style>
    <style:style style:name="P601" style:family="paragraph" style:parent-style-name="Text_20_body" style:list-style-name="L109">
      <style:text-properties officeooo:paragraph-rsid="1ddb0704"/>
    </style:style>
    <style:style style:name="P602" style:family="paragraph" style:parent-style-name="Text_20_body" style:list-style-name="L109">
      <style:text-properties officeooo:paragraph-rsid="240c97a7"/>
    </style:style>
    <style:style style:name="P603" style:family="paragraph" style:parent-style-name="Text_20_body" style:list-style-name="L109">
      <style:text-properties officeooo:rsid="1dd7f1d6" officeooo:paragraph-rsid="1bac8c7c"/>
    </style:style>
    <style:style style:name="P604" style:family="paragraph" style:parent-style-name="Text_20_body" style:list-style-name="L109">
      <style:text-properties officeooo:rsid="2506d1ff" officeooo:paragraph-rsid="2506d1ff"/>
    </style:style>
    <style:style style:name="P605" style:family="paragraph" style:parent-style-name="Text_20_body" style:list-style-name="L109">
      <style:text-properties officeooo:rsid="1d648cfa" officeooo:paragraph-rsid="240c97a7"/>
    </style:style>
    <style:style style:name="P606" style:family="paragraph" style:parent-style-name="Text_20_body" style:list-style-name="L110">
      <style:text-properties officeooo:paragraph-rsid="1fa1e491"/>
    </style:style>
    <style:style style:name="P607" style:family="paragraph" style:parent-style-name="Text_20_body" style:list-style-name="L111">
      <style:text-properties officeooo:paragraph-rsid="2416422c"/>
    </style:style>
    <style:style style:name="P608" style:family="paragraph" style:parent-style-name="Text_20_body" style:list-style-name="L111">
      <style:text-properties officeooo:paragraph-rsid="17205437"/>
    </style:style>
    <style:style style:name="P609" style:family="paragraph" style:parent-style-name="Text_20_body" style:list-style-name="L112">
      <style:text-properties officeooo:paragraph-rsid="17205437"/>
    </style:style>
    <style:style style:name="P610" style:family="paragraph" style:parent-style-name="Text_20_body" style:list-style-name="L113">
      <style:text-properties officeooo:paragraph-rsid="1b401306"/>
    </style:style>
    <style:style style:name="P611" style:family="paragraph" style:parent-style-name="Text_20_body" style:list-style-name="L113">
      <style:text-properties officeooo:paragraph-rsid="1b41f3e2"/>
    </style:style>
    <style:style style:name="P612" style:family="paragraph" style:parent-style-name="Text_20_body" style:list-style-name="L114">
      <style:text-properties officeooo:paragraph-rsid="1b3c40f8"/>
    </style:style>
    <style:style style:name="P613" style:family="paragraph" style:parent-style-name="Text_20_body" style:list-style-name="L115">
      <style:text-properties officeooo:paragraph-rsid="1b3c40f8"/>
    </style:style>
    <style:style style:name="P614" style:family="paragraph" style:parent-style-name="Text_20_body" style:list-style-name="L116">
      <style:text-properties officeooo:paragraph-rsid="1b3aa9da"/>
    </style:style>
    <style:style style:name="P615" style:family="paragraph" style:parent-style-name="Text_20_body" style:list-style-name="L116">
      <style:text-properties officeooo:rsid="1b3c0e07" officeooo:paragraph-rsid="1b3c0e07"/>
    </style:style>
    <style:style style:name="P616" style:family="paragraph" style:parent-style-name="Text_20_body" style:list-style-name="L116">
      <style:text-properties officeooo:rsid="2435b3b9" officeooo:paragraph-rsid="2435b3b9"/>
    </style:style>
    <style:style style:name="P617" style:family="paragraph" style:parent-style-name="Text_20_body" style:list-style-name="L117">
      <style:text-properties officeooo:paragraph-rsid="1b3c40f8"/>
    </style:style>
    <style:style style:name="P618" style:family="paragraph" style:parent-style-name="Text_20_body" style:list-style-name="L118">
      <style:text-properties officeooo:rsid="17d7660b" officeooo:paragraph-rsid="2437a4dc"/>
    </style:style>
    <style:style style:name="P619" style:family="paragraph" style:parent-style-name="Text_20_body" style:list-style-name="L118">
      <style:text-properties officeooo:rsid="17d7660b" officeooo:paragraph-rsid="17d91553"/>
    </style:style>
    <style:style style:name="P620" style:family="paragraph" style:parent-style-name="Text_20_body" style:list-style-name="L118">
      <style:text-properties officeooo:rsid="1b81f85d" officeooo:paragraph-rsid="1b8368fb"/>
    </style:style>
    <style:style style:name="P621" style:family="paragraph" style:parent-style-name="Text_20_body">
      <style:text-properties officeooo:rsid="25d2b252" officeooo:paragraph-rsid="25d2b252"/>
    </style:style>
    <style:style style:name="P622" style:family="paragraph" style:parent-style-name="Text_20_body" style:list-style-name="L50">
      <style:paragraph-properties fo:margin-left="1.251cm" fo:margin-right="0cm" fo:text-indent="0cm" style:auto-text-indent="false"/>
      <style:text-properties officeooo:paragraph-rsid="1e2448da"/>
    </style:style>
    <style:style style:name="P623" style:family="paragraph" style:parent-style-name="Heading_20_4">
      <style:text-properties officeooo:rsid="1543b540" officeooo:paragraph-rsid="1aac0adc"/>
    </style:style>
    <style:style style:name="P624" style:family="paragraph" style:parent-style-name="Heading_20_4">
      <style:text-properties officeooo:paragraph-rsid="1aac0adc"/>
    </style:style>
    <style:style style:name="P625" style:family="paragraph" style:parent-style-name="Heading_20_4">
      <style:text-properties fo:font-style="italic" officeooo:rsid="19306b54" officeooo:paragraph-rsid="1f6bfdc1" style:font-style-asian="italic" style:font-style-complex="italic"/>
    </style:style>
    <style:style style:name="P626" style:family="paragraph" style:parent-style-name="Heading_20_3">
      <style:text-properties officeooo:paragraph-rsid="17205437"/>
    </style:style>
    <style:style style:name="P627" style:family="paragraph" style:parent-style-name="Heading_20_3">
      <style:text-properties officeooo:rsid="199c9f8e" officeooo:paragraph-rsid="199c9f8e"/>
    </style:style>
    <style:style style:name="P628" style:family="paragraph" style:parent-style-name="Heading_20_3">
      <style:text-properties officeooo:rsid="196348ba" officeooo:paragraph-rsid="196348ba"/>
    </style:style>
    <style:style style:name="P629" style:family="paragraph" style:parent-style-name="Heading_20_3">
      <style:text-properties officeooo:rsid="199ecb14" officeooo:paragraph-rsid="199ecb14"/>
    </style:style>
    <style:style style:name="P630" style:family="paragraph" style:parent-style-name="Heading_20_3">
      <style:text-properties officeooo:rsid="1963ff4f" officeooo:paragraph-rsid="1963ff4f"/>
    </style:style>
    <style:style style:name="P631" style:family="paragraph" style:parent-style-name="Heading_20_3">
      <style:text-properties officeooo:rsid="189c7ad6" officeooo:paragraph-rsid="189c7ad6"/>
    </style:style>
    <style:style style:name="P632" style:family="paragraph" style:parent-style-name="Heading_20_3">
      <style:text-properties officeooo:rsid="1c9e1742" officeooo:paragraph-rsid="1c9e1742"/>
    </style:style>
    <style:style style:name="P633" style:family="paragraph" style:parent-style-name="Heading_20_3">
      <style:text-properties officeooo:rsid="18e87d0d" officeooo:paragraph-rsid="18e87d0d"/>
    </style:style>
    <style:style style:name="P634" style:family="paragraph" style:parent-style-name="Heading_20_3">
      <style:text-properties officeooo:rsid="18ebce8e" officeooo:paragraph-rsid="18ebce8e"/>
    </style:style>
    <style:style style:name="P635" style:family="paragraph" style:parent-style-name="Heading_20_3">
      <style:text-properties officeooo:rsid="192584cc" officeooo:paragraph-rsid="192584cc"/>
    </style:style>
    <style:style style:name="P636" style:family="paragraph" style:parent-style-name="Heading_20_3">
      <style:text-properties officeooo:paragraph-rsid="1bc6ea06"/>
    </style:style>
    <style:style style:name="P637" style:family="paragraph" style:parent-style-name="Heading_20_3">
      <style:text-properties officeooo:paragraph-rsid="1da85e96"/>
    </style:style>
    <style:style style:name="P638" style:family="paragraph" style:parent-style-name="Heading_20_3">
      <style:text-properties officeooo:rsid="1c9c170c" officeooo:paragraph-rsid="1c9c170c"/>
    </style:style>
    <style:style style:name="P639" style:family="paragraph" style:parent-style-name="Heading_20_3">
      <style:text-properties officeooo:paragraph-rsid="1bc785f1"/>
    </style:style>
    <style:style style:name="P640" style:family="paragraph" style:parent-style-name="Heading_20_3">
      <style:text-properties officeooo:paragraph-rsid="1aa9a78a"/>
    </style:style>
    <style:style style:name="P641" style:family="paragraph" style:parent-style-name="Heading_20_3">
      <style:text-properties officeooo:paragraph-rsid="1aaab28b"/>
    </style:style>
    <style:style style:name="P642" style:family="paragraph" style:parent-style-name="Heading_20_3">
      <style:text-properties officeooo:rsid="17ca5d5b" officeooo:paragraph-rsid="1a894516"/>
    </style:style>
    <style:style style:name="P643" style:family="paragraph" style:parent-style-name="Heading_20_3">
      <style:text-properties officeooo:paragraph-rsid="1aac0adc"/>
    </style:style>
    <style:style style:name="P644" style:family="paragraph" style:parent-style-name="Heading_20_3">
      <style:text-properties officeooo:rsid="17a0e9db" officeooo:paragraph-rsid="1aac0adc"/>
    </style:style>
    <style:style style:name="P645" style:family="paragraph" style:parent-style-name="Heading_20_3">
      <style:text-properties officeooo:rsid="1836b5be" officeooo:paragraph-rsid="1836b5be"/>
    </style:style>
    <style:style style:name="P646" style:family="paragraph" style:parent-style-name="Heading_20_3">
      <style:text-properties officeooo:rsid="190c854f" officeooo:paragraph-rsid="1aac0adc"/>
    </style:style>
    <style:style style:name="P647" style:family="paragraph" style:parent-style-name="Heading_20_3">
      <style:text-properties officeooo:rsid="1bc3a86a" officeooo:paragraph-rsid="1bc3a86a"/>
    </style:style>
    <style:style style:name="P648" style:family="paragraph" style:parent-style-name="Heading_20_3">
      <style:text-properties officeooo:rsid="1bc3a86a" officeooo:paragraph-rsid="1c9dbd6e"/>
    </style:style>
    <style:style style:name="P649" style:family="paragraph" style:parent-style-name="Heading_20_3">
      <style:text-properties officeooo:rsid="1bc3a86a" officeooo:paragraph-rsid="1bc6ea06"/>
    </style:style>
    <style:style style:name="P650" style:family="paragraph" style:parent-style-name="Heading_20_3">
      <style:text-properties officeooo:paragraph-rsid="1ac21d32"/>
    </style:style>
    <style:style style:name="P651" style:family="paragraph" style:parent-style-name="Heading_20_3">
      <style:text-properties officeooo:rsid="1c9dbd6e" officeooo:paragraph-rsid="1c9dbd6e"/>
    </style:style>
    <style:style style:name="P652" style:family="paragraph" style:parent-style-name="Heading_20_3">
      <style:text-properties officeooo:paragraph-rsid="1c9dbd6e"/>
    </style:style>
    <style:style style:name="P653" style:family="paragraph" style:parent-style-name="Heading_20_2">
      <style:text-properties officeooo:rsid="146d70b4" officeooo:paragraph-rsid="17205437"/>
    </style:style>
    <style:style style:name="P654" style:family="paragraph" style:parent-style-name="Heading_20_2">
      <style:text-properties officeooo:paragraph-rsid="210134c1"/>
    </style:style>
    <style:style style:name="P655" style:family="paragraph" style:parent-style-name="Heading_20_2">
      <style:text-properties officeooo:rsid="1e738991"/>
    </style:style>
    <style:style style:name="P656" style:family="paragraph" style:parent-style-name="Heading_20_1" style:master-page-name="Standard">
      <style:paragraph-properties style:page-number="auto" fo:break-before="page"/>
      <style:text-properties officeooo:rsid="2563c458" officeooo:paragraph-rsid="2563c458"/>
    </style:style>
    <style:style style:name="P657" style:family="paragraph" style:parent-style-name="Example" style:list-style-name="L34"/>
    <style:style style:name="P658" style:family="paragraph" style:parent-style-name="Example" style:list-style-name="L41"/>
    <style:style style:name="P659" style:family="paragraph" style:parent-style-name="Example" style:list-style-name="L53"/>
    <style:style style:name="P660" style:family="paragraph" style:parent-style-name="Example" style:list-style-name="L53">
      <style:text-properties officeooo:paragraph-rsid="2333a4c4"/>
    </style:style>
    <style:style style:name="P661" style:family="paragraph" style:parent-style-name="Example" style:list-style-name="L59"/>
    <style:style style:name="P662" style:family="paragraph" style:parent-style-name="Example" style:list-style-name="L117"/>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style:text-underline-style="none" style:font-style-asian="italic" style:font-style-complex="italic"/>
    </style:style>
    <style:style style:name="T425" style:family="text">
      <style:text-properties fo:font-style="italic" style:text-underline-style="none" officeooo:rsid="15fa1f30" style:font-style-asian="italic" style:font-style-complex="italic"/>
    </style:style>
    <style:style style:name="T426" style:family="text">
      <style:text-properties fo:font-style="italic" style:text-underline-style="none" officeooo:rsid="15fd67ce" style:font-style-asian="italic" style:font-style-complex="italic"/>
    </style:style>
    <style:style style:name="T427" style:family="text">
      <style:text-properties fo:font-style="italic" style:text-underline-style="none" officeooo:rsid="1e2448da" style:font-style-asian="italic" style:font-style-complex="italic"/>
    </style:style>
    <style:style style:name="T428" style:family="text">
      <style:text-properties fo:font-style="italic" style:text-underline-style="none" officeooo:rsid="19168136" style:font-style-asian="italic" style:font-style-complex="italic"/>
    </style:style>
    <style:style style:name="T429" style:family="text">
      <style:text-properties fo:font-style="italic" style:text-underline-style="none" officeooo:rsid="23dbf499" style:font-style-asian="italic" style:font-style-complex="italic"/>
    </style:style>
    <style:style style:name="T430" style:family="text">
      <style:text-properties fo:font-style="italic" style:text-underline-style="none" officeooo:rsid="24ec6a27" style:font-style-asian="italic" style:font-style-complex="italic"/>
    </style:style>
    <style:style style:name="T431" style:family="text">
      <style:text-properties fo:font-style="italic" style:text-underline-style="none" fo:font-weight="normal" officeooo:rsid="18b5f457" style:font-style-asian="italic" style:font-weight-asian="normal" style:font-style-complex="italic" style:font-weight-complex="normal"/>
    </style:style>
    <style:style style:name="T432" style:family="text">
      <style:text-properties fo:font-style="italic" style:text-underline-style="none" fo:font-weight="normal" officeooo:rsid="189f1577" style:font-style-asian="italic" style:font-weight-asian="normal" style:font-style-complex="italic" style:font-weight-complex="normal"/>
    </style:style>
    <style:style style:name="T433" style:family="text">
      <style:text-properties fo:font-style="italic" style:text-underline-style="none" fo:font-weight="normal" officeooo:rsid="25245373" style:font-style-asian="italic" style:font-weight-asian="normal" style:font-style-complex="italic" style:font-weight-complex="normal"/>
    </style:style>
    <style:style style:name="T434" style:family="text">
      <style:text-properties fo:font-style="italic" fo:font-weight="normal" style:font-style-asian="italic" style:font-weight-asian="normal" style:font-style-complex="italic" style:font-weight-complex="normal"/>
    </style:style>
    <style:style style:name="T435" style:family="text">
      <style:text-properties fo:font-style="italic" fo:font-weight="normal" officeooo:rsid="217393d7" style:font-style-asian="italic" style:font-weight-asian="normal" style:font-style-complex="italic" style:font-weight-complex="normal"/>
    </style:style>
    <style:style style:name="T436" style:family="text">
      <style:text-properties fo:font-style="italic" fo:font-weight="normal" officeooo:rsid="18b9137b" style:font-style-asian="italic" style:font-weight-asian="normal" style:font-style-complex="italic" style:font-weight-complex="normal"/>
    </style:style>
    <style:style style:name="T437" style:family="text">
      <style:text-properties fo:font-style="italic" fo:font-weight="normal" officeooo:rsid="18b5f457" style:font-style-asian="italic" style:font-weight-asian="normal" style:font-style-complex="italic" style:font-weight-complex="normal"/>
    </style:style>
    <style:style style:name="T438" style:family="text">
      <style:text-properties fo:font-style="italic" fo:font-weight="normal" officeooo:rsid="1fc7330d" style:font-style-asian="italic" style:font-weight-asian="normal" style:font-style-complex="italic" style:font-weight-complex="normal"/>
    </style:style>
    <style:style style:name="T439" style:family="text">
      <style:text-properties fo:font-style="italic" fo:font-weight="normal" officeooo:rsid="19361ae6" style:font-style-asian="italic" style:font-weight-asian="normal" style:font-style-complex="italic" style:font-weight-complex="normal"/>
    </style:style>
    <style:style style:name="T440" style:family="text">
      <style:text-properties fo:font-style="italic" fo:font-weight="normal" officeooo:rsid="1b64deb6" style:font-style-asian="italic" style:font-weight-asian="normal" style:font-style-complex="italic" style:font-weight-complex="normal"/>
    </style:style>
    <style:style style:name="T441" style:family="text">
      <style:text-properties fo:font-style="italic" fo:font-weight="normal" officeooo:rsid="1c353327" style:font-style-asian="italic" style:font-weight-asian="normal" style:font-style-complex="italic" style:font-weight-complex="normal"/>
    </style:style>
    <style:style style:name="T442" style:family="text">
      <style:text-properties fo:font-style="italic" fo:font-weight="normal" officeooo:rsid="2493d017" style:font-style-asian="italic" style:font-weight-asian="normal" style:font-style-complex="italic" style:font-weight-complex="normal"/>
    </style:style>
    <style:style style:name="T443" style:family="text">
      <style:text-properties fo:font-style="italic" style:text-underline-style="solid" style:text-underline-width="auto" style:text-underline-color="font-color" style:font-style-asian="italic" style:font-style-complex="italic"/>
    </style:style>
    <style:style style:name="T444" style:family="text">
      <style:text-properties fo:font-style="italic" style:text-underline-style="solid" style:text-underline-width="auto" style:text-underline-color="font-color" officeooo:rsid="1c86fdc4" style:font-style-asian="italic" style:font-style-complex="italic"/>
    </style:style>
    <style:style style:name="T445" style:family="text">
      <style:text-properties fo:font-style="italic" style:text-underline-style="solid" style:text-underline-width="auto" style:text-underline-color="font-color" officeooo:rsid="1c81d622" style:font-style-asian="italic" style:font-style-complex="italic"/>
    </style:style>
    <style:style style:name="T446" style:family="text">
      <style:text-properties fo:font-style="italic" style:text-underline-style="solid" style:text-underline-width="auto" style:text-underline-color="font-color" officeooo:rsid="1c88d371" style:font-style-asian="italic" style:font-style-complex="italic"/>
    </style:style>
    <style:style style:name="T447" style:family="text">
      <style:text-properties fo:font-style="italic" style:text-underline-style="solid" style:text-underline-width="auto" style:text-underline-color="font-color" officeooo:rsid="1de83d6e" style:font-style-asian="italic" style:font-style-complex="italic"/>
    </style:style>
    <style:style style:name="T448" style:family="text">
      <style:text-properties fo:font-style="italic" style:text-underline-style="solid" style:text-underline-width="auto" style:text-underline-color="font-color" officeooo:rsid="23ca212b" style:font-style-asian="italic" style:font-style-complex="italic"/>
    </style:style>
    <style:style style:name="T449" style:family="text">
      <style:text-properties fo:font-style="italic" style:text-underline-style="solid" style:text-underline-width="auto" style:text-underline-color="font-color" officeooo:rsid="23cb732e" style:font-style-asian="italic" style:font-style-complex="italic"/>
    </style:style>
    <style:style style:name="T450" style:family="text">
      <style:text-properties fo:font-style="italic" style:text-underline-style="solid" style:text-underline-width="auto" style:text-underline-color="font-color" officeooo:rsid="1c58478d" style:font-style-asian="italic" style:font-style-complex="italic"/>
    </style:style>
    <style:style style:name="T451" style:family="text">
      <style:text-properties fo:font-style="italic" style:text-underline-style="solid" style:text-underline-width="auto" style:text-underline-color="font-color" officeooo:rsid="19168136" style:font-style-asian="italic" style:font-style-complex="italic"/>
    </style:style>
    <style:style style:name="T452"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3"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5" style:family="text">
      <style:text-properties fo:font-style="normal" style:font-style-asian="normal" style:font-style-complex="normal"/>
    </style:style>
    <style:style style:name="T456" style:family="text">
      <style:text-properties fo:font-style="normal" officeooo:rsid="127cc581" style:font-style-asian="normal" style:font-style-complex="normal"/>
    </style:style>
    <style:style style:name="T457" style:family="text">
      <style:text-properties fo:font-style="normal" officeooo:rsid="16160d51" style:font-style-asian="normal" style:font-style-complex="normal"/>
    </style:style>
    <style:style style:name="T458" style:family="text">
      <style:text-properties fo:font-style="normal" officeooo:rsid="160e1c76" style:font-style-asian="normal" style:font-style-complex="normal"/>
    </style:style>
    <style:style style:name="T459" style:family="text">
      <style:text-properties fo:font-style="normal" officeooo:rsid="160e3795" style:font-style-asian="normal" style:font-style-complex="normal"/>
    </style:style>
    <style:style style:name="T460" style:family="text">
      <style:text-properties fo:font-style="normal" officeooo:rsid="160f4828" style:font-style-asian="normal" style:font-style-complex="normal"/>
    </style:style>
    <style:style style:name="T461" style:family="text">
      <style:text-properties fo:font-style="normal" officeooo:rsid="176ba4f0" style:font-style-asian="normal" style:font-style-complex="normal"/>
    </style:style>
    <style:style style:name="T462" style:family="text">
      <style:text-properties fo:font-style="normal" officeooo:rsid="1792cc62" style:font-style-asian="normal" style:font-style-complex="normal"/>
    </style:style>
    <style:style style:name="T463" style:family="text">
      <style:text-properties fo:font-style="normal" officeooo:rsid="15ad6f72" style:font-style-asian="normal" style:font-style-complex="normal"/>
    </style:style>
    <style:style style:name="T464" style:family="text">
      <style:text-properties fo:font-style="normal" officeooo:rsid="17ac90ef" style:font-style-asian="normal" style:font-style-complex="normal"/>
    </style:style>
    <style:style style:name="T465" style:family="text">
      <style:text-properties fo:font-style="normal" officeooo:rsid="17ade1ed" style:font-style-asian="normal" style:font-style-complex="normal"/>
    </style:style>
    <style:style style:name="T466" style:family="text">
      <style:text-properties fo:font-style="normal" officeooo:rsid="181bac4f" style:font-style-asian="normal" style:font-style-complex="normal"/>
    </style:style>
    <style:style style:name="T467" style:family="text">
      <style:text-properties fo:font-style="normal" officeooo:rsid="181c2dd9" style:font-style-asian="normal" style:font-style-complex="normal"/>
    </style:style>
    <style:style style:name="T468" style:family="text">
      <style:text-properties fo:font-style="normal" officeooo:rsid="1839eb22" style:font-style-asian="normal" style:font-style-complex="normal"/>
    </style:style>
    <style:style style:name="T469" style:family="text">
      <style:text-properties fo:font-style="normal" officeooo:rsid="189e8a08" style:font-style-asian="normal" style:font-style-complex="normal"/>
    </style:style>
    <style:style style:name="T470" style:family="text">
      <style:text-properties fo:font-style="normal" officeooo:rsid="189f1577" style:font-style-asian="normal" style:font-style-complex="normal"/>
    </style:style>
    <style:style style:name="T471" style:family="text">
      <style:text-properties fo:font-style="normal" officeooo:rsid="18a287d4" style:font-style-asian="normal" style:font-style-complex="normal"/>
    </style:style>
    <style:style style:name="T472" style:family="text">
      <style:text-properties fo:font-style="normal" officeooo:rsid="18a52033" style:font-style-asian="normal" style:font-style-complex="normal"/>
    </style:style>
    <style:style style:name="T473" style:family="text">
      <style:text-properties fo:font-style="normal" officeooo:rsid="18a8ff71" style:font-style-asian="normal" style:font-style-complex="normal"/>
    </style:style>
    <style:style style:name="T474" style:family="text">
      <style:text-properties fo:font-style="normal" officeooo:rsid="18b4d1a3" style:font-style-asian="normal" style:font-style-complex="normal"/>
    </style:style>
    <style:style style:name="T475" style:family="text">
      <style:text-properties fo:font-style="normal" officeooo:rsid="18c20de8" style:font-style-asian="normal" style:font-style-complex="normal"/>
    </style:style>
    <style:style style:name="T476" style:family="text">
      <style:text-properties fo:font-style="normal" officeooo:rsid="18cf0f68" style:font-style-asian="normal" style:font-style-complex="normal"/>
    </style:style>
    <style:style style:name="T477" style:family="text">
      <style:text-properties fo:font-style="normal" officeooo:rsid="18d00879" style:font-style-asian="normal" style:font-style-complex="normal"/>
    </style:style>
    <style:style style:name="T478" style:family="text">
      <style:text-properties fo:font-style="normal" officeooo:rsid="18d5c31e" style:font-style-asian="normal" style:font-style-complex="normal"/>
    </style:style>
    <style:style style:name="T479" style:family="text">
      <style:text-properties fo:font-style="normal" officeooo:rsid="18e0c1bb" style:font-style-asian="normal" style:font-style-complex="normal"/>
    </style:style>
    <style:style style:name="T480" style:family="text">
      <style:text-properties fo:font-style="normal" officeooo:rsid="18e7ba4d" style:font-style-asian="normal" style:font-style-complex="normal"/>
    </style:style>
    <style:style style:name="T481" style:family="text">
      <style:text-properties fo:font-style="normal" officeooo:rsid="18ec2a42" style:font-style-asian="normal" style:font-style-complex="normal"/>
    </style:style>
    <style:style style:name="T482" style:family="text">
      <style:text-properties fo:font-style="normal" officeooo:rsid="18ec86d1" style:font-style-asian="normal" style:font-style-complex="normal"/>
    </style:style>
    <style:style style:name="T483" style:family="text">
      <style:text-properties fo:font-style="normal" officeooo:rsid="18ecc4a6" style:font-style-asian="normal" style:font-style-complex="normal"/>
    </style:style>
    <style:style style:name="T484" style:family="text">
      <style:text-properties fo:font-style="normal" officeooo:rsid="1970af12" style:font-style-asian="normal" style:font-style-complex="normal"/>
    </style:style>
    <style:style style:name="T485" style:family="text">
      <style:text-properties fo:font-style="normal" officeooo:rsid="1971bbc9" style:font-style-asian="normal" style:font-style-complex="normal"/>
    </style:style>
    <style:style style:name="T486" style:family="text">
      <style:text-properties fo:font-style="normal" officeooo:rsid="199b34eb" style:font-style-asian="normal" style:font-style-complex="normal"/>
    </style:style>
    <style:style style:name="T487" style:family="text">
      <style:text-properties fo:font-style="normal" officeooo:rsid="19a7d5d7" style:font-style-asian="normal" style:font-style-complex="normal"/>
    </style:style>
    <style:style style:name="T488" style:family="text">
      <style:text-properties fo:font-style="normal" officeooo:rsid="19a8efca" style:font-style-asian="normal" style:font-style-complex="normal"/>
    </style:style>
    <style:style style:name="T489" style:family="text">
      <style:text-properties fo:font-style="normal" officeooo:rsid="19a9a442" style:font-style-asian="normal" style:font-style-complex="normal"/>
    </style:style>
    <style:style style:name="T490" style:family="text">
      <style:text-properties fo:font-style="normal" officeooo:rsid="19aa18ef" style:font-style-asian="normal" style:font-style-complex="normal"/>
    </style:style>
    <style:style style:name="T491" style:family="text">
      <style:text-properties fo:font-style="normal" officeooo:rsid="19ab249f" style:font-style-asian="normal" style:font-style-complex="normal"/>
    </style:style>
    <style:style style:name="T492" style:family="text">
      <style:text-properties fo:font-style="normal" officeooo:rsid="19ac7c84" style:font-style-asian="normal" style:font-style-complex="normal"/>
    </style:style>
    <style:style style:name="T493" style:family="text">
      <style:text-properties fo:font-style="normal" officeooo:rsid="19adafc0" style:font-style-asian="normal" style:font-style-complex="normal"/>
    </style:style>
    <style:style style:name="T494" style:family="text">
      <style:text-properties fo:font-style="normal" officeooo:rsid="19b1b7ff" style:font-style-asian="normal" style:font-style-complex="normal"/>
    </style:style>
    <style:style style:name="T495" style:family="text">
      <style:text-properties fo:font-style="normal" officeooo:rsid="19b7afea" style:font-style-asian="normal" style:font-style-complex="normal"/>
    </style:style>
    <style:style style:name="T496" style:family="text">
      <style:text-properties fo:font-style="normal" officeooo:rsid="19aef2fb" style:font-style-asian="normal" style:font-style-complex="normal"/>
    </style:style>
    <style:style style:name="T497" style:family="text">
      <style:text-properties fo:font-style="normal" officeooo:rsid="19c505ba" style:font-style-asian="normal" style:font-style-complex="normal"/>
    </style:style>
    <style:style style:name="T498" style:family="text">
      <style:text-properties fo:font-style="normal" officeooo:rsid="19b7a33a" style:font-style-asian="normal" style:font-style-complex="normal"/>
    </style:style>
    <style:style style:name="T499" style:family="text">
      <style:text-properties fo:font-style="normal" officeooo:rsid="19b91027" style:font-style-asian="normal" style:font-style-complex="normal"/>
    </style:style>
    <style:style style:name="T500" style:family="text">
      <style:text-properties fo:font-style="normal" officeooo:rsid="19c67ee1" style:font-style-asian="normal" style:font-style-complex="normal"/>
    </style:style>
    <style:style style:name="T501" style:family="text">
      <style:text-properties fo:font-style="normal" officeooo:rsid="19c84da7" style:font-style-asian="normal" style:font-style-complex="normal"/>
    </style:style>
    <style:style style:name="T502" style:family="text">
      <style:text-properties fo:font-style="normal" officeooo:rsid="19b2a3c4" style:font-style-asian="normal" style:font-style-complex="normal"/>
    </style:style>
    <style:style style:name="T503" style:family="text">
      <style:text-properties fo:font-style="normal" officeooo:rsid="19c004af" style:font-style-asian="normal" style:font-style-complex="normal"/>
    </style:style>
    <style:style style:name="T504" style:family="text">
      <style:text-properties fo:font-style="normal" officeooo:rsid="19d927c8" style:font-style-asian="normal" style:font-style-complex="normal"/>
    </style:style>
    <style:style style:name="T505" style:family="text">
      <style:text-properties fo:font-style="normal" officeooo:rsid="1a087c78" style:font-style-asian="normal" style:font-style-complex="normal"/>
    </style:style>
    <style:style style:name="T506" style:family="text">
      <style:text-properties fo:font-style="normal" officeooo:rsid="17c5a5ad" style:font-style-asian="normal" style:font-style-complex="normal"/>
    </style:style>
    <style:style style:name="T507" style:family="text">
      <style:text-properties fo:font-style="normal" officeooo:rsid="1aaec840" style:font-style-asian="normal" style:font-style-complex="normal"/>
    </style:style>
    <style:style style:name="T508" style:family="text">
      <style:text-properties fo:font-style="normal" officeooo:rsid="1abdda19" style:font-style-asian="normal" style:font-style-complex="normal"/>
    </style:style>
    <style:style style:name="T509" style:family="text">
      <style:text-properties fo:font-style="normal" officeooo:rsid="1af8bfe8" style:font-style-asian="normal" style:font-style-complex="normal"/>
    </style:style>
    <style:style style:name="T510" style:family="text">
      <style:text-properties fo:font-style="normal" officeooo:rsid="1b3492d1" style:font-style-asian="normal" style:font-style-complex="normal"/>
    </style:style>
    <style:style style:name="T511" style:family="text">
      <style:text-properties fo:font-style="normal" officeooo:rsid="1b355553" style:font-style-asian="normal" style:font-style-complex="normal"/>
    </style:style>
    <style:style style:name="T512" style:family="text">
      <style:text-properties fo:font-style="normal" officeooo:rsid="1b3aa9da" style:font-style-asian="normal" style:font-style-complex="normal"/>
    </style:style>
    <style:style style:name="T513" style:family="text">
      <style:text-properties fo:font-style="normal" officeooo:rsid="1b348c82" style:font-style-asian="normal" style:font-style-complex="normal"/>
    </style:style>
    <style:style style:name="T514" style:family="text">
      <style:text-properties fo:font-style="normal" officeooo:rsid="1b3c40f8" style:font-style-asian="normal" style:font-style-complex="normal"/>
    </style:style>
    <style:style style:name="T515" style:family="text">
      <style:text-properties fo:font-style="normal" officeooo:rsid="1b3f2b32" style:font-style-asian="normal" style:font-style-complex="normal"/>
    </style:style>
    <style:style style:name="T516" style:family="text">
      <style:text-properties fo:font-style="normal" officeooo:rsid="1b424d69" style:font-style-asian="normal" style:font-style-complex="normal"/>
    </style:style>
    <style:style style:name="T517" style:family="text">
      <style:text-properties fo:font-style="normal" officeooo:rsid="1b43f306" style:font-style-asian="normal" style:font-style-complex="normal"/>
    </style:style>
    <style:style style:name="T518" style:family="text">
      <style:text-properties fo:font-style="normal" officeooo:rsid="1b373145" style:font-style-asian="normal" style:font-style-complex="normal"/>
    </style:style>
    <style:style style:name="T519" style:family="text">
      <style:text-properties fo:font-style="normal" officeooo:rsid="1b461274" style:font-style-asian="normal" style:font-style-complex="normal"/>
    </style:style>
    <style:style style:name="T520" style:family="text">
      <style:text-properties fo:font-style="normal" officeooo:rsid="1b48d1a5" style:font-style-asian="normal" style:font-style-complex="normal"/>
    </style:style>
    <style:style style:name="T521" style:family="text">
      <style:text-properties fo:font-style="normal" officeooo:rsid="1b4a31a6" style:font-style-asian="normal" style:font-style-complex="normal"/>
    </style:style>
    <style:style style:name="T522" style:family="text">
      <style:text-properties fo:font-style="normal" officeooo:rsid="1b4be5eb" style:font-style-asian="normal" style:font-style-complex="normal"/>
    </style:style>
    <style:style style:name="T523" style:family="text">
      <style:text-properties fo:font-style="normal" officeooo:rsid="1b4d3abc" style:font-style-asian="normal" style:font-style-complex="normal"/>
    </style:style>
    <style:style style:name="T524" style:family="text">
      <style:text-properties fo:font-style="normal" officeooo:rsid="1bea278f" style:font-style-asian="normal" style:font-style-complex="normal"/>
    </style:style>
    <style:style style:name="T525" style:family="text">
      <style:text-properties fo:font-style="normal" officeooo:rsid="1b3c0e07" style:font-style-asian="normal" style:font-style-complex="normal"/>
    </style:style>
    <style:style style:name="T526" style:family="text">
      <style:text-properties fo:font-style="normal" officeooo:rsid="1b401306" style:font-style-asian="normal" style:font-style-complex="normal"/>
    </style:style>
    <style:style style:name="T527" style:family="text">
      <style:text-properties fo:font-style="normal" officeooo:rsid="1b41f3e2" style:font-style-asian="normal" style:font-style-complex="normal"/>
    </style:style>
    <style:style style:name="T528" style:family="text">
      <style:text-properties fo:font-style="normal" officeooo:rsid="1b4cb6bf" style:font-style-asian="normal" style:font-style-complex="normal"/>
    </style:style>
    <style:style style:name="T529" style:family="text">
      <style:text-properties fo:font-style="normal" officeooo:rsid="1c04c690" style:font-style-asian="normal" style:font-style-complex="normal"/>
    </style:style>
    <style:style style:name="T530" style:family="text">
      <style:text-properties fo:font-style="normal" officeooo:rsid="1c0549a5" style:font-style-asian="normal" style:font-style-complex="normal"/>
    </style:style>
    <style:style style:name="T531" style:family="text">
      <style:text-properties fo:font-style="normal" officeooo:rsid="1c05842e" style:font-style-asian="normal" style:font-style-complex="normal"/>
    </style:style>
    <style:style style:name="T532" style:family="text">
      <style:text-properties fo:font-style="normal" officeooo:rsid="1c264779" style:font-style-asian="normal" style:font-style-complex="normal"/>
    </style:style>
    <style:style style:name="T533" style:family="text">
      <style:text-properties fo:font-style="normal" officeooo:rsid="1c5065f1" style:font-style-asian="normal" style:font-style-complex="normal"/>
    </style:style>
    <style:style style:name="T534" style:family="text">
      <style:text-properties fo:font-style="normal" officeooo:rsid="1c6224b1" style:font-style-asian="normal" style:font-style-complex="normal"/>
    </style:style>
    <style:style style:name="T535" style:family="text">
      <style:text-properties fo:font-style="normal" officeooo:rsid="1ca14337" style:font-style-asian="normal" style:font-style-complex="normal"/>
    </style:style>
    <style:style style:name="T536" style:family="text">
      <style:text-properties fo:font-style="normal" officeooo:rsid="1ca26d13" style:font-style-asian="normal" style:font-style-complex="normal"/>
    </style:style>
    <style:style style:name="T537" style:family="text">
      <style:text-properties fo:font-style="normal" officeooo:rsid="1cb8863a" style:font-style-asian="normal" style:font-style-complex="normal"/>
    </style:style>
    <style:style style:name="T538" style:family="text">
      <style:text-properties fo:font-style="normal" officeooo:rsid="1cf1f7ac" style:font-style-asian="normal" style:font-style-complex="normal"/>
    </style:style>
    <style:style style:name="T539" style:family="text">
      <style:text-properties fo:font-style="normal" officeooo:rsid="1cf4d5f2" style:font-style-asian="normal" style:font-style-complex="normal"/>
    </style:style>
    <style:style style:name="T540" style:family="text">
      <style:text-properties fo:font-style="normal" officeooo:rsid="1d2fdeb8" style:font-style-asian="normal" style:font-style-complex="normal"/>
    </style:style>
    <style:style style:name="T541" style:family="text">
      <style:text-properties fo:font-style="normal" officeooo:rsid="1d384bdc" style:font-style-asian="normal" style:font-style-complex="normal"/>
    </style:style>
    <style:style style:name="T542" style:family="text">
      <style:text-properties fo:font-style="normal" officeooo:rsid="1bd0abba" style:font-style-asian="normal" style:font-style-complex="normal"/>
    </style:style>
    <style:style style:name="T543" style:family="text">
      <style:text-properties fo:font-style="normal" officeooo:rsid="1bdd8d1f" style:font-style-asian="normal" style:font-style-complex="normal"/>
    </style:style>
    <style:style style:name="T544" style:family="text">
      <style:text-properties fo:font-style="normal" officeooo:rsid="17295d43" style:font-style-asian="normal" style:font-style-complex="normal"/>
    </style:style>
    <style:style style:name="T545" style:family="text">
      <style:text-properties fo:font-style="normal" officeooo:rsid="1be5456a" style:font-style-asian="normal" style:font-style-complex="normal"/>
    </style:style>
    <style:style style:name="T546" style:family="text">
      <style:text-properties fo:font-style="normal" officeooo:rsid="1be5bcb8" style:font-style-asian="normal" style:font-style-complex="normal"/>
    </style:style>
    <style:style style:name="T547" style:family="text">
      <style:text-properties fo:font-style="normal" officeooo:rsid="1d53a7f5" style:font-style-asian="normal" style:font-style-complex="normal"/>
    </style:style>
    <style:style style:name="T548" style:family="text">
      <style:text-properties fo:font-style="normal" officeooo:rsid="1d53e4a5" style:font-style-asian="normal" style:font-style-complex="normal"/>
    </style:style>
    <style:style style:name="T549" style:family="text">
      <style:text-properties fo:font-style="normal" officeooo:rsid="1d58bfee" style:font-style-asian="normal" style:font-style-complex="normal"/>
    </style:style>
    <style:style style:name="T550" style:family="text">
      <style:text-properties fo:font-style="normal" officeooo:rsid="1d55c6b1" style:font-style-asian="normal" style:font-style-complex="normal"/>
    </style:style>
    <style:style style:name="T551" style:family="text">
      <style:text-properties fo:font-style="normal" officeooo:rsid="1cab484f" style:font-style-asian="normal" style:font-style-complex="normal"/>
    </style:style>
    <style:style style:name="T552" style:family="text">
      <style:text-properties fo:font-style="normal" officeooo:rsid="1caa881e" style:font-style-asian="normal" style:font-style-complex="normal"/>
    </style:style>
    <style:style style:name="T553" style:family="text">
      <style:text-properties fo:font-style="normal" officeooo:rsid="1bf293cd" style:font-style-asian="normal" style:font-style-complex="normal"/>
    </style:style>
    <style:style style:name="T554" style:family="text">
      <style:text-properties fo:font-style="normal" officeooo:rsid="1bf434a3" style:font-style-asian="normal" style:font-style-complex="normal"/>
    </style:style>
    <style:style style:name="T555" style:family="text">
      <style:text-properties fo:font-style="normal" officeooo:rsid="1bf315b1" style:font-style-asian="normal" style:font-style-complex="normal"/>
    </style:style>
    <style:style style:name="T556" style:family="text">
      <style:text-properties fo:font-style="normal" officeooo:rsid="1dd7f1d6" style:font-style-asian="normal" style:font-style-complex="normal"/>
    </style:style>
    <style:style style:name="T557" style:family="text">
      <style:text-properties fo:font-style="normal" officeooo:rsid="1de0bfeb" style:font-style-asian="normal" style:font-style-complex="normal"/>
    </style:style>
    <style:style style:name="T558" style:family="text">
      <style:text-properties fo:font-style="normal" officeooo:rsid="1de149cb" style:font-style-asian="normal" style:font-style-complex="normal"/>
    </style:style>
    <style:style style:name="T559" style:family="text">
      <style:text-properties fo:font-style="normal" officeooo:rsid="1de43098" style:font-style-asian="normal" style:font-style-complex="normal"/>
    </style:style>
    <style:style style:name="T560" style:family="text">
      <style:text-properties fo:font-style="normal" officeooo:rsid="1df33719" style:font-style-asian="normal" style:font-style-complex="normal"/>
    </style:style>
    <style:style style:name="T561" style:family="text">
      <style:text-properties fo:font-style="normal" officeooo:rsid="1df18237" style:font-style-asian="normal" style:font-style-complex="normal"/>
    </style:style>
    <style:style style:name="T562" style:family="text">
      <style:text-properties fo:font-style="normal" officeooo:rsid="18f8f928" style:font-style-asian="normal" style:font-style-complex="normal"/>
    </style:style>
    <style:style style:name="T563" style:family="text">
      <style:text-properties fo:font-style="normal" officeooo:rsid="1cc21e17" style:font-style-asian="normal" style:font-style-complex="normal"/>
    </style:style>
    <style:style style:name="T564" style:family="text">
      <style:text-properties fo:font-style="normal" officeooo:rsid="1ca00f97" style:font-style-asian="normal" style:font-style-complex="normal"/>
    </style:style>
    <style:style style:name="T565" style:family="text">
      <style:text-properties fo:font-style="normal" officeooo:rsid="1e0d2c3e" style:font-style-asian="normal" style:font-style-complex="normal"/>
    </style:style>
    <style:style style:name="T566" style:family="text">
      <style:text-properties fo:font-style="normal" officeooo:rsid="173248b7" style:font-style-asian="normal" style:font-style-complex="normal"/>
    </style:style>
    <style:style style:name="T567" style:family="text">
      <style:text-properties fo:font-style="normal" officeooo:rsid="1731a21d" style:font-style-asian="normal" style:font-style-complex="normal"/>
    </style:style>
    <style:style style:name="T568" style:family="text">
      <style:text-properties fo:font-style="normal" officeooo:rsid="1e1308a6" style:font-style-asian="normal" style:font-style-complex="normal"/>
    </style:style>
    <style:style style:name="T569" style:family="text">
      <style:text-properties fo:font-style="normal" officeooo:rsid="1e1438b4" style:font-style-asian="normal" style:font-style-complex="normal"/>
    </style:style>
    <style:style style:name="T570" style:family="text">
      <style:text-properties fo:font-style="normal" officeooo:rsid="1e185a6d" style:font-style-asian="normal" style:font-style-complex="normal"/>
    </style:style>
    <style:style style:name="T571" style:family="text">
      <style:text-properties fo:font-style="normal" officeooo:rsid="1e19bebe" style:font-style-asian="normal" style:font-style-complex="normal"/>
    </style:style>
    <style:style style:name="T572" style:family="text">
      <style:text-properties fo:font-style="normal" officeooo:rsid="1e294604" style:font-style-asian="normal" style:font-style-complex="normal"/>
    </style:style>
    <style:style style:name="T573" style:family="text">
      <style:text-properties fo:font-style="normal" officeooo:rsid="1e2c6bdb" style:font-style-asian="normal" style:font-style-complex="normal"/>
    </style:style>
    <style:style style:name="T574" style:family="text">
      <style:text-properties fo:font-style="normal" officeooo:rsid="1e44a513" style:font-style-asian="normal" style:font-style-complex="normal"/>
    </style:style>
    <style:style style:name="T575" style:family="text">
      <style:text-properties fo:font-style="normal" officeooo:rsid="1ebe06ca" style:font-style-asian="normal" style:font-style-complex="normal"/>
    </style:style>
    <style:style style:name="T576" style:family="text">
      <style:text-properties fo:font-style="normal" officeooo:rsid="1ee2948e" style:font-style-asian="normal" style:font-style-complex="normal"/>
    </style:style>
    <style:style style:name="T577" style:family="text">
      <style:text-properties fo:font-style="normal" officeooo:rsid="1eec2ec2" style:font-style-asian="normal" style:font-style-complex="normal"/>
    </style:style>
    <style:style style:name="T578" style:family="text">
      <style:text-properties fo:font-style="normal" officeooo:rsid="1ef2a730" style:font-style-asian="normal" style:font-style-complex="normal"/>
    </style:style>
    <style:style style:name="T579" style:family="text">
      <style:text-properties fo:font-style="normal" officeooo:rsid="1f0a8cbb" style:font-style-asian="normal" style:font-style-complex="normal"/>
    </style:style>
    <style:style style:name="T580" style:family="text">
      <style:text-properties fo:font-style="normal" officeooo:rsid="1f116bc0" style:font-style-asian="normal" style:font-style-complex="normal"/>
    </style:style>
    <style:style style:name="T581" style:family="text">
      <style:text-properties fo:font-style="normal" officeooo:rsid="1f134f9f" style:font-style-asian="normal" style:font-style-complex="normal"/>
    </style:style>
    <style:style style:name="T582" style:family="text">
      <style:text-properties fo:font-style="normal" officeooo:rsid="1f1a1de7" style:font-style-asian="normal" style:font-style-complex="normal"/>
    </style:style>
    <style:style style:name="T583" style:family="text">
      <style:text-properties fo:font-style="normal" officeooo:rsid="1f28047e" style:font-style-asian="normal" style:font-style-complex="normal"/>
    </style:style>
    <style:style style:name="T584" style:family="text">
      <style:text-properties fo:font-style="normal" officeooo:rsid="1f696ac8" style:font-style-asian="normal" style:font-style-complex="normal"/>
    </style:style>
    <style:style style:name="T585" style:family="text">
      <style:text-properties fo:font-style="normal" officeooo:rsid="1f80df76" style:font-style-asian="normal" style:font-style-complex="normal"/>
    </style:style>
    <style:style style:name="T586" style:family="text">
      <style:text-properties fo:font-style="normal" officeooo:rsid="1f87dab3" style:font-style-asian="normal" style:font-style-complex="normal"/>
    </style:style>
    <style:style style:name="T587" style:family="text">
      <style:text-properties fo:font-style="normal" officeooo:rsid="1bc11309" style:font-style-asian="normal" style:font-style-complex="normal"/>
    </style:style>
    <style:style style:name="T588" style:family="text">
      <style:text-properties fo:font-style="normal" officeooo:rsid="1f93d397" style:font-style-asian="normal" style:font-style-complex="normal"/>
    </style:style>
    <style:style style:name="T589" style:family="text">
      <style:text-properties fo:font-style="normal" officeooo:rsid="1bd9fc7c" style:font-style-asian="normal" style:font-style-complex="normal"/>
    </style:style>
    <style:style style:name="T590" style:family="text">
      <style:text-properties fo:font-style="normal" officeooo:rsid="1f991644" style:font-style-asian="normal" style:font-style-complex="normal"/>
    </style:style>
    <style:style style:name="T591" style:family="text">
      <style:text-properties fo:font-style="normal" officeooo:rsid="1c65d79b" style:font-style-asian="normal" style:font-style-complex="normal"/>
    </style:style>
    <style:style style:name="T592" style:family="text">
      <style:text-properties fo:font-style="normal" officeooo:rsid="1f9a54db" style:font-style-asian="normal" style:font-style-complex="normal"/>
    </style:style>
    <style:style style:name="T593" style:family="text">
      <style:text-properties fo:font-style="normal" officeooo:rsid="1fa982d6" style:font-style-asian="normal" style:font-style-complex="normal"/>
    </style:style>
    <style:style style:name="T594" style:family="text">
      <style:text-properties fo:font-style="normal" officeooo:rsid="1faae47f" style:font-style-asian="normal" style:font-style-complex="normal"/>
    </style:style>
    <style:style style:name="T595" style:family="text">
      <style:text-properties fo:font-style="normal" officeooo:rsid="1fabbc8b" style:font-style-asian="normal" style:font-style-complex="normal"/>
    </style:style>
    <style:style style:name="T596" style:family="text">
      <style:text-properties fo:font-style="normal" officeooo:rsid="1fb5816e" style:font-style-asian="normal" style:font-style-complex="normal"/>
    </style:style>
    <style:style style:name="T597" style:family="text">
      <style:text-properties fo:font-style="normal" officeooo:rsid="1fe2301b" style:font-style-asian="normal" style:font-style-complex="normal"/>
    </style:style>
    <style:style style:name="T598" style:family="text">
      <style:text-properties fo:font-style="normal" officeooo:rsid="1fe55992" style:font-style-asian="normal" style:font-style-complex="normal"/>
    </style:style>
    <style:style style:name="T599" style:family="text">
      <style:text-properties fo:font-style="normal" officeooo:rsid="2010415d" style:font-style-asian="normal" style:font-style-complex="normal"/>
    </style:style>
    <style:style style:name="T600" style:family="text">
      <style:text-properties fo:font-style="normal" officeooo:rsid="20119af0" style:font-style-asian="normal" style:font-style-complex="normal"/>
    </style:style>
    <style:style style:name="T601" style:family="text">
      <style:text-properties fo:font-style="normal" officeooo:rsid="20516279" style:font-style-asian="normal" style:font-style-complex="normal"/>
    </style:style>
    <style:style style:name="T602" style:family="text">
      <style:text-properties fo:font-style="normal" officeooo:rsid="1fa1e491" style:font-style-asian="normal" style:font-style-complex="normal"/>
    </style:style>
    <style:style style:name="T603" style:family="text">
      <style:text-properties fo:font-style="normal" officeooo:rsid="1fa67ec9" style:font-style-asian="normal" style:font-style-complex="normal"/>
    </style:style>
    <style:style style:name="T604" style:family="text">
      <style:text-properties fo:font-style="normal" officeooo:rsid="20acd575" style:font-style-asian="normal" style:font-style-complex="normal"/>
    </style:style>
    <style:style style:name="T605" style:family="text">
      <style:text-properties fo:font-style="normal" officeooo:rsid="20afec0f" style:font-style-asian="normal" style:font-style-complex="normal"/>
    </style:style>
    <style:style style:name="T606" style:family="text">
      <style:text-properties fo:font-style="normal" officeooo:rsid="17b028a0" style:font-style-asian="normal" style:font-style-complex="normal"/>
    </style:style>
    <style:style style:name="T607" style:family="text">
      <style:text-properties fo:font-style="normal" officeooo:rsid="17bd95d7" style:font-style-asian="normal" style:font-style-complex="normal"/>
    </style:style>
    <style:style style:name="T608" style:family="text">
      <style:text-properties fo:font-style="normal" officeooo:rsid="1aac0adc" style:font-style-asian="normal" style:font-style-complex="normal"/>
    </style:style>
    <style:style style:name="T609" style:family="text">
      <style:text-properties fo:font-style="normal" officeooo:rsid="1b591da8" style:font-style-asian="normal" style:font-style-complex="normal"/>
    </style:style>
    <style:style style:name="T610" style:family="text">
      <style:text-properties fo:font-style="normal" officeooo:rsid="1811347a" style:font-style-asian="normal" style:font-style-complex="normal"/>
    </style:style>
    <style:style style:name="T611" style:family="text">
      <style:text-properties fo:font-style="normal" officeooo:rsid="187aba9b" style:font-style-asian="normal" style:font-style-complex="normal"/>
    </style:style>
    <style:style style:name="T612" style:family="text">
      <style:text-properties fo:font-style="normal" officeooo:rsid="20e8299e" style:font-style-asian="normal" style:font-style-complex="normal"/>
    </style:style>
    <style:style style:name="T613" style:family="text">
      <style:text-properties fo:font-style="normal" officeooo:rsid="20ecdbb8" style:font-style-asian="normal" style:font-style-complex="normal"/>
    </style:style>
    <style:style style:name="T614" style:family="text">
      <style:text-properties fo:font-style="normal" officeooo:rsid="20f075c0" style:font-style-asian="normal" style:font-style-complex="normal"/>
    </style:style>
    <style:style style:name="T615" style:family="text">
      <style:text-properties fo:font-style="normal" officeooo:rsid="21723df8" style:font-style-asian="normal" style:font-style-complex="normal"/>
    </style:style>
    <style:style style:name="T616" style:family="text">
      <style:text-properties fo:font-style="normal" officeooo:rsid="217393d7" style:font-style-asian="normal" style:font-style-complex="normal"/>
    </style:style>
    <style:style style:name="T617" style:family="text">
      <style:text-properties fo:font-style="normal" officeooo:rsid="2173fa8a" style:font-style-asian="normal" style:font-style-complex="normal"/>
    </style:style>
    <style:style style:name="T618" style:family="text">
      <style:text-properties fo:font-style="normal" officeooo:rsid="219fc813" style:font-style-asian="normal" style:font-style-complex="normal"/>
    </style:style>
    <style:style style:name="T619" style:family="text">
      <style:text-properties fo:font-style="normal" officeooo:rsid="1f8db0bc" style:font-style-asian="normal" style:font-style-complex="normal"/>
    </style:style>
    <style:style style:name="T620" style:family="text">
      <style:text-properties fo:font-style="normal" officeooo:rsid="1f8ec7c9" style:font-style-asian="normal" style:font-style-complex="normal"/>
    </style:style>
    <style:style style:name="T621" style:family="text">
      <style:text-properties fo:font-style="normal" officeooo:rsid="1f8c4426" style:font-style-asian="normal" style:font-style-complex="normal"/>
    </style:style>
    <style:style style:name="T622" style:family="text">
      <style:text-properties fo:font-style="normal" officeooo:rsid="15ca5cf7" style:font-style-asian="normal" style:font-style-complex="normal"/>
    </style:style>
    <style:style style:name="T623" style:family="text">
      <style:text-properties fo:font-style="normal" officeooo:rsid="2214f2af" style:font-style-asian="normal" style:font-style-complex="normal"/>
    </style:style>
    <style:style style:name="T624" style:family="text">
      <style:text-properties fo:font-style="normal" officeooo:rsid="2221f6d0" style:font-style-asian="normal" style:font-style-complex="normal"/>
    </style:style>
    <style:style style:name="T625" style:family="text">
      <style:text-properties fo:font-style="normal" officeooo:rsid="19b42789" style:font-style-asian="normal" style:font-style-complex="normal"/>
    </style:style>
    <style:style style:name="T626" style:family="text">
      <style:text-properties fo:font-style="normal" officeooo:rsid="1be9774f" style:font-style-asian="normal" style:font-style-complex="normal"/>
    </style:style>
    <style:style style:name="T627" style:family="text">
      <style:text-properties fo:font-style="normal" officeooo:rsid="1d9ccc4f" style:font-style-asian="normal" style:font-style-complex="normal"/>
    </style:style>
    <style:style style:name="T628" style:family="text">
      <style:text-properties fo:font-style="normal" officeooo:rsid="22328277" style:font-style-asian="normal" style:font-style-complex="normal"/>
    </style:style>
    <style:style style:name="T629" style:family="text">
      <style:text-properties fo:font-style="normal" officeooo:rsid="2235bbc1" style:font-style-asian="normal" style:font-style-complex="normal"/>
    </style:style>
    <style:style style:name="T630" style:family="text">
      <style:text-properties fo:font-style="normal" officeooo:rsid="1d9b28a1" style:font-style-asian="normal" style:font-style-complex="normal"/>
    </style:style>
    <style:style style:name="T631" style:family="text">
      <style:text-properties fo:font-style="normal" officeooo:rsid="223bf419" style:font-style-asian="normal" style:font-style-complex="normal"/>
    </style:style>
    <style:style style:name="T632" style:family="text">
      <style:text-properties fo:font-style="normal" officeooo:rsid="223cba66" style:font-style-asian="normal" style:font-style-complex="normal"/>
    </style:style>
    <style:style style:name="T633" style:family="text">
      <style:text-properties fo:font-style="normal" officeooo:rsid="223e6afd" style:font-style-asian="normal" style:font-style-complex="normal"/>
    </style:style>
    <style:style style:name="T634" style:family="text">
      <style:text-properties fo:font-style="normal" officeooo:rsid="223f9b0a" style:font-style-asian="normal" style:font-style-complex="normal"/>
    </style:style>
    <style:style style:name="T635" style:family="text">
      <style:text-properties fo:font-style="normal" officeooo:rsid="224190d7" style:font-style-asian="normal" style:font-style-complex="normal"/>
    </style:style>
    <style:style style:name="T636" style:family="text">
      <style:text-properties fo:font-style="normal" officeooo:rsid="22427aea" style:font-style-asian="normal" style:font-style-complex="normal"/>
    </style:style>
    <style:style style:name="T637" style:family="text">
      <style:text-properties fo:font-style="normal" officeooo:rsid="1bb7d012" style:font-style-asian="normal" style:font-style-complex="normal"/>
    </style:style>
    <style:style style:name="T638" style:family="text">
      <style:text-properties fo:font-style="normal" officeooo:rsid="189c7ad6" style:font-style-asian="normal" style:font-style-complex="normal"/>
    </style:style>
    <style:style style:name="T639" style:family="text">
      <style:text-properties fo:font-style="normal" officeooo:rsid="225440ce" style:font-style-asian="normal" style:font-style-complex="normal"/>
    </style:style>
    <style:style style:name="T640" style:family="text">
      <style:text-properties fo:font-style="normal" officeooo:rsid="18b133a2" style:font-style-asian="normal" style:font-style-complex="normal"/>
    </style:style>
    <style:style style:name="T641" style:family="text">
      <style:text-properties fo:font-style="normal" officeooo:rsid="2252aab5" style:font-style-asian="normal" style:font-style-complex="normal"/>
    </style:style>
    <style:style style:name="T642" style:family="text">
      <style:text-properties fo:font-style="normal" officeooo:rsid="18a629ed" style:font-style-asian="normal" style:font-style-complex="normal"/>
    </style:style>
    <style:style style:name="T643" style:family="text">
      <style:text-properties fo:font-style="normal" officeooo:rsid="225cbc27" style:font-style-asian="normal" style:font-style-complex="normal"/>
    </style:style>
    <style:style style:name="T644" style:family="text">
      <style:text-properties fo:font-style="normal" officeooo:rsid="1de1c071" style:font-style-asian="normal" style:font-style-complex="normal"/>
    </style:style>
    <style:style style:name="T645" style:family="text">
      <style:text-properties fo:font-style="normal" officeooo:rsid="18bbb28d" style:font-style-asian="normal" style:font-style-complex="normal"/>
    </style:style>
    <style:style style:name="T646" style:family="text">
      <style:text-properties fo:font-style="normal" officeooo:rsid="18c3a186" style:font-style-asian="normal" style:font-style-complex="normal"/>
    </style:style>
    <style:style style:name="T647" style:family="text">
      <style:text-properties fo:font-style="normal" officeooo:rsid="18d4fbbc" style:font-style-asian="normal" style:font-style-complex="normal"/>
    </style:style>
    <style:style style:name="T648" style:family="text">
      <style:text-properties fo:font-style="normal" officeooo:rsid="1cb6c05a" style:font-style-asian="normal" style:font-style-complex="normal"/>
    </style:style>
    <style:style style:name="T649" style:family="text">
      <style:text-properties fo:font-style="normal" officeooo:rsid="2276da91" style:font-style-asian="normal" style:font-style-complex="normal"/>
    </style:style>
    <style:style style:name="T650" style:family="text">
      <style:text-properties fo:font-style="normal" officeooo:rsid="227f2309" style:font-style-asian="normal" style:font-style-complex="normal"/>
    </style:style>
    <style:style style:name="T651" style:family="text">
      <style:text-properties fo:font-style="normal" officeooo:rsid="1ee7251b" style:font-style-asian="normal" style:font-style-complex="normal"/>
    </style:style>
    <style:style style:name="T652" style:family="text">
      <style:text-properties fo:font-style="normal" officeooo:rsid="1cc1ab1a" style:font-style-asian="normal" style:font-style-complex="normal"/>
    </style:style>
    <style:style style:name="T653" style:family="text">
      <style:text-properties fo:font-style="normal" officeooo:rsid="22827724" style:font-style-asian="normal" style:font-style-complex="normal"/>
    </style:style>
    <style:style style:name="T654" style:family="text">
      <style:text-properties fo:font-style="normal" officeooo:rsid="2285c2f2" style:font-style-asian="normal" style:font-style-complex="normal"/>
    </style:style>
    <style:style style:name="T655" style:family="text">
      <style:text-properties fo:font-style="normal" officeooo:rsid="2286b273" style:font-style-asian="normal" style:font-style-complex="normal"/>
    </style:style>
    <style:style style:name="T656" style:family="text">
      <style:text-properties fo:font-style="normal" officeooo:rsid="22874511" style:font-style-asian="normal" style:font-style-complex="normal"/>
    </style:style>
    <style:style style:name="T657" style:family="text">
      <style:text-properties fo:font-style="normal" officeooo:rsid="1f0d1208" style:font-style-asian="normal" style:font-style-complex="normal"/>
    </style:style>
    <style:style style:name="T658" style:family="text">
      <style:text-properties fo:font-style="normal" officeooo:rsid="14c28908" style:font-style-asian="normal" style:font-style-complex="normal"/>
    </style:style>
    <style:style style:name="T659" style:family="text">
      <style:text-properties fo:font-style="normal" officeooo:rsid="22293f34" style:font-style-asian="normal" style:font-style-complex="normal"/>
    </style:style>
    <style:style style:name="T660" style:family="text">
      <style:text-properties fo:font-style="normal" officeooo:rsid="1dcd09fb" style:font-style-asian="normal" style:font-style-complex="normal"/>
    </style:style>
    <style:style style:name="T661" style:family="text">
      <style:text-properties fo:font-style="normal" officeooo:rsid="1d7ff2e4" style:font-style-asian="normal" style:font-style-complex="normal"/>
    </style:style>
    <style:style style:name="T662" style:family="text">
      <style:text-properties fo:font-style="normal" officeooo:rsid="22d8a962" style:font-style-asian="normal" style:font-style-complex="normal"/>
    </style:style>
    <style:style style:name="T663" style:family="text">
      <style:text-properties fo:font-style="normal" officeooo:rsid="1d7c05dc" style:font-style-asian="normal" style:font-style-complex="normal"/>
    </style:style>
    <style:style style:name="T664" style:family="text">
      <style:text-properties fo:font-style="normal" officeooo:rsid="22d5cebb" style:font-style-asian="normal" style:font-style-complex="normal"/>
    </style:style>
    <style:style style:name="T665" style:family="text">
      <style:text-properties fo:font-style="normal" officeooo:rsid="22d416be" style:font-style-asian="normal" style:font-style-complex="normal"/>
    </style:style>
    <style:style style:name="T666" style:family="text">
      <style:text-properties fo:font-style="normal" officeooo:rsid="1d89163c" style:font-style-asian="normal" style:font-style-complex="normal"/>
    </style:style>
    <style:style style:name="T667" style:family="text">
      <style:text-properties fo:font-style="normal" officeooo:rsid="21ad6f1b" style:font-style-asian="normal" style:font-style-complex="normal"/>
    </style:style>
    <style:style style:name="T668" style:family="text">
      <style:text-properties fo:font-style="normal" officeooo:rsid="1d8623ba" style:font-style-asian="normal" style:font-style-complex="normal"/>
    </style:style>
    <style:style style:name="T669" style:family="text">
      <style:text-properties fo:font-style="normal" officeooo:rsid="151cf1f3" style:font-style-asian="normal" style:font-style-complex="normal"/>
    </style:style>
    <style:style style:name="T670" style:family="text">
      <style:text-properties fo:font-style="normal" officeooo:rsid="23107494" style:font-style-asian="normal" style:font-style-complex="normal"/>
    </style:style>
    <style:style style:name="T671" style:family="text">
      <style:text-properties fo:font-style="normal" officeooo:rsid="207cef49" style:font-style-asian="normal" style:font-style-complex="normal"/>
    </style:style>
    <style:style style:name="T672" style:family="text">
      <style:text-properties fo:font-style="normal" officeooo:rsid="207da7e6" style:font-style-asian="normal" style:font-style-complex="normal"/>
    </style:style>
    <style:style style:name="T673" style:family="text">
      <style:text-properties fo:font-style="normal" officeooo:rsid="1c81d622" style:font-style-asian="normal" style:font-style-complex="normal"/>
    </style:style>
    <style:style style:name="T674" style:family="text">
      <style:text-properties fo:font-style="normal" officeooo:rsid="231f564e" style:font-style-asian="normal" style:font-style-complex="normal"/>
    </style:style>
    <style:style style:name="T675" style:family="text">
      <style:text-properties fo:font-style="normal" officeooo:rsid="1fe9bec1" style:font-style-asian="normal" style:font-style-complex="normal"/>
    </style:style>
    <style:style style:name="T676" style:family="text">
      <style:text-properties fo:font-style="normal" officeooo:rsid="160397eb" style:font-style-asian="normal" style:font-style-complex="normal"/>
    </style:style>
    <style:style style:name="T677" style:family="text">
      <style:text-properties fo:font-style="normal" officeooo:rsid="174ff3af" style:font-style-asian="normal" style:font-style-complex="normal"/>
    </style:style>
    <style:style style:name="T678" style:family="text">
      <style:text-properties fo:font-style="normal" officeooo:rsid="23463cdb" style:font-style-asian="normal" style:font-style-complex="normal"/>
    </style:style>
    <style:style style:name="T679" style:family="text">
      <style:text-properties fo:font-style="normal" officeooo:rsid="1af5d4e9" style:font-style-asian="normal" style:font-style-complex="normal"/>
    </style:style>
    <style:style style:name="T680" style:family="text">
      <style:text-properties fo:font-style="normal" officeooo:rsid="1b2c147d" style:font-style-asian="normal" style:font-style-complex="normal"/>
    </style:style>
    <style:style style:name="T681" style:family="text">
      <style:text-properties fo:font-style="normal" officeooo:rsid="1fc32909" style:font-style-asian="normal" style:font-style-complex="normal"/>
    </style:style>
    <style:style style:name="T682" style:family="text">
      <style:text-properties fo:font-style="normal" officeooo:rsid="1b9263bf" style:font-style-asian="normal" style:font-style-complex="normal"/>
    </style:style>
    <style:style style:name="T683" style:family="text">
      <style:text-properties fo:font-style="normal" officeooo:rsid="1b9315c2" style:font-style-asian="normal" style:font-style-complex="normal"/>
    </style:style>
    <style:style style:name="T684" style:family="text">
      <style:text-properties fo:font-style="normal" officeooo:rsid="2383c494" style:font-style-asian="normal" style:font-style-complex="normal"/>
    </style:style>
    <style:style style:name="T685" style:family="text">
      <style:text-properties fo:font-style="normal" officeooo:rsid="1b098458" style:font-style-asian="normal" style:font-style-complex="normal"/>
    </style:style>
    <style:style style:name="T686" style:family="text">
      <style:text-properties fo:font-style="normal" officeooo:rsid="1b0a9580" style:font-style-asian="normal" style:font-style-complex="normal"/>
    </style:style>
    <style:style style:name="T687" style:family="text">
      <style:text-properties fo:font-style="normal" officeooo:rsid="2392c25e" style:font-style-asian="normal" style:font-style-complex="normal"/>
    </style:style>
    <style:style style:name="T688" style:family="text">
      <style:text-properties fo:font-style="normal" officeooo:rsid="23930a17" style:font-style-asian="normal" style:font-style-complex="normal"/>
    </style:style>
    <style:style style:name="T689" style:family="text">
      <style:text-properties fo:font-style="normal" officeooo:rsid="23934df5" style:font-style-asian="normal" style:font-style-complex="normal"/>
    </style:style>
    <style:style style:name="T690" style:family="text">
      <style:text-properties fo:font-style="normal" officeooo:rsid="2394fca8" style:font-style-asian="normal" style:font-style-complex="normal"/>
    </style:style>
    <style:style style:name="T691" style:family="text">
      <style:text-properties fo:font-style="normal" officeooo:rsid="23a3652a" style:font-style-asian="normal" style:font-style-complex="normal"/>
    </style:style>
    <style:style style:name="T692" style:family="text">
      <style:text-properties fo:font-style="normal" officeooo:rsid="20b57a92" style:font-style-asian="normal" style:font-style-complex="normal"/>
    </style:style>
    <style:style style:name="T693" style:family="text">
      <style:text-properties fo:font-style="normal" officeooo:rsid="15426ded" style:font-style-asian="normal" style:font-style-complex="normal"/>
    </style:style>
    <style:style style:name="T694" style:family="text">
      <style:text-properties fo:font-style="normal" officeooo:rsid="179c040f" style:font-style-asian="normal" style:font-style-complex="normal"/>
    </style:style>
    <style:style style:name="T695" style:family="text">
      <style:text-properties fo:font-style="normal" officeooo:rsid="23b7bab3" style:font-style-asian="normal" style:font-style-complex="normal"/>
    </style:style>
    <style:style style:name="T696" style:family="text">
      <style:text-properties fo:font-style="normal" officeooo:rsid="20d13e5c" style:font-style-asian="normal" style:font-style-complex="normal"/>
    </style:style>
    <style:style style:name="T697" style:family="text">
      <style:text-properties fo:font-style="normal" officeooo:rsid="23ba8e30" style:font-style-asian="normal" style:font-style-complex="normal"/>
    </style:style>
    <style:style style:name="T698" style:family="text">
      <style:text-properties fo:font-style="normal" officeooo:rsid="23bdc1ce" style:font-style-asian="normal" style:font-style-complex="normal"/>
    </style:style>
    <style:style style:name="T699" style:family="text">
      <style:text-properties fo:font-style="normal" officeooo:rsid="16174fb8" style:font-style-asian="normal" style:font-style-complex="normal"/>
    </style:style>
    <style:style style:name="T700" style:family="text">
      <style:text-properties fo:font-style="normal" officeooo:rsid="23d81b3a" style:font-style-asian="normal" style:font-style-complex="normal"/>
    </style:style>
    <style:style style:name="T701" style:family="text">
      <style:text-properties fo:font-style="normal" officeooo:rsid="1911c1aa" style:font-style-asian="normal" style:font-style-complex="normal"/>
    </style:style>
    <style:style style:name="T702" style:family="text">
      <style:text-properties fo:font-style="normal" officeooo:rsid="1912be62" style:font-style-asian="normal" style:font-style-complex="normal"/>
    </style:style>
    <style:style style:name="T703" style:family="text">
      <style:text-properties fo:font-style="normal" officeooo:rsid="1913d283" style:font-style-asian="normal" style:font-style-complex="normal"/>
    </style:style>
    <style:style style:name="T704" style:family="text">
      <style:text-properties fo:font-style="normal" officeooo:rsid="1b7afc12" style:font-style-asian="normal" style:font-style-complex="normal"/>
    </style:style>
    <style:style style:name="T705" style:family="text">
      <style:text-properties fo:font-style="normal" officeooo:rsid="1913f8c2" style:font-style-asian="normal" style:font-style-complex="normal"/>
    </style:style>
    <style:style style:name="T706" style:family="text">
      <style:text-properties fo:font-style="normal" officeooo:rsid="23d9eee6" style:font-style-asian="normal" style:font-style-complex="normal"/>
    </style:style>
    <style:style style:name="T707" style:family="text">
      <style:text-properties fo:font-style="normal" officeooo:rsid="1c5f772e" style:font-style-asian="normal" style:font-style-complex="normal"/>
    </style:style>
    <style:style style:name="T708" style:family="text">
      <style:text-properties fo:font-style="normal" officeooo:rsid="23db23da" style:font-style-asian="normal" style:font-style-complex="normal"/>
    </style:style>
    <style:style style:name="T709" style:family="text">
      <style:text-properties fo:font-style="normal" officeooo:rsid="23e714e7" style:font-style-asian="normal" style:font-style-complex="normal"/>
    </style:style>
    <style:style style:name="T710" style:family="text">
      <style:text-properties fo:font-style="normal" officeooo:rsid="1c8150d0" style:font-style-asian="normal" style:font-style-complex="normal"/>
    </style:style>
    <style:style style:name="T711" style:family="text">
      <style:text-properties fo:font-style="normal" officeooo:rsid="23e7dff0" style:font-style-asian="normal" style:font-style-complex="normal"/>
    </style:style>
    <style:style style:name="T712" style:family="text">
      <style:text-properties fo:font-style="normal" officeooo:rsid="23f063d8" style:font-style-asian="normal" style:font-style-complex="normal"/>
    </style:style>
    <style:style style:name="T713" style:family="text">
      <style:text-properties fo:font-style="normal" officeooo:rsid="1d75ffc5" style:font-style-asian="normal" style:font-style-complex="normal"/>
    </style:style>
    <style:style style:name="T714" style:family="text">
      <style:text-properties fo:font-style="normal" officeooo:rsid="1dbcba3f" style:font-style-asian="normal" style:font-style-complex="normal"/>
    </style:style>
    <style:style style:name="T715" style:family="text">
      <style:text-properties fo:font-style="normal" officeooo:rsid="1d4a11c6" style:font-style-asian="normal" style:font-style-complex="normal"/>
    </style:style>
    <style:style style:name="T716" style:family="text">
      <style:text-properties fo:font-style="normal" officeooo:rsid="1d5ab5e3" style:font-style-asian="normal" style:font-style-complex="normal"/>
    </style:style>
    <style:style style:name="T717" style:family="text">
      <style:text-properties fo:font-style="normal" officeooo:rsid="1d5c578a" style:font-style-asian="normal" style:font-style-complex="normal"/>
    </style:style>
    <style:style style:name="T718" style:family="text">
      <style:text-properties fo:font-style="normal" officeooo:rsid="1d5df106" style:font-style-asian="normal" style:font-style-complex="normal"/>
    </style:style>
    <style:style style:name="T719" style:family="text">
      <style:text-properties fo:font-style="normal" officeooo:rsid="1d5eb735" style:font-style-asian="normal" style:font-style-complex="normal"/>
    </style:style>
    <style:style style:name="T720" style:family="text">
      <style:text-properties fo:font-style="normal" officeooo:rsid="1f910015" style:font-style-asian="normal" style:font-style-complex="normal"/>
    </style:style>
    <style:style style:name="T721" style:family="text">
      <style:text-properties fo:font-style="normal" officeooo:rsid="1d5ffb50" style:font-style-asian="normal" style:font-style-complex="normal"/>
    </style:style>
    <style:style style:name="T722" style:family="text">
      <style:text-properties fo:font-style="normal" officeooo:rsid="23f34b56" style:font-style-asian="normal" style:font-style-complex="normal"/>
    </style:style>
    <style:style style:name="T723" style:family="text">
      <style:text-properties fo:font-style="normal" officeooo:rsid="1d57a0b4" style:font-style-asian="normal" style:font-style-complex="normal"/>
    </style:style>
    <style:style style:name="T724" style:family="text">
      <style:text-properties fo:font-style="normal" officeooo:rsid="23f565d5" style:font-style-asian="normal" style:font-style-complex="normal"/>
    </style:style>
    <style:style style:name="T725" style:family="text">
      <style:text-properties fo:font-style="normal" officeooo:rsid="1f922c51" style:font-style-asian="normal" style:font-style-complex="normal"/>
    </style:style>
    <style:style style:name="T726" style:family="text">
      <style:text-properties fo:font-style="normal" officeooo:rsid="1d610f62" style:font-style-asian="normal" style:font-style-complex="normal"/>
    </style:style>
    <style:style style:name="T727" style:family="text">
      <style:text-properties fo:font-style="normal" officeooo:rsid="1d4bbf9b" style:font-style-asian="normal" style:font-style-complex="normal"/>
    </style:style>
    <style:style style:name="T728" style:family="text">
      <style:text-properties fo:font-style="normal" officeooo:rsid="23fa208f" style:font-style-asian="normal" style:font-style-complex="normal"/>
    </style:style>
    <style:style style:name="T729" style:family="text">
      <style:text-properties fo:font-style="normal" officeooo:rsid="23fb4823" style:font-style-asian="normal" style:font-style-complex="normal"/>
    </style:style>
    <style:style style:name="T730" style:family="text">
      <style:text-properties fo:font-style="normal" officeooo:rsid="23fca051" style:font-style-asian="normal" style:font-style-complex="normal"/>
    </style:style>
    <style:style style:name="T731" style:family="text">
      <style:text-properties fo:font-style="normal" officeooo:rsid="1bbdb9ef" style:font-style-asian="normal" style:font-style-complex="normal"/>
    </style:style>
    <style:style style:name="T732" style:family="text">
      <style:text-properties fo:font-style="normal" officeooo:rsid="1bbb9db4" style:font-style-asian="normal" style:font-style-complex="normal"/>
    </style:style>
    <style:style style:name="T733" style:family="text">
      <style:text-properties fo:font-style="normal" officeooo:rsid="23fd5e13" style:font-style-asian="normal" style:font-style-complex="normal"/>
    </style:style>
    <style:style style:name="T734" style:family="text">
      <style:text-properties fo:font-style="normal" officeooo:rsid="1bbce9aa" style:font-style-asian="normal" style:font-style-complex="normal"/>
    </style:style>
    <style:style style:name="T735" style:family="text">
      <style:text-properties fo:font-style="normal" officeooo:rsid="1be7bb4e" style:font-style-asian="normal" style:font-style-complex="normal"/>
    </style:style>
    <style:style style:name="T736" style:family="text">
      <style:text-properties fo:font-style="normal" officeooo:rsid="2409f221" style:font-style-asian="normal" style:font-style-complex="normal"/>
    </style:style>
    <style:style style:name="T737" style:family="text">
      <style:text-properties fo:font-style="normal" officeooo:rsid="240b0088" style:font-style-asian="normal" style:font-style-complex="normal"/>
    </style:style>
    <style:style style:name="T738" style:family="text">
      <style:text-properties fo:font-style="normal" officeooo:rsid="1ddb0704" style:font-style-asian="normal" style:font-style-complex="normal"/>
    </style:style>
    <style:style style:name="T739" style:family="text">
      <style:text-properties fo:font-style="normal" officeooo:rsid="24150145" style:font-style-asian="normal" style:font-style-complex="normal"/>
    </style:style>
    <style:style style:name="T740" style:family="text">
      <style:text-properties fo:font-style="normal" officeooo:rsid="15b53645" style:font-style-asian="normal" style:font-style-complex="normal"/>
    </style:style>
    <style:style style:name="T741" style:family="text">
      <style:text-properties fo:font-style="normal" officeooo:rsid="1bfc5673" style:font-style-asian="normal" style:font-style-complex="normal"/>
    </style:style>
    <style:style style:name="T742" style:family="text">
      <style:text-properties fo:font-style="normal" officeooo:rsid="242070b6" style:font-style-asian="normal" style:font-style-complex="normal"/>
    </style:style>
    <style:style style:name="T743" style:family="text">
      <style:text-properties fo:font-style="normal" officeooo:rsid="242c0620" style:font-style-asian="normal" style:font-style-complex="normal"/>
    </style:style>
    <style:style style:name="T744" style:family="text">
      <style:text-properties fo:font-style="normal" officeooo:rsid="242dfdf1" style:font-style-asian="normal" style:font-style-complex="normal"/>
    </style:style>
    <style:style style:name="T745" style:family="text">
      <style:text-properties fo:font-style="normal" officeooo:rsid="242f44dd" style:font-style-asian="normal" style:font-style-complex="normal"/>
    </style:style>
    <style:style style:name="T746" style:family="text">
      <style:text-properties fo:font-style="normal" officeooo:rsid="1fb10f4c" style:font-style-asian="normal" style:font-style-complex="normal"/>
    </style:style>
    <style:style style:name="T747" style:family="text">
      <style:text-properties fo:font-style="normal" officeooo:rsid="2435b3b9" style:font-style-asian="normal" style:font-style-complex="normal"/>
    </style:style>
    <style:style style:name="T748" style:family="text">
      <style:text-properties fo:font-style="normal" officeooo:rsid="24375b22" style:font-style-asian="normal" style:font-style-complex="normal"/>
    </style:style>
    <style:style style:name="T749" style:family="text">
      <style:text-properties fo:font-style="normal" officeooo:rsid="243f67c7" style:font-style-asian="normal" style:font-style-complex="normal"/>
    </style:style>
    <style:style style:name="T750" style:family="text">
      <style:text-properties fo:font-style="normal" officeooo:rsid="2446ba65" style:font-style-asian="normal" style:font-style-complex="normal"/>
    </style:style>
    <style:style style:name="T751" style:family="text">
      <style:text-properties fo:font-style="normal" officeooo:rsid="2447ef63" style:font-style-asian="normal" style:font-style-complex="normal"/>
    </style:style>
    <style:style style:name="T752" style:family="text">
      <style:text-properties fo:font-style="normal" officeooo:rsid="244aa4f7" style:font-style-asian="normal" style:font-style-complex="normal"/>
    </style:style>
    <style:style style:name="T753" style:family="text">
      <style:text-properties fo:font-style="normal" officeooo:rsid="247fe130" style:font-style-asian="normal" style:font-style-complex="normal"/>
    </style:style>
    <style:style style:name="T754" style:family="text">
      <style:text-properties fo:font-style="normal" officeooo:rsid="24801c55" style:font-style-asian="normal" style:font-style-complex="normal"/>
    </style:style>
    <style:style style:name="T755" style:family="text">
      <style:text-properties fo:font-style="normal" officeooo:rsid="222dae39" style:font-style-asian="normal" style:font-style-complex="normal"/>
    </style:style>
    <style:style style:name="T756" style:family="text">
      <style:text-properties fo:font-style="normal" officeooo:rsid="223a1b02" style:font-style-asian="normal" style:font-style-complex="normal"/>
    </style:style>
    <style:style style:name="T757" style:family="text">
      <style:text-properties fo:font-style="normal" officeooo:rsid="1d9c7091" style:font-style-asian="normal" style:font-style-complex="normal"/>
    </style:style>
    <style:style style:name="T758" style:family="text">
      <style:text-properties fo:font-style="normal" officeooo:rsid="2484bd5f" style:font-style-asian="normal" style:font-style-complex="normal"/>
    </style:style>
    <style:style style:name="T759" style:family="text">
      <style:text-properties fo:font-style="normal" officeooo:rsid="248728df" style:font-style-asian="normal" style:font-style-complex="normal"/>
    </style:style>
    <style:style style:name="T760" style:family="text">
      <style:text-properties fo:font-style="normal" officeooo:rsid="2488e9eb" style:font-style-asian="normal" style:font-style-complex="normal"/>
    </style:style>
    <style:style style:name="T761" style:family="text">
      <style:text-properties fo:font-style="normal" officeooo:rsid="18d732a7" style:font-style-asian="normal" style:font-style-complex="normal"/>
    </style:style>
    <style:style style:name="T762" style:family="text">
      <style:text-properties fo:font-style="normal" officeooo:rsid="249284c7" style:font-style-asian="normal" style:font-style-complex="normal"/>
    </style:style>
    <style:style style:name="T763" style:family="text">
      <style:text-properties fo:font-style="normal" officeooo:rsid="18f2171b" style:font-style-asian="normal" style:font-style-complex="normal"/>
    </style:style>
    <style:style style:name="T764" style:family="text">
      <style:text-properties fo:font-style="normal" officeooo:rsid="2493d017" style:font-style-asian="normal" style:font-style-complex="normal"/>
    </style:style>
    <style:style style:name="T765" style:family="text">
      <style:text-properties fo:font-style="normal" officeooo:rsid="249a18f4" style:font-style-asian="normal" style:font-style-complex="normal"/>
    </style:style>
    <style:style style:name="T766" style:family="text">
      <style:text-properties fo:font-style="normal" officeooo:rsid="24cad3f4" style:font-style-asian="normal" style:font-style-complex="normal"/>
    </style:style>
    <style:style style:name="T767" style:family="text">
      <style:text-properties fo:font-style="normal" officeooo:rsid="24d41a2f" style:font-style-asian="normal" style:font-style-complex="normal"/>
    </style:style>
    <style:style style:name="T768" style:family="text">
      <style:text-properties fo:font-style="normal" officeooo:rsid="24d5016a" style:font-style-asian="normal" style:font-style-complex="normal"/>
    </style:style>
    <style:style style:name="T769" style:family="text">
      <style:text-properties fo:font-style="normal" officeooo:rsid="24f1af6e" style:font-style-asian="normal" style:font-style-complex="normal"/>
    </style:style>
    <style:style style:name="T770" style:family="text">
      <style:text-properties fo:font-style="normal" officeooo:rsid="24f47848" style:font-style-asian="normal" style:font-style-complex="normal"/>
    </style:style>
    <style:style style:name="T771" style:family="text">
      <style:text-properties fo:font-style="normal" officeooo:rsid="24fbef3d" style:font-style-asian="normal" style:font-style-complex="normal"/>
    </style:style>
    <style:style style:name="T772" style:family="text">
      <style:text-properties fo:font-style="normal" officeooo:rsid="24ff8602" style:font-style-asian="normal" style:font-style-complex="normal"/>
    </style:style>
    <style:style style:name="T773" style:family="text">
      <style:text-properties fo:font-style="normal" officeooo:rsid="2500ad0b" style:font-style-asian="normal" style:font-style-complex="normal"/>
    </style:style>
    <style:style style:name="T774" style:family="text">
      <style:text-properties fo:font-style="normal" officeooo:rsid="2501e971" style:font-style-asian="normal" style:font-style-complex="normal"/>
    </style:style>
    <style:style style:name="T775" style:family="text">
      <style:text-properties fo:font-style="normal" officeooo:rsid="2508900e" style:font-style-asian="normal" style:font-style-complex="normal"/>
    </style:style>
    <style:style style:name="T776" style:family="text">
      <style:text-properties fo:font-style="normal" officeooo:rsid="25157b39" style:font-style-asian="normal" style:font-style-complex="normal"/>
    </style:style>
    <style:style style:name="T777" style:family="text">
      <style:text-properties fo:font-style="normal" officeooo:rsid="25186b49" style:font-style-asian="normal" style:font-style-complex="normal"/>
    </style:style>
    <style:style style:name="T778" style:family="text">
      <style:text-properties fo:font-style="normal" officeooo:rsid="252c5bfb" style:font-style-asian="normal" style:font-style-complex="normal"/>
    </style:style>
    <style:style style:name="T779" style:family="text">
      <style:text-properties fo:font-style="normal" officeooo:rsid="253d1fad" style:font-style-asian="normal" style:font-style-complex="normal"/>
    </style:style>
    <style:style style:name="T780" style:family="text">
      <style:text-properties fo:font-style="normal" officeooo:rsid="253ef4a0" style:font-style-asian="normal" style:font-style-complex="normal"/>
    </style:style>
    <style:style style:name="T781" style:family="text">
      <style:text-properties fo:font-style="normal" fo:font-weight="bold" style:font-style-asian="normal" style:font-weight-asian="bold" style:font-style-complex="normal" style:font-weight-complex="bold"/>
    </style:style>
    <style:style style:name="T782" style:family="text">
      <style:text-properties fo:font-style="normal" fo:font-weight="bold" officeooo:rsid="177f6645" style:font-style-asian="normal" style:font-weight-asian="bold" style:font-style-complex="normal" style:font-weight-complex="bold"/>
    </style:style>
    <style:style style:name="T783" style:family="text">
      <style:text-properties fo:font-style="normal" fo:font-weight="bold" officeooo:rsid="176d0676" style:font-style-asian="normal" style:font-weight-asian="bold" style:font-style-complex="normal" style:font-weight-complex="bold"/>
    </style:style>
    <style:style style:name="T784" style:family="text">
      <style:text-properties fo:font-style="normal" fo:font-weight="bold" officeooo:rsid="1b348c82" style:font-style-asian="normal" style:font-weight-asian="bold" style:font-style-complex="normal" style:font-weight-complex="bold"/>
    </style:style>
    <style:style style:name="T785" style:family="text">
      <style:text-properties fo:font-style="normal" fo:font-weight="bold" officeooo:rsid="1b3aa9da" style:font-style-asian="normal" style:font-weight-asian="bold" style:font-style-complex="normal" style:font-weight-complex="bold"/>
    </style:style>
    <style:style style:name="T786" style:family="text">
      <style:text-properties fo:font-style="normal" fo:font-weight="bold" officeooo:rsid="1ddf30ad" style:font-style-asian="normal" style:font-weight-asian="bold" style:font-style-complex="normal" style:font-weight-complex="bold"/>
    </style:style>
    <style:style style:name="T787" style:family="text">
      <style:text-properties fo:font-style="normal" fo:font-weight="bold" officeooo:rsid="1df33719" style:font-style-asian="normal" style:font-weight-asian="bold" style:font-style-complex="normal" style:font-weight-complex="bold"/>
    </style:style>
    <style:style style:name="T788" style:family="text">
      <style:text-properties fo:font-style="normal" fo:font-weight="bold" officeooo:rsid="1df5ac2e" style:font-style-asian="normal" style:font-weight-asian="bold" style:font-style-complex="normal" style:font-weight-complex="bold"/>
    </style:style>
    <style:style style:name="T789" style:family="text">
      <style:text-properties fo:font-style="normal" fo:font-weight="bold" officeooo:rsid="1df7f3d2" style:font-style-asian="normal" style:font-weight-asian="bold" style:font-style-complex="normal" style:font-weight-complex="bold"/>
    </style:style>
    <style:style style:name="T790" style:family="text">
      <style:text-properties fo:font-style="normal" fo:font-weight="bold" officeooo:rsid="1e013790" style:font-style-asian="normal" style:font-weight-asian="bold" style:font-style-complex="normal" style:font-weight-complex="bold"/>
    </style:style>
    <style:style style:name="T791" style:family="text">
      <style:text-properties fo:font-style="normal" fo:font-weight="bold" officeooo:rsid="1f2cd1b8" style:font-style-asian="normal" style:font-weight-asian="bold" style:font-style-complex="normal" style:font-weight-complex="bold"/>
    </style:style>
    <style:style style:name="T792" style:family="text">
      <style:text-properties fo:font-style="normal" fo:font-weight="bold" officeooo:rsid="1f2ebaf8" style:font-style-asian="normal" style:font-weight-asian="bold" style:font-style-complex="normal" style:font-weight-complex="bold"/>
    </style:style>
    <style:style style:name="T793" style:family="text">
      <style:text-properties fo:font-style="normal" fo:font-weight="bold" officeooo:rsid="18b5f457" style:font-style-asian="normal" style:font-weight-asian="bold" style:font-style-complex="normal" style:font-weight-complex="bold"/>
    </style:style>
    <style:style style:name="T794" style:family="text">
      <style:text-properties fo:font-style="normal" fo:font-weight="bold" officeooo:rsid="1e401b6c" style:font-style-asian="normal" style:font-weight-asian="bold" style:font-style-complex="normal" style:font-weight-complex="bold"/>
    </style:style>
    <style:style style:name="T795" style:family="text">
      <style:text-properties fo:font-style="normal" fo:font-weight="bold" officeooo:rsid="232e4d06" style:font-style-asian="normal" style:font-weight-asian="bold" style:font-style-complex="normal" style:font-weight-complex="bold"/>
    </style:style>
    <style:style style:name="T796" style:family="text">
      <style:text-properties fo:font-style="normal" fo:font-weight="bold" officeooo:rsid="20aa26b3" style:font-style-asian="normal" style:font-weight-asian="bold" style:font-style-complex="normal" style:font-weight-complex="bold"/>
    </style:style>
    <style:style style:name="T797" style:family="text">
      <style:text-properties fo:font-style="normal" fo:font-weight="bold" officeooo:rsid="1d5ab5e3" style:font-style-asian="normal" style:font-weight-asian="bold" style:font-style-complex="normal" style:font-weight-complex="bold"/>
    </style:style>
    <style:style style:name="T798" style:family="text">
      <style:text-properties fo:font-style="normal" fo:font-weight="bold" officeooo:rsid="1d4a65ad" style:font-style-asian="normal" style:font-weight-asian="bold" style:font-style-complex="normal" style:font-weight-complex="bold"/>
    </style:style>
    <style:style style:name="T799" style:family="text">
      <style:text-properties fo:font-style="normal" fo:font-weight="bold" officeooo:rsid="23f1bf53" style:font-style-asian="normal" style:font-weight-asian="bold" style:font-style-complex="normal" style:font-weight-complex="bold"/>
    </style:style>
    <style:style style:name="T800" style:family="text">
      <style:text-properties fo:font-style="normal" fo:font-weight="normal" style:font-style-asian="normal" style:font-weight-asian="normal" style:font-style-complex="normal" style:font-weight-complex="normal"/>
    </style:style>
    <style:style style:name="T801" style:family="text">
      <style:text-properties fo:font-style="normal" fo:font-weight="normal" officeooo:rsid="1813c9a7" style:font-style-asian="normal" style:font-weight-asian="normal" style:font-style-complex="normal" style:font-weight-complex="normal"/>
    </style:style>
    <style:style style:name="T802" style:family="text">
      <style:text-properties fo:font-style="normal" fo:font-weight="normal" officeooo:rsid="1814175e" style:font-style-asian="normal" style:font-weight-asian="normal" style:font-style-complex="normal" style:font-weight-complex="normal"/>
    </style:style>
    <style:style style:name="T803" style:family="text">
      <style:text-properties fo:font-style="normal" fo:font-weight="normal" officeooo:rsid="1d3aa6ad" style:font-style-asian="normal" style:font-weight-asian="normal" style:font-style-complex="normal" style:font-weight-complex="normal"/>
    </style:style>
    <style:style style:name="T804" style:family="text">
      <style:text-properties fo:font-style="normal" fo:font-weight="normal" officeooo:rsid="1d3b7456" style:font-style-asian="normal" style:font-weight-asian="normal" style:font-style-complex="normal" style:font-weight-complex="normal"/>
    </style:style>
    <style:style style:name="T805" style:family="text">
      <style:text-properties fo:font-style="normal" fo:font-weight="normal" officeooo:rsid="20aa54f0" style:font-style-asian="normal" style:font-weight-asian="normal" style:font-style-complex="normal" style:font-weight-complex="normal"/>
    </style:style>
    <style:style style:name="T806" style:family="text">
      <style:text-properties fo:font-style="normal" fo:font-weight="normal" officeooo:rsid="20ac0c9a" style:font-style-asian="normal" style:font-weight-asian="normal" style:font-style-complex="normal" style:font-weight-complex="normal"/>
    </style:style>
    <style:style style:name="T807" style:family="text">
      <style:text-properties fo:font-style="normal" fo:font-weight="normal" officeooo:rsid="18c20de8" style:font-style-asian="normal" style:font-weight-asian="normal" style:font-style-complex="normal" style:font-weight-complex="normal"/>
    </style:style>
    <style:style style:name="T808" style:family="text">
      <style:text-properties fo:font-style="normal" fo:font-weight="normal" officeooo:rsid="2278798c" style:font-style-asian="normal" style:font-weight-asian="normal" style:font-style-complex="normal" style:font-weight-complex="normal"/>
    </style:style>
    <style:style style:name="T809" style:family="text">
      <style:text-properties fo:font-style="normal" fo:font-weight="normal" officeooo:rsid="1e401b6c" style:font-style-asian="normal" style:font-weight-asian="normal" style:font-style-complex="normal" style:font-weight-complex="normal"/>
    </style:style>
    <style:style style:name="T810" style:family="text">
      <style:text-properties fo:font-style="normal" fo:font-weight="normal" officeooo:rsid="22d416be" style:font-style-asian="normal" style:font-weight-asian="normal" style:font-style-complex="normal" style:font-weight-complex="normal"/>
    </style:style>
    <style:style style:name="T811" style:family="text">
      <style:text-properties fo:font-style="normal" fo:font-weight="normal" officeooo:rsid="1e05238b" style:font-style-asian="normal" style:font-weight-asian="normal" style:font-style-complex="normal" style:font-weight-complex="normal"/>
    </style:style>
    <style:style style:name="T812" style:family="text">
      <style:text-properties fo:font-style="normal" fo:font-weight="normal" officeooo:rsid="22d5cebb" style:font-style-asian="normal" style:font-weight-asian="normal" style:font-style-complex="normal" style:font-weight-complex="normal"/>
    </style:style>
    <style:style style:name="T813" style:family="text">
      <style:text-properties fo:font-style="normal" fo:font-weight="normal" officeooo:rsid="1df33719" style:font-style-asian="normal" style:font-weight-asian="normal" style:font-style-complex="normal" style:font-weight-complex="normal"/>
    </style:style>
    <style:style style:name="T814" style:family="text">
      <style:text-properties fo:font-style="normal" fo:font-weight="normal" officeooo:rsid="1df5ac2e" style:font-style-asian="normal" style:font-weight-asian="normal" style:font-style-complex="normal" style:font-weight-complex="normal"/>
    </style:style>
    <style:style style:name="T815" style:family="text">
      <style:text-properties fo:font-style="normal" fo:font-weight="normal" officeooo:rsid="176ba4f0" style:font-style-asian="normal" style:font-weight-asian="normal" style:font-style-complex="normal" style:font-weight-complex="normal"/>
    </style:style>
    <style:style style:name="T816" style:family="text">
      <style:text-properties fo:font-style="normal" fo:font-weight="normal" officeooo:rsid="1e8ab250" style:font-style-asian="normal" style:font-weight-asian="normal" style:font-style-complex="normal" style:font-weight-complex="normal"/>
    </style:style>
    <style:style style:name="T817" style:family="text">
      <style:text-properties fo:font-style="normal" fo:font-weight="normal" officeooo:rsid="21e414ee" style:font-style-asian="normal" style:font-weight-asian="normal" style:font-style-complex="normal" style:font-weight-complex="normal"/>
    </style:style>
    <style:style style:name="T818" style:family="text">
      <style:text-properties fo:font-style="normal" fo:font-weight="normal" officeooo:rsid="236b1072" style:font-style-asian="normal" style:font-weight-asian="normal" style:font-style-complex="normal" style:font-weight-complex="normal"/>
    </style:style>
    <style:style style:name="T819" style:family="text">
      <style:text-properties fo:font-style="normal" fo:font-weight="normal" officeooo:rsid="20aa26b3" style:font-style-asian="normal" style:font-weight-asian="normal" style:font-style-complex="normal" style:font-weight-complex="normal"/>
    </style:style>
    <style:style style:name="T820" style:family="text">
      <style:text-properties fo:font-style="normal" fo:font-weight="normal" officeooo:rsid="1b53f7df" style:font-style-asian="normal" style:font-weight-asian="normal" style:font-style-complex="normal" style:font-weight-complex="normal"/>
    </style:style>
    <style:style style:name="T821" style:family="text">
      <style:text-properties fo:font-style="normal" fo:font-weight="normal" officeooo:rsid="1c016a99" style:font-style-asian="normal" style:font-weight-asian="normal" style:font-style-complex="normal" style:font-weight-complex="normal"/>
    </style:style>
    <style:style style:name="T822" style:family="text">
      <style:text-properties fo:font-style="normal" fo:font-weight="normal" officeooo:rsid="24320ea7" style:font-style-asian="normal" style:font-weight-asian="normal" style:font-style-complex="normal" style:font-weight-complex="normal"/>
    </style:style>
    <style:style style:name="T823" style:family="text">
      <style:text-properties fo:font-style="normal" fo:font-weight="normal" officeooo:rsid="2434619c" style:font-style-asian="normal" style:font-weight-asian="normal" style:font-style-complex="normal" style:font-weight-complex="normal"/>
    </style:style>
    <style:style style:name="T824" style:family="text">
      <style:text-properties fo:font-style="normal" fo:font-weight="normal" officeooo:rsid="1b3aa9da" style:font-style-asian="normal" style:font-weight-asian="normal" style:font-style-complex="normal" style:font-weight-complex="normal"/>
    </style:style>
    <style:style style:name="T825" style:family="text">
      <style:text-properties fo:font-style="normal" fo:font-weight="normal" officeooo:rsid="15b42f88" style:font-style-asian="normal" style:font-weight-asian="normal" style:font-style-complex="normal" style:font-weight-complex="normal"/>
    </style:style>
    <style:style style:name="T826" style:family="text">
      <style:text-properties fo:font-style="normal" fo:font-weight="normal" officeooo:rsid="19e265e8" style:font-style-asian="normal" style:font-weight-asian="normal" style:font-style-complex="normal" style:font-weight-complex="normal"/>
    </style:style>
    <style:style style:name="T827" style:family="text">
      <style:text-properties fo:font-style="normal" fo:font-weight="normal" officeooo:rsid="2251c340" style:font-style-asian="normal" style:font-weight-asian="normal" style:font-style-complex="normal" style:font-weight-complex="normal"/>
    </style:style>
    <style:style style:name="T828" style:family="text">
      <style:text-properties fo:font-style="normal" fo:font-weight="normal" officeooo:rsid="1de1c071" style:font-style-asian="normal" style:font-weight-asian="normal" style:font-style-complex="normal" style:font-weight-complex="normal"/>
    </style:style>
    <style:style style:name="T829" style:family="text">
      <style:text-properties fo:font-style="normal" fo:font-weight="normal" officeooo:rsid="24b02ed9" style:font-style-asian="normal" style:font-weight-asian="normal" style:font-style-complex="normal" style:font-weight-complex="normal"/>
    </style:style>
    <style:style style:name="T830" style:family="text">
      <style:text-properties fo:font-style="normal" fo:font-weight="normal" officeooo:rsid="24b6f024" style:font-style-asian="normal" style:font-weight-asian="normal" style:font-style-complex="normal" style:font-weight-complex="normal"/>
    </style:style>
    <style:style style:name="T831" style:family="text">
      <style:text-properties fo:font-style="normal" fo:font-weight="normal" officeooo:rsid="24b84121" style:font-style-asian="normal" style:font-weight-asian="normal" style:font-style-complex="normal" style:font-weight-complex="normal"/>
    </style:style>
    <style:style style:name="T832" style:family="text">
      <style:text-properties fo:font-style="normal" fo:font-weight="normal" officeooo:rsid="24b90729" style:font-style-asian="normal" style:font-weight-asian="normal" style:font-style-complex="normal" style:font-weight-complex="normal"/>
    </style:style>
    <style:style style:name="T833" style:family="text">
      <style:text-properties fo:font-style="normal" fo:font-weight="normal" officeooo:rsid="24b99d2f" style:font-style-asian="normal" style:font-weight-asian="normal" style:font-style-complex="normal" style:font-weight-complex="normal"/>
    </style:style>
    <style:style style:name="T834" style:family="text">
      <style:text-properties fo:font-style="normal" fo:font-weight="normal" officeooo:rsid="24d8d75c" style:font-style-asian="normal" style:font-weight-asian="normal" style:font-style-complex="normal" style:font-weight-complex="normal"/>
    </style:style>
    <style:style style:name="T835" style:family="text">
      <style:text-properties fo:font-style="normal" fo:font-weight="normal" officeooo:rsid="250f1238" style:font-style-asian="normal" style:font-weight-asian="normal" style:font-style-complex="normal" style:font-weight-complex="normal"/>
    </style:style>
    <style:style style:name="T836" style:family="text">
      <style:text-properties fo:font-style="normal" fo:font-weight="normal" officeooo:rsid="25118f74" style:font-style-asian="normal" style:font-weight-asian="normal" style:font-style-complex="normal" style:font-weight-complex="normal"/>
    </style:style>
    <style:style style:name="T837" style:family="text">
      <style:text-properties fo:font-style="normal" fo:font-weight="normal" officeooo:rsid="2512a257" style:font-style-asian="normal" style:font-weight-asian="normal" style:font-style-complex="normal" style:font-weight-complex="normal"/>
    </style:style>
    <style:style style:name="T838" style:family="text">
      <style:text-properties fo:font-style="normal" fo:font-weight="normal" officeooo:rsid="2513262f" style:font-style-asian="normal" style:font-weight-asian="normal" style:font-style-complex="normal" style:font-weight-complex="normal"/>
    </style:style>
    <style:style style:name="T839" style:family="text">
      <style:text-properties fo:font-style="normal" fo:font-weight="normal" officeooo:rsid="207a0c1d" style:font-style-asian="normal" style:font-weight-asian="normal" style:font-style-complex="normal" style:font-weight-complex="normal"/>
    </style:style>
    <style:style style:name="T840" style:family="text">
      <style:text-properties fo:font-style="normal" fo:font-weight="normal" officeooo:rsid="25563c75" style:font-style-asian="normal" style:font-weight-asian="normal" style:font-style-complex="normal" style:font-weight-complex="normal"/>
    </style:style>
    <style:style style:name="T841" style:family="text">
      <style:text-properties fo:font-style="normal" fo:font-weight="normal" officeooo:rsid="257122ff" style:font-style-asian="normal" style:font-weight-asian="normal" style:font-style-complex="normal" style:font-weight-complex="normal"/>
    </style:style>
    <style:style style:name="T842" style:family="text">
      <style:text-properties fo:font-style="normal" style:text-underline-style="none" officeooo:rsid="15fa1f30" style:font-style-asian="normal" style:font-style-complex="normal"/>
    </style:style>
    <style:style style:name="T843" style:family="text">
      <style:text-properties fo:font-style="normal" style:text-underline-style="none" officeooo:rsid="160f4828" style:font-style-asian="normal" style:font-style-complex="normal"/>
    </style:style>
    <style:style style:name="T844" style:family="text">
      <style:text-properties fo:font-style="normal" style:text-underline-style="none" officeooo:rsid="1e1438b4" style:font-style-asian="normal" style:font-style-complex="normal"/>
    </style:style>
    <style:style style:name="T845" style:family="text">
      <style:text-properties fo:font-style="normal" style:text-underline-style="none" officeooo:rsid="1e1b5da9" style:font-style-asian="normal" style:font-style-complex="normal"/>
    </style:style>
    <style:style style:name="T846" style:family="text">
      <style:text-properties fo:font-style="normal" style:text-underline-style="none" officeooo:rsid="1e294604" style:font-style-asian="normal" style:font-style-complex="normal"/>
    </style:style>
    <style:style style:name="T847" style:family="text">
      <style:text-properties fo:font-style="normal" style:text-underline-style="none" officeooo:rsid="1e2b443f" style:font-style-asian="normal" style:font-style-complex="normal"/>
    </style:style>
    <style:style style:name="T848" style:family="text">
      <style:text-properties fo:font-style="normal" style:text-underline-style="none" officeooo:rsid="1bdd8d1f" style:font-style-asian="normal" style:font-style-complex="normal"/>
    </style:style>
    <style:style style:name="T849" style:family="text">
      <style:text-properties fo:font-style="normal" style:text-underline-style="none" officeooo:rsid="23e7dff0" style:font-style-asian="normal" style:font-style-complex="normal"/>
    </style:style>
    <style:style style:name="T850" style:family="text">
      <style:text-properties fo:font-style="normal" style:text-underline-style="none" officeooo:rsid="22d5cebb" style:font-style-asian="normal" style:font-style-complex="normal"/>
    </style:style>
    <style:style style:name="T851" style:family="text">
      <style:text-properties fo:font-style="normal" style:text-underline-style="none" officeooo:rsid="17295d43" style:font-style-asian="normal" style:font-style-complex="normal"/>
    </style:style>
    <style:style style:name="T852" style:family="text">
      <style:text-properties fo:font-style="normal" style:text-underline-style="none" officeooo:rsid="23fd5e13" style:font-style-asian="normal" style:font-style-complex="normal"/>
    </style:style>
    <style:style style:name="T853" style:family="text">
      <style:text-properties fo:font-style="normal" style:text-underline-style="none" officeooo:rsid="223bf419" style:font-style-asian="normal" style:font-style-complex="normal"/>
    </style:style>
    <style:style style:name="T854" style:family="text">
      <style:text-properties fo:font-style="normal" style:text-underline-style="none" officeooo:rsid="23cb732e" style:font-style-asian="normal" style:font-style-complex="normal"/>
    </style:style>
    <style:style style:name="T855" style:family="text">
      <style:text-properties fo:font-style="normal" style:text-underline-style="none" officeooo:rsid="24e29c14" style:font-style-asian="normal" style:font-style-complex="normal"/>
    </style:style>
    <style:style style:name="T856" style:family="text">
      <style:text-properties fo:font-style="normal" style:text-underline-style="none" officeooo:rsid="25001f1e" style:font-style-asian="normal" style:font-style-complex="normal"/>
    </style:style>
    <style:style style:name="T857" style:family="text">
      <style:text-properties fo:font-style="normal" style:text-underline-style="none" fo:font-weight="normal" style:font-style-asian="normal" style:font-weight-asian="normal" style:font-style-complex="normal" style:font-weight-complex="normal"/>
    </style:style>
    <style:style style:name="T858" style:family="text">
      <style:text-properties fo:font-style="normal" style:text-underline-style="none" fo:font-weight="normal" officeooo:rsid="2276da91" style:font-style-asian="normal" style:font-weight-asian="normal" style:font-style-complex="normal" style:font-weight-complex="normal"/>
    </style:style>
    <style:style style:name="T859" style:family="text">
      <style:text-properties fo:font-style="normal" style:text-underline-style="none" fo:font-weight="normal" officeooo:rsid="25224050" style:font-style-asian="normal" style:font-weight-asian="normal" style:font-style-complex="normal" style:font-weight-complex="normal"/>
    </style:style>
    <style:style style:name="T860" style:family="text">
      <style:text-properties fo:font-style="normal" style:text-underline-style="none" fo:font-weight="normal" officeooo:rsid="151cf1f3" style:font-style-asian="normal" style:font-weight-asian="normal" style:font-style-complex="normal" style:font-weight-complex="normal"/>
    </style:style>
    <style:style style:name="T86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style:font-style-asian="normal" style:font-style-complex="normal"/>
    </style:style>
    <style:style style:name="T867" style:family="text">
      <style:text-properties fo:font-style="normal" style:text-underline-style="solid" style:text-underline-width="auto" style:text-underline-color="font-color" officeooo:rsid="22827724" style:font-style-asian="normal" style:font-style-complex="normal"/>
    </style:style>
    <style:style style:name="T868" style:family="text">
      <style:text-properties fo:font-style="normal" style:text-underline-style="solid" style:text-underline-width="auto" style:text-underline-color="font-color" officeooo:rsid="1d2fdeb8" style:font-style-asian="normal" style:font-style-complex="normal"/>
    </style:style>
    <style:style style:name="T869" style:family="text">
      <style:text-properties fo:font-style="normal" style:text-underline-style="solid" style:text-underline-width="auto" style:text-underline-color="font-color" officeooo:rsid="1dcd09fb" style:font-style-asian="normal" style:font-style-complex="normal"/>
    </style:style>
    <style:style style:name="T870" style:family="text">
      <style:text-properties fo:font-style="normal" style:text-underline-style="solid" style:text-underline-width="auto" style:text-underline-color="font-color" officeooo:rsid="230435b4" style:font-style-asian="normal" style:font-style-complex="normal"/>
    </style:style>
    <style:style style:name="T871" style:family="text">
      <style:text-properties fo:font-style="normal" style:text-underline-style="solid" style:text-underline-width="auto" style:text-underline-color="font-color" officeooo:rsid="1fe9bec1" style:font-style-asian="normal" style:font-style-complex="normal"/>
    </style:style>
    <style:style style:name="T872" style:family="text">
      <style:text-properties fo:font-style="normal" style:text-underline-style="solid" style:text-underline-width="auto" style:text-underline-color="font-color" officeooo:rsid="23d81b3a" style:font-style-asian="normal" style:font-style-complex="normal"/>
    </style:style>
    <style:style style:name="T873" style:family="text">
      <style:text-properties fo:font-style="normal" style:text-underline-style="solid" style:text-underline-width="auto" style:text-underline-color="font-color" officeooo:rsid="23fb4823" style:font-style-asian="normal" style:font-style-complex="normal"/>
    </style:style>
    <style:style style:name="T874" style:family="text">
      <style:text-properties fo:font-style="normal" style:text-underline-style="solid" style:text-underline-width="auto" style:text-underline-color="font-color" officeooo:rsid="1bdd8d1f" style:font-style-asian="normal" style:font-style-complex="normal"/>
    </style:style>
    <style:style style:name="T875" style:family="text">
      <style:text-properties fo:font-style="normal" style:text-underline-style="solid" style:text-underline-width="auto" style:text-underline-color="font-color" officeooo:rsid="223bf419" style:font-style-asian="normal" style:font-style-complex="normal"/>
    </style:style>
    <style:style style:name="T876" style:family="text">
      <style:text-properties fo:font-style="normal" style:text-underline-style="solid" style:text-underline-width="auto" style:text-underline-color="font-color" officeooo:rsid="249284c7" style:font-style-asian="normal" style:font-style-complex="normal"/>
    </style:style>
    <style:style style:name="T877" style:family="text">
      <style:text-properties fo:font-weight="bold" style:font-weight-asian="bold" style:font-weight-complex="bold"/>
    </style:style>
    <style:style style:name="T878" style:family="text">
      <style:text-properties fo:font-weight="bold" officeooo:rsid="14df73b6" style:font-weight-asian="bold" style:font-weight-complex="bold"/>
    </style:style>
    <style:style style:name="T879" style:family="text">
      <style:text-properties fo:font-weight="bold" officeooo:rsid="1506af2e" style:font-weight-asian="bold" style:font-weight-complex="bold"/>
    </style:style>
    <style:style style:name="T880" style:family="text">
      <style:text-properties fo:font-weight="bold" officeooo:rsid="14623651" style:font-weight-asian="bold" style:font-weight-complex="bold"/>
    </style:style>
    <style:style style:name="T881" style:family="text">
      <style:text-properties fo:font-weight="bold" officeooo:rsid="1ddbd6b4" style:font-weight-asian="bold" style:font-weight-complex="bold"/>
    </style:style>
    <style:style style:name="T882" style:family="text">
      <style:text-properties fo:font-weight="bold" officeooo:rsid="1dd1e21c" style:font-weight-asian="bold" style:font-weight-complex="bold"/>
    </style:style>
    <style:style style:name="T883" style:family="text">
      <style:text-properties fo:font-weight="bold" officeooo:rsid="1b8dd7db" style:font-weight-asian="bold" style:font-weight-complex="bold"/>
    </style:style>
    <style:style style:name="T884" style:family="text">
      <style:text-properties fo:font-weight="bold" officeooo:rsid="12d769f1" style:font-weight-asian="bold" style:font-weight-complex="bold"/>
    </style:style>
    <style:style style:name="T885" style:family="text">
      <style:text-properties fo:font-weight="bold" officeooo:rsid="16174fb8" style:font-weight-asian="bold" style:font-weight-complex="bold"/>
    </style:style>
    <style:style style:name="T886" style:family="text">
      <style:text-properties fo:font-weight="bold" officeooo:rsid="22ed6980" style:font-weight-asian="bold" style:font-weight-complex="bold"/>
    </style:style>
    <style:style style:name="T887" style:family="text">
      <style:text-properties fo:font-weight="bold" officeooo:rsid="1fc9e812" style:font-weight-asian="bold" style:font-weight-complex="bold"/>
    </style:style>
    <style:style style:name="T888" style:family="text">
      <style:text-properties fo:font-weight="bold" officeooo:rsid="18174558" style:font-weight-asian="bold" style:font-weight-complex="bold"/>
    </style:style>
    <style:style style:name="T889" style:family="text">
      <style:text-properties fo:font-weight="bold" officeooo:rsid="1a9d9a31" style:font-weight-asian="bold" style:font-weight-complex="bold"/>
    </style:style>
    <style:style style:name="T890" style:family="text">
      <style:text-properties fo:font-weight="bold" officeooo:rsid="23b66973" style:font-weight-asian="bold" style:font-weight-complex="bold"/>
    </style:style>
    <style:style style:name="T891" style:family="text">
      <style:text-properties fo:font-weight="bold" officeooo:rsid="207a0c1d" style:font-weight-asian="bold" style:font-weight-complex="bold"/>
    </style:style>
    <style:style style:name="T892" style:family="text">
      <style:text-properties officeooo:rsid="1604ba80"/>
    </style:style>
    <style:style style:name="T893" style:family="text">
      <style:text-properties fo:font-weight="normal" style:font-weight-asian="normal" style:font-weight-complex="normal"/>
    </style:style>
    <style:style style:name="T894" style:family="text">
      <style:text-properties fo:font-weight="normal" officeooo:rsid="150899a3" style:font-weight-asian="normal" style:font-weight-complex="normal"/>
    </style:style>
    <style:style style:name="T895" style:family="text">
      <style:text-properties fo:font-weight="normal" officeooo:rsid="14623651" style:font-weight-asian="normal" style:font-weight-complex="normal"/>
    </style:style>
    <style:style style:name="T896" style:family="text">
      <style:text-properties fo:font-weight="normal" officeooo:rsid="19418c82" style:font-weight-asian="normal" style:font-weight-complex="normal"/>
    </style:style>
    <style:style style:name="T897" style:family="text">
      <style:text-properties fo:font-weight="normal" officeooo:rsid="179f3282" style:font-weight-asian="normal" style:font-weight-complex="normal"/>
    </style:style>
    <style:style style:name="T898" style:family="text">
      <style:text-properties fo:font-weight="normal" officeooo:rsid="1814175e" style:font-weight-asian="normal" style:font-weight-complex="normal"/>
    </style:style>
    <style:style style:name="T899" style:family="text">
      <style:text-properties fo:font-weight="normal" officeooo:rsid="21e78584" style:font-weight-asian="normal" style:font-weight-complex="normal"/>
    </style:style>
    <style:style style:name="T900" style:family="text">
      <style:text-properties fo:font-weight="normal" officeooo:rsid="21fa8d98" style:font-weight-asian="normal" style:font-weight-complex="normal"/>
    </style:style>
    <style:style style:name="T901" style:family="text">
      <style:text-properties fo:font-weight="normal" officeooo:rsid="21fc8954" style:font-weight-asian="normal" style:font-weight-complex="normal"/>
    </style:style>
    <style:style style:name="T902" style:family="text">
      <style:text-properties fo:font-weight="normal" officeooo:rsid="21fd504a" style:font-weight-asian="normal" style:font-weight-complex="normal"/>
    </style:style>
    <style:style style:name="T903" style:family="text">
      <style:text-properties fo:font-weight="normal" officeooo:rsid="2247e1ed" style:font-weight-asian="normal" style:font-weight-complex="normal"/>
    </style:style>
    <style:style style:name="T904" style:family="text">
      <style:text-properties fo:font-weight="normal" officeooo:rsid="1eddeec2" style:font-weight-asian="normal" style:font-weight-complex="normal"/>
    </style:style>
    <style:style style:name="T905" style:family="text">
      <style:text-properties fo:font-weight="normal" officeooo:rsid="16174fb8" style:font-weight-asian="normal" style:font-weight-complex="normal"/>
    </style:style>
    <style:style style:name="T906" style:family="text">
      <style:text-properties fo:font-weight="normal" officeooo:rsid="20ac0c9a" style:font-weight-asian="normal" style:font-weight-complex="normal"/>
    </style:style>
    <style:style style:name="T907" style:family="text">
      <style:text-properties fo:font-weight="normal" officeooo:rsid="1921a371" style:font-weight-asian="normal" style:font-weight-complex="normal"/>
    </style:style>
    <style:style style:name="T908" style:family="text">
      <style:text-properties fo:font-weight="normal" officeooo:rsid="1c353327" style:font-weight-asian="normal" style:font-weight-complex="normal"/>
    </style:style>
    <style:style style:name="T909" style:family="text">
      <style:text-properties fo:font-weight="normal" officeooo:rsid="245fb3a8" style:font-weight-asian="normal" style:font-weight-complex="normal"/>
    </style:style>
    <style:style style:name="T910" style:family="text">
      <style:text-properties fo:font-weight="normal" officeooo:rsid="2461272d" style:font-weight-asian="normal" style:font-weight-complex="normal"/>
    </style:style>
    <style:style style:name="T911" style:family="text">
      <style:text-properties fo:font-weight="normal" officeooo:rsid="14df73b6" style:font-weight-asian="normal" style:font-weight-complex="normal"/>
    </style:style>
    <style:style style:name="T912" style:family="text">
      <style:text-properties fo:font-weight="normal" officeooo:rsid="2469608f" style:font-weight-asian="normal" style:font-weight-complex="normal"/>
    </style:style>
    <style:style style:name="T913" style:family="text">
      <style:text-properties fo:font-weight="normal" officeooo:rsid="2469725c" style:font-weight-asian="normal" style:font-weight-complex="normal"/>
    </style:style>
    <style:style style:name="T914" style:family="text">
      <style:text-properties fo:font-weight="normal" officeooo:rsid="1fc7330d" style:font-weight-asian="normal" style:font-weight-complex="normal"/>
    </style:style>
    <style:style style:name="T915" style:family="text">
      <style:text-properties fo:font-weight="normal" officeooo:rsid="1f1c0db8" style:font-weight-asian="normal" style:font-weight-complex="normal"/>
    </style:style>
    <style:style style:name="T916" style:family="text">
      <style:text-properties fo:font-weight="normal" officeooo:rsid="25c156b6" style:font-weight-asian="normal" style:font-weight-complex="normal"/>
    </style:style>
    <style:style style:name="T917" style:family="text">
      <style:text-properties officeooo:rsid="14545d88"/>
    </style:style>
    <style:style style:name="T918" style:family="text">
      <style:text-properties officeooo:rsid="1453158d"/>
    </style:style>
    <style:style style:name="T919" style:family="text">
      <style:text-properties officeooo:rsid="14585935"/>
    </style:style>
    <style:style style:name="T920" style:family="text">
      <style:text-properties officeooo:rsid="14df73b6"/>
    </style:style>
    <style:style style:name="T921" style:family="text">
      <style:text-properties officeooo:rsid="14d3e335"/>
    </style:style>
    <style:style style:name="T922" style:family="text">
      <style:text-properties officeooo:rsid="14d526cd"/>
    </style:style>
    <style:style style:name="T923" style:family="text">
      <style:text-properties officeooo:rsid="14d5b6a6"/>
    </style:style>
    <style:style style:name="T924" style:family="text">
      <style:text-properties officeooo:rsid="1469c9dd"/>
    </style:style>
    <style:style style:name="T925" style:family="text">
      <style:text-properties officeooo:rsid="14623651"/>
    </style:style>
    <style:style style:name="T926" style:family="text">
      <style:text-properties officeooo:rsid="150da347"/>
    </style:style>
    <style:style style:name="T927" style:family="text">
      <style:text-properties officeooo:rsid="14acb453"/>
    </style:style>
    <style:style style:name="T928" style:family="text">
      <style:text-properties officeooo:rsid="14f1f80c"/>
    </style:style>
    <style:style style:name="T929" style:family="text">
      <style:text-properties officeooo:rsid="15c04fe3"/>
    </style:style>
    <style:style style:name="T930" style:family="text">
      <style:text-properties officeooo:rsid="156c6b3d"/>
    </style:style>
    <style:style style:name="T931" style:family="text">
      <style:text-properties officeooo:rsid="1574c959"/>
    </style:style>
    <style:style style:name="T932" style:family="text">
      <style:text-properties officeooo:rsid="12d769f1"/>
    </style:style>
    <style:style style:name="T933" style:family="text">
      <style:text-properties officeooo:rsid="15957b2a"/>
    </style:style>
    <style:style style:name="T934" style:family="text">
      <style:text-properties officeooo:rsid="12ca3bdb"/>
    </style:style>
    <style:style style:name="T935" style:family="text">
      <style:text-properties officeooo:rsid="15ca5cf7"/>
    </style:style>
    <style:style style:name="T936" style:family="text">
      <style:text-properties officeooo:rsid="16174fb8"/>
    </style:style>
    <style:style style:name="T937" style:family="text">
      <style:text-properties officeooo:rsid="152ac6ae"/>
    </style:style>
    <style:style style:name="T938" style:family="text">
      <style:text-properties officeooo:rsid="15d896d6"/>
    </style:style>
    <style:style style:name="T939" style:family="text">
      <style:text-properties officeooo:rsid="15e97ef8"/>
    </style:style>
    <style:style style:name="T940" style:family="text">
      <style:text-properties officeooo:rsid="16140a2f"/>
    </style:style>
    <style:style style:name="T941" style:family="text">
      <style:text-properties officeooo:rsid="16138f01"/>
    </style:style>
    <style:style style:name="T942" style:family="text">
      <style:text-properties officeooo:rsid="152dd88f"/>
    </style:style>
    <style:style style:name="T943" style:family="text">
      <style:text-properties officeooo:rsid="1544f086"/>
    </style:style>
    <style:style style:name="T944" style:family="text">
      <style:text-properties officeooo:rsid="1546b8d6"/>
    </style:style>
    <style:style style:name="T945" style:family="text">
      <style:text-properties officeooo:rsid="154eeac9"/>
    </style:style>
    <style:style style:name="T946" style:family="text">
      <style:text-properties officeooo:rsid="154e3b18"/>
    </style:style>
    <style:style style:name="T947" style:family="text">
      <style:text-properties officeooo:rsid="153208bb"/>
    </style:style>
    <style:style style:name="T948" style:family="text">
      <style:text-properties officeooo:rsid="17427367"/>
    </style:style>
    <style:style style:name="T949" style:family="text">
      <style:text-properties officeooo:rsid="17857d79"/>
    </style:style>
    <style:style style:name="T950" style:family="text">
      <style:text-properties officeooo:rsid="17860896"/>
    </style:style>
    <style:style style:name="T951" style:family="text">
      <style:text-properties officeooo:rsid="1792cc62"/>
    </style:style>
    <style:style style:name="T952" style:family="text">
      <style:text-properties officeooo:rsid="17c566b4"/>
    </style:style>
    <style:style style:name="T953" style:family="text">
      <style:text-properties officeooo:rsid="17c573cc"/>
    </style:style>
    <style:style style:name="T954" style:family="text">
      <style:text-properties officeooo:rsid="17ddc43c"/>
    </style:style>
    <style:style style:name="T955" style:family="text">
      <style:text-properties officeooo:rsid="17e232a9"/>
    </style:style>
    <style:style style:name="T956" style:family="text">
      <style:text-properties officeooo:rsid="1805d3f3"/>
    </style:style>
    <style:style style:name="T957" style:family="text">
      <style:text-properties officeooo:rsid="181c2dd9"/>
    </style:style>
    <style:style style:name="T958" style:family="text">
      <style:text-properties fo:color="#ff6400" officeooo:rsid="181c2dd9"/>
    </style:style>
    <style:style style:name="T959" style:family="text">
      <style:text-properties fo:color="#ff6400" fo:font-style="normal" officeooo:rsid="181c2dd9" style:font-style-asian="normal" style:font-style-complex="normal"/>
    </style:style>
    <style:style style:name="T960" style:family="text">
      <style:text-properties officeooo:rsid="1822fb63"/>
    </style:style>
    <style:style style:name="T961" style:family="text">
      <style:text-properties officeooo:rsid="182c6288"/>
    </style:style>
    <style:style style:name="T962" style:family="text">
      <style:text-properties officeooo:rsid="187aba9b"/>
    </style:style>
    <style:style style:name="T963" style:family="text">
      <style:text-properties officeooo:rsid="18e1efc4"/>
    </style:style>
    <style:style style:name="T964" style:family="text">
      <style:text-properties officeooo:rsid="18e3312f"/>
    </style:style>
    <style:style style:name="T965" style:family="text">
      <style:text-properties officeooo:rsid="18e37018"/>
    </style:style>
    <style:style style:name="T966" style:family="text">
      <style:text-properties officeooo:rsid="18e8f20c"/>
    </style:style>
    <style:style style:name="T967" style:family="text">
      <style:text-properties officeooo:rsid="18ea9b86"/>
    </style:style>
    <style:style style:name="T968" style:family="text">
      <style:text-properties officeooo:rsid="18fd846b"/>
    </style:style>
    <style:style style:name="T969" style:family="text">
      <style:text-properties officeooo:rsid="190e14d6"/>
    </style:style>
    <style:style style:name="T970" style:family="text">
      <style:text-properties officeooo:rsid="19168136"/>
    </style:style>
    <style:style style:name="T971" style:family="text">
      <style:text-properties officeooo:rsid="191eb244"/>
    </style:style>
    <style:style style:name="T972" style:family="text">
      <style:text-properties officeooo:rsid="193d4eac"/>
    </style:style>
    <style:style style:name="T973" style:family="text">
      <style:text-properties officeooo:rsid="1965732f"/>
    </style:style>
    <style:style style:name="T974" style:family="text">
      <style:text-properties officeooo:rsid="196d22f3"/>
    </style:style>
    <style:style style:name="T975" style:family="text">
      <style:text-properties officeooo:rsid="1973940f"/>
    </style:style>
    <style:style style:name="T976" style:family="text">
      <style:text-properties officeooo:rsid="19767503"/>
    </style:style>
    <style:style style:name="T977" style:family="text">
      <style:text-properties officeooo:rsid="1982d170"/>
    </style:style>
    <style:style style:name="T978" style:family="text">
      <style:text-properties officeooo:rsid="198e9aec"/>
    </style:style>
    <style:style style:name="T979" style:family="text">
      <style:text-properties officeooo:rsid="198f5879"/>
    </style:style>
    <style:style style:name="T980" style:family="text">
      <style:text-properties officeooo:rsid="19910f6e"/>
    </style:style>
    <style:style style:name="T981" style:family="text">
      <style:text-properties officeooo:rsid="199c9f8e"/>
    </style:style>
    <style:style style:name="T982" style:family="text">
      <style:text-properties officeooo:rsid="19e265e8"/>
    </style:style>
    <style:style style:name="T983" style:family="text">
      <style:text-properties officeooo:rsid="19eb6d13"/>
    </style:style>
    <style:style style:name="T984" style:family="text">
      <style:text-properties officeooo:rsid="1a00908c"/>
    </style:style>
    <style:style style:name="T985" style:family="text">
      <style:text-properties officeooo:rsid="1a067f94"/>
    </style:style>
    <style:style style:name="T986" style:family="text">
      <style:text-properties officeooo:rsid="1a14e644"/>
    </style:style>
    <style:style style:name="T987" style:family="text">
      <style:text-properties officeooo:rsid="1a167851"/>
    </style:style>
    <style:style style:name="T988" style:family="text">
      <style:text-properties officeooo:rsid="1a16b4d1"/>
    </style:style>
    <style:style style:name="T989" style:family="text">
      <style:text-properties officeooo:rsid="1a19db96"/>
    </style:style>
    <style:style style:name="T990" style:family="text">
      <style:text-properties officeooo:rsid="1a28edc9"/>
    </style:style>
    <style:style style:name="T991" style:family="text">
      <style:text-properties officeooo:rsid="1a69b621"/>
    </style:style>
    <style:style style:name="T992" style:family="text">
      <style:text-properties officeooo:rsid="1a7db844"/>
    </style:style>
    <style:style style:name="T993" style:family="text">
      <style:text-properties officeooo:rsid="1a84c72a"/>
    </style:style>
    <style:style style:name="T994" style:family="text">
      <style:text-properties officeooo:rsid="1a84d7b6"/>
    </style:style>
    <style:style style:name="T995" style:family="text">
      <style:text-properties officeooo:rsid="1a8a8a34"/>
    </style:style>
    <style:style style:name="T996" style:family="text">
      <style:text-properties officeooo:rsid="1a8a8c76"/>
    </style:style>
    <style:style style:name="T997" style:family="text">
      <style:text-properties fo:language="en" fo:country="US" officeooo:rsid="1a8eb327"/>
    </style:style>
    <style:style style:name="T998" style:family="text">
      <style:text-properties fo:language="en" fo:country="US" officeooo:rsid="1a8f7703"/>
    </style:style>
    <style:style style:name="T999" style:family="text">
      <style:text-properties fo:language="en" fo:country="US" officeooo:rsid="1a91431d"/>
    </style:style>
    <style:style style:name="T1000" style:family="text">
      <style:text-properties fo:language="en" fo:country="US" officeooo:rsid="1a932968"/>
    </style:style>
    <style:style style:name="T1001" style:family="text">
      <style:text-properties fo:language="en" fo:country="US" officeooo:rsid="1a93f9d1"/>
    </style:style>
    <style:style style:name="T1002" style:family="text">
      <style:text-properties fo:language="en" fo:country="US" officeooo:rsid="1a96ca54"/>
    </style:style>
    <style:style style:name="T1003" style:family="text">
      <style:text-properties fo:language="en" fo:country="US" officeooo:rsid="1a988243"/>
    </style:style>
    <style:style style:name="T1004" style:family="text">
      <style:text-properties fo:language="en" fo:country="US" officeooo:rsid="1a995d04"/>
    </style:style>
    <style:style style:name="T1005" style:family="text">
      <style:text-properties fo:language="en" fo:country="US" officeooo:rsid="1a99ab25"/>
    </style:style>
    <style:style style:name="T1006" style:family="text">
      <style:text-properties fo:language="en" fo:country="US" fo:font-style="normal" style:font-style-asian="normal" style:font-style-complex="normal"/>
    </style:style>
    <style:style style:name="T1007" style:family="text">
      <style:text-properties fo:language="en" fo:country="US" fo:font-style="normal" officeooo:rsid="1ca00f97" style:font-style-asian="normal" style:font-style-complex="normal"/>
    </style:style>
    <style:style style:name="T1008" style:family="text">
      <style:text-properties fo:language="en" fo:country="US" fo:font-style="normal" officeooo:rsid="1eef7cba" style:font-style-asian="normal" style:font-style-complex="normal"/>
    </style:style>
    <style:style style:name="T1009" style:family="text">
      <style:text-properties fo:language="en" fo:country="US" fo:font-style="normal" officeooo:rsid="1eec2ec2" style:font-style-asian="normal" style:font-style-complex="normal"/>
    </style:style>
    <style:style style:name="T1010" style:family="text">
      <style:text-properties fo:language="en" fo:country="US" fo:font-style="normal" officeooo:rsid="1fa1e491" style:font-style-asian="normal" style:font-style-complex="normal"/>
    </style:style>
    <style:style style:name="T1011" style:family="text">
      <style:text-properties fo:language="en" fo:country="US" officeooo:rsid="1ca00f97"/>
    </style:style>
    <style:style style:name="T1012" style:family="text">
      <style:text-properties fo:language="en" fo:country="US" officeooo:rsid="1eef7cba"/>
    </style:style>
    <style:style style:name="T1013" style:family="text">
      <style:text-properties fo:language="en" fo:country="US" officeooo:rsid="1f83e655"/>
    </style:style>
    <style:style style:name="T1014" style:family="text">
      <style:text-properties fo:language="en" fo:country="US" fo:font-style="italic" officeooo:rsid="21a02df3" style:font-style-asian="italic" style:font-style-complex="italic"/>
    </style:style>
    <style:style style:name="T1015" style:family="text">
      <style:text-properties fo:language="en" fo:country="US" officeooo:rsid="20155988"/>
    </style:style>
    <style:style style:name="T1016" style:family="text">
      <style:text-properties fo:language="en" fo:country="US" officeooo:rsid="2017adee"/>
    </style:style>
    <style:style style:name="T1017" style:family="text">
      <style:text-properties fo:language="en" fo:country="US" officeooo:rsid="202b4e26"/>
    </style:style>
    <style:style style:name="T1018" style:family="text">
      <style:text-properties fo:language="en" fo:country="US" officeooo:rsid="1eec2ec2"/>
    </style:style>
    <style:style style:name="T1019" style:family="text">
      <style:text-properties officeooo:rsid="1a9d9a31"/>
    </style:style>
    <style:style style:name="T1020" style:family="text">
      <style:text-properties officeooo:rsid="1aa48fc3"/>
    </style:style>
    <style:style style:name="T1021" style:family="text">
      <style:text-properties officeooo:rsid="1aac0adc"/>
    </style:style>
    <style:style style:name="T1022" style:family="text">
      <style:text-properties officeooo:rsid="1aac1bdb"/>
    </style:style>
    <style:style style:name="T1023" style:family="text">
      <style:text-properties officeooo:rsid="1abbd636"/>
    </style:style>
    <style:style style:name="T1024" style:family="text">
      <style:text-properties officeooo:rsid="1abc8603"/>
    </style:style>
    <style:style style:name="T1025" style:family="text">
      <style:text-properties officeooo:rsid="1abeead1"/>
    </style:style>
    <style:style style:name="T1026" style:family="text">
      <style:text-properties officeooo:rsid="1ac0a1b8"/>
    </style:style>
    <style:style style:name="T1027" style:family="text">
      <style:text-properties officeooo:rsid="1ac59d8c"/>
    </style:style>
    <style:style style:name="T1028" style:family="text">
      <style:text-properties officeooo:rsid="1ac673d4"/>
    </style:style>
    <style:style style:name="T1029" style:family="text">
      <style:text-properties officeooo:rsid="1accddd3"/>
    </style:style>
    <style:style style:name="T1030" style:family="text">
      <style:text-properties officeooo:rsid="1af17a44"/>
    </style:style>
    <style:style style:name="T1031" style:family="text">
      <style:text-properties officeooo:rsid="1b06f36f"/>
    </style:style>
    <style:style style:name="T1032" style:family="text">
      <style:text-properties officeooo:rsid="1b07febc"/>
    </style:style>
    <style:style style:name="T1033" style:family="text">
      <style:text-properties officeooo:rsid="1b155c13"/>
    </style:style>
    <style:style style:name="T1034" style:family="text">
      <style:text-properties officeooo:rsid="1b162e66"/>
    </style:style>
    <style:style style:name="T1035" style:family="text">
      <style:text-properties officeooo:rsid="1b196b46"/>
    </style:style>
    <style:style style:name="T1036" style:family="text">
      <style:text-properties officeooo:rsid="1b233828"/>
    </style:style>
    <style:style style:name="T1037" style:family="text">
      <style:text-properties officeooo:rsid="1b2c0182"/>
    </style:style>
    <style:style style:name="T1038" style:family="text">
      <style:text-properties officeooo:rsid="1b2f5bad"/>
    </style:style>
    <style:style style:name="T1039" style:family="text">
      <style:text-properties officeooo:rsid="1b3101ca"/>
    </style:style>
    <style:style style:name="T1040" style:family="text">
      <style:text-properties officeooo:rsid="1b3185dd"/>
    </style:style>
    <style:style style:name="T1041" style:family="text">
      <style:text-properties officeooo:rsid="1b33367a"/>
    </style:style>
    <style:style style:name="T1042" style:family="text">
      <style:text-properties officeooo:rsid="1b611a13"/>
    </style:style>
    <style:style style:name="T1043" style:family="text">
      <style:text-properties officeooo:rsid="1b6d2e97"/>
    </style:style>
    <style:style style:name="T1044" style:family="text">
      <style:text-properties officeooo:rsid="1b90d811"/>
    </style:style>
    <style:style style:name="T1045" style:family="text">
      <style:text-properties fo:color="#8ba60e" officeooo:rsid="1b9fea33"/>
    </style:style>
    <style:style style:name="T1046" style:family="text">
      <style:text-properties officeooo:rsid="1bc6ea06"/>
    </style:style>
    <style:style style:name="T1047" style:family="text">
      <style:text-properties officeooo:rsid="1bc805aa"/>
    </style:style>
    <style:style style:name="T1048" style:family="text">
      <style:text-properties officeooo:rsid="1beb31a4"/>
    </style:style>
    <style:style style:name="T1049" style:family="text">
      <style:text-properties officeooo:rsid="1bfc5673"/>
    </style:style>
    <style:style style:name="T1050" style:family="text">
      <style:text-properties officeooo:rsid="1c014cf9"/>
    </style:style>
    <style:style style:name="T1051" style:family="text">
      <style:text-properties officeooo:rsid="1c1a5de7"/>
    </style:style>
    <style:style style:name="T1052" style:family="text">
      <style:text-properties officeooo:rsid="1c278838"/>
    </style:style>
    <style:style style:name="T1053" style:family="text">
      <style:text-properties officeooo:rsid="1c353327"/>
    </style:style>
    <style:style style:name="T1054" style:family="text">
      <style:text-properties officeooo:rsid="1c452d62"/>
    </style:style>
    <style:style style:name="T1055" style:family="text">
      <style:text-properties officeooo:rsid="1c497a43"/>
    </style:style>
    <style:style style:name="T1056" style:family="text">
      <style:text-properties officeooo:rsid="1c561b64"/>
    </style:style>
    <style:style style:name="T1057" style:family="text">
      <style:text-properties officeooo:rsid="1c5ed653"/>
    </style:style>
    <style:style style:name="T1058" style:family="text">
      <style:text-properties officeooo:rsid="1c9dbd6e"/>
    </style:style>
    <style:style style:name="T1059" style:family="text">
      <style:text-properties officeooo:rsid="1ca2efdb"/>
    </style:style>
    <style:style style:name="T1060" style:family="text">
      <style:text-properties officeooo:rsid="1ca3fec7"/>
    </style:style>
    <style:style style:name="T1061" style:family="text">
      <style:text-properties officeooo:rsid="1ca5d4f3"/>
    </style:style>
    <style:style style:name="T1062" style:family="text">
      <style:text-properties officeooo:rsid="1cab484f"/>
    </style:style>
    <style:style style:name="T1063" style:family="text">
      <style:text-properties officeooo:rsid="1cbdcdfa"/>
    </style:style>
    <style:style style:name="T1064" style:family="text">
      <style:text-properties style:use-window-font-color="true" fo:font-style="normal" style:text-underline-style="none" style:font-style-asian="normal" style:font-style-complex="normal"/>
    </style:style>
    <style:style style:name="T1065" style:family="text">
      <style:text-properties style:use-window-font-color="true" fo:font-style="normal" style:text-underline-style="none" officeooo:rsid="1d022b82" style:font-style-asian="normal" style:font-style-complex="normal"/>
    </style:style>
    <style:style style:name="T1066" style:family="text">
      <style:text-properties style:use-window-font-color="true" fo:font-style="normal" style:text-underline-style="none" officeooo:rsid="1d027b0c" style:font-style-asian="normal" style:font-style-complex="normal"/>
    </style:style>
    <style:style style:name="T1067" style:family="text">
      <style:text-properties style:use-window-font-color="true" fo:font-style="normal" style:text-underline-style="none" officeooo:rsid="1d041b4e" style:font-style-asian="normal" style:font-style-complex="normal"/>
    </style:style>
    <style:style style:name="T1068" style:family="text">
      <style:text-properties style:use-window-font-color="true" fo:font-style="normal" style:text-underline-style="none" officeooo:rsid="1d0a7d76" style:font-style-asian="normal" style:font-style-complex="normal"/>
    </style:style>
    <style:style style:name="T1069" style:family="text">
      <style:text-properties style:use-window-font-color="true" fo:font-style="normal" style:text-underline-style="none" officeooo:rsid="1d0b6e26" style:font-style-asian="normal" style:font-style-complex="normal"/>
    </style:style>
    <style:style style:name="T1070" style:family="text">
      <style:text-properties style:use-window-font-color="true" fo:font-style="normal" style:text-underline-style="none" officeooo:rsid="1d0b97e5" style:font-style-asian="normal" style:font-style-complex="normal"/>
    </style:style>
    <style:style style:name="T1071" style:family="text">
      <style:text-properties style:use-window-font-color="true" fo:font-style="normal" style:text-underline-style="none" officeooo:rsid="1debfb71" style:font-style-asian="normal" style:font-style-complex="normal"/>
    </style:style>
    <style:style style:name="T1072" style:family="text">
      <style:text-properties style:use-window-font-color="true" fo:font-style="normal" style:text-underline-style="none" officeooo:rsid="1def32cc" style:font-style-asian="normal" style:font-style-complex="normal"/>
    </style:style>
    <style:style style:name="T1073" style:family="text">
      <style:text-properties style:use-window-font-color="true" fo:font-style="normal" style:text-underline-style="none" officeooo:rsid="1deff3ae" style:font-style-asian="normal" style:font-style-complex="normal"/>
    </style:style>
    <style:style style:name="T1074" style:family="text">
      <style:text-properties style:use-window-font-color="true" fo:font-style="normal" style:text-underline-style="none" officeooo:rsid="23240dc4" style:font-style-asian="normal" style:font-style-complex="normal"/>
    </style:style>
    <style:style style:name="T1075" style:family="text">
      <style:text-properties style:use-window-font-color="true" fo:font-style="normal" style:text-underline-style="none" officeooo:rsid="24ab6b95" style:font-style-asian="normal" style:font-style-complex="normal"/>
    </style:style>
    <style:style style:name="T1076" style:family="text">
      <style:text-properties officeooo:rsid="1d11737a"/>
    </style:style>
    <style:style style:name="T1077" style:family="text">
      <style:text-properties officeooo:rsid="1d17b1cf"/>
    </style:style>
    <style:style style:name="T1078" style:family="text">
      <style:text-properties officeooo:rsid="1d220948"/>
    </style:style>
    <style:style style:name="T1079" style:family="text">
      <style:text-properties officeooo:rsid="1d2520de"/>
    </style:style>
    <style:style style:name="T1080" style:family="text">
      <style:text-properties officeooo:rsid="1d25fac5"/>
    </style:style>
    <style:style style:name="T1081" style:family="text">
      <style:text-properties officeooo:rsid="1d2953bb"/>
    </style:style>
    <style:style style:name="T1082" style:family="text">
      <style:text-properties officeooo:rsid="1d2fdeb8"/>
    </style:style>
    <style:style style:name="T1083" style:family="text">
      <style:text-properties officeooo:rsid="1d384bdc"/>
    </style:style>
    <style:style style:name="T1084" style:family="text">
      <style:text-properties officeooo:rsid="1d422cc8"/>
    </style:style>
    <style:style style:name="T1085" style:family="text">
      <style:text-properties fo:color="#6482ff" fo:font-style="normal" officeooo:rsid="1d5c578a" style:font-style-asian="normal" style:font-style-complex="normal"/>
    </style:style>
    <style:style style:name="T1086" style:family="text">
      <style:text-properties officeooo:rsid="1d63e612"/>
    </style:style>
    <style:style style:name="T1087" style:family="text">
      <style:text-properties officeooo:rsid="1d73fb42"/>
    </style:style>
    <style:style style:name="T1088" style:family="text">
      <style:text-properties officeooo:rsid="1d75ffc5"/>
    </style:style>
    <style:style style:name="T1089" style:family="text">
      <style:text-properties officeooo:rsid="1d8be3b7"/>
    </style:style>
    <style:style style:name="T1090" style:family="text">
      <style:text-properties officeooo:rsid="1d8eb544"/>
    </style:style>
    <style:style style:name="T1091" style:family="text">
      <style:text-properties officeooo:rsid="1d8fe60c"/>
    </style:style>
    <style:style style:name="T1092" style:family="text">
      <style:text-properties officeooo:rsid="1d944136"/>
    </style:style>
    <style:style style:name="T1093" style:family="text">
      <style:text-properties officeooo:rsid="1d96bc50"/>
    </style:style>
    <style:style style:name="T1094" style:family="text">
      <style:text-properties officeooo:rsid="1da613d3"/>
    </style:style>
    <style:style style:name="T1095" style:family="text">
      <style:text-properties officeooo:rsid="1da97581"/>
    </style:style>
    <style:style style:name="T1096" style:family="text">
      <style:text-properties officeooo:rsid="1daec05d"/>
    </style:style>
    <style:style style:name="T1097" style:family="text">
      <style:text-properties officeooo:rsid="1db13af9"/>
    </style:style>
    <style:style style:name="T1098" style:family="text">
      <style:text-properties officeooo:rsid="1db3c0a0"/>
    </style:style>
    <style:style style:name="T1099" style:family="text">
      <style:text-properties officeooo:rsid="1db4ee75"/>
    </style:style>
    <style:style style:name="T1100" style:family="text">
      <style:text-properties officeooo:rsid="1dcbe43e"/>
    </style:style>
    <style:style style:name="T1101" style:family="text">
      <style:text-properties officeooo:rsid="136c9d2e"/>
    </style:style>
    <style:style style:name="T1102" style:family="text">
      <style:text-properties officeooo:rsid="1d648cfa"/>
    </style:style>
    <style:style style:name="T1103" style:family="text">
      <style:text-properties officeooo:rsid="1e0d2c3e"/>
    </style:style>
    <style:style style:name="T1104" style:family="text">
      <style:text-properties officeooo:rsid="1e24e547"/>
    </style:style>
    <style:style style:name="T1105" style:family="text">
      <style:text-properties officeooo:rsid="1e461e64"/>
    </style:style>
    <style:style style:name="T1106" style:family="text">
      <style:text-properties officeooo:rsid="1e475c70"/>
    </style:style>
    <style:style style:name="T1107" style:family="text">
      <style:text-properties officeooo:rsid="1e5b52d1"/>
    </style:style>
    <style:style style:name="T1108" style:family="text">
      <style:text-properties officeooo:rsid="1e5d284a"/>
    </style:style>
    <style:style style:name="T1109" style:family="text">
      <style:text-properties officeooo:rsid="1e612297"/>
    </style:style>
    <style:style style:name="T1110" style:family="text">
      <style:text-properties officeooo:rsid="1e770ea0"/>
    </style:style>
    <style:style style:name="T1111" style:family="text">
      <style:text-properties officeooo:rsid="1eae0bfd"/>
    </style:style>
    <style:style style:name="T1112" style:family="text">
      <style:text-properties officeooo:rsid="1eb4f784"/>
    </style:style>
    <style:style style:name="T1113" style:family="text">
      <style:text-properties officeooo:rsid="1eb706aa"/>
    </style:style>
    <style:style style:name="T1114" style:family="text">
      <style:text-properties officeooo:rsid="1eba2bb4"/>
    </style:style>
    <style:style style:name="T1115" style:family="text">
      <style:text-properties officeooo:rsid="1ebabb04"/>
    </style:style>
    <style:style style:name="T1116" style:family="text">
      <style:text-properties officeooo:rsid="1ed80683"/>
    </style:style>
    <style:style style:name="T1117" style:family="text">
      <style:text-properties officeooo:rsid="1eec286f"/>
    </style:style>
    <style:style style:name="T1118" style:family="text">
      <style:text-properties officeooo:rsid="1f036c10"/>
    </style:style>
    <style:style style:name="T1119" style:family="text">
      <style:text-properties officeooo:rsid="1f04fcdb"/>
    </style:style>
    <style:style style:name="T1120" style:family="text">
      <style:text-properties officeooo:rsid="153a7f8f"/>
    </style:style>
    <style:style style:name="T1121" style:family="text">
      <style:text-properties officeooo:rsid="1f101afa"/>
    </style:style>
    <style:style style:name="T1122" style:family="text">
      <style:text-properties officeooo:rsid="1f13151d"/>
    </style:style>
    <style:style style:name="T1123" style:family="text">
      <style:text-properties officeooo:rsid="1f4956fd"/>
    </style:style>
    <style:style style:name="T1124" style:family="text">
      <style:text-properties officeooo:rsid="1f4b7889"/>
    </style:style>
    <style:style style:name="T1125" style:family="text">
      <style:text-properties officeooo:rsid="1f55fee9"/>
    </style:style>
    <style:style style:name="T1126" style:family="text">
      <style:text-properties officeooo:rsid="1f57bc37"/>
    </style:style>
    <style:style style:name="T1127" style:family="text">
      <style:text-properties officeooo:rsid="1f5a4455"/>
    </style:style>
    <style:style style:name="T1128" style:family="text">
      <style:text-properties officeooo:rsid="1f5c2a2c"/>
    </style:style>
    <style:style style:name="T1129" style:family="text">
      <style:text-properties officeooo:rsid="1f7304d5"/>
    </style:style>
    <style:style style:name="T1130" style:family="text">
      <style:text-properties officeooo:rsid="1f83e655"/>
    </style:style>
    <style:style style:name="T1131" style:family="text">
      <style:text-properties officeooo:rsid="1f9cf616"/>
    </style:style>
    <style:style style:name="T1132" style:family="text">
      <style:text-properties officeooo:rsid="1fb2d0f0"/>
    </style:style>
    <style:style style:name="T1133" style:family="text">
      <style:text-properties officeooo:rsid="1fddd657"/>
    </style:style>
    <style:style style:name="T1134" style:family="text">
      <style:text-properties officeooo:rsid="1fe0bfc8"/>
    </style:style>
    <style:style style:name="T1135" style:family="text">
      <style:text-properties officeooo:rsid="1feeca78"/>
    </style:style>
    <style:style style:name="T1136" style:family="text">
      <style:text-properties officeooo:rsid="1ff87925"/>
    </style:style>
    <style:style style:name="T1137" style:family="text">
      <style:text-properties officeooo:rsid="1ffa3fc7"/>
    </style:style>
    <style:style style:name="T1138" style:family="text">
      <style:text-properties officeooo:rsid="20011288"/>
    </style:style>
    <style:style style:name="T1139" style:family="text">
      <style:text-properties officeooo:rsid="20119af0"/>
    </style:style>
    <style:style style:name="T1140" style:family="text">
      <style:text-properties officeooo:rsid="2026f42c"/>
    </style:style>
    <style:style style:name="T1141" style:family="text">
      <style:text-properties officeooo:rsid="202f608a"/>
    </style:style>
    <style:style style:name="T1142" style:family="text">
      <style:text-properties officeooo:rsid="20325278"/>
    </style:style>
    <style:style style:name="T1143" style:family="text">
      <style:text-properties officeooo:rsid="207a0c1d"/>
    </style:style>
    <style:style style:name="T1144" style:family="text">
      <style:text-properties officeooo:rsid="207da7e6"/>
    </style:style>
    <style:style style:name="T1145" style:family="text">
      <style:text-properties officeooo:rsid="2082db37"/>
    </style:style>
    <style:style style:name="T1146" style:family="text">
      <style:text-properties officeooo:rsid="20861374"/>
    </style:style>
    <style:style style:name="T1147" style:family="text">
      <style:text-properties officeooo:rsid="2087d078"/>
    </style:style>
    <style:style style:name="T1148" style:family="text">
      <style:text-properties officeooo:rsid="2088a134"/>
    </style:style>
    <style:style style:name="T1149" style:family="text">
      <style:text-properties officeooo:rsid="208ae2e3"/>
    </style:style>
    <style:style style:name="T1150" style:family="text">
      <style:text-properties officeooo:rsid="208c89fb"/>
    </style:style>
    <style:style style:name="T1151" style:family="text">
      <style:text-properties officeooo:rsid="208f684b"/>
    </style:style>
    <style:style style:name="T1152" style:family="text">
      <style:text-properties officeooo:rsid="208f8933"/>
    </style:style>
    <style:style style:name="T1153" style:family="text">
      <style:text-properties officeooo:rsid="209aec59"/>
    </style:style>
    <style:style style:name="T1154" style:family="text">
      <style:text-properties officeooo:rsid="209c91af"/>
    </style:style>
    <style:style style:name="T1155" style:family="text">
      <style:text-properties officeooo:rsid="20ae9233"/>
    </style:style>
    <style:style style:name="T1156" style:family="text">
      <style:text-properties officeooo:rsid="20b868e0"/>
    </style:style>
    <style:style style:name="T1157" style:family="text">
      <style:text-properties officeooo:rsid="20c7960a"/>
    </style:style>
    <style:style style:name="T1158" style:family="text">
      <style:text-properties officeooo:rsid="20cd57eb"/>
    </style:style>
    <style:style style:name="T1159" style:family="text">
      <style:text-properties officeooo:rsid="20eb5f46"/>
    </style:style>
    <style:style style:name="T1160" style:family="text">
      <style:text-properties officeooo:rsid="20eeb82c"/>
    </style:style>
    <style:style style:name="T1161" style:family="text">
      <style:text-properties officeooo:rsid="2107ada6"/>
    </style:style>
    <style:style style:name="T1162" style:family="text">
      <style:text-properties officeooo:rsid="214e67df"/>
    </style:style>
    <style:style style:name="T1163" style:family="text">
      <style:text-properties officeooo:rsid="215fe9b5"/>
    </style:style>
    <style:style style:name="T1164" style:family="text">
      <style:text-properties officeooo:rsid="216180ca"/>
    </style:style>
    <style:style style:name="T1165" style:family="text">
      <style:text-properties officeooo:rsid="21953dca"/>
    </style:style>
    <style:style style:name="T1166" style:family="text">
      <style:text-properties officeooo:rsid="21c1d0e8"/>
    </style:style>
    <style:style style:name="T1167" style:family="text">
      <style:text-properties officeooo:rsid="21c7ae80"/>
    </style:style>
    <style:style style:name="T1168" style:family="text">
      <style:text-properties officeooo:rsid="21c94840"/>
    </style:style>
    <style:style style:name="T1169" style:family="text">
      <style:text-properties officeooo:rsid="21cbefeb"/>
    </style:style>
    <style:style style:name="T1170" style:family="text">
      <style:text-properties officeooo:rsid="21f8950e"/>
    </style:style>
    <style:style style:name="T1171" style:family="text">
      <style:text-properties officeooo:rsid="21fe7135"/>
    </style:style>
    <style:style style:name="T1172" style:family="text">
      <style:text-properties officeooo:rsid="222a3134"/>
    </style:style>
    <style:style style:name="T1173" style:family="text">
      <style:text-properties officeooo:rsid="222dae39"/>
    </style:style>
    <style:style style:name="T1174" style:family="text">
      <style:text-properties officeooo:rsid="22306b6b"/>
    </style:style>
    <style:style style:name="T1175" style:family="text">
      <style:text-properties officeooo:rsid="223e6afd"/>
    </style:style>
    <style:style style:name="T1176" style:family="text">
      <style:text-properties officeooo:rsid="2242eb55"/>
    </style:style>
    <style:style style:name="T1177" style:family="text">
      <style:text-properties officeooo:rsid="225bcaea"/>
    </style:style>
    <style:style style:name="T1178" style:family="text">
      <style:text-properties officeooo:rsid="22689a72"/>
    </style:style>
    <style:style style:name="T1179" style:family="text">
      <style:text-properties style:text-underline-style="solid" style:text-underline-width="auto" style:text-underline-color="font-color"/>
    </style:style>
    <style:style style:name="T1180" style:family="text">
      <style:text-properties style:text-underline-style="solid" style:text-underline-width="auto" style:text-underline-color="font-color" fo:font-weight="normal" style:font-weight-asian="normal" style:font-weight-complex="normal"/>
    </style:style>
    <style:style style:name="T1181" style:family="text">
      <style:text-properties style:text-underline-style="solid" style:text-underline-width="auto" style:text-underline-color="font-color" fo:font-weight="normal" officeooo:rsid="16174fb8" style:font-weight-asian="normal" style:font-weight-complex="normal"/>
    </style:style>
    <style:style style:name="T1182" style:family="text">
      <style:text-properties style:text-underline-style="solid" style:text-underline-width="auto" style:text-underline-color="font-color" fo:font-weight="normal" officeooo:rsid="225bcaea" style:font-weight-asian="normal" style:font-weight-complex="normal"/>
    </style:style>
    <style:style style:name="T1183" style:family="text">
      <style:text-properties style:text-underline-style="solid" style:text-underline-width="auto" style:text-underline-color="font-color" officeooo:rsid="18e8f20c"/>
    </style:style>
    <style:style style:name="T1184" style:family="text">
      <style:text-properties style:text-underline-style="solid" style:text-underline-width="auto" style:text-underline-color="font-color" officeooo:rsid="227b4df1"/>
    </style:style>
    <style:style style:name="T1185" style:family="text">
      <style:text-properties style:text-underline-style="solid" style:text-underline-width="auto" style:text-underline-color="font-color" officeooo:rsid="2288d7d1"/>
    </style:style>
    <style:style style:name="T1186" style:family="text">
      <style:text-properties style:text-underline-style="solid" style:text-underline-width="auto" style:text-underline-color="font-color" officeooo:rsid="1d13a54a"/>
    </style:style>
    <style:style style:name="T1187" style:family="text">
      <style:text-properties style:text-underline-style="solid" style:text-underline-width="auto" style:text-underline-color="font-color" officeooo:rsid="2298f772"/>
    </style:style>
    <style:style style:name="T1188" style:family="text">
      <style:text-properties style:text-underline-style="solid" style:text-underline-width="auto" style:text-underline-color="font-color" officeooo:rsid="1d2fdeb8"/>
    </style:style>
    <style:style style:name="T1189" style:family="text">
      <style:text-properties style:text-underline-style="solid" style:text-underline-width="auto" style:text-underline-color="font-color" officeooo:rsid="22d241ea"/>
    </style:style>
    <style:style style:name="T1190" style:family="text">
      <style:text-properties style:text-underline-style="solid" style:text-underline-width="auto" style:text-underline-color="font-color" officeooo:rsid="22d8a962"/>
    </style:style>
    <style:style style:name="T1191" style:family="text">
      <style:text-properties style:text-underline-style="solid" style:text-underline-width="auto" style:text-underline-color="font-color" officeooo:rsid="1d7c05dc"/>
    </style:style>
    <style:style style:name="T1192" style:family="text">
      <style:text-properties style:text-underline-style="solid" style:text-underline-width="auto" style:text-underline-color="font-color" officeooo:rsid="1c81d622"/>
    </style:style>
    <style:style style:name="T1193" style:family="text">
      <style:text-properties style:text-underline-style="solid" style:text-underline-width="auto" style:text-underline-color="font-color" fo:font-weight="bold" style:font-weight-asian="bold" style:font-weight-complex="bold"/>
    </style:style>
    <style:style style:name="T1194" style:family="text">
      <style:text-properties style:text-underline-style="solid" style:text-underline-width="auto" style:text-underline-color="font-color" officeooo:rsid="151cf1f3"/>
    </style:style>
    <style:style style:name="T1195" style:family="text">
      <style:text-properties style:text-underline-style="solid" style:text-underline-width="auto" style:text-underline-color="font-color" officeooo:rsid="230435b4"/>
    </style:style>
    <style:style style:name="T1196" style:family="text">
      <style:text-properties style:text-underline-style="solid" style:text-underline-width="auto" style:text-underline-color="font-color" officeooo:rsid="16138f01"/>
    </style:style>
    <style:style style:name="T1197" style:family="text">
      <style:text-properties style:text-underline-style="solid" style:text-underline-width="auto" style:text-underline-color="font-color" officeooo:rsid="1f4956fd"/>
    </style:style>
    <style:style style:name="T1198" style:family="text">
      <style:text-properties style:text-underline-style="solid" style:text-underline-width="auto" style:text-underline-color="font-color" officeooo:rsid="237cfa8d"/>
    </style:style>
    <style:style style:name="T1199" style:family="text">
      <style:text-properties style:text-underline-style="solid" style:text-underline-width="auto" style:text-underline-color="font-color" officeooo:rsid="1adc8609"/>
    </style:style>
    <style:style style:name="T1200" style:family="text">
      <style:text-properties style:text-underline-style="solid" style:text-underline-width="auto" style:text-underline-color="font-color" officeooo:rsid="182c6288"/>
    </style:style>
    <style:style style:name="T1201" style:family="text">
      <style:text-properties style:text-underline-style="solid" style:text-underline-width="auto" style:text-underline-color="font-color" officeooo:rsid="23a1a55e"/>
    </style:style>
    <style:style style:name="T1202" style:family="text">
      <style:text-properties style:text-underline-style="solid" style:text-underline-width="auto" style:text-underline-color="font-color" officeooo:rsid="1b1a5bf4"/>
    </style:style>
    <style:style style:name="T1203" style:family="text">
      <style:text-properties style:text-underline-style="solid" style:text-underline-width="auto" style:text-underline-color="font-color" officeooo:rsid="16174fb8"/>
    </style:style>
    <style:style style:name="T1204" style:family="text">
      <style:text-properties style:text-underline-style="solid" style:text-underline-width="auto" style:text-underline-color="font-color" officeooo:rsid="19100872"/>
    </style:style>
    <style:style style:name="T1205" style:family="text">
      <style:text-properties style:text-underline-style="solid" style:text-underline-width="auto" style:text-underline-color="font-color" officeooo:rsid="23db23da"/>
    </style:style>
    <style:style style:name="T1206" style:family="text">
      <style:text-properties style:text-underline-style="solid" style:text-underline-width="auto" style:text-underline-color="font-color" officeooo:rsid="23e64d71"/>
    </style:style>
    <style:style style:name="T1207" style:family="text">
      <style:text-properties style:text-underline-style="solid" style:text-underline-width="auto" style:text-underline-color="font-color" officeooo:rsid="23ef8d18"/>
    </style:style>
    <style:style style:name="T1208" style:family="text">
      <style:text-properties style:text-underline-style="solid" style:text-underline-width="auto" style:text-underline-color="font-color" officeooo:rsid="23f219d6"/>
    </style:style>
    <style:style style:name="T1209" style:family="text">
      <style:text-properties style:text-underline-style="solid" style:text-underline-width="auto" style:text-underline-color="font-color" officeooo:rsid="1bca54bf"/>
    </style:style>
    <style:style style:name="T1210" style:family="text">
      <style:text-properties style:text-underline-style="solid" style:text-underline-width="auto" style:text-underline-color="font-color" officeooo:rsid="23fb4823"/>
    </style:style>
    <style:style style:name="T1211" style:family="text">
      <style:text-properties style:text-underline-style="solid" style:text-underline-width="auto" style:text-underline-color="font-color" officeooo:rsid="1a28edc9"/>
    </style:style>
    <style:style style:name="T1212" style:family="text">
      <style:text-properties style:text-underline-style="solid" style:text-underline-width="auto" style:text-underline-color="font-color" officeooo:rsid="24cad3f4"/>
    </style:style>
    <style:style style:name="T1213" style:family="text">
      <style:text-properties style:text-underline-style="solid" style:text-underline-width="auto" style:text-underline-color="font-color" officeooo:rsid="222dae39"/>
    </style:style>
    <style:style style:name="T1214" style:family="text">
      <style:text-properties style:text-underline-style="solid" style:text-underline-width="auto" style:text-underline-color="font-color" officeooo:rsid="256d8247"/>
    </style:style>
    <style:style style:name="T1215" style:family="text">
      <style:text-properties style:text-underline-style="none"/>
    </style:style>
    <style:style style:name="T1216" style:family="text">
      <style:text-properties style:text-underline-style="none" officeooo:rsid="2288d7d1"/>
    </style:style>
    <style:style style:name="T1217" style:family="text">
      <style:text-properties style:text-underline-style="none" officeooo:rsid="2289e00d"/>
    </style:style>
    <style:style style:name="T1218" style:family="text">
      <style:text-properties style:text-underline-style="none" officeooo:rsid="228b7966"/>
    </style:style>
    <style:style style:name="T1219" style:family="text">
      <style:text-properties style:text-underline-style="none" officeooo:rsid="22d8a962"/>
    </style:style>
    <style:style style:name="T1220" style:family="text">
      <style:text-properties style:text-underline-style="none" fo:font-weight="normal" style:font-weight-asian="normal" style:font-weight-complex="normal"/>
    </style:style>
    <style:style style:name="T1221" style:family="text">
      <style:text-properties style:text-underline-style="none" fo:font-weight="normal" officeooo:rsid="1e401b6c" style:font-weight-asian="normal" style:font-weight-complex="normal"/>
    </style:style>
    <style:style style:name="T1222" style:family="text">
      <style:text-properties style:text-underline-style="none" fo:font-weight="normal" officeooo:rsid="22db9fb8" style:font-weight-asian="normal" style:font-weight-complex="normal"/>
    </style:style>
    <style:style style:name="T1223" style:family="text">
      <style:text-properties style:text-underline-style="none" fo:font-weight="normal" officeooo:rsid="24a6c563" style:font-weight-asian="normal" style:font-weight-complex="normal"/>
    </style:style>
    <style:style style:name="T1224" style:family="text">
      <style:text-properties style:text-underline-style="none" officeooo:rsid="1e33970c"/>
    </style:style>
    <style:style style:name="T1225" style:family="text">
      <style:text-properties style:text-underline-style="none" officeooo:rsid="23ef8d18"/>
    </style:style>
    <style:style style:name="T1226" style:family="text">
      <style:text-properties style:text-underline-style="none" officeooo:rsid="1dcbe43e"/>
    </style:style>
    <style:style style:name="T1227" style:family="text">
      <style:text-properties style:text-underline-style="none" officeooo:rsid="2494d38f"/>
    </style:style>
    <style:style style:name="T1228" style:family="text">
      <style:text-properties style:text-underline-style="none" officeooo:rsid="1f185968"/>
    </style:style>
    <style:style style:name="T1229" style:family="text">
      <style:text-properties style:text-underline-style="none" officeooo:rsid="1d89163c"/>
    </style:style>
    <style:style style:name="T1230" style:family="text">
      <style:text-properties style:text-underline-style="none" officeooo:rsid="174ff3af"/>
    </style:style>
    <style:style style:name="T1231" style:family="text">
      <style:text-properties style:text-underline-style="none" officeooo:rsid="24b07a1f"/>
    </style:style>
    <style:style style:name="T1232" style:family="text">
      <style:text-properties officeooo:rsid="2270973c"/>
    </style:style>
    <style:style style:name="T1233" style:family="text">
      <style:text-properties officeooo:rsid="2271c943"/>
    </style:style>
    <style:style style:name="T1234" style:family="text">
      <style:text-properties officeooo:rsid="22729f49"/>
    </style:style>
    <style:style style:name="T1235" style:family="text">
      <style:text-properties officeooo:rsid="22743b1e"/>
    </style:style>
    <style:style style:name="T1236" style:family="text">
      <style:text-properties officeooo:rsid="22755630"/>
    </style:style>
    <style:style style:name="T1237" style:family="text">
      <style:text-properties officeooo:rsid="1d13a54a"/>
    </style:style>
    <style:style style:name="T1238" style:family="text">
      <style:text-properties officeooo:rsid="2288d7d1"/>
    </style:style>
    <style:style style:name="T1239" style:family="text">
      <style:text-properties officeooo:rsid="1d21a784"/>
    </style:style>
    <style:style style:name="T1240" style:family="text">
      <style:text-properties fo:font-variant="normal" fo:text-transform="none" fo:color="#222222" fo:letter-spacing="normal" fo:font-style="italic" style:font-style-asian="italic" style:font-style-complex="italic"/>
    </style:style>
    <style:style style:name="T1241" style:family="text">
      <style:text-properties fo:font-variant="normal" fo:text-transform="none" fo:color="#222222" fo:letter-spacing="normal" fo:font-style="italic" officeooo:rsid="1d1a7fb6" style:font-style-asian="italic" style:font-style-complex="italic"/>
    </style:style>
    <style:style style:name="T1242" style:family="text">
      <style:text-properties fo:font-variant="normal" fo:text-transform="none" fo:color="#222222" fo:letter-spacing="normal" fo:font-style="italic" officeooo:rsid="23855347" style:font-style-asian="italic" style:font-style-complex="italic"/>
    </style:style>
    <style:style style:name="T1243"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4"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5"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6" style:family="text">
      <style:text-properties fo:font-variant="normal" fo:text-transform="none" fo:color="#222222" fo:letter-spacing="normal" fo:font-style="normal" style:font-style-asian="normal" style:font-style-complex="normal"/>
    </style:style>
    <style:style style:name="T1247" style:family="text">
      <style:text-properties fo:font-variant="normal" fo:text-transform="none" fo:color="#222222" fo:letter-spacing="normal" fo:font-style="normal" officeooo:rsid="2291ef2b" style:font-style-asian="normal" style:font-style-complex="normal"/>
    </style:style>
    <style:style style:name="T1248" style:family="text">
      <style:text-properties fo:font-variant="normal" fo:text-transform="none" fo:color="#222222" fo:letter-spacing="normal" fo:font-style="normal" officeooo:rsid="1d1a7fb6" style:font-style-asian="normal" style:font-style-complex="normal"/>
    </style:style>
    <style:style style:name="T1249"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0" style:family="text">
      <style:text-properties fo:font-variant="normal" fo:text-transform="none" fo:color="#222222" fo:letter-spacing="normal" fo:language="cs" fo:country="CZ" fo:font-style="normal" officeooo:rsid="1d1a7fb6" style:font-style-asian="normal" style:font-style-complex="normal"/>
    </style:style>
    <style:style style:name="T1251" style:family="text">
      <style:text-properties fo:font-variant="normal" fo:text-transform="none" fo:color="#222222" fo:letter-spacing="normal" fo:language="cs" fo:country="CZ" fo:font-style="italic" officeooo:rsid="1d1a7fb6" style:font-style-asian="italic" style:font-style-complex="italic"/>
    </style:style>
    <style:style style:name="T1252" style:family="text">
      <style:text-properties fo:font-variant="normal" fo:text-transform="none" fo:color="#222222" fo:letter-spacing="normal" fo:font-weight="bold" officeooo:rsid="1d1a7fb6" style:font-weight-asian="bold" style:font-weight-complex="bold"/>
    </style:style>
    <style:style style:name="T1253" style:family="text">
      <style:text-properties fo:font-variant="normal" fo:text-transform="none" fo:color="#000000" fo:letter-spacing="normal"/>
    </style:style>
    <style:style style:name="T1254" style:family="text">
      <style:text-properties fo:font-variant="normal" fo:text-transform="none" fo:color="#000000" fo:letter-spacing="normal" style:text-underline-style="none" officeooo:rsid="2291ef2b"/>
    </style:style>
    <style:style style:name="T1255"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7"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3" style:family="text">
      <style:text-properties fo:font-variant="normal" fo:text-transform="none" fo:color="#000000" fo:letter-spacing="normal" fo:font-style="normal" style:text-underline-style="none" officeooo:rsid="2291ef2b" style:font-style-asian="normal" style:font-style-complex="normal"/>
    </style:style>
    <style:style style:name="T1284"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5"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font-style-asian="normal" style:font-style-complex="normal" loext:padding="0cm" loext:border="none"/>
    </style:style>
    <style:style style:name="T1298" style:family="text">
      <style:text-properties fo:font-variant="normal" fo:text-transform="none" fo:color="#000000" fo:letter-spacing="normal" fo:font-style="normal" officeooo:rsid="22afde45" style:font-style-asian="normal" style:font-style-complex="normal" loext:padding="0cm" loext:border="none"/>
    </style:style>
    <style:style style:name="T1299" style:family="text">
      <style:text-properties fo:font-variant="normal" fo:text-transform="none" fo:color="#000000" fo:letter-spacing="normal" fo:font-style="normal" officeooo:rsid="208a4fcb" style:font-style-asian="normal" style:font-style-complex="normal" loext:padding="0cm" loext:border="none"/>
    </style:style>
    <style:style style:name="T1300" style:family="text">
      <style:text-properties fo:font-variant="normal" fo:text-transform="none" fo:color="#000000" fo:letter-spacing="normal" fo:font-style="normal" officeooo:rsid="22b209a1" style:font-style-asian="normal" style:font-style-complex="normal" loext:padding="0cm" loext:border="none"/>
    </style:style>
    <style:style style:name="T1301" style:family="text">
      <style:text-properties fo:font-variant="normal" fo:text-transform="none" fo:color="#000000" fo:letter-spacing="normal" fo:font-style="normal" officeooo:rsid="22b313da" style:font-style-asian="normal" style:font-style-complex="normal" loext:padding="0cm" loext:border="none"/>
    </style:style>
    <style:style style:name="T1302" style:family="text">
      <style:text-properties fo:font-variant="normal" fo:text-transform="none" fo:color="#000000" fo:letter-spacing="normal" fo:font-style="normal" officeooo:rsid="22b65da1" style:font-style-asian="normal" style:font-style-complex="normal" loext:padding="0cm" loext:border="none"/>
    </style:style>
    <style:style style:name="T1303" style:family="text">
      <style:text-properties fo:font-variant="normal" fo:text-transform="none" fo:color="#000000" fo:letter-spacing="normal" fo:font-style="normal" officeooo:rsid="22b75f06" style:font-style-asian="normal" style:font-style-complex="normal" loext:padding="0cm" loext:border="none"/>
    </style:style>
    <style:style style:name="T1304" style:family="text">
      <style:text-properties fo:font-variant="normal" fo:text-transform="none" fo:color="#000000" fo:letter-spacing="normal" fo:font-style="normal" officeooo:rsid="22b8f4cb" style:font-style-asian="normal" style:font-style-complex="normal" loext:padding="0cm" loext:border="none"/>
    </style:style>
    <style:style style:name="T1305" style:family="text">
      <style:text-properties fo:font-variant="normal" fo:text-transform="none" fo:color="#000000" fo:letter-spacing="normal" fo:font-style="normal" officeooo:rsid="22ba8833" style:font-style-asian="normal" style:font-style-complex="normal" loext:padding="0cm" loext:border="none"/>
    </style:style>
    <style:style style:name="T1306"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3" style:family="text">
      <style:text-properties fo:font-variant="normal" fo:text-transform="none" fo:color="#000000" fo:letter-spacing="normal" officeooo:rsid="208a4fcb" loext:padding="0cm" loext:border="none"/>
    </style:style>
    <style:style style:name="T1314"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5" style:family="text">
      <style:text-properties fo:font-variant="normal" fo:text-transform="none" fo:color="#000000" fo:letter-spacing="normal" fo:font-weight="bold" style:font-weight-asian="bold" style:font-weight-complex="bold"/>
    </style:style>
    <style:style style:name="T1316" style:family="text">
      <style:text-properties fo:font-variant="normal" fo:text-transform="none" fo:color="#000000" fo:letter-spacing="normal" fo:font-weight="bold" officeooo:rsid="207da7e6" style:font-weight-asian="bold" style:font-weight-complex="bold"/>
    </style:style>
    <style:style style:name="T1317" style:family="text">
      <style:text-properties fo:font-variant="normal" fo:text-transform="none" fo:color="#000000" fo:letter-spacing="normal" fo:font-style="italic" officeooo:rsid="22ba8833" style:font-style-asian="italic" style:font-style-complex="italic" loext:padding="0cm" loext:border="none"/>
    </style:style>
    <style:style style:name="T1318" style:family="text">
      <style:text-properties fo:font-variant="normal" fo:text-transform="none" fo:color="#333333" fo:letter-spacing="normal"/>
    </style:style>
    <style:style style:name="T1319" style:family="text">
      <style:text-properties fo:font-variant="normal" fo:text-transform="none" fo:color="#333333" fo:letter-spacing="normal" fo:font-style="normal" officeooo:rsid="15520144" style:font-style-asian="normal" style:font-style-complex="normal"/>
    </style:style>
    <style:style style:name="T1320"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1"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2"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3"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4"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5"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6"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7"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8"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29" style:family="text">
      <style:text-properties officeooo:rsid="2298f772"/>
    </style:style>
    <style:style style:name="T1330" style:family="text">
      <style:text-properties officeooo:rsid="1ee56f5b"/>
    </style:style>
    <style:style style:name="T1331" style:family="text">
      <style:text-properties officeooo:rsid="22ab3d22"/>
    </style:style>
    <style:style style:name="T1332" style:family="text">
      <style:text-properties officeooo:rsid="1f87dab3"/>
    </style:style>
    <style:style style:name="T1333" style:family="text">
      <style:text-properties officeooo:rsid="22ab5150"/>
    </style:style>
    <style:style style:name="T1334" style:family="text">
      <style:text-properties officeooo:rsid="22abde92"/>
    </style:style>
    <style:style style:name="T1335" style:family="text">
      <style:text-properties officeooo:rsid="208a4fcb"/>
    </style:style>
    <style:style style:name="T1336" style:family="text">
      <style:text-properties officeooo:rsid="19e9635b"/>
    </style:style>
    <style:style style:name="T1337" style:family="text">
      <style:text-properties officeooo:rsid="19e8a416"/>
    </style:style>
    <style:style style:name="T1338" style:family="text">
      <style:text-properties officeooo:rsid="22d5cebb"/>
    </style:style>
    <style:style style:name="T1339" style:family="text">
      <style:text-properties officeooo:rsid="1d8623ba"/>
    </style:style>
    <style:style style:name="T1340" style:family="text">
      <style:text-properties officeooo:rsid="22d8a962"/>
    </style:style>
    <style:style style:name="T1341" style:family="text">
      <style:text-properties officeooo:rsid="1dd51cea"/>
    </style:style>
    <style:style style:name="T1342" style:family="text">
      <style:text-properties officeooo:rsid="2169e26d"/>
    </style:style>
    <style:style style:name="T1343" style:family="text">
      <style:text-properties officeooo:rsid="22ed6980"/>
    </style:style>
    <style:style style:name="T1344" style:family="text">
      <style:text-properties officeooo:rsid="22eeb167"/>
    </style:style>
    <style:style style:name="T1345" style:family="text">
      <style:text-properties officeooo:rsid="1c81d622"/>
    </style:style>
    <style:style style:name="T1346" style:family="text">
      <style:text-properties officeooo:rsid="1fc9e812"/>
    </style:style>
    <style:style style:name="T1347" style:family="text">
      <style:text-properties officeooo:rsid="151cf1f3"/>
    </style:style>
    <style:style style:name="T1348" style:family="text">
      <style:text-properties officeooo:rsid="1caca17b"/>
    </style:style>
    <style:style style:name="T1349" style:family="text">
      <style:text-properties officeooo:rsid="231ebc47"/>
    </style:style>
    <style:style style:name="T1350" style:family="text">
      <style:text-properties officeooo:rsid="2333a4c4"/>
    </style:style>
    <style:style style:name="T1351" style:family="text">
      <style:text-properties officeooo:rsid="233a4f3d"/>
    </style:style>
    <style:style style:name="T1352" style:family="text">
      <style:text-properties officeooo:rsid="233f7757"/>
    </style:style>
    <style:style style:name="T1353" style:family="text">
      <style:text-properties officeooo:rsid="23463cdb"/>
    </style:style>
    <style:style style:name="T1354" style:family="text">
      <style:text-properties officeooo:rsid="23606f53"/>
    </style:style>
    <style:style style:name="T1355" style:family="text">
      <style:text-properties officeooo:rsid="17e9c691"/>
    </style:style>
    <style:style style:name="T1356" style:family="text">
      <style:text-properties officeooo:rsid="17e4812a"/>
    </style:style>
    <style:style style:name="T1357" style:family="text">
      <style:text-properties officeooo:rsid="17e64274"/>
    </style:style>
    <style:style style:name="T1358" style:family="text">
      <style:text-properties officeooo:rsid="17eb9e84"/>
    </style:style>
    <style:style style:name="T1359" style:family="text">
      <style:text-properties officeooo:rsid="180917aa"/>
    </style:style>
    <style:style style:name="T1360" style:family="text">
      <style:text-properties officeooo:rsid="15247c1a"/>
    </style:style>
    <style:style style:name="T1361" style:family="text">
      <style:text-properties officeooo:rsid="1536ee61"/>
    </style:style>
    <style:style style:name="T1362" style:family="text">
      <style:text-properties officeooo:rsid="1b1a5bf4"/>
    </style:style>
    <style:style style:name="T1363" style:family="text">
      <style:text-properties officeooo:rsid="1d97e66e"/>
    </style:style>
    <style:style style:name="T1364" style:family="text">
      <style:text-properties officeooo:rsid="2386865e"/>
    </style:style>
    <style:style style:name="T1365" style:family="text">
      <style:text-properties officeooo:rsid="23873f44"/>
    </style:style>
    <style:style style:name="T1366" style:family="text">
      <style:text-properties officeooo:rsid="1b1d074d"/>
    </style:style>
    <style:style style:name="T1367" style:family="text">
      <style:text-properties officeooo:rsid="238d8684"/>
    </style:style>
    <style:style style:name="T1368" style:family="text">
      <style:text-properties officeooo:rsid="1aff31d1"/>
    </style:style>
    <style:style style:name="T1369" style:family="text">
      <style:text-properties officeooo:rsid="2399c31b"/>
    </style:style>
    <style:style style:name="T1370" style:family="text">
      <style:text-properties officeooo:rsid="239a982f"/>
    </style:style>
    <style:style style:name="T1371" style:family="text">
      <style:text-properties officeooo:rsid="239e876b"/>
    </style:style>
    <style:style style:name="T1372" style:family="text">
      <style:text-properties officeooo:rsid="1b9fea33"/>
    </style:style>
    <style:style style:name="T1373" style:family="text">
      <style:text-properties officeooo:rsid="23a2c200"/>
    </style:style>
    <style:style style:name="T1374" style:family="text">
      <style:text-properties officeooo:rsid="202e522f"/>
    </style:style>
    <style:style style:name="T1375" style:family="text">
      <style:text-properties officeooo:rsid="23ab46ec"/>
    </style:style>
    <style:style style:name="T1376" style:family="text">
      <style:text-properties officeooo:rsid="23b57a7f"/>
    </style:style>
    <style:style style:name="T1377" style:family="text">
      <style:text-properties officeooo:rsid="23b85347"/>
    </style:style>
    <style:style style:name="T1378" style:family="text">
      <style:text-properties officeooo:rsid="23bff578"/>
    </style:style>
    <style:style style:name="T1379" style:family="text">
      <style:text-properties officeooo:rsid="17bec376"/>
    </style:style>
    <style:style style:name="T1380" style:family="text">
      <style:text-properties officeooo:rsid="23c27c01"/>
    </style:style>
    <style:style style:name="T1381" style:family="text">
      <style:text-properties officeooo:rsid="23c3c19d"/>
    </style:style>
    <style:style style:name="T1382" style:family="text">
      <style:text-properties officeooo:rsid="1927fafa"/>
    </style:style>
    <style:style style:name="T1383" style:family="text">
      <style:text-properties officeooo:rsid="23d49a56"/>
    </style:style>
    <style:style style:name="T1384" style:family="text">
      <style:text-properties officeooo:rsid="19100872"/>
    </style:style>
    <style:style style:name="T1385" style:family="text">
      <style:text-properties officeooo:rsid="23db23da"/>
    </style:style>
    <style:style style:name="T1386" style:family="text">
      <style:text-properties officeooo:rsid="23e03aea"/>
    </style:style>
    <style:style style:name="T1387" style:family="text">
      <style:text-properties officeooo:rsid="23e211c1"/>
    </style:style>
    <style:style style:name="T1388" style:family="text">
      <style:text-properties officeooo:rsid="23e64d71"/>
    </style:style>
    <style:style style:name="T1389" style:family="text">
      <style:text-properties officeooo:rsid="1c8b645a"/>
    </style:style>
    <style:style style:name="T1390" style:family="text">
      <style:text-properties officeooo:rsid="23eb9480"/>
    </style:style>
    <style:style style:name="T1391" style:family="text">
      <style:text-properties officeooo:rsid="23ef8d18"/>
    </style:style>
    <style:style style:name="T1392" style:family="text">
      <style:text-properties officeooo:rsid="23f219d6"/>
    </style:style>
    <style:style style:name="T1393" style:family="text">
      <style:text-properties officeooo:rsid="23fb4823"/>
    </style:style>
    <style:style style:name="T1394" style:family="text">
      <style:text-properties officeooo:rsid="1c6224b1"/>
    </style:style>
    <style:style style:name="T1395" style:family="text">
      <style:text-properties officeooo:rsid="1bca54bf"/>
    </style:style>
    <style:style style:name="T1396" style:family="text">
      <style:text-properties officeooo:rsid="1b9d2f1b"/>
    </style:style>
    <style:style style:name="T1397" style:family="text">
      <style:text-properties officeooo:rsid="1b9e4095"/>
    </style:style>
    <style:style style:name="T1398" style:family="text">
      <style:text-properties officeooo:rsid="240c73a9"/>
    </style:style>
    <style:style style:name="T1399" style:family="text">
      <style:text-properties officeooo:rsid="24127821"/>
    </style:style>
    <style:style style:name="T1400" style:family="text">
      <style:text-properties officeooo:rsid="24150145"/>
    </style:style>
    <style:style style:name="T1401" style:family="text">
      <style:text-properties officeooo:rsid="2424a0c0"/>
    </style:style>
    <style:style style:name="T1402" style:family="text">
      <style:text-properties officeooo:rsid="2429c1f3"/>
    </style:style>
    <style:style style:name="T1403" style:family="text">
      <style:text-properties officeooo:rsid="242a5b54"/>
    </style:style>
    <style:style style:name="T1404" style:family="text">
      <style:text-properties officeooo:rsid="242b361d"/>
    </style:style>
    <style:style style:name="T1405" style:family="text">
      <style:text-properties officeooo:rsid="2445a787"/>
    </style:style>
    <style:style style:name="T1406" style:family="text">
      <style:text-properties officeooo:rsid="2446ba65"/>
    </style:style>
    <style:style style:name="T1407" style:family="text">
      <style:text-properties officeooo:rsid="244c432a"/>
    </style:style>
    <style:style style:name="T1408" style:family="text">
      <style:text-properties officeooo:rsid="24543bc7"/>
    </style:style>
    <style:style style:name="T1409" style:family="text">
      <style:text-properties officeooo:rsid="24596855"/>
    </style:style>
    <style:style style:name="T1410" style:family="text">
      <style:text-properties officeooo:rsid="24599a4a"/>
    </style:style>
    <style:style style:name="T1411" style:family="text">
      <style:text-properties officeooo:rsid="245a2b3f"/>
    </style:style>
    <style:style style:name="T1412" style:family="text">
      <style:text-properties officeooo:rsid="245bacb2"/>
    </style:style>
    <style:style style:name="T1413" style:family="text">
      <style:text-properties officeooo:rsid="24653a53"/>
    </style:style>
    <style:style style:name="T1414" style:family="text">
      <style:text-properties officeooo:rsid="24676d18"/>
    </style:style>
    <style:style style:name="T1415" style:family="text">
      <style:text-properties officeooo:rsid="24690068"/>
    </style:style>
    <style:style style:name="T1416" style:family="text">
      <style:text-properties officeooo:rsid="246f039d"/>
    </style:style>
    <style:style style:name="T1417" style:family="text">
      <style:text-properties officeooo:rsid="2479215f"/>
    </style:style>
    <style:style style:name="T1418" style:family="text">
      <style:text-properties officeooo:rsid="2479b562"/>
    </style:style>
    <style:style style:name="T1419" style:family="text">
      <style:text-properties officeooo:rsid="247fe130"/>
    </style:style>
    <style:style style:name="T1420" style:family="text">
      <style:text-properties officeooo:rsid="1572e53f"/>
    </style:style>
    <style:style style:name="T1421" style:family="text">
      <style:text-properties officeooo:rsid="12bdefed"/>
    </style:style>
    <style:style style:name="T1422" style:family="text">
      <style:text-properties officeooo:rsid="248d58d6"/>
    </style:style>
    <style:style style:name="T1423" style:family="text">
      <style:text-properties officeooo:rsid="249ce6a6"/>
    </style:style>
    <style:style style:name="T1424" style:family="text">
      <style:text-properties officeooo:rsid="24a08fdb"/>
    </style:style>
    <style:style style:name="T1425" style:family="text">
      <style:text-properties officeooo:rsid="24a0d12c"/>
    </style:style>
    <style:style style:name="T1426" style:family="text">
      <style:text-properties officeooo:rsid="24a2ad79"/>
    </style:style>
    <style:style style:name="T1427" style:family="text">
      <style:text-properties officeooo:rsid="24a581b4"/>
    </style:style>
    <style:style style:name="T1428" style:family="text">
      <style:text-properties officeooo:rsid="24a9c83a"/>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0">Opuštěná pevnost</text:p>
      <text:p text:style-name="P97"/>
      <text:p text:style-name="P97"/>
      <text:p text:style-name="P98">dobrodružství pro hru</text:p>
      <text:p text:style-name="P253">Dakara</text:p>
      <text:p text:style-name="P252"/>
      <text:p text:style-name="P251">dungeoncrawl</text:p>
      <text:p text:style-name="P250"/>
      <text:p text:style-name="P250"/>
      <text:p text:style-name="P249"/>
      <text:p text:style-name="P249"/>
      <text:p text:style-name="P249"/>
      <text:p text:style-name="P249"/>
      <text:p text:style-name="P249"/>
      <text:p text:style-name="P249"/>
      <text:p text:style-name="P249"/>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8"><text:a xlink:type="simple" xlink:href="#__RefHeading___Toc5355_3707205463" text:style-name="Internet_20_link" text:visited-style-name="Internet_20_link">Úvod</text:a><text:tab/>3</text:p>
          <text:p text:style-name="P259"><text:a xlink:type="simple" xlink:href="#__RefHeading___Toc5359_3707205463" text:style-name="Internet_20_link" text:visited-style-name="Internet_20_link">O⁠ čem je toto dobrodružství</text:a><text:tab/>4</text:p>
          <text:p text:style-name="P259"><text:a xlink:type="simple" xlink:href="#__RefHeading___Toc22606_2617596474" text:style-name="Internet_20_link" text:visited-style-name="Internet_20_link">Příprava na hru</text:a><text:tab/>5</text:p>
          <text:p text:style-name="P259"><text:a xlink:type="simple" xlink:href="#__RefHeading___Toc22608_2617596474" text:style-name="Internet_20_link" text:visited-style-name="Internet_20_link">Vedení hry</text:a><text:tab/>5</text:p>
          <text:p text:style-name="P258"><text:a xlink:type="simple" xlink:href="#__RefHeading___Toc4675_1563740365" text:style-name="Internet_20_link" text:visited-style-name="Internet_20_link">Začátek hry</text:a><text:tab/>8</text:p>
          <text:p text:style-name="P258"><text:a xlink:type="simple" xlink:href="#__RefHeading___Toc5369_3707205463" text:style-name="Internet_20_link" text:visited-style-name="Internet_20_link">Místnosti</text:a><text:tab/>9</text:p>
          <text:p text:style-name="P259"><text:a xlink:type="simple" xlink:href="#__RefHeading___Toc2924_1905480466" text:style-name="Internet_20_link" text:visited-style-name="Internet_20_link">Trosky pevnosti</text:a><text:tab/>10</text:p>
          <text:p text:style-name="P259"><text:a xlink:type="simple" xlink:href="#__RefHeading___Toc2926_1905480466" text:style-name="Internet_20_link" text:visited-style-name="Internet_20_link">První podzemní patro</text:a><text:tab/>17</text:p>
          <text:p text:style-name="P259"><text:a xlink:type="simple" xlink:href="#__RefHeading___Toc2928_1905480466" text:style-name="Internet_20_link" text:visited-style-name="Internet_20_link">Druhé podzemní patro</text:a><text:tab/>35</text:p>
          <text:p text:style-name="P258"><text:a xlink:type="simple" xlink:href="#__RefHeading___Toc2930_1905480466" text:style-name="Internet_20_link" text:visited-style-name="Internet_20_link">Konec dobrodružství</text:a><text:tab/>59</text:p>
          <text:p text:style-name="P259"><text:a xlink:type="simple" xlink:href="#__RefHeading___Toc5831_1424409582" text:style-name="Internet_20_link" text:visited-style-name="Internet_20_link">Cena pokladů</text:a><text:tab/>59</text:p>
        </text:index-body>
      </text:table-of-content>
      <text:p text:style-name="P172"/>
      <text:p text:style-name="P163"/>
      <text:p text:style-name="P163"/>
      <text:p text:style-name="P163"/>
      <text:p text:style-name="P163"/>
      <text:p text:style-name="P4"/>
      <text:p text:style-name="P4"/>
      <text:p text:style-name="P4">Verze 0.<text:span text:style-name="T1453">2</text:span></text:p>
      <text:p text:style-name="P172">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656" text:outline-level="1">TODO</text:h>
      <text:list xml:id="list2022795264" text:style-name="L1">
        <text:list-item>
          <text:p text:style-name="P261">TODO: Do checklistu přidat:</text:p>
          <text:list>
            <text:list-item>
              <text:p text:style-name="P261">Rozebrání deníků.</text:p>
            </text:list-item>
            <text:list-item>
              <text:p text:style-name="P261">Vyplnění šedivých polí na denících.</text:p>
            </text:list-item>
            <text:list-item>
              <text:p text:style-name="P261">Losování rysů (zdůraznit, že je to dobrovolné, a že si hráči mohou i vybrat z toho, co zbylo, případně vymyslet vlastní).</text:p>
            </text:list-item>
          </text:list>
        </text:list-item>
      </text:list>
      <text:p text:style-name="P621">TODO: U mimika zmínit, že nohy nejsou kryté „zbrojí“.</text:p>
      <text:p text:style-name="P168">Žižcon TODO:</text:p>
      <text:list xml:id="list2756478681" text:style-name="L2">
        <text:list-item>
          <text:p text:style-name="P262">úvod <text:span text:style-name="T1465">(to je spíš do pravidel, ale co už. Aspoň jsem si to ujasnil)</text:span></text:p>
          <text:list>
            <text:list-item>
              <text:p text:style-name="P263">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264">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265"><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266">hodilo by se mi předělat popisky (pořadí), ať si to můžu otestovat (bez toho asi nemá smysl to znova tisknout)</text:p>
        </text:list-item>
        <text:list-item>
          <text:p text:style-name="P266">plyn jen vyřazuje. Původně byl opravdu smrtící (jinak by tu nebyli udušení orkové), teď už ale není tak silný.</text:p>
        </text:list-item>
        <text:list-item>
          <text:p text:style-name="P267">Změna terénu <text:span text:style-name="T1458">(stěny, stropy, podlahy).</text:span></text:p>
        </text:list-item>
      </text:list>
      <text:p text:style-name="P167"/>
      <text:p text:style-name="P167"/>
      <text:list xml:id="list2432306182" text:style-name="L3">
        <text:list-item>
          <text:p text:style-name="P268">Nejdřív říct, co mají mrtvoly na sobě (zbroj a tak), až potom popsat zranění, vypoulené oči a podobně.</text:p>
        </text:list-item>
        <text:list-item>
          <text:p text:style-name="P269">Vyházet z popisu dungeonu údaje o tom, na jak dlouho <text:span text:style-name="T1481">je různé jídlo a tak.</text:span></text:p>
        </text:list-item>
        <text:list-item>
          <text:p text:style-name="P270">TODO: Něco udělat s finálními tajnými dveřmi (otevírání nějakým tlačítkem nebo tak).</text:p>
          <text:list>
            <text:list-item>
              <text:p text:style-name="P271">Dát tam páčku <text:span text:style-name="T1457">(stejnou jako u vstupních tajných dveří)</text:span>, zrušit spáru (jinak se musí hledat dvakrát, což je taky blbý).</text:p>
            </text:list-item>
          </text:list>
        </text:list-item>
        <text:list-item>
          <text:p text:style-name="P272">TODO: Přenocování (postavám nic nehrozí).</text:p>
        </text:list-item>
        <text:list-item>
          <text:p text:style-name="P272">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175">Vítej, Pane nebo Paní jeskyně!</text:p>
      <text:p text:style-name="P81"><text:span text:style-name="T917">Před sebou máš</text:span> dobrodružství <text:span text:style-name="T918">pro hru</text:span> <text:span text:style-name="T893">Dakara</text:span><text:span text:style-name="T894">:</text:span><text:span text:style-name="T893"> </text:span><text:span text:style-name="T894">dungeoncrawl</text:span>. <text:span text:style-name="T919">Kromě této příručky potřebuješ ještě:</text:span></text:p>
      <text:list xml:id="list1335857751" text:style-name="L4">
        <text:list-item>
          <text:p text:style-name="P273">2-5 spoluhráčů.</text:p>
        </text:list-item>
      </text:list>
      <text:list xml:id="list256695329" text:style-name="L5">
        <text:list-item>
          <text:p text:style-name="P275"><text:span text:style-name="T920">Příručku </text:span><text:span text:style-name="T878">Dakara</text:span><text:span text:style-name="T879">:</text:span><text:span text:style-name="T878"> </text:span><text:span text:style-name="T879">d</text:span><text:span text:style-name="T878">ungeoncrawl</text:span><text:span text:style-name="T911"> </text:span><text:span text:style-name="T912">(</text:span><text:span text:style-name="T913">dále jen „</text:span><text:span text:style-name="T912">pravidla“).</text:span><text:span text:style-name="T920"> Najdeš v⁠ ní pravidla hry a⁠ rady, jak ji vést.</text:span></text:p>
        </text:list-item>
        <text:list-item>
          <text:p text:style-name="P276">Přiložené deníky postav, karty předmětů a⁠ <text:span text:style-name="T1107">svitky s⁠ texty, které je možné v⁠ podzemí najít</text:span>.</text:p>
        </text:list-item>
        <text:list-item>
          <text:p text:style-name="P277"><text:span text:style-name="T1166">Dvě</text:span> předtištěn<text:span text:style-name="T1166">é</text:span> mapy: <text:span text:style-name="T1170">Slepá je pro hráče, vyplněná pro tebe.</text:span></text:p>
        </text:list-item>
        <text:list-item>
          <text:p text:style-name="P278"><text:span text:style-name="T921">Šestistěnné k</text:span>ostky.</text:p>
          <text:list>
            <text:list-item>
              <text:p text:style-name="P279">V⁠ zásadě stačí i⁠ jedna, ale pohodlnější je, když má každý hráč šest vlastních (při sesílání kouzel se hází až šesti kostkam<text:span text:style-name="T922">i</text:span> najednou).</text:p>
            </text:list-item>
          </text:list>
        </text:list-item>
        <text:list-item>
          <text:p text:style-name="P280"><text:span text:style-name="T923">Papír na</text:span> poznámky a⁠ něco na psaní (<text:span text:style-name="T1108">TODO: </text:span>asi by mělo být přiloženo gumovatelné pero) <text:span text:style-name="T923">nebo nějaký elektronický ekvivalent.</text:span></text:p>
        </text:list-item>
        <text:list-item>
          <text:p text:style-name="P274"><text:soft-page-break/><text:span text:style-name="T1467">6-12</text:span> hodin volného času. <text:span text:style-name="T1466">N</text:span>emusí to být v⁠ jednom dni, můžete <text:span text:style-name="T1480">hrát na pokračování</text:span>. <text:span text:style-name="T1412">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653"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6">ovšem shodou okolností</text:span> <text:span text:style-name="T1105">několik týdnů před nimi</text:span> přišla prozkoumat <text:span text:style-name="T1109">jiná</text:span> skupina <text:span text:style-name="T1109">složená z⁠ pěti</text:span> elfů.<text:line-break/><text:tab/><text:span text:style-name="T1469">Ti ovšem měli smůlu: všimli si jich orkové z⁠ místního kmene a⁠ vyslali za nimi své bojovníky</text:span>. <text:span text:style-name="T926">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626" text:outline-level="3">Cíl výpravy</text:h>
      <text:p text:style-name="P90"><text:span text:style-name="T927">C</text:span>ílem postav je najít <text:span text:style-name="T928">magický krystal ukrytý ve svatyni staroelfského</text:span> <text:span text:style-name="T927">boha Belerona v⁠ prvním podzemním patře hlavní věže pevnosti (místnost B14).</text:span></text:p>
      <text:h text:style-name="P626" text:outline-level="3"><text:soft-page-break/>Finální souboj</text:h>
      <text:p text:style-name="P169">V⁠ tomto dobrodružství není žádný finální souboj. Beleronovu <text:span text:style-name="T1103">svatyni</text:span> sice chrání přízrak dávného elfského strážce, ale postavy ho pravděpodobně nebudou mít jak zranit, takže se s⁠ ním budou muset vypořádat jinak – podrobně je to popsáno v⁠ <text:span text:style-name="T929">místnosti B14</text:span>.</text:p>
      <text:h text:style-name="P654" text:outline-level="2"><text:bookmark-start text:name="__RefHeading___Toc22606_2617596474"/>Příprava <text:span text:style-name="T924">na hru</text:span><text:bookmark-end text:name="__RefHeading___Toc22606_2617596474"/></text:h>
      <text:p text:style-name="P102"><text:span text:style-name="T925">Před tím, než se poprvé sejdete, si pročti </text:span><text:span text:style-name="T909">pravidla</text:span><text:span text:style-name="T925">, zejména kapitolu </text:span><text:span text:style-name="T880">Pro pána jeskyně</text:span><text:span text:style-name="T895">.</text:span><text:span text:style-name="T925"> Z⁠ příručky s⁠ dobrodružstvím si určitě přečti zbytek kapitoly </text:span><text:span text:style-name="T880">Úvod</text:span><text:span text:style-name="T895"> a⁠ </text:span><text:span text:style-name="T925">začátek kapitoly </text:span><text:span text:style-name="T880">Místnosti</text:span><text:span text:style-name="T895">. </text:span><text:span text:style-name="T899">Doporučuju přečíst </text:span><text:span text:style-name="T902">si</text:span><text:span text:style-name="T899"> i⁠ popisy místností, aby ses v⁠ nich při hře snáz orientoval. </text:span><text:span text:style-name="T901">N</text:span><text:span text:style-name="T900">ení to </text:span><text:span text:style-name="T901">sice</text:span><text:span text:style-name="T899"> nezbytně nutné, protože do nich stejně budeš muset </text:span><text:span text:style-name="T910">při hře </text:span><text:span text:style-name="T899">nahlížet, abys na něco nezapomněl, ale čím méně budeš muset koukat do příručky, tím lépe. </text:span><text:span text:style-name="T1162">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5">postavy</text:span> nerozuměly.<text:line-break/><text:tab/><text:span text:style-name="T1476">Když se postavy se starými jazyky setkají poprvé, řekni hráčům, že:</text:span></text:p>
      <text:list xml:id="list3343923583" text:style-name="L6">
        <text:list-item>
          <text:p text:style-name="P281"><text:soft-page-break/>Jednotlivá slova neznají, ale sdělení přesto rozumí a dokáží dokonce v cizím jazyce odpovídat.</text:p>
        </text:list-item>
        <text:list-item>
          <text:p text:style-name="P281">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3">jejich karty </text:span>mají rámeč<text:span text:style-name="T1413">e</text:span>k s⁠ drobnými stříbrnými runami), nezapomeň jim říct, že na dotek brní, a⁠ následně popsat, že se s⁠ nimi chce předmět „sladit“. Týká se to i⁠ svitků s⁠ kouzly.</text:p>
      <text:list xml:id="list571014542" text:style-name="L7">
        <text:list-item>
          <text:p text:style-name="P282"><text:span text:style-name="T1414">Více se o⁠ připoutávání magických předmětů dozvíš v⁠ </text:span>kapitol<text:span text:style-name="T1415">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705014818" text:style-name="L8">
        <text:list-item>
          <text:p text:style-name="P283">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1">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69">nadzemí</text:span> pevnosti je předtištěná, protože postupně hráčům kreslit spoustu prázdných, zřícených místností by nebylo moc zajímavé. <text:span text:style-name="T1135">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1">řekni</text:span> hráčům:</text:p>
      <text:list xml:id="list340825768" text:style-name="L9">
        <text:list-item>
          <text:p text:style-name="P284">Jejich postavy se znají, jsou to přátelé.</text:p>
        </text:list-item>
        <text:list-item>
          <text:p text:style-name="P285">Díky snu o zářícím krystalu se dozvěděly, že jsou jedněmi z bohy vyvolených, kteří dokáží tyto posvátné artefakty nalézt.</text:p>
        </text:list-item>
        <text:list-item>
          <text:p text:style-name="P285">Pátrání <text:span text:style-name="T1479">po krystalu</text:span> je zavedlo až k⁠ ruinám pevnosti, před kterou teď stojí.</text:p>
        </text:list-item>
        <text:list-item>
          <text:p text:style-name="P286">Když krystal naleznou a dotknou se ho, zvýší se tím jejich schopnosti.</text:p>
        </text:list-item>
        <text:list-item>
          <text:p text:style-name="P287">Kolem pevnosti je území divokého kmene orků.</text:p>
        </text:list-item>
        <text:list-item>
          <text:p text:style-name="P288">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7">Místnosti</text:span><text:span text:style-name="T893"> </text:span><text:span text:style-name="T916">(TODO: Tohle možná vyhodit)</text:span>. Hra začíná heslem <text:span text:style-name="T781">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4218848069" text:style-name="L10">
        <text:list-item>
          <text:p text:style-name="P289"><text:span text:style-name="T1028">V</text:span><text:span text:style-name="T206">šude v⁠ podzemí je tma.</text:span></text:p>
        </text:list-item>
        <text:list-item>
          <text:p text:style-name="P290"><text:span text:style-name="T1111">C</text:span>hodby jsou 2 metry široké, <text:span text:style-name="T1167">s</text:span>tropy chodeb i⁠ místností jsou 3 metry vysoké.</text:p>
        </text:list-item>
        <text:list-item>
          <text:p text:style-name="P290">Stěny, strop i⁠ podlaha jsou pokryté dlaždicemi z⁠ tvrdého kamene poskládanými s⁠ takovou přesností, že se do spáry nevejde <text:span text:style-name="T1027">čepel</text:span> nože.</text:p>
          <text:list>
            <text:list-item>
              <text:p text:style-name="P291">Pod dlaždicemi je obvykle pevná skála, místy <text:span text:style-name="T1168">ale jen</text:span> suť a⁠ hlína (skalní masív pod pevností není úplně jednolitý).</text:p>
            </text:list-item>
          </text:list>
        </text:list-item>
        <text:list-item text:start-value="1">
          <text:p text:style-name="P290"><text:span text:style-name="T248">O</text:span><text:span text:style-name="T247">byčejné dveře jsou dřevěné s⁠ kovovými panty.</text:span></text:p>
          <text:list>
            <text:list-item>
              <text:p text:style-name="P292"><text:span text:style-name="T247">D</text:span><text:span text:style-name="T4">ají se vyrazit ramenem.</text:span></text:p>
            </text:list-item>
            <text:list-item>
              <text:p text:style-name="P293">Pokud mají zámek, jde otevřít šperhákem.</text:p>
            </text:list-item>
          </text:list>
        </text:list-item>
        <text:list-item>
          <text:p text:style-name="P290"><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292"><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294">Zámek v⁠ bytelných dveřích je příliš složitý na otevření šperhákem, dá se ale vylomit hrubou silou (třeba dlátem a⁠ kladivem).</text:p>
            </text:list-item>
          </text:list>
        </text:list-item>
        <text:list-item>
          <text:p text:style-name="P294">Truhly u⁠ postelí jsou dřevěné s⁠ železnými panty a⁠ <text:span text:style-name="T1163">kováním</text:span>. <text:span text:style-name="T1410">Mají vnitřní zámek.</text:span></text:p>
          <text:list>
            <text:list-item>
              <text:p text:style-name="P294"><text:soft-page-break/>Zámky na truhlách se dají otevřít šperhákem <text:span text:style-name="T1416">nebo</text:span> vylomit. <text:span text:style-name="T1416">Pokud jsou visací, tak i⁠ uštípnout nebo</text:span> urazit.</text:p>
            </text:list-item>
            <text:list-item>
              <text:p text:style-name="P294">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4">prohlédnout si ji ze všech stran</text:span>:</text:p>
      <text:list xml:id="list3218777102" text:style-name="L11">
        <text:list-item>
          <text:p text:style-name="P303">Cimbuří je sice pobořené, ale hradby nejsou nikde provalené.</text:p>
        </text:list-item>
        <text:list-item>
          <text:p text:style-name="P304">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7">(A7) buď</text:span> do boční věže, nebo <text:span text:style-name="T1417">přímo</text:span> do pevnosti. Poslední možnost je vyšplhat po příkrém skalním masivu, na kterém pevnost stojí, a⁠ přelézt hradby (do A3):</text:p>
      <text:list xml:id="list450031683" text:style-name="L12">
        <text:list-item>
          <text:p text:style-name="P305"><text:span text:style-name="T994">Hradby jsou kolmé a⁠ </text:span>hladk<text:span text:style-name="T993">é</text:span>, není za co se chytit <text:span text:style-name="T1418">(pomůže například zatlučení skob).</text:span></text:p>
        </text:list-item>
      </text:list>
      <text:h text:style-name="P627"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0">(karta </text:span><text:span text:style-name="T1406">přízrak</text:span><text:span text:style-name="T750">)</text:span>.</text:p>
      <text:list xml:id="list863036811" text:style-name="L13">
        <text:list-item>
          <text:p text:style-name="P306"><text:span text:style-name="T1336">Drží</text:span> kopí a⁠ <text:span text:style-name="T1337">štít</text:span>.</text:p>
        </text:list-item>
        <text:list-item>
          <text:p text:style-name="P307">Tam, kde jsou hradby pobořené, <text:span text:style-name="T1112">chodí vzduchem</text:span>, jako kdyby pro něj zřícené nebyly.</text:p>
        </text:list-item>
        <text:list-item>
          <text:p text:style-name="P308">Postav si nebude všímat.</text:p>
        </text:list-item>
        <text:list-item>
          <text:p text:style-name="P309">Když se s⁠ ním postavy pokusí komunikovat:</text:p>
          <text:list>
            <text:list-item>
              <text:p text:style-name="P309">Hýbe ústy, jako kdyby mluvil, ale není nic slyšet (protože je nehmotný).</text:p>
            </text:list-item>
            <text:list-item>
              <text:p text:style-name="P401">Jediný způsob, jak se s⁠ ním <text:span text:style-name="T983">lze mluvit</text:span>, je použít kouzlo <text:span text:style-name="T310">p</text:span><text:span text:style-name="T296">řenos myšlenek.</text:span><text:span text:style-name="T622"> V⁠ </text:span><text:span text:style-name="T623">tom případě</text:span><text:span text:style-name="T935">:</text:span></text:p>
              <text:list>
                <text:list-item>
                  <text:p text:style-name="P402">S⁠ postavami bude jednat, jako kdyby to byli návštěvníci pevnosti.</text:p>
                </text:list-item>
                <text:list-item>
                  <text:p text:style-name="P402">Bude se tvářit, jako že je všechno v⁠ pořádku, pevnost stále stojí a⁠ on má rozkaz <text:span text:style-name="T984">b</text:span>ránit ji před orky a⁠ gobliny.</text:p>
                </text:list-item>
                <text:list-item>
                  <text:p text:style-name="P403">V⁠ případě jakýchkoliv otázek postavy odkáže na velitele pevnosti, urozeného pána Glandira (ten je ovšem už několik staletí mrtvý).</text:p>
                </text:list-item>
              </text:list>
            </text:list-item>
          </text:list>
        </text:list-item>
        <text:list-item>
          <text:p text:style-name="P404"><text:soft-page-break/>⚔ Když jej postavy napadnou, bude se bránit, ale nebude je pronásledovat. Je nehmotný, takže ho nejspíš nemají jak zranit (o⁠ <text:span text:style-name="T1110">boji s⁠ přízrakem</text:span> viz B1<text:span text:style-name="T1099">4</text:span>).</text:p>
        </text:list-item>
        <text:list-item>
          <text:p text:style-name="P405">Když někdo vstoupí do Belerovnovy <text:span text:style-name="T1103">svatyně</text:span> (místnost B1<text:span text:style-name="T1099">4</text:span>), <text:span text:style-name="T982">přízrak se tam teleportuje (a⁠ tedy z⁠ hradeb zmizí).</text:span></text:p>
        </text:list-item>
      </text:list>
      <text:h text:style-name="P628" text:outline-level="3">A<text:span text:style-name="T981">2</text:span> – brána</text:h>
      <text:p text:style-name="P41"><text:span text:style-name="Emphasis"><text:span text:style-name="T1248">♨</text:span></text:span><text:span text:style-name="Emphasis"><text:span text:style-name="T1241"><text:tab/></text:span></text:span><text:span text:style-name="Emphasis"><text:span text:style-name="T1242">J</text:span></text:span><text:span text:style-name="T1363">e zde cítit silný mrtvolný zápach.</text:span></text:p>
      <text:p text:style-name="P30"><text:span text:style-name="T1113">Vyvrácená b</text:span>rána je <text:span text:style-name="T1113">porostlá mechem a⁠ popínavými rostlinami</text:span>. <text:span text:style-name="T977">Chodba za ní nejspíš kdysi měla strop, zbývají už ale jen zbytky nosných oblouků. Jsou v⁠ ní dvě mrtvoly orků.</text:span></text:p>
      <text:list xml:id="list3572525821" text:style-name="L14">
        <text:list-item>
          <text:p text:style-name="P310">Pokud jsi ještě orky nepopisoval:</text:p>
          <text:list>
            <text:list-item>
              <text:p text:style-name="P311">Orkové jsou o⁠ poznání větší než lidé. Mají tmavou, hnědozelenou kůži bez vlasů, <text:span text:style-name="T979">rostou jim velké horní i⁠ dolní tesáky a⁠ místo nehtů mají krátké ostré drápy (ukaž hráčům kartu s obrázkem orka).</text:span></text:p>
            </text:list-item>
          </text:list>
        </text:list-item>
        <text:list-item>
          <text:p text:style-name="P312">Mrtvolně páchnou, ale <text:span text:style-name="T978">jejich těla se ještě nezačala rozkládat.</text:span></text:p>
        </text:list-item>
      </text:list>
      <text:list xml:id="list128478135" text:style-name="L15">
        <text:list-item>
          <text:p text:style-name="P314"><text:span text:style-name="T985">L</text:span>eží, jako kdyby padli, když se snažili dostat dovnitř.<text:span text:style-name="T980"> Mají v⁠ sobě zepředu zabodané šípy. Další šípy jsou zapíchané do vnitřku brány, případně leží opodál (všechny zřejmě mířily na orky, ale ne všechny zasáhly).</text:span></text:p>
          <text:list>
            <text:list-item>
              <text:p text:style-name="P315"><text:span text:style-name="T1100">Žádné ze zranění od šípů nevypadá smrtelně</text:span>. <text:span text:style-name="T1114">Oba orky zřejmě zabilo něco jiného: </text:span><text:span text:style-name="T1226">Zčernalá díra zhruba o⁠ velikosti vlašského ořechu, která prochází hrudí skrz naskrz.</text:span></text:p>
            </text:list-item>
            <text:list-item>
              <text:p text:style-name="P316"><text:soft-page-break/><text:span text:style-name="T1115">Šípy jsou nové, s⁠ kvalitním ocelovým hrotem (6 jich jde stále</text:span> použít<text:span text:style-name="T1419">)</text:span>.</text:p>
            </text:list-item>
          </text:list>
        </text:list-item>
        <text:list-item>
          <text:p text:style-name="P407"><text:span text:style-name="T624">Oba </text:span><text:span text:style-name="T753">orkové</text:span><text:span text:style-name="T624"> m</text:span><text:span text:style-name="T575">ají</text:span><text:span text:style-name="T497"> o</text:span><text:span text:style-name="T496">blečenou lehkou orkskou zbroj </text:span><text:span text:style-name="T754">(pro postavy je moc velká)</text:span><text:span text:style-name="T494">,</text:span><text:span text:style-name="T497"> </text:span><text:span text:style-name="T504">na provaze </text:span><text:span text:style-name="T497">p</text:span><text:span text:style-name="T495">řes rameno </text:span><text:span text:style-name="T505">zavěšený </text:span><text:span text:style-name="T498">měch na vodu </text:span><text:span text:style-name="T688">(na 2 dny)</text:span><text:span text:style-name="T500">,</text:span><text:span text:style-name="T498"> </text:span><text:span text:style-name="T500">n</text:span><text:span text:style-name="T499">a opasku kožený pytlík se sušeným masem </text:span><text:span text:style-name="T601">(na </text:span><text:span text:style-name="T689">týden</text:span><text:span text:style-name="T601">)</text:span><text:span text:style-name="T499"> a⁠ </text:span><text:span text:style-name="T501">u⁠ </text:span><text:span text:style-name="T503">pasu</text:span><text:span text:style-name="T502"> </text:span><text:span text:style-name="T309">pazourkový nůž</text:span><text:span text:style-name="T502"> (karta). </text:span><text:span text:style-name="T626">Jeden má</text:span><text:span text:style-name="T625"> </text:span><text:span text:style-name="T411">kamennou palici</text:span><text:span text:style-name="T625"> (karta), </text:span><text:span text:style-name="T626">druhý</text:span><text:span text:style-name="T625"> j</text:span><text:span text:style-name="T411">ednoruční kyj</text:span><text:span text:style-name="T625"> (karta </text:span><text:span text:style-name="T352">kyj</text:span><text:span text:style-name="T625">).</text:span></text:p>
          <text:list>
            <text:list-item>
              <text:list>
                <text:list-item>
                  <text:p text:style-name="P408"><text:span text:style-name="T455">V⁠ jednom z⁠ </text:span><text:span text:style-name="T497">měchů</text:span><text:span text:style-name="T455"> není voda, ale pálenka</text:span><text:span text:style-name="T499">.</text:span></text:p>
                </text:list-item>
              </text:list>
            </text:list-item>
            <text:list-item>
              <text:p text:style-name="P409"><text:span text:style-name="T524">Jeden z⁠ nich má u⁠ sebe m</text:span><text:span text:style-name="T455">alou </text:span><text:span text:style-name="T295">dřevěnou krabičku</text:span><text:span text:style-name="T455"> </text:span><text:span text:style-name="T493">(</text:span><text:span text:style-name="T615">karta)</text:span><text:span text:style-name="T493"> s⁠ </text:span><text:span text:style-name="T455">odsouvacím víkem.</text:span></text:p>
              <text:list>
                <text:list-item>
                  <text:p text:style-name="P410"><text:span text:style-name="T455">Uvnitř je silně aromatický </text:span><text:span text:style-name="T488">hnědý</text:span><text:span text:style-name="T455"> prášek.</text:span></text:p>
                  <text:list>
                    <text:list-item>
                      <text:p text:style-name="P411"><text:span text:style-name="T455">Ne</text:span><text:span text:style-name="T616">říkej</text:span><text:span text:style-name="T455"> hráčům, co prášek dělá, dokud to nějaká postava nevyzkouší. </text:span><text:span text:style-name="T616">Až to </text:span><text:span text:style-name="T617">zjistí</text:span><text:span text:style-name="T616">, vyměň jim kartu </text:span><text:span text:style-name="T435">dřevěná krabička</text:span><text:span text:style-name="T616"> za kartu </text:span><text:span text:style-name="T435">povzbuzující droga</text:span><text:span text:style-name="T616">. </text:span></text:p>
                    </text:list-item>
                    <text:list-item>
                      <text:p text:style-name="P410"><text:span text:style-name="T455">Je to </text:span><text:span text:style-name="T488">6</text:span><text:span text:style-name="T487"> dávek</text:span><text:span text:style-name="T455"> šňupací drog</text:span><text:span text:style-name="T487">y</text:span><text:span text:style-name="T455">.</text:span></text:p>
                      <text:list>
                        <text:list-item>
                          <text:p text:style-name="P412"><text:span text:style-name="T455">Způsobuje </text:span><text:span text:style-name="T489">omamný pocit síly a⁠ nezranitelno</text:span><text:span text:style-name="T490">s</text:span><text:span text:style-name="T489">ti. </text:span><text:span text:style-name="T491">Zhruba po hodině účinek vyprchá a⁠ na další hodinu zb</text:span><text:span text:style-name="T492">u</text:span><text:span text:style-name="T491">de nepříjemná hořká pachuť v⁠ ústech.</text:span></text:p>
                        </text:list-item>
                      </text:list>
                    </text:list-item>
                  </text:list>
                </text:list-item>
              </text:list>
            </text:list-item>
          </text:list>
        </text:list-item>
      </text:list>
      <text:h text:style-name="P629"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2658236720" text:style-name="L16">
        <text:list-item>
          <text:p text:style-name="P413"><text:soft-page-break/>Celou pevnost ber jako jednu místnost – když ji hráči prohledají, narazí na následující zajímavé detaily <text:span text:style-name="T991">(v⁠ libovolném pořadí – řiď se tím, kam ti řeknou, že jdou)</text:span>:</text:p>
          <text:list>
            <text:list-item>
              <text:p text:style-name="P413">studna (A<text:span text:style-name="T987">4</text:span>)</text:p>
            </text:list-item>
            <text:list-item>
              <text:p text:style-name="P413">mňoukání (A<text:span text:style-name="T987">5</text:span>)</text:p>
            </text:list-item>
            <text:list-item>
              <text:p text:style-name="P413">pozůstatky po táboru elfů <text:span text:style-name="T986">(A6)</text:span></text:p>
            </text:list-item>
            <text:list-item>
              <text:p text:style-name="P413"><text:span text:style-name="T658">zřícený m</text:span><text:span text:style-name="T659">ů</text:span><text:span text:style-name="T658">stek na boční věž (A7)</text:span></text:p>
            </text:list-item>
          </text:list>
        </text:list-item>
      </text:list>
      <text:h text:style-name="Heading_20_3" text:outline-level="3"><text:span text:style-name="T930">A4 – s</text:span>tudna</text:h>
      <text:p text:style-name="P31"><text:span text:style-name="T931">Studna je hluboká a⁠ p</text:span>lná nepřirozeně velkých pavučin.</text:p>
      <text:list xml:id="list2360204147" text:style-name="L17">
        <text:list-item>
          <text:p text:style-name="P415"><text:span text:style-name="T1172">J</text:span>sou plné <text:span text:style-name="T1029">různě velkých</text:span> pavouků –<text:span text:style-name="T1029"> největší jsou asi jako dlaň</text:span>.</text:p>
          <text:list>
            <text:list-item>
              <text:p text:style-name="P416"><text:span text:style-name="T1172">J</text:span>sou sice jedovatí, ale nejsou nebezpeční – na postavy útočit nebudou, naopak se jim klidí z⁠ cesty.</text:p>
            </text:list-item>
          </text:list>
        </text:list-item>
        <text:list-item>
          <text:p text:style-name="P414"><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417">Dolů není vidět, dokud tam postavy něčím neposvítí. <text:span text:style-name="T1420">Hladina je 15 metrů hluboko.</text:span></text:p>
          <text:list>
            <text:list-item>
              <text:p text:style-name="P418">5 metrů nad hladinou do studny ústí boční chodba (viz C1).</text:p>
              <text:list>
                <text:list-item>
                  <text:p text:style-name="P419">Dá se tam celkem snadno sešplhat (i⁠ bez lana).</text:p>
                </text:list-item>
              </text:list>
            </text:list-item>
          </text:list>
        </text:list-item>
      </text:list>
      <text:h text:style-name="Heading_20_3" text:outline-level="3"><text:soft-page-break/>A<text:span text:style-name="T988">5</text:span> – bývalá kuchyně</text:h>
      <text:p text:style-name="P129"><text:span text:style-name="T1325">🔊</text:span><text:span text:style-name="T1319"><text:tab/></text:span><text:span text:style-name="T380">Ze zdi</text:span><text:span text:style-name="T379"> se ozývá </text:span><text:span text:style-name="T381">slabé,</text:span><text:span text:style-name="T379"> mnohohlasné mňoukání.</text:span></text:p>
      <text:list xml:id="list2392957057" text:style-name="L18">
        <text:list-item>
          <text:p text:style-name="P420"><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421"><text:span text:style-name="T1250">♨</text:span><text:span text:style-name="T1251"><text:tab/></text:span><text:span text:style-name="T43">Zevnitř je cítit kočičí zápach.</text:span></text:p>
            </text:list-header>
            <text:list-item>
              <text:p text:style-name="P422"><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423"><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630" text:outline-level="3">A6 – pozůstatky po tábořišti</text:h>
      <text:p text:style-name="P32">Na nádvoří je z⁠ kamenů poskládané <text:span text:style-name="T1179">ohniště</text:span>, <text:span text:style-name="T992">někdo je ale rozkopnul.</text:span> <text:span text:style-name="T990">Kolem jsou do kruhu rozestavěné větší balvany a⁠ kusy nosných trámů, zřejmě na sezení. O⁠ kus dál je u⁠ stěny </text:span><text:span text:style-name="T1211">hromada</text:span><text:span text:style-name="T990"> toren, pokrývek a⁠ dalších věcí.</text:span></text:p>
      <text:p text:style-name="P72"><text:span text:style-name="T1254">▸<text:tab/></text:span><text:span text:style-name="T1173">Kolem </text:span><text:span text:style-name="T1213">ohniště</text:span> j<text:span text:style-name="T1174">sou stopy zaschlé krve, rozkopaný popel,</text:span> rozšlapané zbytky jídla a⁠ <text:span text:style-name="T1173">pár kusů dřevěného nádobí:</text:span></text:p>
      <text:list xml:id="list1322394590" text:style-name="L19">
        <text:list-item>
          <text:p text:style-name="P424"><text:span text:style-name="T755">pohár, miska s⁠ </text:span><text:span text:style-name="T756">plesnivými zbytky kaše</text:span><text:span text:style-name="T755">, do země zašlápnutá zlomená lžíce</text:span></text:p>
        </text:list-item>
      </text:list>
      <text:p text:style-name="P160"><text:span text:style-name="T1283">▸<text:tab/></text:span><text:span text:style-name="T631">Na</text:span><text:span text:style-name="T853"> </text:span><text:span text:style-name="T875">hromadě</text:span><text:span text:style-name="T631"> u⁠ stěny je 5 toren (</text:span><text:span text:style-name="T758">š</text:span><text:span text:style-name="T627">pinavé, ale funkční – </text:span><text:span text:style-name="T758">s</text:span><text:span text:style-name="T628">tejné se dají koupit ve městě</text:span><text:span text:style-name="T631">), 5 pokrývek (</text:span><text:span text:style-name="T630">nasáklé deštěm a⁠ začínají plesnivět</text:span><text:span text:style-name="T631">), </text:span><text:span text:style-name="T630">3 křesadla </text:span><text:span text:style-name="T629">(t</text:span><text:span text:style-name="T630">roud </text:span><text:span text:style-name="T629">je zvlhlý a⁠ </text:span><text:span text:style-name="T630">nepoužitelný</text:span><text:span text:style-name="T629">), </text:span><text:span text:style-name="T759">z</text:span><text:span text:style-name="T630">bytky trvanlivého jídla </text:span><text:span text:style-name="T629">(dohromady na 4 dny), lojové svíce </text:span><text:span text:style-name="T632">(</text:span><text:span text:style-name="T629">na 2 dny svícení</text:span><text:span text:style-name="T632">), </text:span><text:span text:style-name="T757">2 celty (stále funkční).</text:span></text:p>
      <text:h text:style-name="Heading_20_3" text:outline-level="3"><text:soft-page-break/><text:span text:style-name="T973">A7</text:span> – zřícený můstek k⁠ boční věži</text:h>
      <text:p text:style-name="P140"><text:span text:style-name="Emphasis"><text:span text:style-name="T1248">♨</text:span></text:span><text:span text:style-name="Emphasis"><text:span text:style-name="T1241"><text:tab/></text:span></text:span><text:span text:style-name="Emphasis"><text:span text:style-name="T1242">J</text:span></text:span><text:span text:style-name="T382">e </text:span><text:span text:style-name="T385">zde</text:span><text:span text:style-name="T382"> cítit mrtvolný zápach.</text:span></text:p>
      <text:p text:style-name="P9"><text:span text:style-name="T1175">Věž má základy zhruba pět metrů pod vámi. Vchod do ní je přímo naproti, můstek, který k⁠ němu vedl, je ale zřícený. </text:span>Na zemi před ním leží mrtvý elf.</text:p>
      <text:list xml:id="list2109502132" text:style-name="L20">
        <text:list-item>
          <text:p text:style-name="P317">J<text:span text:style-name="T1044">eho tvář je rozbitá k⁠ nepoznání. Na těle má smrtelné rány od těžkých, drtivých zbraní.</text:span></text:p>
        </text:list-item>
        <text:list-item>
          <text:p text:style-name="P425"><text:span text:style-name="T553">Jeho oblečení je potrhané a⁠ pokryté krví, ale stále </text:span><text:span text:style-name="T554">jde</text:span><text:span text:style-name="T553"> poznat, že to </text:span><text:span text:style-name="T634">byl</text:span><text:span text:style-name="T553"> oděv </text:span><text:span text:style-name="T555">bohatého měšťana</text:span><text:span text:style-name="T553">.</text:span></text:p>
        </text:list-item>
        <text:list-item>
          <text:p text:style-name="P426"><text:span text:style-name="T553">M</text:span><text:span text:style-name="T455">á oblečenou </text:span><text:span text:style-name="T295">lehkou zbroj</text:span><text:span text:style-name="T455"> (karta).</text:span></text:p>
          <text:list>
            <text:list-item>
              <text:p text:style-name="P427"><text:span text:style-name="T455">Na hrudi pod zbrojí má zastrčený pomačkaný, ale stále </text:span><text:span text:style-name="T633">čitelný</text:span><text:span text:style-name="T455"> svitek s⁠ kouzlem </text:span><text:span text:style-name="T295">kulový blesk</text:span><text:span text:style-name="T455"> (karta).</text:span></text:p>
            </text:list-item>
          </text:list>
        </text:list-item>
        <text:list-item>
          <text:p text:style-name="P428"><text:span text:style-name="T455">Na opasku má přetržený řemínek (něco tam bylo přivázané)</text:span>.</text:p>
        </text:list-item>
        <text:list-item>
          <text:p text:style-name="P436"><text:span text:style-name="T455">Mrtvolně páchne </text:span><text:span text:style-name="T635">(</text:span><text:span text:style-name="T455">zřejmě tu </text:span><text:span text:style-name="T636">už</text:span><text:span text:style-name="T455"> leží </text:span><text:span text:style-name="T637">dlouho)</text:span><text:span text:style-name="T455">.</text:span></text:p>
        </text:list-item>
      </text:list>
      <text:p text:style-name="P83"><text:span text:style-name="T212">Několik</text:span><text:span text:style-name="T883"> možností</text:span><text:span text:style-name="T877">, jak se dostat </text:span><text:span text:style-name="T884">do věže</text:span><text:span text:style-name="T932"> (hráči mohou samozřejmě vymyslet i⁠ další)</text:span>:</text:p>
      <text:list xml:id="list2588818323" text:style-name="L21">
        <text:list-item>
          <text:p text:style-name="P437">Vyšplhat po <text:span text:style-name="T933">skále a⁠ po stěně věže</text:span>.</text:p>
          <text:list>
            <text:list-item>
              <text:p text:style-name="P438"><text:span text:style-name="T455">Po skále se šplhá dobře, ale stěna věže je hladká, není za co se chytit </text:span><text:span text:style-name="T760">(p</text:span><text:span text:style-name="T1421">omůže například zatlučení skob).</text:span></text:p>
            </text:list-item>
          </text:list>
        </text:list-item>
        <text:list-item>
          <text:p text:style-name="P439">Něčím přemostit zřícený můstek, <text:span text:style-name="T1176">nebo třeba zezdola přistavit žebřík (v⁠ pevnosti je spousta popadaných střešních trámů, některé z⁠ nich určitě půjdou použít).</text:span></text:p>
        </text:list-item>
        <text:list-item>
          <text:p text:style-name="P440">Přeskočit</text:p>
          <text:list>
            <text:list-item>
              <text:p text:style-name="P440"><text:soft-page-break/>Je to dost daleko, ale s⁠ <text:span text:style-name="T1116">rozběhem to</text:span> zvládne každý, kdo nemá vážné zranění a⁠ <text:span text:style-name="T934">odloží veškerou zátěž.</text:span></text:p>
            </text:list-item>
          </text:list>
        </text:list-item>
      </text:list>
      <text:h text:style-name="Heading_20_3" text:outline-level="3">A<text:span text:style-name="T989">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247615380" text:style-name="L22">
        <text:list-item>
          <text:p text:style-name="P441">O⁠ patro níž schodiště zčásti chybí, takže dolů se musí sešplhat (viz B<text:span text:style-name="T1059">7</text:span>).</text:p>
        </text:list-item>
      </text:list>
      <text:h text:style-name="Heading_20_2" text:outline-level="2"><text:bookmark-start text:name="__RefHeading___Toc2926_1905480466"/>První podzemní patro<text:bookmark-end text:name="__RefHeading___Toc2926_1905480466"/></text:h>
      <text:h text:style-name="P631" text:outline-level="3"><text:span text:style-name="T456">B</text:span><text:span text:style-name="T455">1 – dílna</text:span></text:h>
      <text:p text:style-name="P112"><text:span text:style-name="T1299">🚪<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3997321207" text:style-name="L23">
        <text:list-item>
          <text:p text:style-name="P318">Jsou zamčené, klíč je v⁠ zámku zevnitř <text:span text:style-name="T1235">místnosti.</text:span></text:p>
          <text:list>
            <text:list-item>
              <text:p text:style-name="P319"><text:span text:style-name="T1235">J</text:span>e <text:span text:style-name="T1063">na kroužku spolu s⁠ dalšími dvěma klíči (karta </text:span><text:span text:style-name="T369">kroužek s⁠ klíči</text:span><text:span text:style-name="T1063">).</text:span></text:p>
              <text:list>
                <text:list-item>
                  <text:p text:style-name="P320"><text:span text:style-name="T1236">J</text:span>sou označené elfskými písmeny<text:span text:style-name="T1130"> D</text:span><text:span text:style-name="T1013"> </text:span><text:span text:style-name="T4">(ten je v⁠ zámku), </text:span><text:span text:style-name="T265">K⁠ </text:span><text:span text:style-name="T264">a⁠ </text:span><text:span text:style-name="T1018">S</text:span><text:span text:style-name="T263">.</text:span></text:p>
                </text:list-item>
              </text:list>
            </text:list-item>
          </text:list>
        </text:list-item>
      </text:list>
      <text:list xml:id="list3114908802" text:style-name="L24">
        <text:list-item>
          <text:p text:style-name="P321"><text:span text:style-name="T263">Jdou vyrazit, </text:span><text:span text:style-name="T288">zámek jde vypáčit nebo otevřít šperhákem</text:span><text:span text:style-name="T263">.</text:span></text:p>
        </text:list-item>
      </text:list>
      <text:list xml:id="list143331826809765" text:continue-list="list3997321207" text:style-name="L23">
        <text:list-item>
          <text:list>
            <text:list-item>
              <text:p text:style-name="P394">Když se postavy pokusí dveře vyrazit <text:span text:style-name="T893">(nebo jinak hlasitě otevřít)</text:span>, zevnitř se ozve vyděšené vyjeknutí.</text:p>
              <text:list>
                <text:list-item>
                  <text:p text:style-name="P327"><text:span text:style-name="T903">Má ho na svědomí</text:span><text:span text:style-name="T893"> socha trpaslice </text:span><text:span text:style-name="T904">(</text:span><text:span text:style-name="T893">viz </text:span><text:span text:style-name="T903">popis místnosti)</text:span><text:span text:style-name="T893">.</text:span></text:p>
                </text:list-item>
              </text:list>
            </text:list-item>
          </text:list>
        </text:list-item>
      </text:list>
      <text:p text:style-name="P166"><text:soft-page-break/><text:span text:style-name="T421">V⁠ severní části místnosti je </text:span><text:span text:style-name="T452">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3">stolek s⁠ kovářským nářadím</text:span><text:span text:style-name="T423">. Nad ním jsou pověšené </text:span><text:span text:style-name="T454">kovářské</text:span><text:span text:style-name="T453"> rukavice a⁠ zástěra</text:span><text:span text:style-name="T423">. Hned vpravo za vchodem je na stěně </text:span><text:span text:style-name="T432">polička s</text:span><text:span text:style-name="T433">e zhasnutou</text:span><text:span text:style-name="T432">⁠ lucernou</text:span><text:span text:style-name="T859"> </text:span><text:span text:style-name="T860">(se zcela vyhořelou svíčkou)</text:span><text:span text:style-name="T470">. </text:span><text:span text:style-name="Emphasis"><text:span text:style-name="T936">Na stěně naproti vchodu je </text:span></text:span><text:span text:style-name="Emphasis"><text:span text:style-name="T1181">nápis</text:span></text:span><text:span text:style-name="Emphasis"><text:span text:style-name="T905">.</text:span></text:span><text:span text:style-name="Emphasis"><text:span text:style-name="T885"> </text:span></text:span><text:span text:style-name="Emphasis"><text:span text:style-name="T437">Vpravo vedle pracovního stolu v⁠ severní části </text:span></text:span><text:span text:style-name="Emphasis"><text:span text:style-name="T436">místnosti</text:span></text:span><text:span text:style-name="Emphasis"><text:span text:style-name="T437"> se do rohu tiskne </text:span></text:span><text:span text:style-name="Emphasis"><text:span text:style-name="T431">kamenná socha trpaslice</text:span></text:span><text:span text:style-name="Emphasis"><text:span text:style-name="T793">.</text:span></text:span></text:p>
      <text:list xml:id="list1085137461" text:style-name="L25">
        <text:list-header>
          <text:p text:style-name="P443"><text:span text:style-name="T1328">💬 </text:span><text:span text:style-name="T650">Říká: </text:span><text:span text:style-name="T374">„</text:span><text:span text:style-name="T373">Prosím, neubližujte mi!</text:span><text:span text:style-name="T374">“</text:span></text:p>
        </text:list-header>
      </text:list>
      <text:list xml:id="list1488937936" text:style-name="L26">
        <text:list-item>
          <text:list>
            <text:list-item>
              <text:p text:style-name="P444"><text:span text:style-name="T645">Mluví </text:span><text:span text:style-name="T646">hlubokým, dunivým hlasem</text:span><text:span text:style-name="T645">. </text:span><text:span text:style-name="T475">Vypadá vyděšeně a⁠ ubrečeně</text:span><text:span text:style-name="T304"> </text:span><text:span text:style-name="T475">(slzy samozřejmě nemá, je to socha).</text:span></text:p>
            </text:list-item>
          </text:list>
        </text:list-item>
        <text:list-item>
          <text:p text:style-name="P445"><text:span text:style-name="T612">S⁠ postavami si ráda promluví, je tu stovky let sama</text:span><text:span text:style-name="T455">. </text:span><text:span text:style-name="T761">Je ale trochu prostoduchá, složitější témata jí budou dělat potíže.</text:span></text:p>
          <text:list>
            <text:list-item>
              <text:p text:style-name="P328">Jmenuje se Agda.</text:p>
            </text:list-item>
            <text:list-item>
              <text:p text:style-name="P329"><text:span text:style-name="T1178">P</text:span>ůvodně <text:span text:style-name="T1178">byla</text:span> živá a⁠ trpěla nevyléčitelnou nemocí. Její otec jí poslal za svým přítelem, elfským m<text:span text:style-name="T1160">istrem</text:span> <text:span text:style-name="T1159">Ankertem</text:span>, který slíbil, že jí pomůže.</text:p>
              <text:list>
                <text:list-item>
                  <text:p text:style-name="P446"><text:span text:style-name="T455">Jak přesně se z⁠ ní stala socha, si nepamatuje. </text:span><text:span text:style-name="T648">V</text:span><text:span text:style-name="T455">í jen, že pak všechna bolest ustala. </text:span><text:span text:style-name="T647">Brzy poté s⁠ </text:span><text:span text:style-name="T613">mistrem</text:span><text:span text:style-name="T647"> </text:span><text:span text:style-name="T613">Ankertem</text:span><text:span text:style-name="T647"> odcestovala </text:span><text:span text:style-name="T478">do této pevnosti. Pomáhala mu t</text:span><text:span text:style-name="T537">ady</text:span><text:span text:style-name="T478"> s⁠ prací, vařila v⁠ kuchyni, obsluhovala elfské vojáky v⁠ jídelně, uklízela – prostě cokoliv bylo potřeba.</text:span></text:p>
                </text:list-item>
              </text:list>
            </text:list-item>
            <text:list-item>
              <text:p text:style-name="P447"><text:span text:style-name="T476">O⁠ </text:span><text:span text:style-name="T455">podzemí toho moc </text:span><text:span text:style-name="T614">neví</text:span><text:span text:style-name="T455">, </text:span><text:span text:style-name="T479">je tady totiž </text:span><text:span text:style-name="T480">tak trochu</text:span><text:span text:style-name="T479"> uvězněná:</text:span></text:p>
              <text:list>
                <text:list-item>
                  <text:p text:style-name="P429"><text:soft-page-break/>Chodba <text:span text:style-name="T1233">za dveřmi</text:span> doleva vede ke schodům dolů. Pod nimi je mříž, kterou nedokáž<text:span text:style-name="T1232">e</text:span> zvednout, ani se pod ní protáhnout. <text:span text:style-name="T1232">Z</text:span>a ní je spousta pavučin a⁠ škaredí pavouci! Tudy chod<text:span text:style-name="T963">íval</text:span>a pro vodu do studny.</text:p>
                </text:list-item>
                <text:list-item>
                  <text:p text:style-name="P429">Chodba doprava vede do skladu vody. Za ní je místnost se zřícenou podlahou, kde se bojí seskočit dolů, <text:span text:style-name="T1233">protože to je</text:span> strašně hluboko a⁠ jsou tam navíc <text:span text:style-name="T964">hrozně</text:span> velké ještěrky, které plivou <text:span text:style-name="T965">takový odporný</text:span> žlutý hlen.</text:p>
                </text:list-item>
                <text:list-item>
                  <text:p text:style-name="P430">Nedávno se tu něco dělo. Z<text:span text:style-name="T1233">prava</text:span> se ozývaly divoké výkřiky, možná se tam dokonce bojovalo. Strašně moc se bála, sem ale naštěstí nikdo nepřišel.</text:p>
                </text:list-item>
              </text:list>
            </text:list-item>
          </text:list>
        </text:list-item>
        <text:list-item>
          <text:p text:style-name="P330">Postavy <text:span text:style-name="T1234">ji</text:span> mohou přemluvit, aby <text:span text:style-name="T1234">šla s⁠ nimi</text:span>.</text:p>
          <text:list>
            <text:list-item>
              <text:p text:style-name="P448"><text:span text:style-name="T476">N</text:span><text:span text:style-name="T475">eumí </text:span><text:span text:style-name="T476">ale</text:span><text:span text:style-name="T475"> bojovat a⁠ </text:span><text:span text:style-name="T477">je velice bázlivá</text:span><text:span text:style-name="T475"> – v⁠ případném boji zapiští </text:span><text:span text:style-name="T476">(hlubokým hlasem)</text:span><text:span text:style-name="T475"> a⁠ uteče se někam schovat.</text:span></text:p>
            </text:list-item>
            <text:list-item>
              <text:p text:style-name="P331">Odmítne také dělat cokoliv krkolomného, jako třeba šplhat studnou nebo slézat do<text:span text:style-name="T1422">lů propadlým stropem</text:span>. Není na to dost ohebná.</text:p>
            </text:list-item>
          </text:list>
        </text:list-item>
        <text:list-item>
          <text:p text:style-name="P431"><text:span text:style-name="Emphasis"><text:span text:style-name="T826">⚔ </text:span></text:span><text:span text:style-name="Emphasis"><text:span text:style-name="T807">K</text:span></text:span><text:span text:style-name="Emphasis"><text:span text:style-name="T800">dyž na ni postavy zaútočí, </text:span></text:span><text:span text:style-name="Emphasis"><text:span text:style-name="T808">nebude se</text:span></text:span><text:span text:style-name="Emphasis"><text:span text:style-name="T800"> bránit: </text:span></text:span><text:span text:style-name="Emphasis"><text:span text:style-name="T808">schoulí se u⁠ stěny nebo na zemi, </text:span></text:span><text:span text:style-name="Emphasis"><text:span text:style-name="T800">případně se pokusí utéct (nemá moc kam, ale zkusit to může).</text:span></text:span></text:p>
        </text:list-item>
      </text:list>
      <text:p text:style-name="P107"><text:span text:style-name="T1284">▸<text:tab/></text:span><text:span text:style-name="T862">Pracovní s</text:span><text:span text:style-name="T863">tůl</text:span><text:span text:style-name="T640"> u⁠ </text:span><text:span text:style-name="T641">severní stěny</text:span><text:span text:style-name="T640"> m</text:span><text:span text:style-name="T638">á rozpraskanou dřevěnou desku a⁠ několik šuplíků. V⁠ </text:span><text:span text:style-name="T639">nich</text:span><text:span text:style-name="T73"> je:</text:span></text:p>
      <text:list xml:id="list1945947208" text:style-name="L27">
        <text:list-item>
          <text:p text:style-name="P449"><text:span text:style-name="T74">k</text:span><text:span text:style-name="T472">amenické náčiní</text:span></text:p>
          <text:list>
            <text:list-item>
              <text:p text:style-name="P450"><text:soft-page-break/><text:span text:style-name="T472">zubák, šalírka, pemrlice, kružítko, hrst klínků, </text:span><text:span text:style-name="T412">kamenické </text:span><text:span text:style-name="T413">dláto</text:span><text:span text:style-name="T472"> (karta), </text:span><text:span text:style-name="T413">kamenická špice</text:span><text:span text:style-name="T472"> (karta), </text:span><text:span text:style-name="T414">kamenická </text:span><text:span text:style-name="T413">palice</text:span><text:span text:style-name="T472"> </text:span><text:span text:style-name="T474">(karta)</text:span></text:p>
            </text:list-item>
          </text:list>
        </text:list-item>
        <text:list-item>
          <text:p text:style-name="P449"><text:span text:style-name="T827">š</text:span><text:span text:style-name="T828">pulka se stříbrnou nití</text:span><text:span text:style-name="T644"> (karta </text:span><text:span text:style-name="T347">stříbrná nit</text:span><text:span text:style-name="T644">)</text:span></text:p>
          <text:list>
            <text:list-item>
              <text:p text:style-name="P332">Stříbrná niť je jedna ze surovin potřebných na očarování rukavic pomocí svitku v⁠ C15.</text:p>
            </text:list-item>
          </text:list>
        </text:list-item>
      </text:list>
      <text:p text:style-name="P59"><text:span text:style-name="T1254">▸<text:tab/></text:span><text:span text:style-name="T1177">Na </text:span><text:span text:style-name="T1182">stolku</text:span><text:span text:style-name="T1180"> s⁠ kovářským</text:span><text:span text:style-name="T1179"> nářadím</text:span> <text:span text:style-name="T1177">je:</text:span></text:p>
      <text:list xml:id="list458932246" text:style-name="L28">
        <text:list-item>
          <text:p text:style-name="P451"><text:span text:style-name="T576">p</text:span><text:span text:style-name="T469">ilník, kleště</text:span><text:span text:style-name="T470">, </text:span><text:span text:style-name="T415">průbojník</text:span><text:span text:style-name="T471"> </text:span><text:span text:style-name="T598">(karta)</text:span><text:span text:style-name="T471">, </text:span><text:span text:style-name="T416">kovářské </text:span><text:span text:style-name="T415">kladivo</text:span><text:span text:style-name="T471"> </text:span><text:span text:style-name="T473">(karta)</text:span></text:p>
        </text:list-item>
      </text:list>
      <text:p text:style-name="P110"><text:span text:style-name="T1284">▸<text:tab/></text:span><text:span text:style-name="T864">K</text:span><text:span text:style-name="T865">ovářské rukavice a⁠ zástěra</text:span><text:span text:style-name="T642"> </text:span><text:span text:style-name="T643">jsou staré a⁠ zpuchřelé.</text:span></text:p>
      <text:p text:style-name="P108"><text:span text:style-name="T1284">▸<text:tab/></text:span><text:span text:style-name="T864">N</text:span><text:span text:style-name="T861">ápis</text:span><text:span text:style-name="T857"> na stěně </text:span><text:span text:style-name="T858">je ve staroelfštině.</text:span><text:span text:style-name="T455"> </text:span><text:span text:style-name="T649">Ř</text:span><text:span text:style-name="T455">íká:</text:span></text:p>
      <text:p text:style-name="P254"><text:span text:style-name="Emphasis"><text:span text:style-name="T892">„Klaním se před Tebou, Astro, stvořitelko hvězd, strážkyně moudrosti věků a⁠ tajemných umění.“</text:span></text:span></text:p>
      <text:h text:style-name="P632" text:outline-level="3"><text:span text:style-name="T456">B</text:span><text:span text:style-name="T455">2 – toaleta</text:span></text:h>
      <text:p text:style-name="P20"><text:span text:style-name="T1299">🚪<text:tab/></text:span><text:span text:style-name="T1300">Z</text:span><text:span text:style-name="T1145">avřené</text:span> <text:span text:style-name="T1096">obyčejné</text:span> dveře s⁠ klikou.</text:p>
      <text:list xml:id="list1625415125" text:style-name="L29">
        <text:list-item>
          <text:p text:style-name="P452"><text:span text:style-name="T671">Je na nich symbol ve tvaru kruhu: </text:span><text:span text:style-name="T1253">⚪</text:span></text:p>
        </text:list-item>
      </text:list>
      <text:p text:style-name="P12"><text:span text:style-name="T1076">Uvnitř je a</text:span>natomicky tvarovaná kamenná lavice s⁠ kruhovou dírou uprostřed.</text:p>
      <text:p text:style-name="Example_20_Header">Poznámka:</text:p>
      <text:p text:style-name="Example"><text:span text:style-name="T455">Tento popis je </text:span><text:span text:style-name="T581">společný</text:span><text:span text:style-name="T455"> pro </text:span><text:span text:style-name="T580">2</text:span><text:span text:style-name="T455"> místnosti (</text:span><text:span text:style-name="T580">obě</text:span><text:span text:style-name="T455"> jsou označené B</text:span><text:span text:style-name="T580">2</text:span><text:span text:style-name="T455">).</text:span></text:p>
      <text:h text:style-name="P633" text:outline-level="3"><text:span text:style-name="T456">B</text:span><text:span text:style-name="T1007">3</text:span><text:span text:style-name="T455"> – sklad vody</text:span></text:h>
      <text:p text:style-name="P15">Kolem stěn jsou <text:span text:style-name="T966">velké</text:span> <text:span text:style-name="T1183">sudy</text:span><text:span text:style-name="T966"> s⁠ víky. Na zemi stojí dvě vědra s⁠ prohnutou tyčí na nošení.</text:span></text:p>
      <text:p text:style-name="P161"><text:soft-page-break/><text:span text:style-name="T1254">▸<text:tab/></text:span>Na něk<text:span text:style-name="T967">olika</text:span> <text:span text:style-name="T1184">sudech</text:span> je ještě trochu čitelný nápis ve staroelfštině: <text:span text:style-name="T295">„Voda“</text:span>. <text:span text:style-name="T1330">Všechny jsou prázdné.</text:span></text:p>
      <text:h text:style-name="P634" text:outline-level="3"><text:span text:style-name="T456">B</text:span><text:span text:style-name="T1007">4</text:span><text:span text:style-name="T455"> – </text:span><text:span text:style-name="T483">sklad</text:span><text:span text:style-name="T481"> s⁠ propad</text:span><text:span text:style-name="T482">l</text:span><text:span text:style-name="T481">ou půlkou podlahy</text:span></text:h>
      <text:p text:style-name="P7">Ve východní části místnosti je <text:span text:style-name="T1179">propadlý strop </text:span><text:span text:style-name="T1214">(TODO: podlaha)</text:span>. V⁠ západní části místnosti, kde ještě strop drží, je několik polorozpadlých <text:span text:style-name="T1179">beden</text:span>.</text:p>
      <text:p text:style-name="P159"><text:span text:style-name="T1283">▸<text:tab/></text:span><text:span text:style-name="T654">D</text:span><text:span text:style-name="T455">íra </text:span><text:span text:style-name="T762">po </text:span><text:span text:style-name="T876">propadlém stropě</text:span><text:span text:style-name="T455"> </text:span><text:span text:style-name="T655">je hluboká</text:span><text:span text:style-name="T455"> 3 metry a⁠ </text:span><text:span text:style-name="T655">vede</text:span><text:span text:style-name="T455"> do místnosti o⁠ patro níž (C10).</text:span></text:p>
      <text:list xml:id="list959957905" text:style-name="L30">
        <text:list-item>
          <text:p text:style-name="P454"><text:span text:style-name="T1249">♨</text:span><text:span text:style-name="T1243"> </text:span><text:span text:style-name="T1245">Zezdola je cítit</text:span><text:span text:style-name="T439"> silný zápach, zřejmě t</text:span><text:span text:style-name="T442">am</text:span><text:span text:style-name="T439"> něco žije </text:span><text:span text:style-name="T764">(jsou to</text:span><text:span text:style-name="T763"> </text:span><text:span text:style-name="T306">p</text:span><text:span text:style-name="T417">livající ještěři</text:span><text:span text:style-name="T763"> – viz C</text:span><text:span text:style-name="T1007">10</text:span><text:span text:style-name="T115">)</text:span><text:span text:style-name="T763">.</text:span></text:p>
        </text:list-item>
      </text:list>
      <text:p text:style-name="P6"><text:span text:style-name="T1283">▸<text:tab/>V⁠ </text:span><text:span text:style-name="T867">bednách</text:span><text:span text:style-name="T653"> j</text:span><text:span text:style-name="T455">sou rezavé zbytky plechových krabic. </text:span><text:span text:style-name="T651">Jejich obsah</text:span><text:span text:style-name="T455"> se </text:span><text:span text:style-name="T652">zřejmě</text:span><text:span text:style-name="T455"> už dávno rozpadl v⁠ prach.</text:span></text:p>
      <text:h text:style-name="Heading_20_4" text:outline-level="4">B4-d1</text:h>
      <text:p text:style-name="P17"><text:span text:style-name="T1299">🚪<text:tab/></text:span>Zavřené <text:span text:style-name="T1146">obyčejné</text:span> dveře s⁠ <text:span text:style-name="T968">klikou a⁠ </text:span>klíčovou dírkou.</text:p>
      <text:list xml:id="list143332035576864" text:continue-list="list3114908802" text:style-name="L24">
        <text:list-item>
          <text:p text:style-name="P455"><text:span text:style-name="T455">Jsou zamčené. </text:span><text:span text:style-name="T656">Odemyká je</text:span><text:span text:style-name="T577"> </text:span><text:span text:style-name="T585">klíč</text:span><text:span text:style-name="T577"> s⁠ </text:span><text:span text:style-name="T586">písmenem</text:span><text:span text:style-name="T577"> </text:span><text:span text:style-name="T1009">K⁠ </text:span><text:span text:style-name="T120">(j</text:span><text:span text:style-name="T455">e na k</text:span><text:span text:style-name="T585">roužku</text:span><text:span text:style-name="T455"> s⁠ klíči </text:span><text:span text:style-name="T563">ve</text:span><text:span text:style-name="T455"> dveřích </text:span><text:span text:style-name="T564">do</text:span><text:span text:style-name="T1007"> </text:span><text:span text:style-name="T63">dílny</text:span><text:span text:style-name="T455"> B1</text:span><text:span text:style-name="T770">)</text:span><text:span text:style-name="T455">.</text:span></text:p>
        </text:list-item>
        <text:list-item>
          <text:p text:style-name="P322">Jdou vyrazit, <text:span text:style-name="T1423">zámek jde vypáčit nebo otevřít šperhákem</text:span>.</text:p>
        </text:list-item>
        <text:list-item>
          <text:p text:style-name="P333">Směrem do místnosti B4 <text:span text:style-name="T1117">je</text:span> <text:span text:style-name="T1087">hned za nimi propadlá podlaha (viz B4).</text:span></text:p>
        </text:list-item>
      </text:list>
      <text:h text:style-name="P635" text:outline-level="3"><text:span text:style-name="T456">B</text:span><text:span text:style-name="T535">5</text:span><text:span text:style-name="T455"> – kuchyně</text:span></text:h>
      <text:p text:style-name="P116"><text:span text:style-name="T1324">🔊</text:span><text:span text:style-name="T1247"><text:tab/>Z⁠ </text:span><text:span text:style-name="T375">místnosti se ozývá mnohohlasné mňoukání.</text:span></text:p>
      <text:p text:style-name="P109"><text:span text:style-name="T1248">♨</text:span><text:span text:style-name="T1241"><text:tab/></text:span><text:span text:style-name="T329">Je tu cítit silný kočičí zápach.</text:span></text:p>
      <text:p text:style-name="P16"><text:soft-page-break/><text:span text:style-name="T1238">V⁠ místnosti je </text:span><text:span text:style-name="T1185">stůl</text:span><text:span text:style-name="T1238">, </text:span><text:span text:style-name="T1185">skříň,</text:span><text:span text:style-name="T1238"> velká </text:span><text:span text:style-name="T1216">keramická kamna </text:span><text:span text:style-name="T1217">a⁠ u⁠ </text:span><text:span text:style-name="T1218">nich</text:span><text:span text:style-name="T1216"> převrhnutý velký kotel. V⁠ jedné ze stěn je </text:span><text:span text:style-name="T1227">malý</text:span><text:span text:style-name="T1216"> </text:span><text:span text:style-name="T1185">obdélníkový otvor</text:span><text:span text:style-name="T1216">.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2177030080" text:style-name="L31">
        <text:list-item>
          <text:p text:style-name="P395">Jsou to dva dospělí <text:span text:style-name="T295">huňáči</text:span> (karty <text:span text:style-name="T349">huňáč</text:span>). <text:span text:style-name="T1239">Udělali si doupě v⁠ kamnech – u</text:span>vnitř je 5 koťat (karty <text:span text:style-name="T350">mládě huňáče</text:span><text:span text:style-name="T1078">).</text:span></text:p>
          <text:list>
            <text:list-item>
              <text:p text:style-name="P396"><text:span text:style-name="T982">⚔ </text:span>Samec se naježí, začne prskat a⁠ když se postavy přiblíží, <text:span text:style-name="T1118">zaútočí</text:span> <text:span text:style-name="T1081">na </text:span>nejbližší z⁠ nich <text:span text:style-name="T295">výbojem </text:span><text:span text:style-name="T1118">(viz karta </text:span><text:span text:style-name="T348">huňáč</text:span><text:span text:style-name="T1118">)</text:span>.</text:p>
            </text:list-item>
            <text:list-item>
              <text:p text:style-name="P397">Samice <text:span text:style-name="T1080">se </text:span>mezitím <text:span text:style-name="T1080">pokusí odnosit koťata (po jednom) šachtou nahoru do A5</text:span>.</text:p>
            </text:list-item>
            <text:list-item>
              <text:p text:style-name="P397">Když postavy huňáče nenechají koťata odnést, budou <text:span text:style-name="T1119">je</text:span> zuřivě bránit <text:span text:style-name="T1079">(na dálku </text:span><text:span text:style-name="T328">výbojem</text:span><text:span text:style-name="T1079">, na blízko kousáním a⁠ škrábáním)</text:span>.</text:p>
            </text:list-item>
          </text:list>
        </text:list-item>
        <text:list-item>
          <text:p text:style-name="P456"><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4">▸<text:tab/></text:span><text:span text:style-name="T1186">Stůl</text:span><text:span text:style-name="T1237"> má v⁠ sobě vsazené dva dřezy.</text:span></text:p>
      <text:list xml:id="list2436677682" text:style-name="L32">
        <text:list-item>
          <text:p text:style-name="P334">Ze zdi nad ním čouhá měděná trubka s⁠ páčkou. Po otočení páčkou z⁠ trubky teče voda.</text:p>
        </text:list-item>
      </text:list>
      <text:p text:style-name="P58"><text:span text:style-name="T1254">▸<text:tab/></text:span><text:span text:style-name="T1329">Ve </text:span><text:span text:style-name="T1187">skříni</text:span> <text:span text:style-name="T1077">je 16 sad keramického nádobí a⁠ mosazných příborů (talíř, miska, lžíce, nůž, vidlička, lžička) a⁠ kuchyňské náčiní (naběračky, vařečky, apod.).</text:span></text:p>
      <text:p text:style-name="P60"><text:span text:style-name="T1254">▸<text:tab/></text:span><text:span text:style-name="T1179">Obdélníkový otvor</text:span> ve stěně je ústí šachty vedoucí šikmo vzhůru (do A5).</text:p>
      <text:list xml:id="list998922426" text:style-name="L33">
        <text:list-item>
          <text:p text:style-name="P335"><text:span text:style-name="T267">Ve dne</text:span><text:span text:style-name="T268"> je šachtou vidět světlo.</text:span></text:p>
        </text:list-item>
        <text:list-item>
          <text:p text:style-name="P457"><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458"><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5">▸<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3">V⁠ této místnosti není žádný poklad, hráči ale mohou chtít ulovit huňáče, aby mohly vyrobit </text:span><text:span text:style-name="T434">nabíjecí rukavice</text:span><text:span text:style-name="T893"> (svitkem z⁠ laboratoře C15).</text:span></text:p>
      <text:list xml:id="list540766055" text:style-name="L34">
        <text:list-item>
          <text:p text:style-name="P657"><text:span text:style-name="T803">N</text:span><text:span text:style-name="T800">a recept stačí srst, postavy tedy na to nemusí nutně huňáče zabít.</text:span></text:p>
        </text:list-item>
        <text:list-item>
          <text:p text:style-name="P657"><text:span text:style-name="T803">Pokud už odtu</text:span><text:span text:style-name="T804">d</text:span><text:span text:style-name="T803"> hu</text:span><text:span text:style-name="T173">ňáči utekli, postavy je najdou v⁠ A5.</text:span></text:p>
        </text:list-item>
      </text:list>
      <text:h text:style-name="Heading_20_4" text:outline-level="4">B<text:span text:style-name="T4">5-</text:span>d1</text:h>
      <text:p text:style-name="P17"><text:span text:style-name="T1299">🚪<text:tab/></text:span>Zavřené <text:span text:style-name="T1147">obyčejné</text:span> dveře s⁠ <text:span text:style-name="T968">klikou a⁠ </text:span>klíčovou dírkou.</text:p>
      <text:list xml:id="list143332233928784" text:continue-list="list143332035576864" text:style-name="L24">
        <text:list-item>
          <text:p text:style-name="P459"><text:span text:style-name="T562">Jsou zamčené. </text:span><text:span text:style-name="T656">Odemyká je</text:span><text:span text:style-name="T455"> </text:span><text:span text:style-name="T585">klíč</text:span><text:span text:style-name="T455"> s⁠ </text:span><text:span text:style-name="T586">písmenem</text:span><text:span text:style-name="T455"> </text:span><text:span text:style-name="T1008">K</text:span><text:span text:style-name="T1006">.</text:span></text:p>
          <text:list>
            <text:list-item>
              <text:p text:style-name="P442"><text:span text:style-name="T577">J</text:span><text:span text:style-name="T562">e na k</text:span><text:span text:style-name="T585">roužku</text:span><text:span text:style-name="T562"> s⁠ klíči </text:span><text:span text:style-name="T563">ve</text:span><text:span text:style-name="T562"> dveřích </text:span><text:span text:style-name="T564">do</text:span><text:span text:style-name="T1007"> </text:span><text:span text:style-name="T63">dílny</text:span><text:span text:style-name="T562"> B1.</text:span></text:p>
            </text:list-item>
          </text:list>
        </text:list-item>
        <text:list-item>
          <text:p text:style-name="P323"><text:span text:style-name="T562">Jdou vyrazit, </text:span><text:span text:style-name="T1423">zámek jde vypáčit nebo otevřít šperhákem</text:span><text:span text:style-name="T562">.</text:span></text:p>
        </text:list-item>
      </text:list>
      <text:h text:style-name="Heading_20_3" text:outline-level="3"><text:span text:style-name="T456">B</text:span><text:span text:style-name="T536">6</text:span><text:span text:style-name="T457"> – jídelna</text:span></text:h>
      <text:p text:style-name="P255"><text:span text:style-name="Emphasis"><text:span text:style-name="T1246">♨</text:span></text:span><text:span text:style-name="Emphasis"><text:span text:style-name="T1240"><text:tab/></text:span></text:span><text:span text:style-name="Emphasis"><text:span text:style-name="T329">Je tu cítit kočičí zápach.</text:span></text:span></text:p>
      <text:p text:style-name="P257"><text:span text:style-name="Emphasis"><text:span text:style-name="T1082">V⁠ místnosti jsou tři velké stoly, kolem nich je spousta židlí. Na východní stěně je </text:span></text:span><text:span text:style-name="Emphasis"><text:span text:style-name="T1188">malba</text:span></text:span><text:span text:style-name="Emphasis"><text:span text:style-name="T1082"> zobrazující velkou bitvu.</text:span></text:span></text:p>
      <text:list xml:id="list2173576419" text:style-name="L35">
        <text:list-item>
          <text:p text:style-name="P460"><text:span text:style-name="Emphasis"><text:span text:style-name="T1083">V</text:span></text:span><text:span text:style-name="Emphasis"><text:span text:style-name="T541">ětšina židlí a⁠ nohou stolů je podrápaná (</text:span></text:span><text:span text:style-name="Emphasis"><text:span text:style-name="T579">od kočičích drápků</text:span></text:span><text:span text:style-name="Emphasis"><text:span text:style-name="T541">)</text:span></text:span><text:span text:style-name="Emphasis"><text:span text:style-name="T1083">.</text:span></text:span></text:p>
        </text:list-item>
      </text:list>
      <text:list xml:id="list695712563" text:style-name="L36">
        <text:list-item>
          <text:p text:style-name="P461"><text:soft-page-break/><text:span text:style-name="Emphasis"><text:span text:style-name="T540">Na každém stole jsou dva masivní trojramenné mosazné svícny. </text:span></text:span><text:span text:style-name="Emphasis"><text:span text:style-name="T541">Vypadají zašle a⁠ používaně, ale s</text:span></text:span><text:span text:style-name="Emphasis"><text:span text:style-name="T540">víčky v⁠ nich nejsou.</text:span></text:span></text:p>
        </text:list-item>
      </text:list>
      <text:p text:style-name="P111"><text:span text:style-name="Emphasis"><text:span text:style-name="T1283">▸<text:tab/></text:span></text:span><text:span text:style-name="Emphasis"><text:span text:style-name="T868">Malba</text:span></text:span><text:span text:style-name="Emphasis"><text:span text:style-name="T540"> na stěně zobrazuje a</text:span></text:span><text:span text:style-name="Emphasis"><text:span text:style-name="T657">rmády elfů a⁠ trpaslíků bojují</text:span></text:span><text:span text:style-name="Emphasis"><text:span text:style-name="T765">cí</text:span></text:span><text:span text:style-name="Emphasis"><text:span text:style-name="T657"> se zástupy goblinů, orků a⁠ několika velkými troly. Na obzoru letí drak.</text:span></text:span></text:p>
      <text:h text:style-name="Heading_20_4" text:outline-level="4">B<text:span text:style-name="T4">6-</text:span>d1</text:h>
      <text:p text:style-name="P57"><text:span text:style-name="T1313">🚪<text:tab/></text:span>Zavřené <text:span text:style-name="T1148">obyčejné</text:span> dveře s⁠ <text:span text:style-name="T968">klikou a⁠ </text:span>klíčovou dírkou.</text:p>
      <text:list xml:id="list143333653609419" text:continue-list="list143332233928784" text:style-name="L24">
        <text:list-item>
          <text:p text:style-name="P336">Jsou zamčené.</text:p>
          <text:list>
            <text:list-item>
              <text:p text:style-name="P337">Do zámku pasuje <text:span text:style-name="T269">klíč</text:span> s⁠ <text:span text:style-name="T1332">písmenem</text:span> <text:span text:style-name="T1012">K⁠ </text:span><text:span text:style-name="T290">(j</text:span>e na kroužku s⁠ klíči ve dveřích do<text:span text:style-name="T1011"> </text:span><text:span text:style-name="T249">dílny</text:span><text:span text:style-name="T1438"> B1).</text:span></text:p>
            </text:list-item>
          </text:list>
        </text:list-item>
        <text:list-item>
          <text:p text:style-name="P324">Jdou vyrazit, <text:span text:style-name="T1423">zámek jde vypáčit nebo otevřít šperhákem</text:span>.</text:p>
        </text:list-item>
      </text:list>
      <text:h text:style-name="Heading_20_3" text:outline-level="3"><text:span text:style-name="T456">B</text:span><text:span text:style-name="T536">7</text:span><text:span text:style-name="T455"> – prostřední patro boční věže</text:span></text:h>
      <text:p text:style-name="P33">Točité schody jsou <text:span text:style-name="T1331">zde</text:span> <text:span text:style-name="T1334">částečně zřícené</text:span>.</text:p>
      <text:list xml:id="list2529884920" text:style-name="L37">
        <text:list-item>
          <text:p text:style-name="P338"><text:span text:style-name="T1333">Skrz díry ve schodišti je d</text:span>ole vidět dno věže <text:span text:style-name="T1121">(C5)</text:span>.</text:p>
          <text:list>
            <text:list-item>
              <text:p text:style-name="P339">Na zbytku schodů úplně <text:span text:style-name="T1120">dole</text:span> je na kupě několik orků. <text:span text:style-name="T1121">Další je rozplácnutý na zemi pod propadlou částí schodů.</text:span> <text:span text:style-name="T1424">Leží a⁠ vůbec se nehýbou, nejspíš jsou mrtví.</text:span></text:p>
            </text:list-item>
          </text:list>
        </text:list-item>
      </text:list>
      <text:list xml:id="list2031303312" text:style-name="L38">
        <text:list-item>
          <text:p text:style-name="P340">V⁠ místě, kde jsou schody zřícené, ze zdi čouhají části nějakého mechanismu.</text:p>
          <text:list>
            <text:list-item>
              <text:p text:style-name="P340">Byla to původně past, která umožňovala část schodů sklopit (tu, která je nyní zřícená<text:span text:style-name="T1425">).</text:span> <text:span text:style-name="T1425">Nyní je</text:span> nefunkční.</text:p>
            </text:list-item>
          </text:list>
        </text:list-item>
        <text:list-item>
          <text:p text:style-name="P341">Sešplhat <text:span text:style-name="T1036">(nebo vyšplhat) po zbytcích schodů</text:span> je poměrně jednoduché, <text:span text:style-name="T1036">ale zabere to několik minut</text:span>.</text:p>
        </text:list-item>
      </text:list>
      <text:h text:style-name="P636" text:outline-level="3"><text:soft-page-break/>B<text:span text:style-name="T1060">8</text:span> - <text:span text:style-name="T1046">obytná místnost</text:span></text:h>
      <text:p text:style-name="P18"><text:span text:style-name="T1297">🚪<text:tab/></text:span><text:span text:style-name="T1298">Z</text:span>avřené obyčejné dveře s⁠ klikou.</text:p>
      <text:p text:style-name="P89"><text:span text:style-name="T321">V⁠ místnosti j</text:span><text:span text:style-name="T322">sou </text:span><text:span text:style-name="T323">d</text:span><text:span text:style-name="T322">vě </text:span><text:span text:style-name="T444">p</text:span><text:span text:style-name="T445">ostel</text:span><text:span text:style-name="T444">e</text:span><text:span text:style-name="T322">. U⁠ </text:span><text:span text:style-name="T323">každé je </text:span><text:span text:style-name="T446">noční stolek</text:span><text:span text:style-name="T323"> a⁠ </text:span><text:span text:style-name="T446">truhla</text:span><text:span text:style-name="T323">.</text:span></text:p>
      <text:p text:style-name="P118"><text:span text:style-name="Emphasis"><text:span text:style-name="T1284">▸<text:tab/></text:span></text:span><text:span text:style-name="Emphasis"><text:span text:style-name="T1285">Z⁠ </text:span></text:span><text:span text:style-name="Emphasis"><text:span text:style-name="T1306">postelí</text:span></text:span><text:span text:style-name="Emphasis"><text:span text:style-name="T1285"> zbývají jen čela a⁠ </text:span></text:span><text:span text:style-name="Emphasis"><text:span text:style-name="T1296">dna</text:span></text:span><text:span text:style-name="Emphasis"><text:span text:style-name="T1285">, m</text:span></text:span>atrace i⁠ pokrývky se už dávno rozpadly v⁠ prach.</text:p>
      <text:p text:style-name="P118"><text:span text:style-name="Emphasis"><text:span text:style-name="T1284">▸<text:tab/></text:span></text:span><text:span text:style-name="Emphasis"><text:span text:style-name="T1307">Noční stolky</text:span></text:span><text:span text:style-name="Emphasis"><text:span text:style-name="T1286"> jsou prázdné</text:span></text:span>.</text:p>
      <text:p text:style-name="P118"><text:span text:style-name="Emphasis"><text:span text:style-name="T1284">▸<text:tab/></text:span></text:span><text:span text:style-name="Emphasis"><text:span text:style-name="T1308">Truhly</text:span></text:span><text:span text:style-name="Emphasis"><text:span text:style-name="T1287"> nejsou zamčené a⁠ jsou prázdné.</text:span></text:span></text:p>
      <text:p text:style-name="Example_20_Header">Poznámka:</text:p>
      <text:p text:style-name="Example">Tento popis je <text:span text:style-name="T1122">společný</text:span> pro 4 místnosti (všechny jsou označené B<text:span text:style-name="T1426">8</text:span>).</text:p>
      <text:h text:style-name="P637" text:outline-level="3">B<text:span text:style-name="T1060">9</text:span> – <text:span text:style-name="T938">mrtvá elfka</text:span></text:h>
      <text:p text:style-name="P117"><text:span text:style-name="Emphasis"><text:span text:style-name="T1248">♨</text:span></text:span><text:span text:style-name="Emphasis"><text:span text:style-name="T1241"><text:tab/>V⁠ </text:span></text:span><text:span text:style-name="T382">chodbě je cítit mrtvolný zápach.</text:span></text:p>
      <text:p text:style-name="P36">Na zemi leží mrtvá elfka.</text:p>
      <text:list xml:id="list2268643000" text:style-name="L39">
        <text:list-item>
          <text:p text:style-name="P342">Leží na břiše, hlavou směrem na východ (k⁠ B6). Vypadá to, jako když <text:span text:style-name="T1095">běžela a⁠ </text:span>upadla. <text:span text:style-name="T1339">Má vypoulené oči a⁠ otevřená ústa, jako kdyby lapala po dechu. </text:span><text:span text:style-name="T1228">Ž</text:span><text:span text:style-name="T1229">ádná jiná zranění </text:span><text:span text:style-name="T1228">nemá</text:span><text:span text:style-name="T1229">.</text:span></text:p>
        </text:list-item>
        <text:list-item>
          <text:p text:style-name="P432"><text:span text:style-name="T660">V⁠ jedné</text:span><text:span text:style-name="T455"> ruce má </text:span>dlouhý luk <text:span text:style-name="T455">(karta), </text:span><text:span text:style-name="T660">ve druhé drží kožené </text:span><text:span text:style-name="T869">pouzdro na svitky</text:span><text:span text:style-name="T660">. </text:span><text:span text:style-name="T455">Na zádech má toulec </text:span><text:span text:style-name="T670">(</text:span><text:span text:style-name="T455">s</text:span><text:span text:style-name="T749">e</text:span><text:span text:style-name="T455"> 6 šípy</text:span><text:span text:style-name="T670">)</text:span><text:span text:style-name="T455">. </text:span><text:span text:style-name="T663">Na sobě má </text:span><text:span text:style-name="T662">kvalitní cestovní oblečení, </text:span><text:span text:style-name="T1340">zlaté náušnice</text:span><text:span text:style-name="T661"> (</text:span><text:span text:style-name="T582">karta</text:span><text:span text:style-name="T661">)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343"><text:span text:style-name="T1215">V⁠ </text:span><text:span text:style-name="T1179">pouzdře </text:span><text:span text:style-name="T1189">na svitky</text:span> je:</text:p>
              <text:list>
                <text:list-item>
                  <text:p text:style-name="P344"><text:span text:style-name="T1338">s</text:span>vitek s⁠ kouzlem <text:span text:style-name="T295">př</text:span><text:span text:style-name="T337">enos myšlenek</text:span><text:span text:style-name="T1101"> </text:span>(karta)</text:p>
                </text:list-item>
                <text:list-item>
                  <text:p text:style-name="P345"><text:span text:style-name="T1338">d</text:span>opis (rekvizita <text:span text:style-name="T882">B9-r1</text:span>)</text:p>
                </text:list-item>
                <text:list-item>
                  <text:p text:style-name="P464"><text:soft-page-break/><text:span text:style-name="T664">dva svitky se staroelfským textem</text:span><text:span text:style-name="T455"> (rekvizit</text:span><text:span text:style-name="T665">y</text:span><text:span text:style-name="T455"> </text:span><text:span text:style-name="T781">B9-r2</text:span><text:span text:style-name="T800"> </text:span><text:span text:style-name="T809">a⁠ </text:span><text:span text:style-name="T794">B9-r3</text:span><text:span text:style-name="T809">)</text:span></text:p>
                </text:list-item>
              </text:list>
            </text:list-item>
            <text:list-item>
              <text:p text:style-name="P462"><text:span text:style-name="T1219">V⁠ </text:span><text:span text:style-name="T1190">m</text:span><text:span text:style-name="T1191">ěšc</text:span><text:span text:style-name="T1190">i</text:span><text:span text:style-name="T1340"> je:</text:span></text:p>
              <text:list>
                <text:list-item>
                  <text:p text:style-name="P465"><text:s/>6 zl a⁠ 15 st</text:p>
                </text:list-item>
                <text:list-item>
                  <text:p text:style-name="P463"><text:span text:style-name="T602">klíč s⁠ elfským písmenem Z⁠ </text:span><text:span text:style-name="T618">(karta </text:span><text:span text:style-name="T368">klíč ‚</text:span><text:span text:style-name="T1014">Z</text:span><text:span text:style-name="T37">‘</text:span><text:span text:style-name="T618">)</text:span></text:p>
                  <text:list>
                    <text:list-item>
                      <text:p text:style-name="P346">Pasuje do dveří do zbrojnice C17 (které jsou odemčené a⁠ <text:span text:style-name="T1427">otevřené</text:span>).</text:p>
                    </text:list-item>
                  </text:list>
                </text:list-item>
              </text:list>
            </text:list-item>
          </text:list>
        </text:list-item>
      </text:list>
      <text:list xml:id="list3260761310" text:style-name="L40">
        <text:list-item>
          <text:list>
            <text:list-item>
              <text:p text:style-name="P468"><text:span text:style-name="T1190">V⁠ kožené brašně</text:span><text:span text:style-name="T1340"> jsou</text:span>:</text:p>
              <text:list>
                <text:list-item>
                  <text:p text:style-name="P347">léčitelské potřeby</text:p>
                </text:list-item>
                <text:list-item>
                  <text:p text:style-name="P466"><text:span text:style-name="T383">lektvar </text:span><text:span text:style-name="T366">regenerace</text:span><text:span text:style-name="T1341"> (karta)</text:span></text:p>
                </text:list-item>
                <text:list-item>
                  <text:p text:style-name="P467"><text:span text:style-name="T366">mast na popáleniny</text:span><text:span text:style-name="T1342"> (karta)</text:span></text:p>
                </text:list-item>
              </text:list>
            </text:list-item>
          </text:list>
        </text:list-item>
      </text:list>
      <text:p text:style-name="P174"><text:span text:style-name="T1221">P</text:span><text:span text:style-name="T1220">oznámka:</text:span></text:p>
      <text:p text:style-name="Example"><text:span text:style-name="T1221">S</text:span><text:span text:style-name="T1222">tříbrný amulet, </text:span><text:span text:style-name="T1223">který má elfka na krku,</text:span><text:span text:style-name="T270"> j</text:span><text:span text:style-name="T273">e </text:span><text:span text:style-name="T38">Beleronův amulet</text:span><text:span text:style-name="T273">.</text:span></text:p>
      <text:list xml:id="list1196549351" text:style-name="L41">
        <text:list-item>
          <text:p text:style-name="P658"><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636" text:outline-level="3">B<text:span text:style-name="T1061">10</text:span> – <text:span text:style-name="T1046">obytná místnost</text:span></text:h>
      <text:p text:style-name="P19"><text:span text:style-name="T1297">🚪<text:tab/></text:span><text:span text:style-name="T1301">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8">Truhla u⁠ pravé postele je trochu pootočená. Na zemi je vidět obrys, kde stála původně.</text:span></text:p>
      <text:p text:style-name="P78"><text:span text:style-name="T1094">Pokud budou hráči chtít tuto místnost prohledávat, z</text:span>eptej se <text:span text:style-name="T1094">jich</text:span>, <text:span text:style-name="T1094">co která postava prohledává</text:span>.</text:p>
      <text:list xml:id="list252001427" text:style-name="L42">
        <text:list-item>
          <text:p text:style-name="P348"><text:soft-page-break/><text:span text:style-name="T914">Tímto dotazem jim samozřejmě napovíš, že se tu bude </text:span><text:span text:style-name="T915">něco</text:span><text:span text:style-name="T914"> dít. Nenech je z⁠ toho vycouvat – řekli ti, že místnost prohledají, tak na tom trvej.</text:span></text:p>
        </text:list-item>
      </text:list>
      <text:p text:style-name="P122"><text:span text:style-name="Emphasis"><text:span text:style-name="T1284">▸<text:tab/></text:span></text:span><text:span text:style-name="Emphasis"><text:span text:style-name="T1285">Z⁠ </text:span></text:span><text:span text:style-name="Emphasis"><text:span text:style-name="T1306">postelí</text:span></text:span><text:span text:style-name="Emphasis"><text:span text:style-name="T1285"> zbývají jen čela a⁠ </text:span></text:span><text:span text:style-name="Emphasis"><text:span text:style-name="T1296">dna</text:span></text:span><text:span text:style-name="Emphasis"><text:span text:style-name="T1285">, m</text:span></text:span><text:span text:style-name="T1345">atrace i⁠ pokrývky se už dávno rozpadly v⁠ prach.</text:span></text:p>
      <text:list xml:id="list3421205372" text:style-name="L43">
        <text:list-item>
          <text:p text:style-name="P469"><text:span text:style-name="T887">Pod pravou postelí jsou zastrkané rozlámané kusy truhly</text:span><text:span text:style-name="T1346">.</text:span></text:p>
        </text:list-item>
      </text:list>
      <text:p text:style-name="P119"><text:span text:style-name="Emphasis"><text:span text:style-name="T1284">▸<text:tab/></text:span></text:span><text:span text:style-name="Emphasis"><text:span text:style-name="T1307">Noční stolky</text:span></text:span><text:span text:style-name="Emphasis"><text:span text:style-name="T1286"> jsou prázdné</text:span></text:span>.</text:p>
      <text:p text:style-name="P62"><text:span text:style-name="Emphasis"><text:span text:style-name="T1284">▸<text:tab/></text:span></text:span><text:span text:style-name="T1192">Truhla</text:span><text:span text:style-name="T1345"> u⁠ levé postele</text:span> je <text:span text:style-name="T1090">obyčejná a⁠ </text:span>zamčená.</text:p>
      <text:list xml:id="list1692578935" text:style-name="L44">
        <text:list-item>
          <text:p text:style-name="P470">Zámek je vnitřní, <text:span text:style-name="T1344">d</text:span>á se vypáčit nebo odemknout paklíčem.</text:p>
        </text:list-item>
      </text:list>
      <text:list xml:id="list1977898044" text:style-name="L45">
        <text:list-item>
          <text:p text:style-name="P471"><text:span text:style-name="T1093">Uvnitř je </text:span><text:span text:style-name="T333">elfský meč</text:span><text:span text:style-name="T1089"> (karta) a⁠ </text:span><text:span text:style-name="T333">elfská dýka</text:span><text:span text:style-name="T1089"> (karta).</text:span></text:p>
          <text:list>
            <text:list-item>
              <text:p text:style-name="P472">Obě zbraně mají pochvu (zahrnuta v⁠ ceně) a⁠ jsou zcela nedotčené rzí.</text:p>
            </text:list-item>
          </text:list>
        </text:list-item>
      </text:list>
      <text:p text:style-name="P123"><text:span text:style-name="Emphasis"><text:span text:style-name="T1284">▸<text:tab/></text:span></text:span><text:span text:style-name="T1193">Truhla</text:span><text:span text:style-name="T877"> u⁠ pravé postele není ve skutečnosti truhla, ale</text:span> <text:span text:style-name="T295">mimik</text:span> (karta).</text:p>
      <text:list xml:id="list863483786" text:style-name="L46">
        <text:list-item>
          <text:p text:style-name="P473"><text:span text:style-name="T334">Mimik</text:span><text:span text:style-name="T1091"> je magická nestvůra, umí na sebe brát podobu různých věcí.</text:span></text:p>
        </text:list-item>
        <text:list-item>
          <text:p text:style-name="P398"><text:span text:style-name="T1343">N</text:span>a poklep <text:span text:style-name="T1343">není dutá (</text:span><text:span text:style-name="T886">když to někdo zkusí, truhla na něj zaútočí</text:span><text:span text:style-name="T1343">, viz dále)</text:span>.</text:p>
        </text:list-item>
        <text:list-item>
          <text:p text:style-name="P474"><text:span text:style-name="T982">⚔ </text:span>Zaútočí, jakmile k⁠ tomu bude mít vhodnou příležitost (například když se k⁠ „truhle“ některá z⁠ postav sehne, aby si ji prohlédla zblízka).</text:p>
          <text:list>
            <text:list-item>
              <text:p text:style-name="P475">Na tento první útok bude mít velkou výhodu (+2) za překvapení.</text:p>
            </text:list-item>
            <text:list-item>
              <text:p text:style-name="P476"><text:soft-page-break/>Postava také pravděpodobně nebude mít při otevírání truhly v⁠ ruce zbraně, takže si bude házet na boj beze zbraně (<text:span text:style-name="T1428">nepředpokládej to, </text:span><text:span text:style-name="T877">zeptej se hráče, co přesně dělá</text:span>).</text:p>
            </text:list-item>
            <text:list-item>
              <text:p text:style-name="P477">Mimik je zranitelný ohněm a⁠ sečnými zbraněmi (meče, sekery apod.). Proti těmto útokům má zbroj 0, jinak 2.</text:p>
            </text:list-item>
            <text:list-item>
              <text:p text:style-name="P478">Mimik se může pohybovat, je ale pomalý (zhruba <text:span text:style-name="T1092">jako</text:span> chůze), takže je před ním možné snadno utéct.</text:p>
            </text:list-item>
          </text:list>
        </text:list-item>
      </text:list>
      <text:h text:style-name="Heading_20_3" text:outline-level="3">B1<text:span text:style-name="T1097">1</text:span> –<text:span text:style-name="T937"> zvedací mechanismus mříže v⁠ C2</text:span></text:h>
      <text:p text:style-name="P38"><text:span text:style-name="Emphasis"><text:span text:style-name="T1248">♨</text:span></text:span><text:span text:style-name="Emphasis"><text:span text:style-name="T1241"><text:tab/></text:span></text:span>Mrtvolný zápach je zde ještě o⁠ něco silnější.</text:p>
      <text:p text:style-name="P37">Na konci chodby je <text:span text:style-name="T1179">rumpál</text:span>. U⁠ <text:span text:style-name="T1347">něj jsou dva </text:span><text:span text:style-name="T1194">mrtv</text:span><text:span text:style-name="T1195">í</text:span><text:span text:style-name="T1194"> elf</text:span><text:span text:style-name="T1195">ové</text:span><text:span text:style-name="T1347">. Jeden má ruce na rumpálu, jako kdyby se jím snažil do poslední chvíle točit. Druhý leží v⁠ chodbě o⁠ pár kroků dál. Na zemi stojí lucerna </text:span><text:span text:style-name="T669">(se zcela vyhořelou svíčkou)</text:span><text:span text:style-name="T1347">. O⁠ zeď jsou opřené dva krátké luky </text:span><text:span text:style-name="T669">(karta </text:span><text:span text:style-name="T1405">krátký luk</text:span><text:span text:style-name="T669">)</text:span><text:span text:style-name="T1347">. Na zemi opodál je položený kotouč lana </text:span><text:span text:style-name="T669">(5 metrů)</text:span><text:span text:style-name="T1347">.</text:span></text:p>
      <text:p text:style-name="P124"><text:span text:style-name="Emphasis"><text:span text:style-name="T1284">▸<text:tab/></text:span></text:span><text:span text:style-name="Emphasis"><text:span text:style-name="T1309">Rumpál</text:span></text:span><text:span text:style-name="Emphasis"><text:span text:style-name="T1289"> </text:span></text:span><text:span text:style-name="Emphasis"><text:span text:style-name="T1290">tahá za řetězy, které vedou dírami dolů do podlahy.</text:span></text:span></text:p>
      <text:list xml:id="list476869644" text:style-name="L47">
        <text:list-item>
          <text:p text:style-name="P479"><text:span text:style-name="Emphasis"><text:span text:style-name="T1290">M</text:span></text:span><text:span text:style-name="Emphasis"><text:span text:style-name="T1288">á západku. </text:span></text:span><text:span text:style-name="Emphasis"><text:span text:style-name="T1290">Dokud je zastrčená, mříž v⁠ C3 o⁠ patro níž nejde zvednout ani spustit. Když je vytažená, mříž jde s</text:span></text:span><text:span text:style-name="Emphasis"><text:span text:style-name="T1291">pustit</text:span></text:span><text:span text:style-name="Emphasis"><text:span text:style-name="T1290"> i⁠ vytáhnout jak rumpálem, tak prostě silou.</text:span></text:span></text:p>
        </text:list-item>
      </text:list>
      <text:p text:style-name="P125"><text:span text:style-name="Emphasis"><text:span text:style-name="T1284">▸<text:tab/></text:span></text:span><text:span text:style-name="T870">M</text:span><text:span text:style-name="T866">rtv</text:span><text:span text:style-name="T870">í elfové</text:span><text:span text:style-name="T666"> mají </text:span><text:span text:style-name="T667">vypoulené oči </text:span><text:span text:style-name="T666">a⁠ </text:span><text:span text:style-name="T668">otevřená ústa, jako kdyby lapal</text:span><text:span text:style-name="T666">i</text:span><text:span text:style-name="T668">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3682257661" text:style-name="L48">
        <text:list-item>
          <text:p text:style-name="P349">Jeden z⁠ elfů má na hrudi ošklivou popáleninu.</text:p>
          <text:list>
            <text:list-item>
              <text:p text:style-name="P350"><text:soft-page-break/>Okraje díry v⁠ šatech nejsou zčernalé, takže ji zřejmě nezpůsobil oheň.</text:p>
            </text:list-item>
          </text:list>
        </text:list-item>
        <text:list-item>
          <text:p text:style-name="P480">U⁠ sebe mají: <text:span text:style-name="T1429">po kapsách dohromady 16 st, dřevěnou flétnu, pytlík s⁠ karamelovými bombóny, troud a⁠ křesadlo, lojové svíčky (na 1 den svícení).</text:span></text:p>
        </text:list-item>
      </text:list>
      <text:h text:style-name="P638" text:outline-level="3">B12 – umývárna</text:h>
      <text:p text:style-name="P21"><text:span text:style-name="T1299">🚪<text:tab/></text:span><text:span text:style-name="T1335">Zavřené</text:span> <text:span text:style-name="T1096">obyčejné</text:span> dveře s⁠ klikou.</text:p>
      <text:list xml:id="list143332635064499" text:continue-list="list1625415125" text:style-name="L29">
        <text:list-item>
          <text:p text:style-name="P453"><text:span text:style-name="T671">Je na nich symbol ve tvaru </text:span><text:span text:style-name="T672">mísy:</text:span><text:span text:style-name="T1318"> </text:span><text:span text:style-name="T1315">⯋</text:span></text:p>
        </text:list-item>
      </text:list>
      <text:p text:style-name="P10">V⁠ místnosti je stolek s⁠ umývadlem, vedle něj vědro na vodu.</text:p>
      <text:list xml:id="list3953695398" text:style-name="L49">
        <text:list-item>
          <text:p text:style-name="P351">Ze zdi čouhá měděná trubka s⁠ páčkou.</text:p>
          <text:list>
            <text:list-item>
              <text:p text:style-name="P481"><text:span text:style-name="T551">Po otočení páčkou z⁠ trubky teče voda</text:span><text:span text:style-name="T552">.</text:span></text:p>
            </text:list-item>
          </text:list>
        </text:list-item>
      </text:list>
      <text:h text:style-name="P639" text:outline-level="3">B1<text:span text:style-name="T1098">3</text:span> – <text:span text:style-name="T1047">komnata pána tvrze</text:span></text:h>
      <text:p text:style-name="P25"><text:span text:style-name="T1299">🚪<text:tab/></text:span><text:span text:style-name="T1302">Z</text:span><text:span text:style-name="T1149">avřené</text:span> <text:span text:style-name="T1096">obyčejné</text:span> dveře s⁠ klikou.</text:p>
      <text:p text:style-name="P126"><text:span text:style-name="Emphasis"><text:span text:style-name="T384">V⁠ místnosti je velká </text:span></text:span><text:span text:style-name="Emphasis"><text:span text:style-name="T447">postel</text:span></text:span><text:span text:style-name="Emphasis"><text:span text:style-name="T384"> s⁠ vyřezávaným čelem a⁠ </text:span></text:span><text:span text:style-name="Emphasis"><text:span text:style-name="T447">psací stůl</text:span></text:span><text:span text:style-name="Emphasis"><text:span text:style-name="T384"> s⁠ dřevěnou židlí. Na stěně naproti vchodu je </text:span></text:span><text:span text:style-name="Emphasis"><text:span text:style-name="T447">nápis</text:span></text:span><text:span text:style-name="Emphasis"><text:span text:style-name="T384">.</text:span></text:span></text:p>
      <text:p text:style-name="P127"><text:span text:style-name="Emphasis"><text:span text:style-name="T1284">▸<text:tab/></text:span></text:span><text:span text:style-name="Emphasis"><text:span text:style-name="T1285">Z⁠ </text:span></text:span><text:span text:style-name="Emphasis"><text:span text:style-name="T1306">postel</text:span></text:span><text:span text:style-name="Emphasis"><text:span text:style-name="T1310">e</text:span></text:span><text:span text:style-name="Emphasis"><text:span text:style-name="T1285"> zbývají jen čela a⁠ </text:span></text:span><text:span text:style-name="Emphasis"><text:span text:style-name="T1296">dno</text:span></text:span><text:span text:style-name="Emphasis"><text:span text:style-name="T1285">, m</text:span></text:span><text:span text:style-name="Emphasis"><text:span text:style-name="T673">atrace i⁠ pokrývky se už dávno rozpadly v⁠ prach.</text:span></text:span></text:p>
      <text:p text:style-name="P127"><text:span text:style-name="Emphasis"><text:span text:style-name="T1284">▸<text:tab/></text:span></text:span><text:span text:style-name="Emphasis"><text:span text:style-name="T1310">Psací stůl</text:span></text:span><text:span text:style-name="Emphasis"><text:span text:style-name="T1292"> má</text:span></text:span><text:span text:style-name="Emphasis"><text:span text:style-name="T583"> velký šuplík. </text:span></text:span><text:span text:style-name="Emphasis"><text:span text:style-name="T561">Uvnitř j</text:span></text:span><text:span text:style-name="Emphasis"><text:span text:style-name="T674">sou tři</text:span></text:span><text:span text:style-name="Emphasis"><text:span text:style-name="T561"> </text:span></text:span><text:span text:style-name="Emphasis"><text:span text:style-name="T674">svitky </text:span></text:span><text:span text:style-name="Emphasis"><text:span text:style-name="T812">staroelfským textem</text:span></text:span><text:span text:style-name="Emphasis"><text:span text:style-name="T811"> (rekvizit</text:span></text:span><text:span text:style-name="Emphasis"><text:span text:style-name="T810">y</text:span></text:span><text:span text:style-name="Emphasis"><text:span text:style-name="T811"> </text:span></text:span><text:span text:style-name="Emphasis"><text:span text:style-name="T787">B13-r1</text:span></text:span><text:span text:style-name="Emphasis"><text:span text:style-name="T813">, </text:span></text:span><text:span text:style-name="Emphasis"><text:span text:style-name="T787">B13-r</text:span></text:span><text:span text:style-name="Emphasis"><text:span text:style-name="T788">2</text:span></text:span><text:span text:style-name="Emphasis"><text:span text:style-name="T814"> </text:span></text:span><text:span text:style-name="Emphasis"><text:span text:style-name="T813">a⁠ </text:span></text:span><text:span text:style-name="Emphasis"><text:span text:style-name="T787">B13-r</text:span></text:span><text:span text:style-name="Emphasis"><text:span text:style-name="T789">3</text:span></text:span><text:span text:style-name="Emphasis"><text:span text:style-name="T560">).</text:span></text:span></text:p>
      <text:p text:style-name="P128"><text:span text:style-name="Emphasis"><text:span text:style-name="T1284">▸<text:tab/></text:span></text:span><text:span text:style-name="Emphasis"><text:span text:style-name="T1311">Nápis</text:span></text:span><text:span text:style-name="Emphasis"><text:span text:style-name="T1293"> </text:span></text:span><text:span text:style-name="Emphasis"><text:span text:style-name="T1294">na stěně </text:span></text:span><text:span text:style-name="Emphasis"><text:span text:style-name="T1295">je ve staroelfštině.</text:span></text:span><text:span text:style-name="Emphasis"><text:span text:style-name="T1294"> </text:span></text:span><text:span text:style-name="Emphasis"><text:span text:style-name="T1295">Ř</text:span></text:span><text:span text:style-name="Emphasis"><text:span text:style-name="T1294">íká:</text:span></text:span></text:p>
      <text:list xml:id="list3515660602" text:style-name="L50">
        <text:list-item>
          <text:list>
            <text:list-item>
              <text:list>
                <text:list-header>
                  <text:p text:style-name="P622"><text:span text:style-name="T425">„Klaním se před Tebou, Belerone, </text:span><text:span text:style-name="T426">jenž jsi </text:span><text:span text:style-name="T427">pro nás vzorem</text:span><text:span text:style-name="T425"> cti, spravedlnosti a⁠ věrnosti“.</text:span></text:p>
                </text:list-header>
              </text:list>
            </text:list-item>
          </text:list>
        </text:list-item>
      </text:list>
      <text:p text:style-name="P130"><text:soft-page-break/>Když postavy prohledají tuto místnost, nebo přímo severní stěnu či nápis <text:span text:style-name="T1430">na ní</text:span>, všimnou si:</text:p>
      <text:list xml:id="list2689055162" text:style-name="L51">
        <text:list-item>
          <text:p text:style-name="P487"><text:span text:style-name="T1065">K</text:span><text:span text:style-name="T1064">olem nápisu je úzká spára ve tvaru dveří.</text:span></text:p>
          <text:list>
            <text:list-item>
              <text:p text:style-name="P488"><text:span text:style-name="T1065">S</text:span><text:span text:style-name="T1064">těna zde na poklepání zní dutě, ale ne moc výrazně – je to zřejmě poměrně silná deska.</text:span></text:p>
            </text:list-item>
          </text:list>
        </text:list-item>
        <text:list-item>
          <text:p text:style-name="P489"><text:span text:style-name="T1065">D</text:span><text:span text:style-name="T1064">veře se otevírají tím, že na ně někdo zatlačí.</text:span></text:p>
          <text:list>
            <text:list-item>
              <text:p text:style-name="P490">Po otevření se začnou samy pomalu zavírat.</text:p>
            </text:list-item>
            <text:list-item>
              <text:p text:style-name="P491">Z⁠ druhé strany mají madlo, takže je lze otevřít i⁠ odtamtud.</text:p>
            </text:list-item>
          </text:list>
        </text:list-item>
      </text:list>
      <text:p text:style-name="Example_20_Header">Poznámka:</text:p>
      <text:p text:style-name="Example"><text:span text:style-name="T1065">K⁠ těmto </text:span><text:span text:style-name="T1071">tajným</text:span><text:span text:style-name="T1065"> dveřím není </text:span><text:span text:style-name="T1066">nikde žádná nápověda, </text:span><text:span text:style-name="T1068">ale</text:span><text:span text:style-name="T1066"> po prozkoumání celého zbytku podzemí si hráči téměř určitě všimnou, že jim v⁠ </text:span><text:span text:style-name="T1072">prostředním patře věže</text:span><text:span text:style-name="T1066"> na mapě zbývá prázdné místo</text:span><text:span text:style-name="T1069">.</text:span><text:span text:style-name="T1066"><text:line-break/><text:tab/></text:span><text:span text:style-name="T1067">Kdyby se k⁠ tomu </text:span><text:span text:style-name="T1073">přesto</text:span><text:span text:style-name="T1067"> neměli, tak jim připomeň, že stále mají silný nutkavý pocit nalézt </text:span><text:span text:style-name="T1074">zářící krystal</text:span><text:span text:style-name="T1067">, kvůli kterému sem přišli. </text:span><text:span text:style-name="T1070">Dodej také,</text:span><text:span text:style-name="T1069"> že cítí, že jsou opravdu blízko (nepoznají ale směr ani přesnou vzdálenost)</text:span><text:span text:style-name="T1067">. </text:span><text:span text:style-name="T1069">Přinejhorším mohou </text:span><text:span text:style-name="T1075">důkladně</text:span><text:span text:style-name="T1069"> prohledat úplně celé podzemí – zabere jim to sice pár dní, ale času mají dost.</text:span></text:p>
      <text:h text:style-name="Heading_20_3" text:outline-level="3"><text:span text:style-name="T938">B14 – svatyně</text:span> <text:span text:style-name="T938">boha Belerona</text:span></text:h>
      <text:p text:style-name="P13"><text:span text:style-name="T939">V⁠ místnosti je tlumené světlo. </text:span>Uprostřed na <text:span text:style-name="T1224">žulovém</text:span><text:span text:style-name="T1215"> </text:span><text:span text:style-name="T1179">podstavci</text:span> <text:span text:style-name="T940">klečí mramorová</text:span> <text:span text:style-name="T1215">socha</text:span> bojovníka s⁠ čelem opřeným o⁠ jílec <text:span text:style-name="T1179">meče</text:span>, <text:span text:style-name="T951">na krku má zavěšený amulet</text:span><text:span text:style-name="T462"> (karta </text:span><text:span text:style-name="T1133">elfský amulet</text:span><text:span text:style-name="T462">)</text:span>. <text:span text:style-name="T941">Na stěnách je zářící stříbrnou linií vyobrazeno pět </text:span><text:span text:style-name="T1196">postav</text:span><text:span text:style-name="T941">.</text:span></text:p>
      <text:p text:style-name="P51"><text:span text:style-name="T781">Když </text:span><text:span text:style-name="T791">se</text:span><text:span text:style-name="T781"> do </text:span><text:span text:style-name="T782">svatyně</text:span><text:span text:style-name="T781"> někdo </text:span><text:span text:style-name="T791">pokusí</text:span><text:span text:style-name="T781"> vstoup</text:span><text:span text:style-name="T791">it</text:span><text:span text:style-name="T781">, </text:span><text:span text:style-name="T795">objeví se před ním</text:span><text:span text:style-name="T781"> přízrak z⁠ </text:span><text:span text:style-name="T783">hradeb pevnosti</text:span><text:span text:style-name="T781"> </text:span><text:span text:style-name="T461">(</text:span><text:span text:style-name="T678">karta </text:span><text:span text:style-name="T1353">přízrak</text:span><text:span text:style-name="T678">, </text:span><text:span text:style-name="T461">viz A</text:span><text:span text:style-name="T751">1</text:span><text:span text:style-name="T461">)</text:span><text:span text:style-name="T815"> a⁠ </text:span><text:span text:style-name="T792">zastoupí </text:span><text:span text:style-name="T795">mu</text:span><text:span text:style-name="T792"> cestu</text:span><text:span text:style-name="T877">.</text:span></text:p>
      <text:list xml:id="list2535954620" text:style-name="L52">
        <text:list-item>
          <text:p text:style-name="P492"><text:soft-page-break/><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495"><text:span text:style-name="T23">Beleronův amulet</text:span><text:span text:style-name="T159"> má na krku mrtvá elfka v⁠ B9. Je to kulatý stříbrný amulet s⁠ motivem klečícího bojovníka ve zbroji.</text:span></text:p>
            </text:list-item>
          </text:list>
        </text:list-item>
        <text:list-item>
          <text:p text:style-name="P493"><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493"><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494"><text:span text:style-name="T139">Pokud viditelně nesou </text:span><text:span text:style-name="T17">Beleronův</text:span><text:span text:style-name="T140"> amulet:</text:span></text:p>
              <text:list>
                <text:list-item>
                  <text:p text:style-name="P493"><text:span text:style-name="T17">„</text:span><text:span text:style-name="T18">Vítej, služebníku Beleronův.</text:span><text:span text:style-name="T17">“</text:span></text:p>
                </text:list-item>
              </text:list>
            </text:list-item>
            <text:list-item>
              <text:p text:style-name="P494"><text:span text:style-name="T137">V⁠ </text:span><text:span text:style-name="T139">opačném případě:</text:span></text:p>
              <text:list>
                <text:list-item>
                  <text:p text:style-name="P493"><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84072999" text:style-name="L53">
        <text:list-item>
          <text:p text:style-name="P660"><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659"><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659"><text:span text:style-name="T1104">Nechá se přemluvit čímkoliv</text:span> alespoň trochu <text:span text:style-name="T1431">smysluplným</text:span> – třeba že ho volá velitel pevnosti.</text:p>
            </text:list-item>
          </text:list>
        </text:list-item>
        <text:list-item>
          <text:p text:style-name="P660">Znič<text:span text:style-name="T1350">í</text:span> amulet, který má kolem krku socha uprostřed svatyně. V⁠ tom případě přízrak zmizí nadobro.</text:p>
          <text:list>
            <text:list-item>
              <text:p text:style-name="P659"><text:soft-page-break/>Amulet <text:span text:style-name="T949">mohou z⁠ krku sochy například</text:span> sundat nějakou tyčí <text:span text:style-name="T950">(přízrak ji nemůže chytit, protože je nehmotný), nebo jej třeba zkusit prostě sebrat a⁠ utéct</text:span>.</text:p>
              <text:list>
                <text:list-item>
                  <text:p text:style-name="P659">Vběhnout do místnost, sundat amulet a⁠ vyběhnout ven zabere tři kola (po která bude přízrak útočit).</text:p>
                </text:list-item>
              </text:list>
            </text:list-item>
          </text:list>
        </text:list-item>
        <text:list-item>
          <text:p text:style-name="P659"><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659">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2">▸<text:tab/></text:span></text:span><text:span text:style-name="Emphasis"><text:span text:style-name="T1271">Na</text:span></text:span><text:span text:style-name="T51"> </text:span><text:span text:style-name="T190">podstavci</text:span><text:span text:style-name="T98"> pod sochou je napsáno:</text:span></text:p>
      <text:list xml:id="list3408862334" text:style-name="L54">
        <text:list-header>
          <text:p text:style-name="P433"><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2">▸<text:tab/></text:span></text:span><text:span text:style-name="T871">Meč</text:span><text:span text:style-name="T675">, který socha drží, je kamenný, pro postavy nepoužitelný.</text:span></text:p>
      <text:p text:style-name="P63"><text:span text:style-name="Emphasis"><text:span text:style-name="T1256">▸<text:tab/></text:span></text:span><text:span text:style-name="Emphasis"><text:span text:style-name="T1273">Postavy</text:span></text:span><text:span text:style-name="Emphasis"><text:span text:style-name="T1257"> vyobrazené na stěnách </text:span></text:span><text:span text:style-name="Emphasis"><text:span text:style-name="T1258">zářící stříbrnou linií </text:span></text:span><text:span text:style-name="Emphasis"><text:span text:style-name="T1259">na dotek brní (jsou magické – </text:span></text:span><text:span text:style-name="Emphasis"><text:span text:style-name="T1258">nejdou připoutat</text:span></text:span><text:span text:style-name="Emphasis"><text:span text:style-name="T1259">).</text:span></text:span> <text:span text:style-name="T1351">J</text:span>sou <text:span text:style-name="T1351">na nich</text:span>:</text:p>
      <text:list xml:id="list761570664" text:style-name="L55">
        <text:list-item>
          <text:p text:style-name="P497"><text:span text:style-name="Emphasis"><text:span text:style-name="T565">Postarší </text:span></text:span><text:span text:style-name="Emphasis"><text:span text:style-name="T570">elfka</text:span></text:span><text:span text:style-name="Emphasis"><text:span text:style-name="T565"> s⁠ č</text:span></text:span><text:span text:style-name="Emphasis"><text:span text:style-name="T676">elenk</text:span></text:span><text:span text:style-name="Emphasis"><text:span text:style-name="T565">ou</text:span></text:span><text:span text:style-name="Emphasis"><text:span text:style-name="T676"> z⁠ hvězd, </text:span></text:span><text:span text:style-name="Emphasis"><text:span text:style-name="T567">holí</text:span></text:span><text:span text:style-name="Emphasis"><text:span text:style-name="T676"> a⁠ otevřen</text:span></text:span><text:span text:style-name="Emphasis"><text:span text:style-name="T565">ou</text:span></text:span><text:span text:style-name="Emphasis"><text:span text:style-name="T676"> knih</text:span></text:span><text:span text:style-name="Emphasis"><text:span text:style-name="T565">ou.</text:span></text:span></text:p>
        </text:list-item>
        <text:list-item>
          <text:p text:style-name="P498"><text:span text:style-name="Emphasis"><text:span text:style-name="T569">Trpaslík v⁠ </text:span></text:span><text:span text:style-name="Emphasis"><text:span text:style-name="T573">kovářské zástěře</text:span></text:span><text:span text:style-name="Emphasis"><text:span text:style-name="T568"> s⁠ kladivem v⁠ jedné ruce a⁠ měšcem ve druhé.</text:span></text:span></text:p>
        </text:list-item>
        <text:list-item>
          <text:p text:style-name="P499"><text:span text:style-name="Emphasis"><text:span text:style-name="T565">Bojovník ve zbroji v</text:span></text:span><text:span text:style-name="T676"> </text:span><text:span text:style-name="T566">p</text:span><text:span text:style-name="T676">oklek</text:span><text:span text:style-name="T566">u</text:span><text:span text:style-name="T676"> s⁠ čelem opřeným o⁠ jílec meče.</text:span></text:p>
        </text:list-item>
        <text:list-item>
          <text:p text:style-name="P500"><text:span text:style-name="T569">Trpaslice s⁠ kusem horského křišťálu v⁠ jedné ruce a⁠ </text:span><text:span text:style-name="T572">dýmající zkumavkou</text:span><text:span text:style-name="T569"> ve druhé.</text:span></text:p>
        </text:list-item>
        <text:list-item>
          <text:p text:style-name="P499"><text:soft-page-break/><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pan text:style-name="T816">Pokaždé, když někdo vysloví správnou formuli u⁠ správného obrazu, </text:span><text:span text:style-name="T829">se </text:span><text:span text:style-name="T816">tento obraz rozsvítí jasněji. </text:span><text:span text:style-name="T677">Správné formule jsou:</text:span></text:p>
      <text:list xml:id="list387067059" text:style-name="L56">
        <text:list-item>
          <text:p text:style-name="P501"><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43332726012359" text:continue-list="list3515660602" text:style-name="L50">
        <text:list-item>
          <text:list>
            <text:list-header>
              <text:p text:style-name="P482"><text:span text:style-name="Emphasis"><text:span text:style-name="T892">„Klaním se před Tebou, Astro, stvořitelko hvězd, strážkyně moudrosti věků a⁠ tajemných umění.“</text:span></text:span></text:p>
            </text:list-header>
          </text:list>
        </text:list-item>
        <text:list-item>
          <text:p text:style-name="P483"><text:span text:style-name="Emphasis"><text:span text:style-name="T569">U⁠ obrazu trpaslíka</text:span></text:span><text:span text:style-name="Emphasis"><text:span text:style-name="T568"> v⁠ kovářské zástěře s⁠ kladivem a⁠ měšcem:</text:span></text:span></text:p>
          <text:list>
            <text:list-header>
              <text:p text:style-name="P483"><text:span text:style-name="Emphasis"><text:span text:style-name="T339">„Klaním se před tebou, Nirvi, pane obchodu a⁠ řemesel.“</text:span></text:span></text:p>
            </text:list-header>
          </text:list>
        </text:list-item>
        <text:list-item>
          <text:p text:style-name="P484"><text:span text:style-name="Emphasis"><text:span text:style-name="T460">U⁠ obrazu bojovníka v⁠ pokleku s⁠ čelem opřeným o⁠ jílec meče:</text:span></text:span></text:p>
          <text:list>
            <text:list-header>
              <text:p text:style-name="P484"><text:span text:style-name="T425">„Klaním se před Tebou, Belerone, </text:span><text:span text:style-name="T426">jenž jsi </text:span><text:span text:style-name="T427">pro nás vzorem</text:span><text:span text:style-name="T425"> cti, spravedlnosti a⁠ věrnosti“.</text:span></text:p>
            </text:list-header>
          </text:list>
        </text:list-item>
        <text:list-item>
          <text:p text:style-name="P485"><text:span text:style-name="T842">U⁠ </text:span><text:span text:style-name="T843">obrazu </text:span><text:span text:style-name="T845">trpaslice</text:span><text:span text:style-name="T843"> </text:span><text:span text:style-name="T844">s⁠ </text:span><text:span text:style-name="T847">horským křišťálem</text:span><text:span text:style-name="T844"> a⁠ </text:span><text:span text:style-name="T846">dýmající zkumavkou</text:span><text:span text:style-name="T844">:</text:span></text:p>
          <text:list>
            <text:list-header>
              <text:p text:style-name="P484"><text:span text:style-name="T12">„Klaním se před Tebou, </text:span><text:span text:style-name="T13">Miro. Tobě vděčíme za bohatství z⁠ hlubin země</text:span><text:span text:style-name="T12">.</text:span></text:p>
            </text:list-header>
          </text:list>
        </text:list-item>
        <text:list-item>
          <text:p text:style-name="P486"><text:span text:style-name="Emphasis"><text:span text:style-name="T458">U⁠ obrazu nahé </text:span></text:span><text:span text:style-name="Emphasis"><text:span text:style-name="T459">mladé</text:span></text:span><text:span text:style-name="Emphasis"><text:span text:style-name="T458"> </text:span></text:span><text:span text:style-name="Emphasis"><text:span text:style-name="T571">elfky</text:span></text:span><text:span text:style-name="Emphasis"><text:span text:style-name="T459">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53"><text:span text:style-name="Emphasis"><text:span text:style-name="T194">„Klaním se před Tebou, Raio, paní divočiny. Tobě vděčíme za léčivé dary lesa.“</text:span></text:span></text:p>
            </text:list-header>
          </text:list>
        </text:list-item>
      </text:list>
      <text:p text:style-name="P52"><text:soft-page-break/><text:span text:style-name="T1352">Když</text:span> někdo obejde všech pět obrazů a⁠ u⁠ každého z⁠ nich nahlas řekne správnou formuli, v⁠ místnosti se jasně zableskne a⁠ na jílci meče sochy uprostřed místnosti se objeví jasně zářící krystal.</text:p>
      <text:list xml:id="list2819561506" text:style-name="L57">
        <text:list-item>
          <text:p text:style-name="P295">Na pořadí, v⁠ jakém budou formule vysloveny, nezáleží. <text:span text:style-name="T1230">Všechny </text:span><text:span text:style-name="T1231">ale</text:span><text:span text:style-name="T1230"> musí vyslovit jedna osoba.</text:span></text:p>
        </text:list-item>
      </text:list>
      <text:p text:style-name="P53">Kvůli tomuto krystalu sem postavy přišly.</text:p>
      <text:list xml:id="list2229760704" text:style-name="L58">
        <text:list-item>
          <text:p text:style-name="P502"><text:span text:style-name="T141">Každý</text:span><text:span text:style-name="T142">, kdo se ho dotkn</text:span><text:span text:style-name="T141">e</text:span><text:span text:style-name="T142">, pocítí náhlý příliv síly. Je to elektrizující, úžasný pocit.</text:span></text:p>
          <text:list>
            <text:list-item>
              <text:p text:style-name="P502"><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03"><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00">Pro každou postavu bude krystal účinkovat jen jednou.</text:p>
            </text:list-item>
            <text:list-item>
              <text:p text:style-name="P504"><text:span text:style-name="T151">A</text:span><text:span text:style-name="T125">ž postavy opustí pevnost, krystal nadobro zmizí.</text:span></text:p>
            </text:list-item>
          </text:list>
        </text:list-item>
      </text:list>
      <text:p text:style-name="P173"><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1658090902" text:style-name="L59">
        <text:list-item>
          <text:p text:style-name="P661"><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text:soft-page-break/>Druhé podzemní patro<text:bookmark-end text:name="__RefHeading___Toc2928_1905480466"/></text:h>
      <text:h text:style-name="P640"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3996099405" text:style-name="L60">
        <text:list-item>
          <text:p text:style-name="P505"><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06"><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641"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1900270100" text:style-name="L61">
        <text:list-item>
          <text:p text:style-name="P507"><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642"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791138716" text:style-name="L62">
        <text:list-item>
          <text:p text:style-name="P508"><text:span text:style-name="T69">Pokud postavy přišly z⁠ jihu </text:span><text:span text:style-name="T70">(tedy studnou z⁠ nádvoří pevnosti)</text:span><text:span text:style-name="T69">:</text:span></text:p>
          <text:list>
            <text:list-item>
              <text:p text:style-name="P508"><text:span text:style-name="T27">Za mříží je</text:span><text:span text:style-name="T26"> mnohem méně pavučin.</text:span></text:p>
            </text:list-item>
          </text:list>
        </text:list-item>
        <text:list-item>
          <text:p text:style-name="P508"><text:span text:style-name="T71">P</text:span><text:span text:style-name="T69">okud přišly ze severu </text:span><text:span text:style-name="T70">(tedy po schodech z⁠ prvního patra)</text:span><text:span text:style-name="T69">:</text:span></text:p>
          <text:list>
            <text:list-item>
              <text:p text:style-name="P509"><text:soft-page-break/><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4">▸<text:tab/></text:span></text:span><text:span text:style-name="T1197">Mříž</text:span><text:span text:style-name="T1123"> j</text:span>e zasazená do svislých drážek vytesaných do skalní stěny. <text:span text:style-name="T1354">Z</text:span>řejmě je ji tedy možné vytáhnout nahoru.</text:p>
      <text:list xml:id="list2813812034" text:style-name="L63">
        <text:list-item>
          <text:p text:style-name="P510"><text:span text:style-name="T110">Víc se ovšem z</text:span><text:span text:style-name="T111">vednout nedá </text:span><text:span text:style-name="T112">(protože zvedací mechanismus o⁠ patro výš je zaaretován západkou).</text:span></text:p>
        </text:list-item>
        <text:list-item>
          <text:p text:style-name="P296"><text:span text:style-name="T1355">D</text:span>á se pod ní <text:span text:style-name="T1356">velmi těsně</text:span> protáhnout. Na spodní straně má <text:span text:style-name="T1357">ovšem</text:span> bodce a⁠ z<text:span text:style-name="T1358">řejmě je</text:span> pekelně těžká. <text:span text:style-name="T1359">Kdyby na někoho spadla, bude s⁠ ním nepochybně konec.</text:span></text:p>
        </text:list-item>
      </text:list>
      <text:list xml:id="list2907181625" text:style-name="L64">
        <text:list-item>
          <text:list>
            <text:list-item>
              <text:p text:style-name="P297"><text:span text:style-name="T4">Komentář o⁠ bodcích je jen na postrašení, mříž </text:span><text:span text:style-name="T956">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588807993" text:style-name="L65">
        <text:list-item>
          <text:p text:style-name="P511"><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511"><text:span text:style-name="T174">Každé kolo může pod mříží prolézt </text:span><text:span text:style-name="T175">jen</text:span><text:span text:style-name="T174"> jedna postava.</text:span></text:p>
        </text:list-item>
        <text:list-item>
          <text:p text:style-name="P512"><text:span text:style-name="T174">P</text:span><text:span text:style-name="T172">okud postavy nevyčistily chodbu od pavučin, budou v⁠ nich bojovat s⁠ nevýhodou (-1). Pavouk se skrz ně dokáže pohybovat bez obtíží.</text:span></text:p>
        </text:list-item>
        <text:list-item>
          <text:p text:style-name="P302"><text:span text:style-name="T818">Když někdo pavučiny zapálí, budou </text:span><text:span text:style-name="T831">dvě kola</text:span><text:span text:style-name="T818"> zraňovat za</text:span><text:span text:style-name="T800"> </text:span><text:span text:style-name="T817">(</text:span><text:span text:style-name="T800">4</text:span><text:span text:style-name="T841">k</text:span><text:span text:style-name="T800">z - </text:span><text:span text:style-name="T830">Z</text:span><text:span text:style-name="T817">broj), </text:span><text:span text:style-name="T800">pak jsou spálené na prach. </text:span><text:span text:style-name="T832">Neshoří v⁠ celé chodbě najednou, je potřeba je zap</text:span><text:span text:style-name="T833">álit</text:span><text:span text:style-name="T832"> opakovaně.</text:span></text:p>
        </text:list-item>
        <text:list-item>
          <text:p text:style-name="P512"><text:span text:style-name="T172">Skrz mříž je možné útočit (střílet, </text:span><text:span text:style-name="T176">nebo třeba</text:span><text:span text:style-name="T172"> bodat kopím), ale s⁠ nevýhodou (-1).</text:span></text:p>
        </text:list-item>
        <text:list-item>
          <text:p text:style-name="P301"><text:soft-page-break/>Když si budou postavy při prolézání pod mříží pomáhat, počítej za to výhodu na obranu (+1).</text:p>
        </text:list-item>
        <text:list-item>
          <text:p text:style-name="P513"><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pan text:style-name="T955">C4 - d</text:span>oupě obří<text:span text:style-name="T954">c</text:span>h pavouk<text:span text:style-name="T954">ů</text:span></text:h>
      <text:p text:style-name="P50">Místnost je plná velkých, hustých pavučin. V⁠ zadní části <text:span text:style-name="T1124">jsou skrz ně vidět obrysy</text:span> <text:span text:style-name="T1198">čtyř</text:span><text:span text:style-name="T1179"> velk</text:span><text:span text:style-name="T1199">ých</text:span><text:span text:style-name="T1179"> předmět</text:span><text:span text:style-name="T1199">ů</text:span>.</text:p>
      <text:p text:style-name="P133"><text:span text:style-name="Emphasis"><text:span text:style-name="T1256">▸<text:tab/></text:span></text:span><text:span text:style-name="T257">Dva</text:span><text:span text:style-name="T4"> z⁠ těchto „předmětů“ jsou </text:span><text:span text:style-name="T257">mrtví obří pavouci.</text:span></text:p>
      <text:p text:style-name="P134"><text:span text:style-name="Emphasis"><text:span text:style-name="T1256">▸<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3295547118" text:style-name="L66">
        <text:list-item>
          <text:p text:style-name="P514"><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15"><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14"><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6">▸<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1841451000" text:style-name="L67">
        <text:list-item>
          <text:p text:style-name="P517">měšec s⁠ 5 st</text:p>
        </text:list-item>
        <text:list-item>
          <text:p text:style-name="P518">kožené pouzdro na svitky</text:p>
          <text:list>
            <text:list-item>
              <text:p text:style-name="P516"><text:soft-page-break/><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519"><text:span text:style-name="T280">P</text:span><text:span text:style-name="T4">řípadné zapálení pavučin poškodí jen pouzdro, svitku se nic nestane (protože je v⁠ pouzdru).</text:span></text:p>
                </text:list-item>
              </text:list>
            </text:list-item>
          </text:list>
        </text:list-item>
      </text:list>
      <text:h text:style-name="P643" text:outline-level="3">C<text:span text:style-name="T998">5</text:span> –<text:span text:style-name="T942"> spodní patro boční věže</text:span></text:h>
      <text:p text:style-name="P139"><text:span text:style-name="Emphasis"><text:span text:style-name="T1248">♨</text:span></text:span><text:span text:style-name="Emphasis"><text:span text:style-name="T1241"><text:tab/></text:span></text:span><text:span text:style-name="Emphasis"><text:span text:style-name="T1242">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0">schodech</text:span> <text:span text:style-name="T1361">je</text:span> pět mrtvých orků. <text:span text:style-name="T961">Od vchodu do místnosti k⁠ nim vedou zaschlé stopy krve. Další mrtvý ork je za schodištěm. Vypadá to, že spadl z⁠ poškozených schodů o⁠ patro výš. Před schodištěm je pohozený </text:span><text:span text:style-name="T1200">štít a⁠ několik zbraní</text:span><text:span text:style-name="T961">.</text:span></text:p>
      <text:list xml:id="list143333657305979" text:continue-list="list3572525821" text:style-name="L14">
        <text:list-item>
          <text:p text:style-name="P310">Pokud jsi ještě orky nepopisoval:</text:p>
          <text:list>
            <text:list-item>
              <text:p text:style-name="P354">Orkové jsou o⁠ poznání větší než lidé. Mají tmavou, hnědozelenou kůži bez vlasů, rostou jim velké horní i⁠ dolní tesáky a⁠ místo nehtů mají krátké ostré drápy<text:span text:style-name="T979"> (ukaž hráčům kartu s obrázkem orka)</text:span>.</text:p>
            </text:list-item>
          </text:list>
        </text:list-item>
        <text:list-item>
          <text:p text:style-name="P355"><text:span text:style-name="T1364">Orkové na schodišti j</text:span>sou na jedné hromadě, hlavou do schodů. Skoro to vypadá, že se snažili <text:span text:style-name="T1366">vyběhnout</text:span> <text:span text:style-name="T1365">nahoru</text:span> –<text:span text:style-name="T1030"> tam jsou ovšem schody pobořené (viz B6)</text:span>. <text:span text:style-name="T1037">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20">Žádné z⁠ těchto zranění nevypadá smrtelně.</text:p>
            </text:list-item>
            <text:list-item>
              <text:p text:style-name="P313">Mrtvolně páchnou, ale <text:span text:style-name="T978">jejich těla se ještě nezačala rozkládat.</text:span></text:p>
            </text:list-item>
          </text:list>
        </text:list-item>
        <text:list-item>
          <text:p text:style-name="P406"><text:soft-page-break/><text:span text:style-name="T497">Každý z⁠ </text:span><text:span text:style-name="T687">celkem šesti</text:span><text:span text:style-name="T497"> </text:span><text:span text:style-name="T509">mrtvých orků</text:span><text:span text:style-name="T497"> má o</text:span><text:span text:style-name="T496">blečenou lehkou orkskou zbroj </text:span><text:span text:style-name="T690">(pro postavy je moc velká)</text:span><text:span text:style-name="T494">,</text:span><text:span text:style-name="T497"> </text:span><text:span text:style-name="T504">na provaze </text:span><text:span text:style-name="T497">p</text:span><text:span text:style-name="T495">řes rameno </text:span><text:span text:style-name="T505">zavěšený </text:span><text:span text:style-name="T688">velký</text:span><text:span text:style-name="T505"> </text:span><text:span text:style-name="T498">měch na vodu </text:span><text:span text:style-name="T688">(na 2 dny)</text:span><text:span text:style-name="T500">,</text:span><text:span text:style-name="T498"> </text:span><text:span text:style-name="T500">n</text:span><text:span text:style-name="T499">a opasku kožený pytlík se sušeným masem </text:span><text:span text:style-name="T601">(na </text:span><text:span text:style-name="T689">týden</text:span><text:span text:style-name="T601">)</text:span><text:span text:style-name="T499"> a⁠ </text:span><text:span text:style-name="T501">u⁠ </text:span><text:span text:style-name="T503">pasu</text:span><text:span text:style-name="T502"> </text:span><text:span text:style-name="T309">pazourkový nůž</text:span><text:span text:style-name="T502"> (karta). </text:span><text:span text:style-name="T1368">Dále u⁠ sebe mají:</text:span></text:p>
          <text:list>
            <text:list-item>
              <text:p text:style-name="P521"><text:span text:style-name="T486">V</text:span><text:span text:style-name="T455">elkou </text:span><text:span text:style-name="T353">čtvercovou</text:span><text:span text:style-name="T295"> minci</text:span><text:span text:style-name="T455"> </text:span><text:span text:style-name="T597">(karta)</text:span><text:span text:style-name="T455">.</text:span></text:p>
            </text:list-item>
            <text:list-item>
              <text:p text:style-name="P522">Pytlík se šesti hracími kostkami – na stěnách mají místo čísel <text:span text:style-name="T1048">nějaké</text:span> symboly <text:span text:style-name="T1125">(j</text:span>sou to <text:span text:style-name="T1031">znaky ze staroorkského</text:span> klínové<text:span text:style-name="T1031">ho</text:span> <text:span text:style-name="T1031">písma – což zde ovšem postavy nemají jak zjistit)</text:span>.</text:p>
            </text:list-item>
            <text:list-item>
              <text:p text:style-name="P523">Jeden z⁠ nich má za zbrojí zastrčený měšec s⁠ <text:span text:style-name="T1126">přetrženou šňůrkou</text:span>. Uvnitř jsou 3 zl a⁠ 6 st <text:span text:style-name="T1367">(j</text:span>sou to mince, kterými se platí ve městě<text:span text:style-name="T1367">)</text:span>.</text:p>
            </text:list-item>
            <text:list-item>
              <text:p text:style-name="P524"><text:span text:style-name="T1032">Jeden z⁠ nich má kolem krku náhrdelník z⁠ polodrahokamů</text:span> <text:span text:style-name="T1134">(karta </text:span><text:span text:style-name="T354">náhrdelník</text:span><text:span text:style-name="T1134">)</text:span>. <text:span text:style-name="T685">Je to orkská práce, ale </text:span><text:span text:style-name="T686">překvapivě dobrá.</text:span></text:p>
            </text:list-item>
          </text:list>
        </text:list-item>
      </text:list>
      <text:p text:style-name="P64"><text:span text:style-name="Emphasis"><text:span text:style-name="T1256">▸<text:tab/></text:span></text:span><text:span text:style-name="T1179">Poh</text:span><text:span text:style-name="T1201">ozený štít a⁠ </text:span><text:span text:style-name="T1179">zbraně</text:span> jsou:</text:p>
      <text:list xml:id="list1046102330" text:style-name="L68">
        <text:list-item>
          <text:p text:style-name="P525"><text:span text:style-name="T679">2 </text:span><text:span text:style-name="T314">kamenné palice</text:span><text:span text:style-name="T679"> (karta), </text:span><text:span text:style-name="T680">3</text:span><text:span text:style-name="T679"> </text:span><text:span text:style-name="T314">kyje</text:span><text:span text:style-name="T679"> (karta), jeden </text:span><text:span text:style-name="T314">dvojruční kyj</text:span><text:span text:style-name="T679"> (karta), </text:span><text:span text:style-name="T346">orksk</text:span><text:span text:style-name="T367">ý</text:span><text:span text:style-name="T346"> štít </text:span><text:span text:style-name="T681">(karta),</text:span><text:span text:style-name="T679"> </text:span><text:span text:style-name="T335">meč</text:span><text:span text:style-name="T682"> (karta) a⁠ </text:span><text:span text:style-name="T335">dýka</text:span><text:span text:style-name="T682"> (karta)</text:span></text:p>
          <text:list>
            <text:list-item>
              <text:p text:style-name="P526"><text:span text:style-name="T682">Meč a⁠ dýka jsou kvalitní zbraně vyrobené kovářem ve městě </text:span><text:span text:style-name="T683">(</text:span><text:span text:style-name="T684">o</text:span><text:span text:style-name="T683">rkové je vzali elfovi, kterého zabili před můstkem k⁠ </text:span><text:span text:style-name="T684">boční</text:span><text:span text:style-name="T683"> věži – </text:span><text:span text:style-name="T684">viz A7</text:span><text:span text:style-name="T683">).</text:span></text:p>
            </text:list-item>
          </text:list>
        </text:list-item>
      </text:list>
      <text:p text:style-name="P55">Prohledání <text:span text:style-name="T1155">stěn odhalí</text:span>:</text:p>
      <text:list xml:id="list4114179762" text:style-name="L69">
        <text:list-item>
          <text:p text:style-name="P356">Na východě místnosti naproti chodbě ve výšce zhruba metr nad zemí je ve zdi malý kruhový otvor se zčernalými okraji (modrá značka na mapě).</text:p>
          <text:list>
            <text:list-item>
              <text:p text:style-name="P357"><text:soft-page-break/>Je široký a⁠ hluboký zhruba tak, že by se do něj vešel prst. <text:span text:style-name="T1435">Je mastný a⁠ špiní, jako kdyby byl od sazí.</text:span></text:p>
              <text:list>
                <text:list-item>
                  <text:p text:style-name="P527">Odtud vyletuje jedna ze dvou ohnivých šipek po šlápnutí na některou z⁠ dlaždic v⁠ C6.</text:p>
                </text:list-item>
              </text:list>
            </text:list-item>
          </text:list>
        </text:list-item>
      </text:list>
      <text:p text:style-name="P94">Prohledání schodiště odhalí:</text:p>
      <text:list xml:id="list3250793263" text:style-name="L70">
        <text:list-item>
          <text:p text:style-name="P359">Na boku schodiště směrem ke stěně místnosti je malá páčka.</text:p>
          <text:list>
            <text:list-item>
              <text:p text:style-name="P528">Otevírá a⁠ zavírá tajné dveře C5-d1 (původně jsou otevřené, takže postavy možná překvapí, když se jim zavře jediný východ z⁠ místnosti).</text:p>
            </text:list-item>
          </text:list>
        </text:list-item>
      </text:list>
      <text:h text:style-name="P623" text:outline-level="4">C<text:span text:style-name="T999">5</text:span>-d1</text:h>
      <text:p text:style-name="P26"><text:span text:style-name="T1299">🚪<text:tab/></text:span>Masivní kamenná deska za<text:span text:style-name="T974">sunut</text:span>á do severní stěny <text:span text:style-name="T976">chodby</text:span><text:span text:style-name="T455"> </text:span><text:span text:style-name="T484">(otevřené tajné </text:span><text:span text:style-name="T485">d</text:span><text:span text:style-name="T484">veře)</text:span>.</text:p>
      <text:list xml:id="list4178827179" text:style-name="L71">
        <text:list-item>
          <text:p text:style-name="P530">Dveře se otevírají a⁠ zavírají skryt<text:span text:style-name="T1038">ými</text:span> páčk<text:span text:style-name="T1038">ami.</text:span></text:p>
          <text:list>
            <text:list-item>
              <text:p text:style-name="P531">Jedna je na boku <text:span text:style-name="T1127">točitého</text:span> schodiště v⁠ <text:span text:style-name="T1369">C5</text:span> směrem ke stěně věže (na mapě je to modrá značka na schodišti<text:span text:style-name="T1128">)</text:span>.</text:p>
            </text:list-item>
            <text:list-item>
              <text:p text:style-name="P532">Dr<text:span text:style-name="T1039">u</text:span>há je <text:span text:style-name="T1039">ve spáře mezi dlaždicemi</text:span> na severní stěně chodby C6 (<text:span text:style-name="T1041">o</text:span>pět modrá <text:span text:style-name="T1040">značka </text:span>na mapě).</text:p>
            </text:list-item>
          </text:list>
        </text:list-item>
        <text:list-item>
          <text:p text:style-name="P533">Mechanismus je stále funkční. Po zavření <text:span text:style-name="T975">je</text:span> deska <text:span text:style-name="T1370">téměř</text:span> <text:span text:style-name="T975">nerozeznatelná od stěny věže.</text:span></text:p>
        </text:list-item>
      </text:list>
      <text:h text:style-name="P643" text:outline-level="3">C<text:span text:style-name="T1000">6</text:span> – spouštěcí dlaždice pasti</text:h>
      <text:p text:style-name="P95">Prohledání <text:span text:style-name="T1156">severní stěny okolo dveří C5-d1</text:span> odhalí:</text:p>
      <text:list xml:id="list143332595107134" text:continue-list="list3250793263" text:style-name="L70">
        <text:list-item>
          <text:p text:style-name="P434">Ve spáře mezi dlaždicemi je malá páčka.</text:p>
          <text:list>
            <text:list-item>
              <text:p text:style-name="P529"><text:soft-page-break/>Otevírá a⁠ zavírá tajné dveře C5-d1.</text:p>
            </text:list-item>
          </text:list>
        </text:list-item>
      </text:list>
      <text:p text:style-name="P74">Než <text:span text:style-name="T1373">budeš pokračovat</text:span>, zeptej se hráčů, v⁠ jakém jdou pořadí.</text:p>
      <text:p text:style-name="P8"><text:span text:style-name="T1052">Chodbou se táhnou</text:span> zaschlé stopy krve.</text:p>
      <text:list xml:id="list129416193" text:style-name="L72">
        <text:list-item>
          <text:p text:style-name="P534">Vedou od jižních dveří v⁠ místnosti C<text:span text:style-name="T1000">7</text:span> k⁠ mrtvolám orků na schodech v⁠ místnosti C<text:span text:style-name="T1000">5</text:span>.</text:p>
        </text:list-item>
      </text:list>
      <text:p text:style-name="P87">Modře označené dlaždice spouští past.</text:p>
      <text:list xml:id="list143332100904510" text:continue-numbering="true" text:style-name="L72">
        <text:list-item>
          <text:p text:style-name="P535">Lze si jich všimnout jen při velmi důkladném a⁠ pomalém prohledávání podlahy. <text:span text:style-name="T1373">Když první postava půjde opatrně, ale nebude cíleně prohledávat podlahu, tak past spustí, ale bude mít výhodu na obranu (+1).</text:span></text:p>
        </text:list-item>
      </text:list>
      <text:list xml:id="list3251156695" text:style-name="L73">
        <text:list-item>
          <text:p text:style-name="P536"><text:span text:style-name="T1033">Při spuštění pasti libovolnou ze dvou dlaždic současně vystřelí jedna ohnivá šipka z</text:span>e <text:span text:style-name="T943">zdi v⁠ místnosti C</text:span><text:span text:style-name="T1001">5</text:span><text:span text:style-name="T943"> a⁠ druhá ze zdi v⁠ místnosti C</text:span><text:span text:style-name="T1001">7</text:span><text:span text:style-name="T943"> (viz modré značky na mapě).</text:span></text:p>
          <text:list>
            <text:list-item>
              <text:p text:style-name="P537">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538"><text:span text:style-name="T944">Každá šipka</text:span> má <text:span text:style-name="T418">Ú</text:span><text:span text:style-name="T297">tok</text:span><text:span text:style-name="T466"> </text:span><text:span text:style-name="T467">6/2</text:span><text:span text:style-name="T468">k</text:span><text:span text:style-name="T467">z </text:span><text:span text:style-name="T959">ohněm</text:span><text:span text:style-name="T467"> proti Finese </text:span><text:span text:style-name="T691">(odečítá se Zbroj)</text:span><text:span text:style-name="T467">.</text:span></text:p>
          <text:list>
            <text:list-item>
              <text:p text:style-name="P539">Každá zraní jen <text:span text:style-name="T1034">jednou</text:span>, ale když před ní někdo uhne, může pořád <text:span text:style-name="T945">zasáhnout</text:span> <text:span text:style-name="T946">dalšího</text:span> v⁠ řadě.</text:p>
            </text:list-item>
            <text:list-item>
              <text:p text:style-name="P540">Šipky <text:span text:style-name="T1035">budou střílet, dokud bude někdo stát na dlaždicích, ale</text:span> nejvýše jednou za kolo.</text:p>
            </text:list-item>
          </text:list>
        </text:list-item>
      </text:list>
      <text:h text:style-name="P643" text:outline-level="3"><text:soft-page-break/>C<text:span text:style-name="T1002">7</text:span> – vstupní obranná místnost</text:h>
      <text:p text:style-name="P141"><text:span text:style-name="T298">Ve </text:span><text:span text:style-name="T300">výklencích</text:span><text:span text:style-name="T298"> stojí </text:span><text:span text:style-name="T443">sochy</text:span><text:span text:style-name="T295"> </text:span><text:span text:style-name="T299">e</text:span><text:span text:style-name="T340">l</text:span><text:span text:style-name="T299">fích vojáků</text:span><text:span text:style-name="T463"> </text:span><text:span text:style-name="T464">(</text:span><text:span text:style-name="T465">na mapě ‚</text:span><text:span text:style-name="T464">S‘) s⁠ </text:span><text:span text:style-name="T766">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pan text:style-name="Emphasis"><text:span text:style-name="T1256">▸<text:tab/></text:span></text:span><text:span text:style-name="Emphasis"><text:span text:style-name="T1268">Obě </text:span></text:span><text:span text:style-name="T1212">s</text:span><text:span text:style-name="T1202">ochy</text:span><text:span text:style-name="T1362"> jsou poškozené, jižní ale mnohem víc – chybí jí mimo jiné půlka hlavy. Obě mají hroty kopí a⁠ přední strany štítů potřísněné zaschlou krví.</text:span></text:p>
      <text:list xml:id="list2858478022" text:style-name="L74">
        <text:list-item>
          <text:p text:style-name="P541">Kopí i⁠ štíty jsou z⁠ kamene, pro postavy jsou nepoužitelné.</text:p>
        </text:list-item>
      </text:list>
      <text:p text:style-name="P77"><text:span text:style-name="T1053">Severní socha obživne </text:span><text:span text:style-name="T908">(karta </text:span><text:span text:style-name="T441">oživlá socha</text:span><text:span text:style-name="T908">)</text:span><text:span text:style-name="T1053">, j</text:span>akmile někdo vstoupí do místnosti, <text:span text:style-name="T1051">nebo na ni zaútočí.</text:span></text:p>
      <text:list xml:id="list1492478093" text:style-name="L75">
        <text:list-item>
          <text:p text:style-name="P542"><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496"><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543"><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5">napadne každého, kdo ji neposlechne.</text:span></text:p>
        </text:list-item>
        <text:list-item>
          <text:p text:style-name="P544"><text:span text:style-name="T455">Když se postavy budou chovat jak</text:span><text:span text:style-name="T532">o útočníci nebo</text:span><text:span text:style-name="T455"> vandalové, socha je napadne nehledě na amulet.</text:span></text:p>
        </text:list-item>
        <text:list-item>
          <text:p text:style-name="P360">Nic víc postavám neřekne.</text:p>
        </text:list-item>
      </text:list>
      <text:p text:style-name="P73"><text:span text:style-name="T982">⚔ </text:span>Boj se sochou:</text:p>
      <text:list xml:id="list2861600558" text:style-name="L76">
        <text:list-item>
          <text:p text:style-name="P548">Socha ví o⁠ ohnivé šipce prostřelující střed chodby, takže si tam nestoupá (viz spouštěcí dlaždice v⁠ C6).</text:p>
        </text:list-item>
        <text:list-item>
          <text:p text:style-name="P549"><text:soft-page-break/>Když postavy utečou do chodby, socha je nebude pronásledovat.</text:p>
        </text:list-item>
        <text:list-item>
          <text:p text:style-name="P545">Pokud se ji budou snažit z⁠ chodby ostřelovat, aniž by s⁠ ní někdo bojoval v⁠ místnosti, stáhne se do svého výklenku, kam na ni z⁠ chodby není vidět.</text:p>
        </text:list-item>
        <text:list-item>
          <text:p text:style-name="P550">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546"><text:span text:style-name="T1375">Když ji někdo zasáhne některou z⁠ těchto zbraní, nezapomeň popsat větší účinek, například: „</text:span><text:span text:style-name="T391">Po zásahu se v⁠ kameni objevily tenké pukliny“</text:span><text:span text:style-name="T1374">.</text:span></text:p>
            </text:list-item>
            <text:list-item>
              <text:p text:style-name="P551">Pokud hráči dobře neznají pravidla, připomeň jim, že kromě obyčejných útoků mohou:</text:p>
              <text:list>
                <text:list-item>
                  <text:p text:style-name="P547"><text:span text:style-name="T1142">Útok si připravovat (třeba tím, že sochu oběhnou a⁠ dostanou se jí do zad – akce </text:span><text:span text:style-name="T391">příprava</text:span><text:span text:style-name="T1374">).</text:span></text:p>
                </text:list-item>
                <text:list-item>
                  <text:p text:style-name="P547"><text:span text:style-name="T1142">Snažit se soše podrazit nohy (akce </text:span><text:span text:style-name="T355">znevýhodnění</text:span><text:span text:style-name="T1141">).</text:span></text:p>
                </text:list-item>
                <text:list-item>
                  <text:p text:style-name="P547"><text:span text:style-name="T1142">Někam ji zatlačit (akce </text:span><text:span text:style-name="T355">zatlačení</text:span><text:span text:style-name="T1141">).</text:span></text:p>
                </text:list-item>
                <text:list-item>
                  <text:p text:style-name="P547"><text:span text:style-name="T1141">Vzájemně se bránit (akce </text:span><text:span text:style-name="T355">zabránění</text:span><text:span text:style-name="T1141">).</text:span></text:p>
                </text:list-item>
                <text:list-item>
                  <text:p text:style-name="P552">A⁠ mohou také získat výhodu čistě tím, že sochu obstoupí:</text:p>
                  <text:list>
                    <text:list-item>
                      <text:p text:style-name="P552">Ten, na koho socha útočí, výhodu nemá, ostatní ji mohou obstoupit a⁠ výhodu tak získat.</text:p>
                    </text:list-item>
                    <text:list-item>
                      <text:p text:style-name="P547"><text:soft-page-break/><text:span text:style-name="T1142">Socha ovšem není hloupá a⁠ když se jí tohle stane, pokusí se ustoupit zády ke stěně, nebo do svého výklenku – hráči ji v⁠ tom mohou bránit (akce </text:span><text:span text:style-name="T356">zabránění</text:span><text:span text:style-name="T1142">).</text:span></text:p>
                    </text:list-item>
                  </text:list>
                </text:list-item>
              </text:list>
            </text:list-item>
          </text:list>
        </text:list-item>
      </text:list>
      <text:p text:style-name="P56">Prohledání západní stěny (mezi dveřmi C7-d1 a⁠ C7-d2) odhalí:</text:p>
      <text:list xml:id="list2848899325" text:style-name="L77">
        <text:list-item>
          <text:p text:style-name="P553"><text:span text:style-name="T692">Ve stěně mezi dveřmi je </text:span><text:span text:style-name="T605">v</text:span><text:span text:style-name="T693">e výšce zhruba metr nad zemí ve zdi malý </text:span><text:span text:style-name="T694">kruhový</text:span><text:span text:style-name="T693"> otvor </text:span><text:span text:style-name="T604">se zčernalými okraji </text:span><text:span text:style-name="T605">(modrá značka na mapě)</text:span><text:span text:style-name="T359">.</text:span></text:p>
          <text:list>
            <text:list-item>
              <text:p text:style-name="P358">Je široký a⁠ hluboký zhruba tak, že by se do něj vešel prst. <text:span text:style-name="T1435">Je mastný a⁠ špiní, jako kdyby byl od sazí.</text:span></text:p>
              <text:list>
                <text:list-item>
                  <text:p text:style-name="P361">Odtud vyletuje jedna ze dvou ohnivých šipek po šlápnutí na některou z⁠ dlaždic v⁠ C6.</text:p>
                </text:list-item>
              </text:list>
            </text:list-item>
          </text:list>
        </text:list-item>
      </text:list>
      <text:h text:style-name="P624" text:outline-level="4">C<text:span text:style-name="T1003">7</text:span><text:span text:style-name="T962">-d</text:span>1</text:h>
      <text:p text:style-name="P27"><text:span text:style-name="T1299">🚪<text:tab/></text:span><text:span text:style-name="T1335">Zavřené b</text:span>ytelné dveře.</text:p>
      <text:list xml:id="list2040332957" text:style-name="L78">
        <text:list-item>
          <text:p text:style-name="P554">Nemají kliku ani zámek.</text:p>
        </text:list-item>
        <text:list-item>
          <text:p text:style-name="P555">Jsou zavřené na závoru z⁠ místnosti C<text:span text:style-name="T1004">8</text:span>. Z⁠ místnosti C<text:span text:style-name="T1004">7</text:span> tedy nejdou nijak otevřít.</text:p>
        </text:list-item>
      </text:list>
      <text:list xml:id="list4152698796" text:style-name="L79">
        <text:list-item>
          <text:p text:style-name="P556">K⁠ vyražení je potřeba beranidlo <text:span text:style-name="T1055">nebo jiný vhodný nástroj</text:span>.</text:p>
        </text:list-item>
      </text:list>
      <text:h text:style-name="P624" text:outline-level="4">C<text:span text:style-name="T1003">7</text:span><text:span text:style-name="T962">-d</text:span>2</text:h>
      <text:p text:style-name="P28"><text:span text:style-name="T1299">🚪<text:tab/></text:span>Vyražené bytelné dveře.</text:p>
      <text:list xml:id="list143332952453047" text:continue-list="list2040332957" text:style-name="L78">
        <text:list-item>
          <text:p text:style-name="P362">Nemají kliku ani zámek.</text:p>
        </text:list-item>
      </text:list>
      <text:list xml:id="list107392429" text:style-name="L80">
        <text:list-item>
          <text:p text:style-name="P363">P<text:span text:style-name="T230">řed vyražením</text:span> byly zavřené na závoru z⁠ místnosti C<text:span text:style-name="T1005">8</text:span>.</text:p>
        </text:list-item>
      </text:list>
      <text:h text:style-name="P643" text:outline-level="3"><text:soft-page-break/>C<text:span text:style-name="T1019">8</text:span> – <text:span text:style-name="T947">obranné postavení</text:span></text:h>
      <text:p text:style-name="P143"><text:span text:style-name="T301">Před </text:span><text:span text:style-name="T302">jižními dveřmi </text:span><text:span text:style-name="T607">(C</text:span><text:span text:style-name="T608">8</text:span><text:span text:style-name="T609">-</text:span><text:span text:style-name="T610">d</text:span><text:span text:style-name="T611">2</text:span><text:span text:style-name="T607">)</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7">(</text:span><text:span text:style-name="T696">kus stropního trámu </text:span><text:span text:style-name="T768">přineseného</text:span><text:span text:style-name="T696"> z⁠ </text:span><text:span text:style-name="T767">ruin</text:span><text:span text:style-name="T696"> pevnosti</text:span><text:span text:style-name="T697">)</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306209844" text:style-name="L81">
        <text:list-item>
          <text:p text:style-name="P558">Jsou to zbytky dvou rozmlácených soch (stejných jako v⁠ C7).</text:p>
        </text:list-item>
        <text:list-item>
          <text:p text:style-name="P559">Na některých <text:span text:style-name="T1378">úlomcích</text:span> jsou zaschlé stopy od krve.</text:p>
          <text:list>
            <text:list-item>
              <text:p text:style-name="P559"><text:span text:style-name="T698">P</text:span><text:span text:style-name="T455">otřísněné jsou hlavně hroty kopí a⁠ přední strany štítů, jak sochy bojovaly s⁠ orky.</text:span></text:p>
            </text:list-item>
          </text:list>
        </text:list-item>
      </text:list>
      <text:p text:style-name="P142"><text:span text:style-name="T877">Když někdo bude chtít projít </text:span><text:span text:style-name="T888">některými ze dvou dveří z⁠ </text:span><text:span text:style-name="T877">C</text:span><text:span text:style-name="T889">7</text:span><text:span text:style-name="T877"> do C</text:span><text:span text:style-name="T889">8 a⁠ </text:span><text:span text:style-name="T890">bude mít v⁠ ruce světlo</text:span><text:span text:style-name="T877">,</text:span><text:span text:style-name="T890"> na protější stěně něco zaujme jeho pozornost</text:span><text:span text:style-name="T781">.</text:span></text:p>
      <text:list xml:id="list3500662636" text:style-name="L82">
        <text:list-item>
          <text:p text:style-name="P399">Není tam moc dobře vidět, světlo lucerny tam ode dveří dopadá moc slabě.</text:p>
          <text:list>
            <text:list-item>
              <text:p text:style-name="P561"><text:span text:style-name="T796">K</text:span><text:span text:style-name="T781">dyž půjde blíž, spustí past</text:span><text:span text:style-name="T800"> (viz dále).</text:span></text:p>
            </text:list-item>
          </text:list>
        </text:list-item>
        <text:list-item>
          <text:p text:style-name="P560"><text:span text:style-name="T819">J</text:span><text:span text:style-name="T820">e </text:span><text:span text:style-name="T819">tam</text:span><text:span text:style-name="T801"> mal</text:span><text:span text:style-name="T806">ý kruhový otvor se zčernalými okraji</text:span><text:span text:style-name="T801"> (viz značka pasti na mapě)</text:span><text:span text:style-name="T802">, stejn</text:span><text:span text:style-name="T806">ý</text:span><text:span text:style-name="T802"> jako v⁠ místnost</text:span><text:span text:style-name="T834">ech</text:span><text:span text:style-name="T802"> C</text:span><text:span text:style-name="T805">5 a⁠ </text:span><text:span text:style-name="T834">C7</text:span><text:span text:style-name="T802">.</text:span></text:p>
        </text:list-item>
      </text:list>
      <text:list xml:id="list1823340169" text:style-name="L83">
        <text:list-item>
          <text:list>
            <text:list-item>
              <text:p text:style-name="P364"><text:span text:style-name="T906">Okraje j</text:span><text:span text:style-name="T897">sou mastné a⁠ špiní, jako kdyby byly od sazí. Je široký a⁠ hluboký zhruba tak, že by se do něj vešel prst</text:span><text:span text:style-name="T898">.</text:span></text:p>
            </text:list-item>
          </text:list>
        </text:list-item>
        <text:list-item>
          <text:p text:style-name="P400">Spouštěcích dlaždic <text:span text:style-name="T1054">(moře označených na mapě)</text:span> si lze všimnout jen při velmi důkladném a⁠ pomalém prohledávání podlahy.</text:p>
        </text:list-item>
      </text:list>
      <text:p text:style-name="P75">Stoupnutí na <text:span text:style-name="T960">některou</text:span> z⁠ modře označených dlaždic spustí past:</text:p>
      <text:list xml:id="list1674170117" text:style-name="L84">
        <text:list-item>
          <text:p text:style-name="P365"><text:soft-page-break/>Z⁠ protější stěny vyletí ohnivá šipka <text:span text:style-name="T1436">(viz modrá značka na mapě)</text:span>:</text:p>
          <text:list>
            <text:list-item>
              <text:p text:style-name="P367">Letí vodorovně metr nad zemí.</text:p>
            </text:list-item>
            <text:list-item>
              <text:p text:style-name="P366"><text:span text:style-name="T295">Útok</text:span> <text:span text:style-name="T957">6/2kz </text:span><text:span text:style-name="T958">ohněm</text:span><text:span text:style-name="T957"> proti Finese (odečítá se Zbroj).</text:span></text:p>
            </text:list-item>
            <text:list-item>
              <text:p text:style-name="P368">Ten, kdo si všimnul „něčeho divného“ na protější stěně, nebo kdo ohlásil, že postupuje opatrně a⁠ dává pozor na pasti, bude mít výhodu <text:span text:style-name="T1437">n</text:span>a obranu (+1).</text:p>
            </text:list-item>
            <text:list-item>
              <text:p text:style-name="P369">Šipka bude střílet, dokud bude někdo stát na dlaždici, ale nejvýše jednou za kolo.</text:p>
            </text:list-item>
          </text:list>
        </text:list-item>
      </text:list>
      <text:p text:style-name="P96"><text:span text:style-name="T606">P</text:span><text:span text:style-name="T455">rohledání západní stěny (</text:span><text:span text:style-name="T695">mezi</text:span><text:span text:style-name="T455"> výklenky se sochami) těsně pod stropem odhalí úzké vodorovné štěrbiny.</text:span></text:p>
      <text:list xml:id="list3600401459" text:style-name="L85">
        <text:list-item>
          <text:p text:style-name="P370">Jsou zhruba půl metru hluboké, <text:span text:style-name="T1157">jako dlaň široké a⁠ vysoké tak, že se do nich těsně vejde prst</text:span>.</text:p>
          <text:list>
            <text:list-item>
              <text:p text:style-name="P371">Hluboko uvnitř stěny <text:span text:style-name="T1377">je</text:span> na štěrbiny na<text:span text:style-name="T1377">pojený</text:span> mechanismus, který <text:span text:style-name="T1158">do nich přivádí</text:span> jedovatý plyn.</text:p>
            </text:list-item>
            <text:list-item>
              <text:p text:style-name="P372">Vypouštění plynu spouští zvednutí pravé páky ve zbrojnici C17.</text:p>
            </text:list-item>
          </text:list>
        </text:list-item>
      </text:list>
      <text:h text:style-name="P624" text:outline-level="4">C<text:span text:style-name="T1021">8-d1</text:span></text:h>
      <text:p text:style-name="P27"><text:span text:style-name="T1299">🚪<text:tab/></text:span><text:span text:style-name="T1335">Zavřené b</text:span>ytelné dveře.</text:p>
      <text:list xml:id="list143333591152324" text:continue-list="list143332952453047" text:style-name="L78">
        <text:list-item>
          <text:p text:style-name="P555">Jsou zavřené na závoru z⁠ chodby do místnosti C<text:span text:style-name="T1026">16</text:span>. Z⁠ místnosti C<text:span text:style-name="T1022">8</text:span> tedy nejdou nijak otevřít.</text:p>
        </text:list-item>
        <text:list-item>
          <text:p text:style-name="P557">K⁠ vyražení je potřeba beranidlo <text:span text:style-name="T1055">nebo jiný vhodný nástroj</text:span>.</text:p>
        </text:list-item>
      </text:list>
      <text:list xml:id="list3285441343" text:style-name="L86">
        <text:list-item>
          <text:p text:style-name="P562"><text:span text:style-name="T506">Směrem z⁠ místnosti C</text:span><text:span text:style-name="T508">16</text:span><text:span text:style-name="T506"> je kolem rámu </text:span><text:span text:style-name="T507">dveří</text:span><text:span text:style-name="T506"> chlopeň, která pevně doléhá k⁠ futrům.</text:span></text:p>
        </text:list-item>
      </text:list>
      <text:h text:style-name="P624" text:outline-level="4"><text:soft-page-break/>C<text:span text:style-name="T1021">8-d2</text:span></text:h>
      <text:p text:style-name="P106"><text:span text:style-name="T1299">🚪<text:tab/></text:span><text:span text:style-name="T358">Zavřené b</text:span><text:span text:style-name="T295">ytelné, </text:span><text:span text:style-name="T303">poškozené</text:span><text:span text:style-name="T295"> dveře.</text:span></text:p>
      <text:list xml:id="list2104786278" text:style-name="L87">
        <text:list-item>
          <text:p text:style-name="P373">Jsou viditelně popraskané a⁠ promáčknuté, <text:span text:style-name="T1379">jako by do nich ze severu (tedy směrem z⁠ místnosti C8) něco několikrát udeřilo nadlidskou silou</text:span>.</text:p>
        </text:list-item>
        <text:list-item>
          <text:p text:style-name="P374"><text:span text:style-name="T1154">J</text:span>sou zavřené na závoru z⁠ <text:span text:style-name="T952">místnosti C9</text:span>.</text:p>
          <text:list>
            <text:list-item>
              <text:p text:style-name="P375">Závora už nejde jednoduše odsunout, brání v⁠ tom prohnut<text:span text:style-name="T953">í</text:span> dveř<text:span text:style-name="T953">í</text:span>. Je možné j<text:span text:style-name="T953">i</text:span> odmontovat, urazit a⁠ podobně.</text:p>
            </text:list-item>
          </text:list>
        </text:list-item>
        <text:list-item>
          <text:p text:style-name="P376">K⁠ vyražení je potřeba beranidlo <text:span text:style-name="T1055">nebo jiný vhodný nástroj</text:span>.</text:p>
        </text:list-item>
        <text:list-item>
          <text:p text:style-name="P377">Směrem z⁠ místnosti C<text:span text:style-name="T1025">9</text:span> je kolem <text:span text:style-name="T1024">rámu</text:span> <text:span text:style-name="T1023">dveří</text:span> chlopeň, která pevně doléhá k⁠ futrům.</text:p>
        </text:list-item>
      </text:list>
      <text:h text:style-name="P644" text:outline-level="3">C<text:span text:style-name="T996">9 – prázdná místnost</text:span></text:h>
      <text:p text:style-name="P144"><text:span text:style-name="T25">Místnost je prázdná. </text:span><text:span text:style-name="Emphasis"><text:span text:style-name="T936">Na severní stěně je nápis ve staroelfštině:</text:span></text:span></text:p>
      <text:list xml:id="list4153477974" text:style-name="L88">
        <text:list-header>
          <text:p text:style-name="P563"><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624" text:outline-level="4">C<text:span text:style-name="T997">9</text:span><text:span text:style-name="T972">-</text:span>d1</text:h>
      <text:p text:style-name="P29"><text:span text:style-name="T1299">🚪<text:tab/></text:span>Zavřené <text:span text:style-name="T1153">obyčejné</text:span> dveře s⁠ <text:span text:style-name="T1042">klikou</text:span>.</text:p>
      <text:list xml:id="list2791528812" text:style-name="L89">
        <text:list-item>
          <text:p text:style-name="P378">Jdou otevřít, ale jde to ztuha.</text:p>
        </text:list-item>
      </text:list>
      <text:p text:style-name="P88"><text:span text:style-name="T455">Pokud postavy </text:span><text:span text:style-name="T533">při</text:span><text:span text:style-name="T584">chází</text:span><text:span text:style-name="T455"> z⁠ C9:</text:span></text:p>
      <text:list xml:id="list1059796070" text:style-name="L90">
        <text:list-item>
          <text:p text:style-name="P564">Za dveřmi je zával <text:span text:style-name="T1380">(</text:span>část se ho vysype do místnosti<text:span text:style-name="T1380">)</text:span>.</text:p>
          <text:list>
            <text:list-item>
              <text:p text:style-name="P565">Nahoře pod horním futrem je vidět mezera, zával tedy zřejmě nesahá až ke stropu.</text:p>
            </text:list-item>
            <text:list-item>
              <text:p text:style-name="P566"><text:soft-page-break/>Je možné ho prokopat (škvíru rozšířit) a⁠ <text:span text:style-name="T1381">dostat se tak do C10</text:span>.</text:p>
            </text:list-item>
          </text:list>
        </text:list-item>
      </text:list>
      <text:h text:style-name="P645" text:outline-level="3">C10 – částečně zavalená místnost</text:h>
      <text:p text:style-name="P145"><text:span text:style-name="T1249">♨</text:span><text:span text:style-name="T1243"><text:tab/></text:span><text:span text:style-name="T439">Je </text:span><text:span text:style-name="T440">tu</text:span><text:span text:style-name="T439"> silný zápach, zřejmě tu něco žije.</text:span></text:p>
      <text:p text:style-name="P146"><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8">chybí strop</text:span><text:span text:style-name="T396">. </text:span><text:span text:style-name="T397">Na východě je vidět kus </text:span><text:span text:style-name="T449">zasypaných dveří</text:span><text:span text:style-name="T854"> </text:span><text:span text:style-name="T855">(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0">otvory</text:span><text:span text:style-name="T342">. Další podobné díry jsou o⁠ kus výš, zhruba v⁠ úrovni původního stropu. </text:span><text:span text:style-name="Emphasis"><text:span text:style-name="T936">Na jižní stěně je částečně zasypaný </text:span></text:span><text:span text:style-name="Emphasis"><text:span text:style-name="T1203">nápis</text:span></text:span><text:span text:style-name="Emphasis"><text:span text:style-name="T936">.</text:span></text:span></text:p>
      <text:p text:style-name="P147"><text:span text:style-name="Emphasis"><text:span text:style-name="T1324">🔊</text:span></text:span><text:span text:style-name="Emphasis"><text:span text:style-name="T1320"><text:tab/></text:span></text:span><text:span text:style-name="Emphasis"><text:span text:style-name="T1321">Ze tmy se ozv</text:span></text:span><text:span text:style-name="Emphasis"><text:span text:style-name="T1322">e</text:span></text:span><text:span text:style-name="Emphasis"><text:span text:style-name="T1321"> zvuk, jako když někdo natahuje sliny.</text:span></text:span></text:p>
      <text:p text:style-name="P80"><text:span text:style-name="T982">⚔ Postavy napadnou </text:span>2 mláďata plivajícího ještěra <text:span text:style-name="T896">(karty).</text:span></text:p>
      <text:list xml:id="list1591737282" text:style-name="L91">
        <text:list-item>
          <text:p text:style-name="P379">Nejdříve plivnutím žíraviny (viz karta <text:span text:style-name="T351">mládě plivajícího ještěra</text:span>), pak na blízko.</text:p>
        </text:list-item>
        <text:list-item>
          <text:p text:style-name="P380">Když <text:span text:style-name="T1056">bude</text:span> některé z⁠ <text:span text:style-name="T1129">mláďat</text:span> zraněno, <text:span text:style-name="T971">pokusí se utéct</text:span> buď do jednoho z⁠ tunelů ve zdi nebo do hnízda v⁠ C<text:span text:style-name="T1043">11</text:span>.</text:p>
        </text:list-item>
      </text:list>
      <text:p text:style-name="P68"><text:span text:style-name="Emphasis"><text:span text:style-name="T1256">▸<text:tab/></text:span></text:span><text:span text:style-name="Emphasis"><text:span text:style-name="T1260">Dírou po </text:span></text:span><text:span text:style-name="Emphasis"><text:span text:style-name="T1274">zřícené části stropu</text:span></text:span><text:span text:style-name="Emphasis"><text:span text:style-name="T1260"> lze vyšplhat nahoru (do B4).</text:span></text:span></text:p>
      <text:p text:style-name="P148"><text:span text:style-name="Emphasis"><text:span text:style-name="T1256">▸<text:tab/></text:span></text:span><text:span text:style-name="Emphasis"><text:span text:style-name="T1276">Zasypané </text:span></text:span><text:span text:style-name="Emphasis"><text:span text:style-name="T1275">d</text:span></text:span><text:span text:style-name="Emphasis"><text:span text:style-name="T1277">veře</text:span></text:span><text:span text:style-name="Emphasis"><text:span text:style-name="T1261"> </text:span></text:span><text:span text:style-name="Emphasis"><text:span text:style-name="T1262">(C9-d1)</text:span></text:span><text:span text:style-name="Emphasis"><text:span text:style-name="T1261"> není možné otevřít bez prokopání závalu (alespoň ke klice).</text:span></text:span></text:p>
      <text:p text:style-name="P149"><text:span text:style-name="Emphasis"><text:span text:style-name="T1256">▸<text:tab/></text:span></text:span><text:span text:style-name="Emphasis"><text:span text:style-name="T1278">Otvory</text:span></text:span><text:span text:style-name="Emphasis"><text:span text:style-name="T1263"> ve stěně místnosti jsou</text:span></text:span><text:span text:style-name="T1382"> ústí spletitých tunelů vyhrabaných v⁠ podloží pevnosti.</text:span></text:p>
      <text:list xml:id="list1811204316" text:style-name="L92">
        <text:list-item>
          <text:p text:style-name="P567">Těmi nejširšími se protáhne kudůk nebo štíhlý elf.</text:p>
        </text:list-item>
        <text:list-item>
          <text:p text:style-name="P567">Ústí venku u⁠ paty skály, na které pevnost stojí.</text:p>
        </text:list-item>
        <text:list-item>
          <text:p text:style-name="P567"><text:soft-page-break/>Vyhrabal je plivající ještěr z⁠ C11. Mláďata tudy mohou utéct ven z⁠ podzemí.</text:p>
        </text:list-item>
      </text:list>
      <text:p text:style-name="P149"><text:span text:style-name="Emphasis"><text:span text:style-name="T1256">▸<text:tab/>Z⁠ </text:span></text:span><text:span text:style-name="Emphasis"><text:span text:style-name="T1263">částečně zasypaného </text:span></text:span><text:span text:style-name="Emphasis"><text:span text:style-name="T1278">nápisu</text:span></text:span><text:span text:style-name="Emphasis"><text:span text:style-name="T1263"> na jižní stěně</text:span></text:span><text:span text:style-name="Emphasis"><text:span text:style-name="T699"> jde přečíst:</text:span></text:span></text:p>
      <text:list xml:id="list666706360" text:style-name="L93">
        <text:list-header>
          <text:p text:style-name="P568"><text:span text:style-name="Emphasis"><text:span text:style-name="T892">„Klaním se před Tebou, Ra...“</text:span></text:span></text:p>
        </text:list-header>
        <text:list-item>
          <text:p text:style-name="P568"><text:span text:style-name="Emphasis"><text:span text:style-name="T538">Po odhrabání závalu j</text:span></text:span><text:span text:style-name="Emphasis"><text:span text:style-name="T539">de</text:span></text:span><text:span text:style-name="Emphasis"><text:span text:style-name="T538"> přečíst celý:</text:span></text:span></text:p>
          <text:p text:style-name="P568"><text:span text:style-name="Emphasis"><text:span text:style-name="T892">„Klaním se před Tebou, Raio, paní divočiny.<text:line-break/>Tobě vděčíme za léčivé dary lesa.“</text:span></text:span></text:p>
        </text:list-item>
      </text:list>
      <text:h text:style-name="P625" text:outline-level="4">C<text:span text:style-name="T1084">10-d1</text:span></text:h>
      <text:p text:style-name="P113"><text:span text:style-name="T1299">🚪<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646" text:outline-level="3">C<text:span text:style-name="T995">11</text:span> – sklad luceren a⁠ <text:span text:style-name="T969">dílna na výrobu svic</text:span></text:h>
      <text:p text:style-name="P69"><text:span text:style-name="T1252">♨</text:span><text:span text:style-name="T1244"><text:tab/></text:span><text:span text:style-name="T439">Je </text:span><text:span text:style-name="T440">tu</text:span><text:span text:style-name="T439"> silný zápach</text:span><text:span text:style-name="T893"> (</text:span><text:span text:style-name="T907">stejný jako v⁠ C10</text:span><text:span text:style-name="T893">).</text:span></text:p>
      <text:p text:style-name="P45"><text:span text:style-name="T1057">N</text:span>a polici <text:span text:style-name="T1057">zavěšené na severní stěně je zhasnutá </text:span>lucern<text:span text:style-name="T1383">a </text:span><text:span text:style-name="T669">(se zcela vyhořelou svíčkou)</text:span>. U⁠ <text:span text:style-name="T1384">jižní stěny je </text:span><text:span text:style-name="T1204">pracovní stůl</text:span><text:span text:style-name="T1384"> a⁠ dřevěná židle. </text:span><text:span text:style-name="Emphasis"><text:span text:style-name="T936">Na stěně naproti vchodu je </text:span></text:span><text:span text:style-name="Emphasis"><text:span text:style-name="T1203">nápis</text:span></text:span><text:span text:style-name="Emphasis"><text:span text:style-name="T936">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1">hromada suti</text:span></text:span><text:span text:style-name="Emphasis"><text:span text:style-name="T428">. </text:span></text:span><text:span text:style-name="Emphasis"><text:span text:style-name="T430">V</text:span></text:span><text:span text:style-name="Emphasis"><text:span text:style-name="T428">⁠ </text:span></text:span><text:span text:style-name="Emphasis"><text:span text:style-name="T429">ní je částečně skrytý velký ještěr</text:span></text:span><text:span text:style-name="Emphasis"><text:span text:style-name="T428">.</text:span></text:span></text:p>
      <text:p text:style-name="P256"><text:span text:style-name="Emphasis"><text:span text:style-name="T1326">🔊<text:tab/></text:span></text:span><text:span text:style-name="Emphasis"><text:span text:style-name="T1323">Ještěr zlověstně syčí.</text:span></text:span></text:p>
      <text:list xml:id="list2644019364" text:style-name="L94">
        <text:list-item>
          <text:p text:style-name="P569"><text:span text:style-name="Emphasis"><text:span text:style-name="T1264">Je to dospělý </text:span></text:span><text:span text:style-name="Emphasis"><text:span text:style-name="T1282">plivající ještěr</text:span></text:span><text:span text:style-name="Emphasis"><text:span text:style-name="T1264"> (karta). </text:span></text:span><text:span text:style-name="T970">Když ho postavy nechají být a⁠ nebudou se k⁠ němu přibližovat, nebude si jich všímat. V⁠ opačném případě bude urputně bojovat – </text:span><text:span text:style-name="Emphasis"><text:span text:style-name="T1264">brání </text:span></text:span><text:span text:style-name="Emphasis"><text:span text:style-name="T1265">totiž</text:span></text:span><text:span text:style-name="Emphasis"><text:span text:style-name="T1264"> hnízdo.</text:span></text:span></text:p>
          <text:list>
            <text:list-item>
              <text:p text:style-name="P570">V⁠ hnízdě <text:span text:style-name="T1387">je</text:span> částečně skrytý – má výhodu (+1) proti střelbě. Může se také schovat úplně, aby si připravil další plivnutí žíraviny <text:span text:style-name="T1386">(zvuk natahování slin)</text:span>.</text:p>
            </text:list-item>
          </text:list>
        </text:list-item>
      </text:list>
      <text:p text:style-name="P150"><text:soft-page-break/><text:span text:style-name="Emphasis"><text:span text:style-name="T1256">▸<text:tab/></text:span></text:span><text:span text:style-name="T700">Na </text:span><text:span text:style-name="T872">pracovním stole</text:span><text:span text:style-name="T700"> jsou f</text:span><text:span text:style-name="T701">ormy na svíčky, nůžky, </text:span><text:span text:style-name="T702">špachtle, </text:span><text:span text:style-name="T778">dvě</text:span><text:span text:style-name="T702"> rydla, </text:span><text:span text:style-name="T700">n</text:span><text:span text:style-name="T703">ěkolik prázdných</text:span><text:span text:style-name="T701"> </text:span><text:span text:style-name="T703">špulek, </text:span><text:span text:style-name="T706">n</text:span><text:span text:style-name="T704">ádoba</text:span><text:span text:style-name="T705"> se zbytkem vosku </text:span><text:span text:style-name="T706">(d</text:span><text:span text:style-name="T705">á se z⁠ něj vyrobit 6 svic, </text:span><text:span text:style-name="T707">každá svítí 6 hodin)</text:span><text:span text:style-name="T705">.</text:span></text:p>
      <text:p text:style-name="P132"><text:span text:style-name="Emphasis"><text:span text:style-name="T1256">▸<text:tab/></text:span></text:span><text:span text:style-name="Emphasis"><text:span text:style-name="T872">Nápis</text:span></text:span><text:span text:style-name="Emphasis"><text:span text:style-name="T700"> na stěně říká:</text:span></text:span></text:p>
      <text:list xml:id="list3209861272" text:style-name="L95">
        <text:list-header>
          <text:p text:style-name="P381"><text:span text:style-name="Emphasis"><text:span text:style-name="T339">„Klaním se před tebou, Nirvi, pane obchodu a⁠ řemesel.“</text:span></text:span></text:p>
        </text:list-header>
      </text:list>
      <text:p text:style-name="P70"><text:span text:style-name="Emphasis"><text:span text:style-name="T1256">▸<text:tab/></text:span></text:span>Na <text:span text:style-name="T1205">hromadě suti</text:span><text:span text:style-name="T1385"> </text:span>je velké hnízdo a⁠ <text:span text:style-name="Emphasis"><text:span text:style-name="T708">ohlodané zbytky dvou menších ještěrů</text:span></text:span></text:p>
      <text:list xml:id="list143332842580874" text:continue-numbering="true" text:style-name="L95">
        <text:list-item>
          <text:p text:style-name="P382">V⁠ hnízdě jsou 3 vejce plivajícího ještěra.</text:p>
        </text:list-item>
      </text:list>
      <text:h text:style-name="P647" text:outline-level="3">C12 – <text:span text:style-name="T1058">toaleta</text:span></text:h>
      <text:p text:style-name="P22"><text:span text:style-name="T1299">🚪<text:tab/></text:span><text:span text:style-name="T1303">Z</text:span><text:span text:style-name="T1150">avřené</text:span> <text:span text:style-name="T1096">obyčejné</text:span> dveře s⁠ klikou.</text:p>
      <text:list xml:id="list143332779415686" text:continue-list="list143332635064499" text:style-name="L29">
        <text:list-item>
          <text:p text:style-name="P383">Je na nich symbol ve tvaru kruhu: <text:span text:style-name="T1253">⚪</text:span></text:p>
        </text:list-item>
      </text:list>
      <text:p text:style-name="P11"><text:span text:style-name="T1076">Uvnitř je a</text:span>natomicky tvarovaná kamenná lavice s⁠ kruhovou dírou uprostřed.</text:p>
      <text:h text:style-name="P648" text:outline-level="3">C13 – obytná místnost mistra sochaře</text:h>
      <text:p text:style-name="P114"><text:span text:style-name="T1299">🚪<text:tab/></text:span><text:span text:style-name="T1303">Z</text:span><text:span text:style-name="T357">avřené </text:span><text:span text:style-name="T378">obyčejné</text:span><text:span text:style-name="T357"> dveře s⁠ klikou a⁠ zámkem.</text:span></text:p>
      <text:list xml:id="list344070218" text:style-name="L96">
        <text:list-item>
          <text:p text:style-name="P385"><text:span text:style-name="T1152">J</text:span>sou zamčené.</text:p>
        </text:list-item>
      </text:list>
      <text:list xml:id="list2021052923" text:style-name="L97">
        <text:list-item>
          <text:p text:style-name="P571"><text:span text:style-name="T577">Do zámku pasuje </text:span><text:span text:style-name="T578">klíč s⁠ </text:span><text:span text:style-name="T586">písmenem</text:span><text:span text:style-name="T577"> </text:span><text:span text:style-name="T1009">S⁠ </text:span><text:span text:style-name="T119">(j</text:span><text:span text:style-name="T562">e na k</text:span><text:span text:style-name="T585">roužku</text:span><text:span text:style-name="T562"> s⁠ klíči </text:span><text:span text:style-name="T563">ve</text:span><text:span text:style-name="T562"> dveřích </text:span><text:span text:style-name="T564">do</text:span><text:span text:style-name="T1007"> </text:span><text:span text:style-name="T63">dílny</text:span><text:span text:style-name="T562"> B1</text:span><text:span text:style-name="T769">)</text:span><text:span text:style-name="T562">.</text:span></text:p>
        </text:list-item>
      </text:list>
      <text:list xml:id="list143333142000060" text:continue-list="list143333653609419" text:style-name="L24">
        <text:list-item>
          <text:p text:style-name="P325"><text:span text:style-name="T562">Jdou vyrazit, </text:span><text:span text:style-name="T1423">zámek jde vypáčit nebo otevřít šperhákem</text:span><text:span text:style-name="T562">.</text:span></text:p>
        </text:list-item>
      </text:list>
      <text:p text:style-name="P42">V⁠ místnosti je <text:span text:style-name="T1206">postel</text:span><text:span text:style-name="T1388">, </text:span><text:span text:style-name="T1206">noční stolek</text:span><text:span text:style-name="T1388"> a⁠ </text:span><text:span text:style-name="T1206">truhla</text:span><text:span text:style-name="T1388">.</text:span></text:p>
      <text:p text:style-name="P120"><text:span text:style-name="Emphasis"><text:span text:style-name="T1256">▸<text:tab/></text:span></text:span><text:span text:style-name="Emphasis"><text:span text:style-name="T1269">Z⁠ </text:span></text:span><text:span text:style-name="Emphasis"><text:span text:style-name="T1306">postel</text:span></text:span><text:span text:style-name="Emphasis"><text:span text:style-name="T1312">e</text:span></text:span><text:span text:style-name="Emphasis"><text:span text:style-name="T1285"> zbývají jen čela a⁠ </text:span></text:span><text:span text:style-name="Emphasis"><text:span text:style-name="T1296">dno</text:span></text:span><text:span text:style-name="Emphasis"><text:span text:style-name="T1285">, m</text:span></text:span><text:span text:style-name="T455">atrace i⁠ pokrývky se už dávno rozpadly v⁠ prach.</text:span></text:p>
      <text:p text:style-name="P65"><text:soft-page-break/><text:span text:style-name="Emphasis"><text:span text:style-name="T1256">▸<text:tab/></text:span></text:span><text:span text:style-name="T1388">Na </text:span><text:span text:style-name="T1206">n</text:span><text:span text:style-name="T1179">oční</text:span><text:span text:style-name="T1206">m</text:span><text:span text:style-name="T1179"> stolk</text:span><text:span text:style-name="T1206">u</text:span><text:span text:style-name="T1388"> je</text:span> malý kovový kelímek.</text:p>
      <text:p text:style-name="P136"><text:span text:style-name="Emphasis"><text:span text:style-name="T1256">▸<text:tab/></text:span></text:span><text:span text:style-name="T866">Truhla</text:span><text:span text:style-name="T455"> </text:span><text:span text:style-name="T709">je zamčená visacím zámkem (jde urazit nebo třeba odemknout paklíčem).</text:span></text:p>
      <text:list xml:id="list1236797522" text:style-name="L98">
        <text:list-item>
          <text:p text:style-name="P574">Uvnitř je balík pečlivě zabalený do koženého obalu. V⁠ něm jsou:</text:p>
          <text:list>
            <text:list-item>
              <text:p text:style-name="P572"><text:span text:style-name="T711">S</text:span><text:span text:style-name="T710">kicy různých soch. </text:span><text:span text:style-name="T711">N</text:span><text:span text:style-name="T1389">a většině z⁠ nich jsou elfové, jedna ale zobrazuje trpaslici (sochu v⁠ B1).</text:span></text:p>
            </text:list-item>
            <text:list-item>
              <text:p text:style-name="P573"><text:span text:style-name="T711">Svitek </text:span><text:span text:style-name="T664">se staroelfským textem</text:span><text:span text:style-name="T711"> </text:span><text:span text:style-name="T710">(rekvizita </text:span><text:span text:style-name="T790">C13-r1</text:span><text:span text:style-name="T710">)</text:span><text:span text:style-name="T400">.</text:span></text:p>
            </text:list-item>
          </text:list>
        </text:list-item>
      </text:list>
      <text:h text:style-name="P649" text:outline-level="3">C14 – <text:span text:style-name="T1086">obytná místnost mága</text:span></text:h>
      <text:p text:style-name="P23"><text:span text:style-name="T1299">🚪<text:tab/></text:span><text:span text:style-name="T1304">Z</text:span><text:span text:style-name="T1149">avřené obyčejné</text:span> dveře s⁠ klikou a⁠ <text:span text:style-name="T1151">zámkem</text:span>.</text:p>
      <text:list xml:id="list2519444627" text:style-name="L99">
        <text:list-item>
          <text:p text:style-name="P386">Jsou <text:span text:style-name="T1390">za</text:span>mčené.</text:p>
        </text:list-item>
        <text:list-item text:start-value="1">
          <text:p text:style-name="P387">Klíč nikde v⁠ podzemí není.</text:p>
        </text:list-item>
        <text:list-item>
          <text:p text:style-name="P326">Jdou vyrazit, <text:span text:style-name="T1423">zámek jde vypáčit nebo otevřít šperhákem</text:span>.</text:p>
        </text:list-item>
      </text:list>
      <text:p text:style-name="P43">V⁠ místnosti je <text:span text:style-name="T1207">postel</text:span><text:span text:style-name="T1391">, noční stolek a⁠ okovaná </text:span><text:span text:style-name="T1207">truhla</text:span><text:span text:style-name="T1225">.</text:span></text:p>
      <text:p text:style-name="P121"><text:span text:style-name="Emphasis"><text:span text:style-name="T1256">▸<text:tab/></text:span></text:span><text:span text:style-name="Emphasis"><text:span text:style-name="T1269">Z⁠ </text:span></text:span><text:span text:style-name="Emphasis"><text:span text:style-name="T1306">postel</text:span></text:span><text:span text:style-name="Emphasis"><text:span text:style-name="T1312">e</text:span></text:span><text:span text:style-name="Emphasis"><text:span text:style-name="T1285"> zbývají jen čela a⁠ </text:span></text:span><text:span text:style-name="Emphasis"><text:span text:style-name="T1296">dno</text:span></text:span><text:span text:style-name="Emphasis"><text:span text:style-name="T1285">, m</text:span></text:span><text:span text:style-name="T455">atrace i⁠ pokrývky se už dávno rozpadly v⁠ prach. V⁠ </text:span><text:span text:style-name="T712">prachu je zapadlý nějaký předmět.</text:span></text:p>
      <text:list xml:id="list202944375" text:style-name="L100">
        <text:list-item>
          <text:p text:style-name="P575"><text:span text:style-name="T1088">Je to </text:span><text:span text:style-name="T713">klíč s⁠ </text:span><text:span text:style-name="T619">vyryt</text:span><text:span text:style-name="T620">ý</text:span><text:span text:style-name="T619">m</text:span><text:span text:style-name="T713"> elfsk</text:span><text:span text:style-name="T619">ým</text:span><text:span text:style-name="T621"> písmen</text:span><text:span text:style-name="T619">em</text:span><text:span text:style-name="T713"> A⁠ </text:span><text:span text:style-name="T618">(karta </text:span><text:span text:style-name="T1014">kl</text:span><text:span text:style-name="T36">íč ‚</text:span><text:span text:style-name="T1014">A’</text:span><text:span text:style-name="T618">)</text:span><text:span text:style-name="T1088">.</text:span></text:p>
          <text:list>
            <text:list-item>
              <text:p text:style-name="P576">Otevírá dveře do laboratoře C15.</text:p>
            </text:list-item>
          </text:list>
        </text:list-item>
      </text:list>
      <text:p text:style-name="P151"><text:span text:style-name="Emphasis"><text:span text:style-name="T1256">▸<text:tab/></text:span></text:span><text:span text:style-name="Emphasis"><text:span text:style-name="T1279">O</text:span></text:span><text:span text:style-name="T1179">kovan</text:span><text:span text:style-name="T1208">á</text:span><text:span text:style-name="T1179"> truhl</text:span><text:span text:style-name="T1208">a</text:span><text:span text:style-name="T1392"> nemá zámek (ale nejde otevřít).</text:span></text:p>
      <text:list xml:id="list2186287086" text:style-name="L101">
        <text:list-item>
          <text:p text:style-name="P577">Jsou na ní tenkou stříbrnou linií vyryté staroelfské runy (není to souvislý text, j<text:span text:style-name="T1439">en</text:span> podivně poskládané slabiky).</text:p>
        </text:list-item>
      </text:list>
      <text:list xml:id="list3181076161" text:style-name="L102">
        <text:list-item>
          <text:p text:style-name="P578"><text:span text:style-name="T722">N</text:span><text:span text:style-name="T715">a dotek brní </text:span><text:span text:style-name="T714">(je magická). Nejde připoutat.</text:span></text:p>
        </text:list-item>
        <text:list-item>
          <text:p text:style-name="P579"><text:soft-page-break/><text:span text:style-name="T799">C</text:span><text:span text:style-name="T797">hrání </text:span><text:span text:style-name="T799">ji</text:span><text:span text:style-name="T797"> magická past</text:span><text:span text:style-name="T798">.</text:span></text:p>
          <text:list>
            <text:list-item>
              <text:p text:style-name="P580"><text:span text:style-name="T716">P</text:span><text:span text:style-name="T717">ři pokusu truhlu poškodit nebo vypáčit </text:span><text:span text:style-name="T771">na postavu</text:span><text:span text:style-name="T717"> přes použitý nástroj přeskočí výboj: </text:span><text:span text:style-name="T419">Útok</text:span><text:span text:style-name="T717"> </text:span><text:span text:style-name="T1085">bleskem</text:span><text:span text:style-name="T717"> 7/3kz proti Finese.</text:span></text:p>
              <text:list>
                <text:list-item>
                  <text:p text:style-name="P581"><text:span text:style-name="T718">Pokud nástroj není celý kovový (třeba krumpáč nebo kladivo s⁠ kovovou násadou), zasažen</text:span><text:span text:style-name="T719">ý</text:span><text:span text:style-name="T718"> má na obranu </text:span><text:span text:style-name="T720">výhodu</text:span><text:span text:style-name="T718"> (+1). Když není kovový vůbec (např. kamenná palice), tak má dokonce velkou výhodu (+2).</text:span></text:p>
                </text:list-item>
                <text:list-item>
                  <text:p text:style-name="P582"><text:span text:style-name="T718">Když </text:span><text:span text:style-name="T721">v</text:span><text:span text:style-name="T718">ůbec nedojde ke kontaktu (třeba když někdo truhlu pustí z⁠ výšky na zem), past se neaktivuje.</text:span></text:p>
                </text:list-item>
              </text:list>
            </text:list-item>
            <text:list-item>
              <text:p text:style-name="P586"><text:span text:style-name="T718">N</text:span><text:span text:style-name="T455">ásilné otevření vyžaduje 3 pokusy (3 rány kladivem či sekerou, 3 pokusy o⁠ otevření víka páčidlem atp.). </text:span><text:span text:style-name="T728">Až třikrát tedy může někoho zasáhnout výboj.</text:span></text:p>
            </text:list-item>
          </text:list>
        </text:list-item>
        <text:list-item>
          <text:p text:style-name="P583"><text:span text:style-name="T724">Truhla se otevře, když někdo vysloví formuli</text:span><text:span text:style-name="T550"> „</text:span><text:span text:style-name="T332">Era solren“</text:span><text:span text:style-name="T723">.</text:span></text:p>
          <text:list>
            <text:list-item>
              <text:p text:style-name="P584"><text:span text:style-name="T724">Postavy ji mohou</text:span><text:span text:style-name="T726"> nalézt </text:span><text:span text:style-name="T725">na svitku (C15-r2) v⁠ laboratoři C15).</text:span></text:p>
            </text:list-item>
          </text:list>
        </text:list-item>
        <text:list-item>
          <text:p text:style-name="P585"><text:span text:style-name="T727">Uvnitř </text:span><text:span text:style-name="T549">truhly</text:span><text:span text:style-name="T727"> </text:span><text:span text:style-name="T548">je </text:span><text:span text:style-name="T401">elfská lyra</text:span><text:span text:style-name="T547"> </text:span><text:span text:style-name="T548">(karta).</text:span></text:p>
        </text:list-item>
      </text:list>
      <text:h text:style-name="P650" text:outline-level="3">C1<text:span text:style-name="T1020">5</text:span> –<text:span text:style-name="T948"> laboratoř</text:span></text:h>
      <text:p text:style-name="P115"><text:span text:style-name="T1314">🚪<text:tab/></text:span><text:span text:style-name="T44">Zavřené </text:span><text:span text:style-name="T33">bytelné dveře s⁠ </text:span><text:span text:style-name="T34">klikou a⁠ zámkem</text:span><text:span text:style-name="T33">.</text:span></text:p>
      <text:list xml:id="list618864555" text:style-name="L103">
        <text:list-item>
          <text:p text:style-name="P298">Jsou zamčené.</text:p>
        </text:list-item>
      </text:list>
      <text:list xml:id="list1844132633" text:style-name="L104">
        <text:list-item>
          <text:p text:style-name="P587"><text:span text:style-name="T56">K⁠ vyražení je potřeba beranidlo </text:span><text:span text:style-name="T57">nebo jiný vhodný nástroj</text:span><text:span text:style-name="T56">.</text:span></text:p>
        </text:list-item>
        <text:list-item>
          <text:p text:style-name="P299">Zámek je příliš složitý na otevření paklíčem, s⁠ <text:span text:style-name="T1376">vhodným náčiním</text:span> <text:span text:style-name="T1376">jde ale vylomit</text:span>.</text:p>
        </text:list-item>
      </text:list>
      <text:list xml:id="list1794748605" text:style-name="L105">
        <text:list-item>
          <text:p text:style-name="P588"><text:soft-page-break/><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pan text:style-name="T1395">U⁠ stěn stojí prázdná skříň s⁠ policemi, </text:span><text:span text:style-name="T1209">zavřená skříň</text:span><text:span text:style-name="T1395">, velká truhla s⁠ masivním visacím zámkem, </text:span><text:span text:style-name="T1209">stůl</text:span><text:span text:style-name="T1395"> a⁠ židle. Na stěnách jsou pověšené tři obrazy: údolí s⁠ vodopádem, letící orel a⁠ </text:span><text:span text:style-name="T1209">horské štíty</text:span><text:span text:style-name="T1395">.</text:span></text:p>
      <text:p text:style-name="P44"><text:span text:style-name="Emphasis"><text:span text:style-name="T1256">▸<text:tab/></text:span></text:span><text:span text:style-name="Emphasis"><text:span text:style-name="T1270">V⁠ </text:span></text:span><text:span text:style-name="T873">zavřené skříni</text:span><text:span text:style-name="T729"> jsou</text:span><text:span text:style-name="T534"> </text:span><text:span text:style-name="T1394">přesýpací hodiny</text:span><text:span text:style-name="T587"> </text:span><text:span text:style-name="T588">(karta)</text:span><text:span text:style-name="T587">.</text:span></text:p>
      <text:p text:style-name="P66"><text:span text:style-name="Emphasis"><text:span text:style-name="T1256">▸<text:tab/></text:span></text:span><text:span text:style-name="T1345">Zámek na </text:span><text:span text:style-name="T1210">v</text:span><text:span text:style-name="T1179">elk</text:span><text:span text:style-name="T1210">é</text:span><text:span text:style-name="T1179"> truhl</text:span><text:span text:style-name="T1210">e</text:span><text:span text:style-name="T1393"> jde otevřít šperhákem, urazit, něčím vypáčit, a⁠ podobně. </text:span>Uvnitř je:</text:p>
      <text:list xml:id="list3846730734" text:style-name="L106">
        <text:list-item>
          <text:p text:style-name="P589"><text:span text:style-name="T730">v</text:span><text:span text:style-name="T589">elký pytel </text:span><text:span text:style-name="T772">(</text:span><text:span text:style-name="T589">plný jemného písku</text:span><text:span text:style-name="T772">)</text:span></text:p>
        </text:list-item>
        <text:list-item>
          <text:p text:style-name="P590"><text:span text:style-name="T403">l</text:span><text:span text:style-name="T402">ektvar ohnivého dechu</text:span><text:span text:style-name="T542"> </text:span><text:span text:style-name="T559">(karta)</text:span></text:p>
        </text:list-item>
      </text:list>
      <text:p text:style-name="P152"><text:span text:style-name="Emphasis"><text:span text:style-name="T1256">▸<text:tab/></text:span></text:span><text:span text:style-name="T543">Na </text:span><text:span text:style-name="T874">stole</text:span><text:span text:style-name="T543"> </text:span><text:span text:style-name="T733">je</text:span><text:span text:style-name="T543"> </text:span><text:span text:style-name="T592">mosazný s</text:span><text:span text:style-name="T731">vícen, </text:span><text:span text:style-name="T592">p</text:span><text:span text:style-name="T732">sací potřeby </text:span><text:span text:style-name="T733">a⁠ </text:span><text:span text:style-name="T592">l</text:span><text:span text:style-name="T591">ahvička se stříbrným inkoustem </text:span><text:span text:style-name="T590">(karta </text:span><text:span text:style-name="T345">stříbrný inkoust</text:span><text:span text:style-name="T590">).</text:span><text:span text:style-name="T734"> </text:span><text:span text:style-name="T733">Pod deskou stolu je šuplík.</text:span></text:p>
      <text:list xml:id="list1665638155" text:style-name="L107">
        <text:list-item>
          <text:p text:style-name="P591"><text:span text:style-name="T856">V⁠ šuplíku</text:span><text:span text:style-name="T848"> je</text:span><text:span text:style-name="T851"> </text:span><text:span text:style-name="T852">s</text:span><text:span text:style-name="T849">vitek </text:span><text:span text:style-name="T850">se staroelfským textem</text:span><text:span text:style-name="T544"> (rekvizita </text:span><text:span text:style-name="T786">c15-r1</text:span><text:span text:style-name="T544">).</text:span></text:p>
        </text:list-item>
        <text:list-item>
          <text:p text:style-name="P592"><text:span text:style-name="T773">Šuplík j</text:span><text:span text:style-name="T735">e překvapivě mělký na to, jak velký prostor zabírá </text:span><text:span text:style-name="T774">(má dvojité dno)</text:span><text:span text:style-name="T545">.</text:span></text:p>
          <text:list>
            <text:list-item>
              <text:p text:style-name="P593"><text:span text:style-name="T736">Pod dvojitým dnem</text:span><text:span text:style-name="T545"> je </text:span><text:span text:style-name="T546">svitek </text:span><text:span text:style-name="T338">očarování rukavic</text:span><text:span text:style-name="T556"> (karta).</text:span></text:p>
              <text:list>
                <text:list-item>
                  <text:p text:style-name="P594"><text:span text:style-name="T556">T</text:span><text:span text:style-name="T545">ento svitek </text:span><text:span text:style-name="T557">mohou</text:span><text:span text:style-name="T545"> postavy použít, až když seženou ingredience uvedené na kartě. Musí také </text:span><text:span text:style-name="T557">mít</text:span><text:span text:style-name="T545"> obyčejné rukavice, které budou očarovávat – třeba ty, které jsou součástí zbroje mrtvého elfa v⁠ A7. </text:span><text:span text:style-name="T557">Použitím svitku se z⁠ těchto rukavic stanou kouzelné </text:span><text:span text:style-name="T404">nabíjecí rukavice</text:span><text:span text:style-name="T558"> (karta). Svitek se tím spotřebuje (lze ho použít jen jednou) a⁠ </text:span><text:span text:style-name="T737">stejně tak i⁠ použité suroviny</text:span><text:span text:style-name="T558">.</text:span></text:p>
                </text:list-item>
              </text:list>
            </text:list-item>
          </text:list>
        </text:list-item>
      </text:list>
      <text:p text:style-name="P153"><text:soft-page-break/><text:span text:style-name="Emphasis"><text:span text:style-name="T1256">▸<text:tab/></text:span></text:span><text:span text:style-name="Emphasis"><text:span text:style-name="T1267">Po sundání </text:span></text:span><text:span text:style-name="Emphasis"><text:span text:style-name="T1281">obrazu</text:span></text:span><text:span text:style-name="Emphasis"><text:span text:style-name="T1280"> horských štítů</text:span></text:span><text:span text:style-name="Emphasis"><text:span text:style-name="T1266"> </text:span></text:span><text:span text:style-name="Emphasis"><text:span text:style-name="T1267">je vidět </text:span></text:span><text:span text:style-name="Emphasis"><text:span text:style-name="T1327">do stěny vsazená čtvercová deska</text:span></text:span><text:span text:style-name="Emphasis"><text:span text:style-name="T1266"> (modrá značka na mapě). </text:span></text:span><text:span text:style-name="T1396">Jsou na ní symboly: Trojúhelník, kruh, čtverec, spirála, kříž. Vypadá to, že by mohly jít zmáčknout.</text:span></text:p>
      <text:list xml:id="list3502037173" text:style-name="L108">
        <text:list-item>
          <text:p text:style-name="P596"><text:span text:style-name="T1397">Schránka se otevře, když někdo stiskne symbol </text:span><text:span text:style-name="T405">čtverce</text:span><text:span text:style-name="T1397">, potom </text:span><text:span text:style-name="T405">kříže</text:span><text:span text:style-name="T1397"> a⁠ nakonec </text:span><text:span text:style-name="T405">trojúhelníku</text:span><text:span text:style-name="T1397">.</text:span></text:p>
        </text:list-item>
        <text:list-item>
          <text:p text:style-name="P599">Na tom, jaké symboly byly stisknuté před tím, nezáleží.</text:p>
        </text:list-item>
        <text:list-item>
          <text:p text:style-name="P597"><text:span text:style-name="T1372">Když někdo stiskne špatný symbol, vyjede z⁠ něj jako prst dlouhá jehlice s⁠ jedem. </text:span>Jedná se o⁠ vlčí mor (rostlinný jed):</text:p>
          <text:list>
            <text:list-item>
              <text:p text:style-name="P598"><text:span text:style-name="T1398">Latence 15 minut, poté Útok </text:span><text:span text:style-name="T1045">jedem</text:span><text:span text:style-name="T1371"> 6/0 proti Síle.</text:span></text:p>
            </text:list-item>
            <text:list-item>
              <text:p text:style-name="P595"><text:span text:style-name="T295">Příznaky:</text:span> Pocit znecitlivění a⁠ mravenčení zasažené části, pocení, průjem, silné zvracení, úzkost, zimnice, později <text:span text:style-name="T1131">případně</text:span> smrt zástavou srdce nebo udušením.</text:p>
            </text:list-item>
          </text:list>
        </text:list-item>
        <text:list-item>
          <text:p text:style-name="P600">Z⁠ každé jehlice, která nikoho neotrávila, je možné získat jednu dávku tohoto jedu.</text:p>
        </text:list-item>
      </text:list>
      <text:list xml:id="list2103545317" text:style-name="L109">
        <text:list-item>
          <text:p text:style-name="P603">Uvnitř schránky je:</text:p>
          <text:list>
            <text:list-item>
              <text:p text:style-name="P601"><text:span text:style-name="T406">sérotvorný flakón</text:span><text:span text:style-name="T738"> (karta)</text:span></text:p>
              <text:list>
                <text:list-item>
                  <text:p text:style-name="P604"><text:span text:style-name="T738">N</text:span><text:span text:style-name="T455">a </text:span><text:span text:style-name="T775">vlčí mor</text:span><text:span text:style-name="T455"> z⁠ jehlic neúčinkuje, protože </text:span><text:span text:style-name="T775">to</text:span><text:span text:style-name="T455"> není živočišný </text:span><text:span text:style-name="T775">jed</text:span><text:span text:style-name="T455">. Dokáže ale neutralizovat jed </text:span><text:span text:style-name="T424">obřího pavouka</text:span><text:span text:style-name="T455"> z⁠ C4.</text:span></text:p>
                </text:list-item>
              </text:list>
            </text:list-item>
            <text:list-item>
              <text:p text:style-name="P602"><text:span text:style-name="T852">s</text:span><text:span text:style-name="T849">vitek </text:span><text:span text:style-name="T850">se staroelfským textem</text:span><text:span text:style-name="T1102"> (rekvizita </text:span><text:span text:style-name="T881">c15-r2</text:span><text:span text:style-name="T1102">)</text:span></text:p>
              <text:list>
                <text:list-item>
                  <text:p text:style-name="P605">Formule uvedená na svitku otevírá truhlu v⁠ mágově obytné místnosti C14.</text:p>
                </text:list-item>
              </text:list>
            </text:list-item>
          </text:list>
        </text:list-item>
      </text:list>
      <text:h text:style-name="P651" text:outline-level="3"><text:soft-page-break/>C16 – umývárna</text:h>
      <text:p text:style-name="P24"><text:span text:style-name="T1299">🚪<text:tab/></text:span><text:span text:style-name="T1305">Z</text:span><text:span text:style-name="T1096">avřené obyčejné</text:span> dveře s⁠ klikou.</text:p>
      <text:list xml:id="list143332681135981" text:continue-list="list143332779415686" text:style-name="L29">
        <text:list-item>
          <text:p text:style-name="P384">Je na nich symbol ve tvaru <text:span text:style-name="T1144">mísy: </text:span><text:span text:style-name="T1316">⯋</text:span></text:p>
        </text:list-item>
      </text:list>
      <text:p text:style-name="P10">V⁠ místnosti je stolek s⁠ umývadlem, vedle něj vědro na vodu.</text:p>
      <text:list xml:id="list143332823885557" text:continue-list="list3953695398" text:style-name="L49">
        <text:list-item>
          <text:p text:style-name="P352">Na stolku je <text:span text:style-name="T1349">vyschlý</text:span> zbytek mýdla.</text:p>
        </text:list-item>
        <text:list-item>
          <text:p text:style-name="P352">Ze zdi <text:span text:style-name="T1348">čouhá</text:span> <text:span text:style-name="T1348">měděná</text:span> trubka s⁠ páčkou.</text:p>
          <text:list>
            <text:list-item>
              <text:p text:style-name="P352"><text:span text:style-name="T1062">Po otočení páčkou z⁠ trubky teče voda</text:span>.</text:p>
            </text:list-item>
          </text:list>
        </text:list-item>
      </text:list>
      <text:h text:style-name="P652" text:outline-level="3">C1<text:span text:style-name="T1058">7</text:span> – zbrojnice</text:h>
      <text:p text:style-name="P154"><text:span text:style-name="T1299">🚪<text:tab/></text:span><text:span text:style-name="T1317">Otevřené</text:span><text:span text:style-name="T295"> bytelné </text:span><text:span text:style-name="T410">dveře s⁠ klikou a⁠ zámkem</text:span><text:span text:style-name="T295">.</text:span></text:p>
      <text:list xml:id="list3129751939" text:style-name="L110">
        <text:list-item>
          <text:p text:style-name="P606"><text:span text:style-name="T602">Pasuje do něj klíč s⁠ písmenem </text:span><text:span text:style-name="T1010">Z</text:span><text:span text:style-name="T602">, který má u⁠ sebe mrtvá el</text:span><text:span text:style-name="T603">f</text:span><text:span text:style-name="T602">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1306337621" text:style-name="L111">
        <text:list-item>
          <text:p text:style-name="P388">Na obou pákách jsou západky <text:span text:style-name="T1440">umožňující zajistit je v⁠ poloze „dole“</text:span>. Obě <text:span text:style-name="T1441">západky</text:span> jsou vytaženy, páky je tedy možné překlápět.</text:p>
        </text:list-item>
        <text:list-item>
          <text:p text:style-name="P389"><text:span text:style-name="T1400">Levá páka je v⁠ pozici „nahoře“. Nad ní</text:span> je <text:span text:style-name="T1049">napsáno</text:span>:</text:p>
          <text:p text:style-name="P435">„Nebezpečí úrazu! <text:span text:style-name="T1049">Před aktivací obranných opatření se ujistěte, že v⁠ objektu nikdo není.</text:span>“</text:p>
          <text:list>
            <text:list-item>
              <text:p text:style-name="P607"><text:span text:style-name="T822">Překlopení</text:span><text:span text:style-name="T821"> lev</text:span><text:span text:style-name="T822">é</text:span><text:span text:style-name="T821"> pák</text:span><text:span text:style-name="T822">y do pozice „dole“</text:span><text:span text:style-name="T821"> vypne pasti v⁠ C6 a⁠ C8 (po šlápnutí na spouštěcí dlaždice ze stěn nebudou vylétat ohnivé střely). Překlopením zpět </text:span><text:span text:style-name="T822">do pozice „nahoře“</text:span><text:span text:style-name="T821"> se pasti opět aktivují.</text:span></text:p>
            </text:list-item>
          </text:list>
        </text:list-item>
        <text:list-item>
          <text:p text:style-name="P608"><text:soft-page-break/><text:span text:style-name="T739">Pravá páka je v⁠ pozici „dole“.</text:span><text:span text:style-name="T740"> </text:span><text:span text:style-name="T739">J</text:span><text:span text:style-name="T740">e </text:span><text:span text:style-name="T739">nad ní</text:span><text:span text:style-name="T740"> </text:span><text:span text:style-name="T741">napsáno:</text:span></text:p>
        </text:list-item>
      </text:list>
      <text:list xml:id="list1125852810" text:style-name="L112">
        <text:list-item>
          <text:list>
            <text:list-header>
              <text:p text:style-name="P609"><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0">někdo překlopí</text:span> <text:span text:style-name="T1050">pravou</text:span> <text:span text:style-name="T1050">páku do pozice „nahoře“</text:span>:</text:p>
      <text:p text:style-name="P162"><text:span text:style-name="T1324">🔊<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4">Z</text:span><text:span text:style-name="T785">ačni počítat čas na kola.</text:span></text:p>
      <text:p text:style-name="P156"><text:span text:style-name="T837">V místnosti C8 se z</text:span><text:span text:style-name="T836">e štěrbin u stropu začne</text:span><text:span text:style-name="T824"> vyp</text:span><text:span text:style-name="T835">o</text:span><text:span text:style-name="T824">u</text:span><text:span text:style-name="T823">štět</text:span><text:span text:style-name="T825"> jedovatý plyn. </text:span><text:span text:style-name="T824">Odtamtud se </text:span><text:span text:style-name="T838">bude</text:span><text:span text:style-name="T824"> šířit celým podzemím a⁠ zabije všechno živé. Přežijí jen ti, kdo včas utečou ven.<text:line-break/><text:tab/></text:span><text:span text:style-name="T525">Každé kolo se plyn rozšíří do </text:span><text:span text:style-name="T521">bezprostředně sousedních místností (šíří se ve vlně)</text:span><text:span text:style-name="T525">. </text:span><text:span text:style-name="T742">Dlouhými chodbami se šíří rychlostí 8 čtverců za kolo.<text:line-break/><text:tab/></text:span><text:span text:style-name="T526">Stejnou rychlostí se pohybují i⁠ postavy: </text:span><text:span text:style-name="T747">Z</text:span><text:span text:style-name="T526">a jedno kolo se tedy dostanou zhruba z⁠ jedné místnosti do druhé a⁠ </text:span><text:span text:style-name="T747">k</text:span><text:span text:style-name="T522">dyž běží chodbou, </text:span><text:span text:style-name="T747">uběhnou</text:span><text:span text:style-name="T522"> zhruba 8 čtverců na mapě za kolo.</text:span></text:p>
      <text:list xml:id="list4096767435" text:style-name="L113">
        <text:list-item>
          <text:p text:style-name="P610"><text:span text:style-name="T526">Podlézání pod mříží C3 zabere </text:span><text:span text:style-name="T529">jedno kolo za každou postavu</text:span><text:span text:style-name="T526">.</text:span></text:p>
        </text:list-item>
        <text:list-item>
          <text:p text:style-name="P611"><text:span text:style-name="T527">Šplhání studnou (z⁠ C1 do A</text:span><text:span text:style-name="T595">4</text:span><text:span text:style-name="T527">) nahoru trvá pět kol, </text:span><text:span text:style-name="T530">šplhat ale může víc postav za sebou.</text:span><text:span text:style-name="T527"> </text:span><text:span text:style-name="T593">P</text:span><text:span text:style-name="T527">lynu to zabere jen jedno kolo.</text:span></text:p>
        </text:list-item>
        <text:list-item>
          <text:p text:style-name="P611"><text:span text:style-name="T527">Šplhání po </text:span><text:span text:style-name="T531">zborcených</text:span><text:span text:style-name="T527"> schodech ve věži (B</text:span><text:span text:style-name="T594">7</text:span><text:span text:style-name="T527">) zabere </text:span><text:span text:style-name="T531">2</text:span><text:span text:style-name="T527"> kola </text:span><text:span text:style-name="T531">za každou šplhající postavu.</text:span><text:span text:style-name="T527"> </text:span><text:span text:style-name="T593">P</text:span><text:span text:style-name="T527">lyn to zvládne za jedno </text:span><text:span text:style-name="T516">kolo</text:span><text:span text:style-name="T527">.</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1">(viz dále)</text:span>, ale <text:span text:style-name="T1399">nedojde k⁠ bezvědomí a⁠ udušení.<text:line-break/><text:tab/>Když postavy páku nechají „nahoře“, po skončení vypouštění plynu se sama překlopí dolů.</text:span></text:p>
      <text:p text:style-name="P79">Účinky plynu:</text:p>
      <text:list xml:id="list3298486464" text:style-name="L114">
        <text:list-item>
          <text:p text:style-name="P612"><text:span text:style-name="T746">Pokud jsou</text:span><text:span text:style-name="T525"> postavy v⁠ </text:span><text:span text:style-name="T746">daném kole</text:span><text:span text:style-name="T525"> v⁠ </text:span><text:span text:style-name="T776">chodbě nebo </text:span><text:span text:style-name="T525">místnosti, kam se ještě plyn nedostal, tak se jim nic neděje.</text:span></text:p>
        </text:list-item>
      </text:list>
      <text:list xml:id="list844640589" text:style-name="L115">
        <text:list-item>
          <text:p text:style-name="P613"><text:span text:style-name="T525">Za každé kolo strávené v⁠ zamořené </text:span><text:span text:style-name="T776">chodbě nebo</text:span><text:span text:style-name="T525"> místnosti </text:span><text:span text:style-name="T514">se posunou po následující stupnici – na začátku každého kola jim řekni, co se jim děje:</text:span></text:p>
        </text:list-item>
      </text:list>
      <text:list xml:id="list1200238947" text:style-name="L116">
        <text:list-item>
          <text:list>
            <text:list-item>
              <text:list>
                <text:list-item>
                  <text:list>
                    <text:list-item>
                      <text:p text:style-name="P390">Začínají vám slzet oči.</text:p>
                    </text:list-item>
                    <text:list-item>
                      <text:p text:style-name="P390">Spustila se vám silná rýma.</text:p>
                    </text:list-item>
                    <text:list-item>
                      <text:p text:style-name="P390">Začínají vás pálit oči.</text:p>
                    </text:list-item>
                    <text:list-item>
                      <text:p text:style-name="P614"><text:span text:style-name="T512">Začíná vá</text:span><text:span text:style-name="T520">s</text:span><text:span text:style-name="T512"> škrábat v⁠ krku.</text:span></text:p>
                    </text:list-item>
                    <text:list-item>
                      <text:p text:style-name="P390"><text:span text:style-name="T282">Začíná vám tuhnout jazyk</text:span>.</text:p>
                    </text:list-item>
                    <text:list-item>
                      <text:p text:style-name="P390">Začíná vás pálit kůže na tváři.</text:p>
                    </text:list-item>
                    <text:list-item>
                      <text:p text:style-name="P390"><text:span text:style-name="T1402">Přestáváte cítit prsty</text:span>.</text:p>
                    </text:list-item>
                    <text:list-item>
                      <text:p text:style-name="P390">Začíná vás pálit kůže po celém těle.</text:p>
                    </text:list-item>
                    <text:list-item>
                      <text:p text:style-name="P390"><text:span text:style-name="T1403">Přestávají vás poslouchat končetiny</text:span>.</text:p>
                    </text:list-item>
                    <text:list-item>
                      <text:p text:style-name="P615"><text:span text:style-name="T512">U</text:span><text:span text:style-name="T455">padáte do bezvědomí.</text:span></text:p>
                    </text:list-item>
                  </text:list>
                </text:list-item>
              </text:list>
              <text:p text:style-name="P616"><text:soft-page-break/><text:span text:style-name="T748">Po upadnutí do bezvědomí p</text:span><text:span text:style-name="T455">ostavy neumírají okamžitě, ale pokud jim nikdo nepomůže (neodtáhne je ven z⁠ podzemí), udusí se.</text:span></text:p>
            </text:list-item>
          </text:list>
        </text:list-item>
      </text:list>
      <text:list xml:id="list1583569521" text:style-name="L117">
        <text:list-item>
          <text:p text:style-name="P391">Zadržení dechu dá postavám 2 kola k⁠ dobru. Jed se ale vstřebává i⁠ kůží, takže po uplynutí dvou kol strávených v⁠ plynu začni oznamovat příznaky jako bez zadržení dechu.</text:p>
        </text:list-item>
        <text:list-item>
          <text:p text:style-name="P392">Plyn je bez barvy a⁠ bez zápachu, takže kromě <text:span text:style-name="T1443">zhoršujících se</text:span> <text:span text:style-name="T1404">příznaků</text:span> postavy nemají jak poznat, kde je a⁠ kde není.</text:p>
        </text:list-item>
        <text:list-item>
          <text:p text:style-name="P393"><text:span text:style-name="T1132">Při útěku se p</text:span>ozice <text:span text:style-name="T1132">na</text:span> stupnic<text:span text:style-name="T1132">i</text:span> <text:span text:style-name="T1132">nevrací na začátek</text:span>. Když jsou postavy například na druhém stupni, pak vběhnou do místnosti bez plynu a⁠ pak do další s⁠ plynem, posunou se na třetí stupeň stupnice.</text:p>
        </text:list-item>
        <text:list-item>
          <text:p text:style-name="P617"><text:span text:style-name="T743">Moc na hráče netlač</text:span><text:span text:style-name="T512">, </text:span><text:span text:style-name="T514">průběžné ohlašování zhoršujících se </text:span><text:span text:style-name="T743">příznaků</text:span><text:span text:style-name="T514"> by mělo </text:span><text:span text:style-name="T515">stačit k⁠ </text:span><text:span text:style-name="T743">navození pocitu, že jim jde o⁠ čas a⁠ o⁠ život</text:span><text:span text:style-name="T514">. </text:span><text:span text:style-name="T515">Nenech je ale příliš dlouho rozmýšlet.</text:span></text:p>
        </text:list-item>
      </text:list>
      <text:p text:style-name="P155"><text:span text:style-name="T519">P</text:span><text:span text:style-name="T528">lyn z⁠ podzemí za několik dní vyvětrá. </text:span><text:span text:style-name="T523">Přeživší p</text:span><text:span text:style-name="T528">ostavy se pak budou moci vrátit a⁠ dokončit průzkum.</text:span></text:p>
      <text:p text:style-name="Example_20_Header"><text:span text:style-name="T513">P</text:span><text:span text:style-name="T455">oznámka:</text:span></text:p>
      <text:p text:style-name="Example"><text:span text:style-name="T513">Vypuštění plynu </text:span><text:span text:style-name="T744">zabije</text:span><text:span text:style-name="T513"> všechno živé v⁠ podzemí, </text:span><text:span text:style-name="T517">co ještě nepobily postavy a⁠ </text:span><text:span text:style-name="T744">co nestihne utéct</text:span><text:span text:style-name="T513">:</text:span></text:p>
      <text:list xml:id="list143332676633009" text:continue-numbering="true" text:style-name="L117">
        <text:list-item>
          <text:list>
            <text:list-item>
              <text:p text:style-name="P662"><text:span text:style-name="T752">Dospěl</text:span><text:span text:style-name="T777">ého ještěra</text:span><text:span text:style-name="T752"> v⁠ </text:span><text:span text:style-name="T510">C11 </text:span><text:span text:style-name="T743">(mláďata v⁠ </text:span><text:span text:style-name="T752">C10</text:span><text:span text:style-name="T743"> utečou tunely ven)</text:span><text:span text:style-name="T510">.</text:span></text:p>
            </text:list-item>
            <text:list-item>
              <text:p text:style-name="P662"><text:span text:style-name="T513">Pavou</text:span><text:span text:style-name="T743">k</text:span><text:span text:style-name="T777">a</text:span><text:span text:style-name="T513"> v⁠ </text:span><text:span text:style-name="T510">C4.</text:span></text:p>
            </text:list-item>
            <text:list-item>
              <text:p text:style-name="P662"><text:span text:style-name="T513">Huňáči v⁠ </text:span><text:span text:style-name="T511">B</text:span><text:span text:style-name="T596">5</text:span><text:span text:style-name="T513"> utečou, stihnou ale odnést jen dvě koťata (každý jedno). </text:span><text:span text:style-name="T745">Zbylá tři koťata se udusí.</text:span></text:p>
            </text:list-item>
          </text:list>
        </text:list-item>
        <text:list-item>
          <text:p text:style-name="P662"><text:span text:style-name="T518">Mimik v⁠ </text:span><text:span text:style-name="T574">B10</text:span><text:span text:style-name="T518"> je magický tvor a⁠ nepotřebuje dýchat, takže jed mu nic neudělá. </text:span><text:span text:style-name="T519">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1529449696" text:style-name="L118">
        <text:list-item>
          <text:p text:style-name="P618"><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620"><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620"><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619"><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655"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3">cenu urči hodem šestistěnnou kostkou (viz </text:span><text:span text:style-name="T891">Prodejní cena předmětů</text:span><text:span text:style-name="T839">, </text:span><text:span text:style-name="T840">jsou uvedené kurzívou</text:span><text:span text:style-name="T1143">)</text:span>.<text:line-break/><text:tab/><text:span text:style-name="T1408">Klíče samy o⁠ sobě nemají prakticky žádnou cenu, v⁠ tabulce proto </text:span><text:soft-page-break/><text:span text:style-name="T1408">nejsou. U⁠ zámků se cena liší podle toho, jestli jsou i⁠ s⁠ klíčem nebo bez něj.</text:span><text:line-break/><text:tab/><text:span text:style-name="T256">Když</text:span><text:span text:style-name="T1017"> budou cht</text:span><text:span text:style-name="T255">ít hráči prodat něco, co není na seznamu, cenu odhadni.</text:span></text:p>
      <text:p text:style-name="P176"/>
      <table:table table:name="Tabulka2" table:style-name="Tabulka2">
        <table:table-column table:style-name="Tabulka2.A"/>
        <table:table-column table:style-name="Tabulka2.B"/>
        <table:table-row>
          <table:table-cell table:style-name="Tabulka2.A1" table:number-columns-spanned="2" office:value-type="string">
            <text:p text:style-name="P187">Prodejní cena předmětů</text:p>
          </table:table-cell>
          <table:covered-table-cell/>
        </table:table-row>
        <table:table-row>
          <table:table-cell table:style-name="Tabulka2.A2" office:value-type="string">
            <text:p text:style-name="P188">amulet s⁠ bojovníkem</text:p>
          </table:table-cell>
          <table:table-cell table:style-name="Tabulka2.A2" office:value-type="string">
            <text:p text:style-name="P199">1 zl</text:p>
          </table:table-cell>
        </table:table-row>
        <table:table-row>
          <table:table-cell table:style-name="Tabulka2.A2" office:value-type="string">
            <text:p text:style-name="Table_20_Contents">celta</text:p>
          </table:table-cell>
          <table:table-cell table:style-name="Tabulka2.A2" office:value-type="string">
            <text:p text:style-name="P219">5 st</text:p>
          </table:table-cell>
        </table:table-row>
        <table:table-row>
          <table:table-cell table:style-name="Tabulka2.A2" office:value-type="string">
            <text:p text:style-name="P188">čtvercová mince</text:p>
          </table:table-cell>
          <table:table-cell table:style-name="Tabulka2.A2" office:value-type="string">
            <text:p text:style-name="P200">5 st</text:p>
          </table:table-cell>
        </table:table-row>
        <table:table-row>
          <table:table-cell table:style-name="Tabulka2.A2" office:value-type="string">
            <text:p text:style-name="P188">dlouhý luk</text:p>
          </table:table-cell>
          <table:table-cell table:style-name="Tabulka2.A2" office:value-type="string">
            <text:p text:style-name="P200">1 zl</text:p>
          </table:table-cell>
        </table:table-row>
        <table:table-row>
          <table:table-cell table:style-name="Tabulka2.A2" office:value-type="string">
            <text:p text:style-name="P190">dřevěná krabička (obsah krabičky viz <text:span text:style-name="T295">povzbuzující droga</text:span>)</text:p>
          </table:table-cell>
          <table:table-cell table:style-name="Tabulka2.A2" office:value-type="string">
            <text:p text:style-name="P236">1 st</text:p>
          </table:table-cell>
        </table:table-row>
        <table:table-row>
          <table:table-cell table:style-name="Tabulka2.A2" office:value-type="string">
            <text:p text:style-name="P176">dřevěná miska</text:p>
          </table:table-cell>
          <table:table-cell table:style-name="Tabulka2.A2" office:value-type="string">
            <text:p text:style-name="P233">4 mk</text:p>
          </table:table-cell>
        </table:table-row>
        <table:table-row>
          <table:table-cell table:style-name="Tabulka2.A2" office:value-type="string">
            <text:p text:style-name="P176">dřevěný pohár</text:p>
          </table:table-cell>
          <table:table-cell table:style-name="Tabulka2.A2" office:value-type="string">
            <text:p text:style-name="P233">5 mk</text:p>
          </table:table-cell>
        </table:table-row>
        <table:table-row>
          <table:table-cell table:style-name="Tabulka2.A2" office:value-type="string">
            <text:p text:style-name="P176">dřez</text:p>
          </table:table-cell>
          <table:table-cell table:style-name="Tabulka2.A2" office:value-type="string">
            <text:p text:style-name="P234">1 st</text:p>
          </table:table-cell>
        </table:table-row>
        <table:table-row>
          <table:table-cell table:style-name="Tabulka2.A2" office:value-type="string">
            <text:p text:style-name="P188">dvojruční kyj</text:p>
          </table:table-cell>
          <table:table-cell table:style-name="Tabulka2.A2" office:value-type="string">
            <text:p text:style-name="P201">4 mk</text:p>
          </table:table-cell>
        </table:table-row>
        <table:table-row>
          <table:table-cell table:style-name="Tabulka2.A2" office:value-type="string">
            <text:p text:style-name="P188">dýka</text:p>
          </table:table-cell>
          <table:table-cell table:style-name="Tabulka2.A2" office:value-type="string">
            <text:p text:style-name="P202">5 st</text:p>
          </table:table-cell>
        </table:table-row>
        <table:table-row>
          <table:table-cell table:style-name="Tabulka2.A2" office:value-type="string">
            <text:p text:style-name="P188">elfská dýka</text:p>
          </table:table-cell>
          <table:table-cell table:style-name="Tabulka2.A2" office:value-type="string">
            <text:p text:style-name="P203">1 zl</text:p>
          </table:table-cell>
        </table:table-row>
        <table:table-row>
          <table:table-cell table:style-name="Tabulka2.A2" office:value-type="string">
            <text:p text:style-name="P188">elfská lyra</text:p>
          </table:table-cell>
          <table:table-cell table:style-name="Tabulka2.A2" office:value-type="string">
            <text:p text:style-name="P204">10 zl</text:p>
          </table:table-cell>
        </table:table-row>
        <table:table-row>
          <table:table-cell table:style-name="Tabulka2.A2" office:value-type="string">
            <text:p text:style-name="P247">elfský amulet</text:p>
          </table:table-cell>
          <table:table-cell table:style-name="Tabulka2.A2" office:value-type="string">
            <text:p text:style-name="P189"><text:span text:style-name="T1136">1</text:span>k6 st</text:p>
          </table:table-cell>
        </table:table-row>
        <table:table-row>
          <table:table-cell table:style-name="Tabulka2.A2" office:value-type="string">
            <text:p text:style-name="P188">elfský meč</text:p>
          </table:table-cell>
          <table:table-cell table:style-name="Tabulka2.A2" office:value-type="string">
            <text:p text:style-name="P205">3 zl</text:p>
          </table:table-cell>
        </table:table-row>
        <table:table-row>
          <table:table-cell table:style-name="Tabulka2.A2" office:value-type="string">
            <text:p text:style-name="Table_20_Contents">flétna</text:p>
          </table:table-cell>
          <table:table-cell table:style-name="Tabulka2.A2" office:value-type="string">
            <text:p text:style-name="P220">2 st</text:p>
          </table:table-cell>
        </table:table-row>
        <table:table-row>
          <table:table-cell table:style-name="Tabulka2.A2" office:value-type="string">
            <text:p text:style-name="P176">formy na svíčky</text:p>
          </table:table-cell>
          <table:table-cell table:style-name="Tabulka2.A2" office:value-type="string">
            <text:p text:style-name="P234">2 mk</text:p>
          </table:table-cell>
        </table:table-row>
        <table:table-row>
          <table:table-cell table:style-name="Tabulka2.A2" office:value-type="string">
            <text:p text:style-name="P188">horský křišťál</text:p>
          </table:table-cell>
          <table:table-cell table:style-name="Tabulka2.A2" office:value-type="string">
            <text:p text:style-name="P206">5 st</text:p>
          </table:table-cell>
        </table:table-row>
        <table:table-row>
          <table:table-cell table:style-name="Tabulka2.A2" office:value-type="string">
            <text:p text:style-name="P176">hrací kostky</text:p>
          </table:table-cell>
          <table:table-cell table:style-name="Tabulka2.A2" office:value-type="string">
            <text:p text:style-name="P234">3 mk</text:p>
          </table:table-cell>
        </table:table-row>
        <table:table-row>
          <table:table-cell table:style-name="Tabulka2.A2" office:value-type="string">
            <text:p text:style-name="Table_20_Contents">hrst klínků</text:p>
          </table:table-cell>
          <table:table-cell table:style-name="Tabulka2.A2" office:value-type="string">
            <text:p text:style-name="P221">1 st</text:p>
          </table:table-cell>
        </table:table-row>
        <table:table-row>
          <table:table-cell table:style-name="Tabulka2.A2" office:value-type="string">
            <text:p text:style-name="P176">jed obřího pavouka (1 dávka)</text:p>
          </table:table-cell>
          <table:table-cell table:style-name="Tabulka2.A2" office:value-type="string">
            <text:p text:style-name="P230">1 zl</text:p>
          </table:table-cell>
        </table:table-row>
        <table:table-row>
          <table:table-cell table:style-name="Tabulka2.A2" office:value-type="string">
            <text:p text:style-name="P184">jednoruční kyj</text:p>
          </table:table-cell>
          <table:table-cell table:style-name="Tabulka2.A2" office:value-type="string">
            <text:p text:style-name="P238">2 mk</text:p>
          </table:table-cell>
        </table:table-row>
        <table:table-row>
          <table:table-cell table:style-name="Tabulka2.A2" office:value-type="string">
            <text:p text:style-name="P188">kamenická palice</text:p>
          </table:table-cell>
          <table:table-cell table:style-name="Tabulka2.A2" office:value-type="string">
            <text:p text:style-name="P207">2 st</text:p>
          </table:table-cell>
        </table:table-row>
        <table:table-row>
          <table:table-cell table:style-name="Tabulka2.A2" office:value-type="string">
            <text:p text:style-name="P188">kamenická špice</text:p>
          </table:table-cell>
          <table:table-cell table:style-name="Tabulka2.A2" office:value-type="string">
            <text:p text:style-name="P207">2 st</text:p>
          </table:table-cell>
        </table:table-row>
        <table:table-row>
          <table:table-cell table:style-name="Tabulka2.A2" office:value-type="string">
            <text:p text:style-name="P188">kamenické dláto</text:p>
          </table:table-cell>
          <table:table-cell table:style-name="Tabulka2.A2" office:value-type="string">
            <text:p text:style-name="P207">2 st</text:p>
          </table:table-cell>
        </table:table-row>
        <text:soft-page-break/>
        <table:table-row>
          <table:table-cell table:style-name="Tabulka2.A2" office:value-type="string">
            <text:p text:style-name="P188">kamenná palice</text:p>
          </table:table-cell>
          <table:table-cell table:style-name="Tabulka2.A2" office:value-type="string">
            <text:p text:style-name="P208"><text:span text:style-name="T1140">3</text:span> mk</text:p>
          </table:table-cell>
        </table:table-row>
        <table:table-row>
          <table:table-cell table:style-name="Tabulka2.A2" office:value-type="string">
            <text:p text:style-name="P176"><text:span text:style-name="T1445">k</text:span>aramelov<text:span text:style-name="T1445">é</text:span> bombóny</text:p>
          </table:table-cell>
          <table:table-cell table:style-name="Tabulka2.A2" office:value-type="string">
            <text:p text:style-name="P234">1 mk</text:p>
          </table:table-cell>
        </table:table-row>
        <table:table-row>
          <table:table-cell table:style-name="Tabulka2.A2" office:value-type="string">
            <text:p text:style-name="Table_20_Contents">keramická miska</text:p>
          </table:table-cell>
          <table:table-cell table:style-name="Tabulka2.A2" office:value-type="string">
            <text:p text:style-name="P222">1 st</text:p>
          </table:table-cell>
        </table:table-row>
        <table:table-row>
          <table:table-cell table:style-name="Tabulka2.A2" office:value-type="string">
            <text:p text:style-name="Table_20_Contents">keramický talíř</text:p>
          </table:table-cell>
          <table:table-cell table:style-name="Tabulka2.A2" office:value-type="string">
            <text:p text:style-name="P222">1 st</text:p>
          </table:table-cell>
        </table:table-row>
        <table:table-row>
          <table:table-cell table:style-name="Tabulka2.A2" office:value-type="string">
            <text:p text:style-name="Table_20_Contents">kleště</text:p>
          </table:table-cell>
          <table:table-cell table:style-name="Tabulka2.A2" office:value-type="string">
            <text:p text:style-name="P211"><text:span text:style-name="T1015">2</text:span> st</text:p>
          </table:table-cell>
        </table:table-row>
        <table:table-row>
          <table:table-cell table:style-name="Tabulka2.A2" office:value-type="string">
            <text:p text:style-name="P239">kovářské kladivo</text:p>
          </table:table-cell>
          <table:table-cell table:style-name="Tabulka2.A2" office:value-type="string">
            <text:p text:style-name="P240">5 st</text:p>
          </table:table-cell>
        </table:table-row>
        <table:table-row>
          <table:table-cell table:style-name="Tabulka2.A2" office:value-type="string">
            <text:p text:style-name="P176">kovový kelímek</text:p>
          </table:table-cell>
          <table:table-cell table:style-name="Tabulka2.A2" office:value-type="string">
            <text:p text:style-name="P234">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3"><text:span text:style-name="T1452">6</text:span> <text:span text:style-name="T1452">mk</text:span></text:p>
          </table:table-cell>
        </table:table-row>
        <table:table-row>
          <table:table-cell table:style-name="Tabulka2.A2" office:value-type="string">
            <text:p text:style-name="P241">krátký luk</text:p>
          </table:table-cell>
          <table:table-cell table:style-name="Tabulka2.A2" office:value-type="string">
            <text:p text:style-name="P242">3 st</text:p>
          </table:table-cell>
        </table:table-row>
        <table:table-row>
          <table:table-cell table:style-name="Tabulka2.A2" office:value-type="string">
            <text:p text:style-name="Table_20_Contents">kružítko</text:p>
          </table:table-cell>
          <table:table-cell table:style-name="Tabulka2.A2" office:value-type="string">
            <text:p text:style-name="P224"><text:span text:style-name="T1015">2</text:span> st</text:p>
          </table:table-cell>
        </table:table-row>
        <table:table-row>
          <table:table-cell table:style-name="Tabulka2.A2" office:value-type="string">
            <text:p text:style-name="P176">křesadlo</text:p>
          </table:table-cell>
          <table:table-cell table:style-name="Tabulka2.A2" office:value-type="string">
            <text:p text:style-name="P234"><text:span text:style-name="T1452">2</text:span> mk</text:p>
          </table:table-cell>
        </table:table-row>
        <table:table-row>
          <table:table-cell table:style-name="Tabulka2.A2" office:value-type="string">
            <text:p text:style-name="P176">kuchyňské náčiní <text:span text:style-name="T1445">(dohromady)</text:span></text:p>
          </table:table-cell>
          <table:table-cell table:style-name="Tabulka2.A2" office:value-type="string">
            <text:p text:style-name="P234">2 st</text:p>
          </table:table-cell>
        </table:table-row>
        <table:table-row>
          <table:table-cell table:style-name="Tabulka2.A2" office:value-type="string">
            <text:p text:style-name="P247">kulový blesk</text:p>
          </table:table-cell>
          <table:table-cell table:style-name="Tabulka2.A2" office:value-type="string">
            <text:p text:style-name="P189"><text:span text:style-name="T1136">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5">2,5 zl</text:p>
          </table:table-cell>
        </table:table-row>
        <table:table-row>
          <table:table-cell table:style-name="Tabulka2.A2" office:value-type="string">
            <text:p text:style-name="P237">kyj</text:p>
          </table:table-cell>
          <table:table-cell table:style-name="Tabulka2.A2" office:value-type="string">
            <text:p text:style-name="P238">2 mk</text:p>
          </table:table-cell>
        </table:table-row>
        <table:table-row>
          <table:table-cell table:style-name="Tabulka2.A2" office:value-type="string">
            <text:p text:style-name="P176">lano (5 metrů)</text:p>
          </table:table-cell>
          <table:table-cell table:style-name="Tabulka2.A2" office:value-type="string">
            <text:p text:style-name="P178">2 st</text:p>
          </table:table-cell>
        </table:table-row>
        <table:table-row>
          <table:table-cell table:style-name="Tabulka2.A2" office:value-type="string">
            <text:p text:style-name="Table_20_Contents">léčitelské potřeby</text:p>
          </table:table-cell>
          <table:table-cell table:style-name="Tabulka2.A2" office:value-type="string">
            <text:p text:style-name="P215">5 st</text:p>
          </table:table-cell>
        </table:table-row>
        <table:table-row>
          <table:table-cell table:style-name="Tabulka2.A2" office:value-type="string">
            <text:p text:style-name="Table_20_Contents">lehká orkská zbroj</text:p>
          </table:table-cell>
          <table:table-cell table:style-name="Tabulka2.A2" office:value-type="string">
            <text:p text:style-name="P226">4 st</text:p>
          </table:table-cell>
        </table:table-row>
        <table:table-row>
          <table:table-cell table:style-name="Tabulka2.A2" office:value-type="string">
            <text:p text:style-name="P243">lehká zbroj</text:p>
          </table:table-cell>
          <table:table-cell table:style-name="Tabulka2.A2" office:value-type="string">
            <text:p text:style-name="P244">2 zl</text:p>
          </table:table-cell>
        </table:table-row>
        <table:table-row>
          <table:table-cell table:style-name="Tabulka2.A2" office:value-type="string">
            <text:p text:style-name="P247">lektvar ohnivého dechu</text:p>
          </table:table-cell>
          <table:table-cell table:style-name="Tabulka2.A2" office:value-type="string">
            <text:p text:style-name="P189"><text:span text:style-name="T1136">1</text:span>k6 st</text:p>
          </table:table-cell>
        </table:table-row>
        <table:table-row>
          <table:table-cell table:style-name="Tabulka2.A2" office:value-type="string">
            <text:p text:style-name="P247"><text:span text:style-name="T1407">l</text:span>ektvar <text:span text:style-name="T1407">regenerace</text:span></text:p>
          </table:table-cell>
          <table:table-cell table:style-name="Tabulka2.A2" office:value-type="string">
            <text:p text:style-name="P189"><text:span text:style-name="T1136">1</text:span>k6 zl</text:p>
          </table:table-cell>
        </table:table-row>
        <table:table-row>
          <table:table-cell table:style-name="Tabulka2.A2" office:value-type="string">
            <text:p text:style-name="P176">lojové sví<text:span text:style-name="T1445">čky</text:span> <text:span text:style-name="T1445">(na 1 den svícení)</text:span></text:p>
          </table:table-cell>
          <table:table-cell table:style-name="Tabulka2.A2" office:value-type="string">
            <text:p text:style-name="P234">4 st</text:p>
          </table:table-cell>
        </table:table-row>
        <table:table-row>
          <table:table-cell table:style-name="Tabulka2.A2" office:value-type="string">
            <text:p text:style-name="P176"><text:span text:style-name="T1454">l</text:span>ucerna <text:span text:style-name="T1454">(na svíci)</text:span></text:p>
          </table:table-cell>
          <table:table-cell table:style-name="Tabulka2.A2" office:value-type="string">
            <text:p text:style-name="P178">1 st</text:p>
          </table:table-cell>
        </table:table-row>
        <table:table-row>
          <table:table-cell table:style-name="Tabulka2.A2" office:value-type="string">
            <text:p text:style-name="Table_20_Contents">malá kovadlina</text:p>
          </table:table-cell>
          <table:table-cell table:style-name="Tabulka2.A2" office:value-type="string">
            <text:p text:style-name="P227">5 st</text:p>
          </table:table-cell>
        </table:table-row>
        <table:table-row>
          <table:table-cell table:style-name="Tabulka2.A2" office:value-type="string">
            <text:p text:style-name="Table_20_Contents">malý železný vozík</text:p>
          </table:table-cell>
          <table:table-cell table:style-name="Tabulka2.A2" office:value-type="string">
            <text:p text:style-name="P227">5 st</text:p>
          </table:table-cell>
        </table:table-row>
        <table:table-row>
          <table:table-cell table:style-name="Tabulka2.A2" office:value-type="string">
            <text:p text:style-name="P248">mast na popáleniny</text:p>
          </table:table-cell>
          <table:table-cell table:style-name="Tabulka2.A2" office:value-type="string">
            <text:p text:style-name="P189"><text:span text:style-name="T1136">1</text:span>k6 zl</text:p>
          </table:table-cell>
        </table:table-row>
        <table:table-row>
          <table:table-cell table:style-name="Tabulka2.A2" office:value-type="string">
            <text:p text:style-name="P191">meč</text:p>
          </table:table-cell>
          <table:table-cell table:style-name="Tabulka2.A2" office:value-type="string">
            <text:p text:style-name="P192">1 zl, 5 st</text:p>
          </table:table-cell>
        </table:table-row>
        <table:table-row>
          <table:table-cell table:style-name="Tabulka2.A2" office:value-type="string">
            <text:p text:style-name="P176">měděná trubka s páčkou</text:p>
          </table:table-cell>
          <table:table-cell table:style-name="Tabulka2.A2" office:value-type="string">
            <text:p text:style-name="P234">5 st</text:p>
          </table:table-cell>
        </table:table-row>
        <table:table-row>
          <table:table-cell table:style-name="Tabulka2.A2" office:value-type="string">
            <text:p text:style-name="P176">měch na vodu</text:p>
          </table:table-cell>
          <table:table-cell table:style-name="Tabulka2.A2" office:value-type="string">
            <text:p text:style-name="P231"><text:span text:style-name="T1450">3</text:span> mk</text:p>
          </table:table-cell>
        </table:table-row>
        <table:table-row>
          <table:table-cell table:style-name="Tabulka2.A2" office:value-type="string">
            <text:p text:style-name="P176">měch s⁠ pálenkou</text:p>
          </table:table-cell>
          <table:table-cell table:style-name="Tabulka2.A2" office:value-type="string">
            <text:p text:style-name="P232">1 st</text:p>
          </table:table-cell>
        </table:table-row>
        <table:table-row>
          <table:table-cell table:style-name="Tabulka2.A2" office:value-type="string">
            <text:p text:style-name="Table_20_Contents">mosazný svícen</text:p>
          </table:table-cell>
          <table:table-cell table:style-name="Tabulka2.A2" office:value-type="string">
            <text:p text:style-name="P228">5 st</text:p>
          </table:table-cell>
        </table:table-row>
        <text:soft-page-break/>
        <table:table-row>
          <table:table-cell table:style-name="Tabulka2.A2" office:value-type="string">
            <text:p text:style-name="P247">nabíjecí rukavice</text:p>
          </table:table-cell>
          <table:table-cell table:style-name="Tabulka2.A2" office:value-type="string">
            <text:p text:style-name="P189"><text:span text:style-name="T1136">1</text:span>k6 st</text:p>
          </table:table-cell>
        </table:table-row>
        <table:table-row>
          <table:table-cell table:style-name="Tabulka2.A2" office:value-type="string">
            <text:p text:style-name="P176">nádobí a příbor<text:span text:style-name="T1445">y (1 sada)</text:span></text:p>
          </table:table-cell>
          <table:table-cell table:style-name="Tabulka2.A2" office:value-type="string">
            <text:p text:style-name="P234">1 st</text:p>
          </table:table-cell>
        </table:table-row>
        <table:table-row>
          <table:table-cell table:style-name="Tabulka2.A2" office:value-type="string">
            <text:p text:style-name="P185">náhrdelník z polodrahokamů</text:p>
          </table:table-cell>
          <table:table-cell table:style-name="Tabulka2.A2" office:value-type="string">
            <text:p text:style-name="P245">1 zl</text:p>
          </table:table-cell>
        </table:table-row>
        <table:table-row>
          <table:table-cell table:style-name="Tabulka2.A2" office:value-type="string">
            <text:p text:style-name="P182">náušnice s perlou</text:p>
          </table:table-cell>
          <table:table-cell table:style-name="Tabulka2.A2" office:value-type="string">
            <text:p text:style-name="P235">1 zl</text:p>
          </table:table-cell>
        </table:table-row>
        <table:table-row>
          <table:table-cell table:style-name="Tabulka2.A2" office:value-type="string">
            <text:p text:style-name="Table_20_Contents">nůžky</text:p>
          </table:table-cell>
          <table:table-cell table:style-name="Tabulka2.A2" office:value-type="string">
            <text:p text:style-name="P213"><text:span text:style-name="T1015">2</text:span> st</text:p>
          </table:table-cell>
        </table:table-row>
        <table:table-row>
          <table:table-cell table:style-name="Tabulka2.A2" office:value-type="string">
            <text:p text:style-name="P180"><text:span text:style-name="T1447">o</text:span>braz<text:span text:style-name="T1409"> (z⁠ místnosti C15)</text:span></text:p>
          </table:table-cell>
          <table:table-cell table:style-name="Tabulka2.A2" office:value-type="string">
            <text:p text:style-name="P229">2 zl</text:p>
          </table:table-cell>
        </table:table-row>
        <table:table-row>
          <table:table-cell table:style-name="Tabulka2.A2" office:value-type="string">
            <text:p text:style-name="P247">očarování rukavic</text:p>
          </table:table-cell>
          <table:table-cell table:style-name="Tabulka2.A2" office:value-type="string">
            <text:p text:style-name="P189"><text:span text:style-name="T1136">1</text:span>k6 st</text:p>
          </table:table-cell>
        </table:table-row>
        <table:table-row>
          <table:table-cell table:style-name="Tabulka2.A2" office:value-type="string">
            <text:p text:style-name="P193">orkský štít</text:p>
          </table:table-cell>
          <table:table-cell table:style-name="Tabulka2.A2" office:value-type="string">
            <text:p text:style-name="P194">4 st</text:p>
          </table:table-cell>
        </table:table-row>
        <table:table-row>
          <table:table-cell table:style-name="Tabulka2.A2" office:value-type="string">
            <text:p text:style-name="P195">pazourkový nůž</text:p>
          </table:table-cell>
          <table:table-cell table:style-name="Tabulka2.A2" office:value-type="string">
            <text:p text:style-name="P196">2 mk</text:p>
          </table:table-cell>
        </table:table-row>
        <table:table-row>
          <table:table-cell table:style-name="Tabulka2.A2" office:value-type="string">
            <text:p text:style-name="Table_20_Contents">pemrlice</text:p>
          </table:table-cell>
          <table:table-cell table:style-name="Tabulka2.A2" office:value-type="string">
            <text:p text:style-name="P210"><text:span text:style-name="T1015">2</text:span> st</text:p>
          </table:table-cell>
        </table:table-row>
        <table:table-row>
          <table:table-cell table:style-name="Tabulka2.A2" office:value-type="string">
            <text:p text:style-name="Table_20_Contents">pilník</text:p>
          </table:table-cell>
          <table:table-cell table:style-name="Tabulka2.A2" office:value-type="string">
            <text:p text:style-name="P211"><text:span text:style-name="T1015">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12">1 zl</text:p>
          </table:table-cell>
        </table:table-row>
        <table:table-row>
          <table:table-cell table:style-name="Tabulka2.A2" office:value-type="string">
            <text:p text:style-name="P176">pouzdro na svitky</text:p>
          </table:table-cell>
          <table:table-cell table:style-name="Tabulka2.A2" office:value-type="string">
            <text:p text:style-name="P234">1 st</text:p>
          </table:table-cell>
        </table:table-row>
        <table:table-row>
          <table:table-cell table:style-name="Tabulka2.A2" office:value-type="string">
            <text:p text:style-name="P188"><text:span text:style-name="T779">povzbuzující droga</text:span><text:span text:style-name="T599"> </text:span><text:span text:style-name="T600">(</text:span><text:span text:style-name="T779">1 </text:span><text:span text:style-name="T780">dávka</text:span><text:span text:style-name="T600">)</text:span></text:p>
          </table:table-cell>
          <table:table-cell table:style-name="Tabulka2.A2" office:value-type="string">
            <text:p text:style-name="P209"><text:span text:style-name="T1139">4</text:span><text:span text:style-name="T1016">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11"><text:span text:style-name="T1015">2</text:span> st</text:p>
          </table:table-cell>
        </table:table-row>
        <table:table-row>
          <table:table-cell table:style-name="Tabulka2.A2" office:value-type="string">
            <text:p text:style-name="P247">přenos myšlenek</text:p>
          </table:table-cell>
          <table:table-cell table:style-name="Tabulka2.A2" office:value-type="string">
            <text:p text:style-name="P189"><text:span text:style-name="T1136">1</text:span>k6 st</text:p>
          </table:table-cell>
        </table:table-row>
        <table:table-row>
          <table:table-cell table:style-name="Tabulka2.A2" office:value-type="string">
            <text:p text:style-name="P197">přesýpací hodiny</text:p>
          </table:table-cell>
          <table:table-cell table:style-name="Tabulka2.A2" office:value-type="string">
            <text:p text:style-name="P198">2 zl</text:p>
          </table:table-cell>
        </table:table-row>
        <table:table-row>
          <table:table-cell table:style-name="Tabulka2.A2" office:value-type="string">
            <text:p text:style-name="Table_20_Contents">rydlo</text:p>
          </table:table-cell>
          <table:table-cell table:style-name="Tabulka2.A2" office:value-type="string">
            <text:p text:style-name="P213"><text:span text:style-name="T1015">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4">1 st</text:p>
          </table:table-cell>
        </table:table-row>
        <table:table-row>
          <table:table-cell table:style-name="Tabulka2.A2" office:value-type="string">
            <text:p text:style-name="P247">sérotvorný flakón</text:p>
          </table:table-cell>
          <table:table-cell table:style-name="Tabulka2.A2" office:value-type="string">
            <text:p text:style-name="P189"><text:span text:style-name="T1136">1</text:span>k6 st</text:p>
          </table:table-cell>
        </table:table-row>
        <table:table-row>
          <table:table-cell table:style-name="Tabulka2.A2" office:value-type="string">
            <text:p text:style-name="P176">skicy soch</text:p>
          </table:table-cell>
          <table:table-cell table:style-name="Tabulka2.A2" office:value-type="string">
            <text:p text:style-name="P234">2 st</text:p>
          </table:table-cell>
        </table:table-row>
        <table:table-row>
          <table:table-cell table:style-name="Tabulka2.A2" office:value-type="string">
            <text:p text:style-name="P186">stříbrná nit</text:p>
          </table:table-cell>
          <table:table-cell table:style-name="Tabulka2.A2" office:value-type="string">
            <text:p text:style-name="P246">1 zl</text:p>
          </table:table-cell>
        </table:table-row>
        <table:table-row>
          <table:table-cell table:style-name="Tabulka2.A2" office:value-type="string">
            <text:p text:style-name="P186">stříbrný inkoust</text:p>
          </table:table-cell>
          <table:table-cell table:style-name="Tabulka2.A2" office:value-type="string">
            <text:p text:style-name="P246">2 zl</text:p>
          </table:table-cell>
        </table:table-row>
        <table:table-row>
          <table:table-cell table:style-name="Tabulka2.A2" office:value-type="string">
            <text:p text:style-name="P176">sušen<text:span text:style-name="T1448">é </text:span>mas<text:span text:style-name="T1448">o (na týden)</text:span></text:p>
          </table:table-cell>
          <table:table-cell table:style-name="Tabulka2.A2" office:value-type="string">
            <text:p text:style-name="P234">5 mk</text:p>
          </table:table-cell>
        </table:table-row>
        <table:table-row>
          <table:table-cell table:style-name="Tabulka2.A2" office:value-type="string">
            <text:p text:style-name="Table_20_Contents">šalírka</text:p>
          </table:table-cell>
          <table:table-cell table:style-name="Tabulka2.A2" office:value-type="string">
            <text:p text:style-name="P210"><text:span text:style-name="T1015">2</text:span> st</text:p>
          </table:table-cell>
        </table:table-row>
        <table:table-row>
          <table:table-cell table:style-name="Tabulka2.A2" office:value-type="string">
            <text:p text:style-name="P176"><text:span text:style-name="T1451">š</text:span>íp</text:p>
          </table:table-cell>
          <table:table-cell table:style-name="Tabulka2.A2" office:value-type="string">
            <text:p text:style-name="P234">1 mk</text:p>
          </table:table-cell>
        </table:table-row>
        <table:table-row>
          <table:table-cell table:style-name="Tabulka2.A2" office:value-type="string">
            <text:p text:style-name="Table_20_Contents">špachtle</text:p>
          </table:table-cell>
          <table:table-cell table:style-name="Tabulka2.A2" office:value-type="string">
            <text:p text:style-name="P213"><text:span text:style-name="T1015">2</text:span> st</text:p>
          </table:table-cell>
        </table:table-row>
        <table:table-row>
          <table:table-cell table:style-name="Tabulka2.A2" office:value-type="string">
            <text:p text:style-name="P176">torna</text:p>
          </table:table-cell>
          <table:table-cell table:style-name="Tabulka2.A2" office:value-type="string">
            <text:p text:style-name="P233">1 st</text:p>
          </table:table-cell>
        </table:table-row>
        <table:table-row>
          <table:table-cell table:style-name="Tabulka2.A2" office:value-type="string">
            <text:p text:style-name="Table_20_Contents">toulec</text:p>
          </table:table-cell>
          <table:table-cell table:style-name="Tabulka2.A2" office:value-type="string">
            <text:p text:style-name="P215">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6"><text:span text:style-name="T1138">1</text:span> zl</text:p>
          </table:table-cell>
        </table:table-row>
        <table:table-row>
          <table:table-cell table:style-name="Tabulka2.A2" office:value-type="string">
            <text:p text:style-name="P176">trvanlivé jídlo <text:span text:style-name="T1445">(na týden)</text:span></text:p>
          </table:table-cell>
          <table:table-cell table:style-name="Tabulka2.A2" office:value-type="string">
            <text:p text:style-name="P234">5 mk</text:p>
          </table:table-cell>
        </table:table-row>
        <text:soft-page-break/>
        <table:table-row>
          <table:table-cell table:style-name="Tabulka2.A2" office:value-type="string">
            <text:p text:style-name="P176">vědro na vodu</text:p>
          </table:table-cell>
          <table:table-cell table:style-name="Tabulka2.A2" office:value-type="string">
            <text:p text:style-name="P234">3 mk</text:p>
          </table:table-cell>
        </table:table-row>
        <table:table-row>
          <table:table-cell table:style-name="Tabulka2.A2" office:value-type="string">
            <text:p text:style-name="Table_20_Contents">velký hrnec</text:p>
          </table:table-cell>
          <table:table-cell table:style-name="Tabulka2.A2" office:value-type="string">
            <text:p text:style-name="P217">4 st</text:p>
          </table:table-cell>
        </table:table-row>
        <table:table-row>
          <table:table-cell table:style-name="Tabulka2.A2" office:value-type="string">
            <text:p text:style-name="Table_20_Contents">velký kotel</text:p>
          </table:table-cell>
          <table:table-cell table:style-name="Tabulka2.A2" office:value-type="string">
            <text:p text:style-name="P217">6 st</text:p>
          </table:table-cell>
        </table:table-row>
        <table:table-row>
          <table:table-cell table:style-name="Tabulka2.A2" office:value-type="string">
            <text:p text:style-name="P179">vlčí mor <text:span text:style-name="T1137">(1 dávka)</text:span></text:p>
          </table:table-cell>
          <table:table-cell table:style-name="Tabulka2.A2" office:value-type="string">
            <text:p text:style-name="P218">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13"><text:span text:style-name="T1446">8</text:span> st</text:p>
          </table:table-cell>
        </table:table-row>
        <table:table-row>
          <table:table-cell table:style-name="Tabulka2.A2" office:value-type="string">
            <text:p text:style-name="P176">vozík s kolečky</text:p>
          </table:table-cell>
          <table:table-cell table:style-name="Tabulka2.A2" office:value-type="string">
            <text:p text:style-name="P234">2 st</text:p>
          </table:table-cell>
        </table:table-row>
        <table:table-row>
          <table:table-cell table:style-name="Tabulka2.A2" office:value-type="string">
            <text:p text:style-name="P247">vzplanutí</text:p>
          </table:table-cell>
          <table:table-cell table:style-name="Tabulka2.A2" office:value-type="string">
            <text:p text:style-name="P189"><text:span text:style-name="T1136">1</text:span>k6 st</text:p>
          </table:table-cell>
        </table:table-row>
        <table:table-row>
          <table:table-cell table:style-name="Tabulka2.A2" office:value-type="string">
            <text:p text:style-name="P176"><text:span text:style-name="T1447">z</text:span>ámek z⁠ bytelných dveří<text:span text:style-name="T1411"> (bez klíče 10 st)</text:span></text:p>
          </table:table-cell>
          <table:table-cell table:style-name="Tabulka2.A2" office:value-type="string">
            <text:p text:style-name="P229">12 st</text:p>
          </table:table-cell>
        </table:table-row>
        <table:table-row>
          <table:table-cell table:style-name="Tabulka2.A2" office:value-type="string">
            <text:p text:style-name="P176"><text:span text:style-name="T1447">z</text:span>ámek z⁠ obyčejných dveří <text:span text:style-name="T1449">(bez klíče 6 st)</text:span></text:p>
          </table:table-cell>
          <table:table-cell table:style-name="Tabulka2.A2" office:value-type="string">
            <text:p text:style-name="P229">8 st</text:p>
          </table:table-cell>
        </table:table-row>
        <table:table-row>
          <table:table-cell table:style-name="Tabulka2.A2" office:value-type="string">
            <text:p text:style-name="P177">zámek z⁠ truhly – <text:span text:style-name="T1447">v</text:span>isací (bez klíče)</text:p>
          </table:table-cell>
          <table:table-cell table:style-name="Tabulka2.A2" office:value-type="string">
            <text:p text:style-name="P181">6 st</text:p>
          </table:table-cell>
        </table:table-row>
        <table:table-row>
          <table:table-cell table:style-name="Tabulka2.A2" office:value-type="string">
            <text:p text:style-name="P177">záme<text:span text:style-name="T1447">k </text:span>z⁠ truhly – <text:span text:style-name="T1447">v</text:span>nitřní (bez klíče)</text:p>
          </table:table-cell>
          <table:table-cell table:style-name="Tabulka2.A2" office:value-type="string">
            <text:p text:style-name="P181">6 st</text:p>
          </table:table-cell>
        </table:table-row>
        <table:table-row>
          <table:table-cell table:style-name="Tabulka2.A2" office:value-type="string">
            <text:p text:style-name="P182">zlaté náušnice</text:p>
          </table:table-cell>
          <table:table-cell table:style-name="Tabulka2.A2" office:value-type="string">
            <text:p text:style-name="P183">6 zl</text:p>
          </table:table-cell>
        </table:table-row>
        <table:table-row>
          <table:table-cell table:style-name="Tabulka2.A100" office:value-type="string">
            <text:p text:style-name="Table_20_Contents">zubák</text:p>
          </table:table-cell>
          <table:table-cell table:style-name="Tabulka2.A100" office:value-type="string">
            <text:p text:style-name="P210"><text:span text:style-name="T1015">2</text:span> st</text:p>
          </table:table-cell>
        </table:table-row>
      </table:table>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5</text:page-number></text:p>
      </style:header>
      <style:header-left>
        <text:p text:style-name="MP2"><text:page-number text:select-page="current">6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9-17T14:33:30.884000000</dc:date>
    <meta:editing-cycles>14407</meta:editing-cycles>
    <meta:editing-duration>P40DT1H16M3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65" meta:paragraph-count="927" meta:word-count="11536" meta:character-count="62509" meta:non-whitespace-character-count="52970"/>
  </office:meta>
</office:document-meta>
</file>